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File" table:style-name="ta1">
        <table:shapes>
          <draw:frame draw:z-index="0" draw:style-name="gr1" draw:text-style-name="P1" svg:width="538.72pt" svg:height="234.99pt" svg:x="483.45pt" svg:y="74.55pt">
            <draw:object draw:notify-on-update-of-ranges="positionFile.G4:positionFile.G901 positionFile.B4:positionFile.B901 positionFile.G904:positionFile.G1801 positionFile.B904:positionFile.B18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ment Type</text:p>
          </table:table-cell>
          <table:table-cell office:value-type="string" calcext:value-type="string">
            <text:p><text:s/>Time Stamp</text:p>
          </table:table-cell>
          <table:table-cell office:value-type="string" calcext:value-type="string">
            <text:p><text:s/>Car Number</text:p>
          </table:table-cell>
          <table:table-cell office:value-type="string" calcext:value-type="string">
            <text:p><text:s/>X Value</text:p>
          </table:table-cell>
          <table:table-cell office:value-type="string" calcext:value-type="string">
            <text:p><text:s/>Y value</text:p>
          </table:table-cell>
          <table:table-cell office:value-type="string" calcext:value-type="string">
            <text:p><text:s/>Velocity</text:p>
          </table:table-cell>
          <table:table-cell office:value-type="string" calcext:value-type="string">
            <text:p><text:s/>Yaw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33333" calcext:value-type="float">
            <text:p>-9.8333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1.966667" calcext:value-type="float">
            <text:p>-11.9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9.666667" calcext:value-type="float">
            <text:p>-9.666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-11.933333" calcext:value-type="float">
            <text:p>-11.9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-9.5" calcext:value-type="float">
            <text:p>-9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24.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-11.9" calcext:value-type="float">
            <text:p>-11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9.333333" calcext:value-type="float">
            <text:p>-9.3333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11.866667" calcext:value-type="float">
            <text:p>-11.8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-9.166667" calcext:value-type="float">
            <text:p>-9.166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-11.833333" calcext:value-type="float">
            <text:p>-11.8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-11.8" calcext:value-type="float">
            <text:p>-1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8.833333" calcext:value-type="float">
            <text:p>-8.8333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-11.766667" calcext:value-type="float">
            <text:p>-11.7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-8.666667" calcext:value-type="float">
            <text:p>-8.666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-11.733333" calcext:value-type="float">
            <text:p>-11.7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-11.7" calcext:value-type="float">
            <text:p>-11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8.333333" calcext:value-type="float">
            <text:p>-8.3333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11.666667" calcext:value-type="float">
            <text:p>-11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-8.166667" calcext:value-type="float">
            <text:p>-8.166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-11.633333" calcext:value-type="float">
            <text:p>-11.6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-11.6" calcext:value-type="float">
            <text:p>-11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7.833333" calcext:value-type="float">
            <text:p>-7.8333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.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-11.566667" calcext:value-type="float">
            <text:p>-11.5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-7.666667" calcext:value-type="float">
            <text:p>-7.666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-11.533333" calcext:value-type="float">
            <text:p>-11.5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office:value-type="float" office:value="-11.5" calcext:value-type="float">
            <text:p>-1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7.333333" calcext:value-type="float">
            <text:p>-7.333333</text:p>
          </table:table-cell>
          <table:table-cell office:value-type="float" office:value="4" calcext:value-type="float">
            <text:p>4</text:p>
          </table:table-cell>
          <table:table-cell office:value-type="float" office:value="5.016667" calcext:value-type="float">
            <text:p>5.0166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11.466667" calcext:value-type="float">
            <text:p>-11.466667</text:p>
          </table:table-cell>
          <table:table-cell office:value-type="float" office:value="0" calcext:value-type="float">
            <text:p>0</text:p>
          </table:table-cell>
          <table:table-cell office:value-type="float" office:value="1.066667" calcext:value-type="float">
            <text:p>1.066667</text:p>
          </table:table-cell>
          <table:table-cell office:value-type="float" office:value="0.016667" calcext:value-type="float">
            <text:p>0.01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-7.166111" calcext:value-type="float">
            <text:p>-7.166111</text:p>
          </table:table-cell>
          <table:table-cell office:value-type="float" office:value="4" calcext:value-type="float">
            <text:p>4</text:p>
          </table:table-cell>
          <table:table-cell office:value-type="float" office:value="5.033334" calcext:value-type="float">
            <text:p>5.0333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float" office:value="-11.431116" calcext:value-type="float">
            <text:p>-11.431116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1.133333" calcext:value-type="float">
            <text:p>1.133333</text:p>
          </table:table-cell>
          <table:table-cell office:value-type="float" office:value="0.034444" calcext:value-type="float">
            <text:p>0.03444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-6.998333" calcext:value-type="float">
            <text:p>-6.998333</text:p>
          </table:table-cell>
          <table:table-cell office:value-type="float" office:value="4" calcext:value-type="float">
            <text:p>4</text:p>
          </table:table-cell>
          <table:table-cell office:value-type="float" office:value="5.050001" calcext:value-type="float">
            <text:p>5.0500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-11.393361" calcext:value-type="float">
            <text:p>-11.393361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1.2" calcext:value-type="float">
            <text:p>1.2</text:p>
          </table:table-cell>
          <table:table-cell office:value-type="float" office:value="0.053333" calcext:value-type="float">
            <text:p>0.053333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6.83" calcext:value-type="float">
            <text:p>-6.83</text:p>
          </table:table-cell>
          <table:table-cell office:value-type="float" office:value="4" calcext:value-type="float">
            <text:p>4</text:p>
          </table:table-cell>
          <table:table-cell office:value-type="float" office:value="5.066668" calcext:value-type="float">
            <text:p>5.0666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11.353418" calcext:value-type="float">
            <text:p>-11.353418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1.266667" calcext:value-type="float">
            <text:p>1.266667</text:p>
          </table:table-cell>
          <table:table-cell office:value-type="float" office:value="0.073333" calcext:value-type="float">
            <text:p>0.073333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6.661111" calcext:value-type="float">
            <text:p>-6.661111</text:p>
          </table:table-cell>
          <table:table-cell office:value-type="float" office:value="4" calcext:value-type="float">
            <text:p>4</text:p>
          </table:table-cell>
          <table:table-cell office:value-type="float" office:value="5.083334" calcext:value-type="float">
            <text:p>5.0833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-11.311309" calcext:value-type="float">
            <text:p>-11.311309</text:p>
          </table:table-cell>
          <table:table-cell office:value-type="float" office:value="0.007119" calcext:value-type="float">
            <text:p>0.007119</text:p>
          </table:table-cell>
          <table:table-cell office:value-type="float" office:value="1.333334" calcext:value-type="float">
            <text:p>1.333334</text:p>
          </table:table-cell>
          <table:table-cell office:value-type="float" office:value="0.094444" calcext:value-type="float">
            <text:p>0.09444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-6.491666" calcext:value-type="float">
            <text:p>-6.491666</text:p>
          </table:table-cell>
          <table:table-cell office:value-type="float" office:value="4" calcext:value-type="float">
            <text:p>4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-11.267062" calcext:value-type="float">
            <text:p>-11.267062</text:p>
          </table:table-cell>
          <table:table-cell office:value-type="float" office:value="0.011311" calcext:value-type="float">
            <text:p>0.011311</text:p>
          </table:table-cell>
          <table:table-cell office:value-type="float" office:value="1.4" calcext:value-type="float">
            <text:p>1.4</text:p>
          </table:table-cell>
          <table:table-cell office:value-type="float" office:value="0.116667" calcext:value-type="float">
            <text:p>0.11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6.321666" calcext:value-type="float">
            <text:p>-6.321666</text:p>
          </table:table-cell>
          <table:table-cell office:value-type="float" office:value="4" calcext:value-type="float">
            <text:p>4</text:p>
          </table:table-cell>
          <table:table-cell office:value-type="float" office:value="5.116668" calcext:value-type="float">
            <text:p>5.1166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-11.220713" calcext:value-type="float">
            <text:p>-11.220713</text:p>
          </table:table-cell>
          <table:table-cell office:value-type="float" office:value="0.016743" calcext:value-type="float">
            <text:p>0.016743</text:p>
          </table:table-cell>
          <table:table-cell office:value-type="float" office:value="1.466667" calcext:value-type="float">
            <text:p>1.46666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6.151111" calcext:value-type="float">
            <text:p>-6.151111</text:p>
          </table:table-cell>
          <table:table-cell office:value-type="float" office:value="4" calcext:value-type="float">
            <text:p>4</text:p>
          </table:table-cell>
          <table:table-cell office:value-type="float" office:value="5.133335" calcext:value-type="float">
            <text:p>5.1333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-11.172302" calcext:value-type="float">
            <text:p>-11.172302</text:p>
          </table:table-cell>
          <table:table-cell office:value-type="float" office:value="0.023565" calcext:value-type="float">
            <text:p>0.023565</text:p>
          </table:table-cell>
          <table:table-cell office:value-type="float" office:value="1.533334" calcext:value-type="float">
            <text:p>1.533334</text:p>
          </table:table-cell>
          <table:table-cell office:value-type="float" office:value="0.164444" calcext:value-type="float">
            <text:p>0.16444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-5.98" calcext:value-type="float">
            <text:p>-5.98</text:p>
          </table:table-cell>
          <table:table-cell office:value-type="float" office:value="4" calcext:value-type="float">
            <text:p>4</text:p>
          </table:table-cell>
          <table:table-cell office:value-type="float" office:value="5.150002" calcext:value-type="float">
            <text:p>5.1500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-11.121881" calcext:value-type="float">
            <text:p>-11.121881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1.600001" calcext:value-type="float">
            <text:p>1.600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5.808333" calcext:value-type="float">
            <text:p>-5.808333</text:p>
          </table:table-cell>
          <table:table-cell office:value-type="float" office:value="4" calcext:value-type="float">
            <text:p>4</text:p>
          </table:table-cell>
          <table:table-cell office:value-type="float" office:value="5.166669" calcext:value-type="float">
            <text:p>5.1666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11.069507" calcext:value-type="float">
            <text:p>-11.069507</text:p>
          </table:table-cell>
          <table:table-cell office:value-type="float" office:value="0.042004" calcext:value-type="float">
            <text:p>0.042004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0.216667" calcext:value-type="float">
            <text:p>0.21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-5.636111" calcext:value-type="float">
            <text:p>-5.636111</text:p>
          </table:table-cell>
          <table:table-cell office:value-type="float" office:value="4" calcext:value-type="float">
            <text:p>4</text:p>
          </table:table-cell>
          <table:table-cell office:value-type="float" office:value="5.183336" calcext:value-type="float">
            <text:p>5.1833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-11.015251" calcext:value-type="float">
            <text:p>-11.015251</text:p>
          </table:table-cell>
          <table:table-cell office:value-type="float" office:value="0.053948" calcext:value-type="float">
            <text:p>0.053948</text:p>
          </table:table-cell>
          <table:table-cell office:value-type="float" office:value="1.733334" calcext:value-type="float">
            <text:p>1.733334</text:p>
          </table:table-cell>
          <table:table-cell office:value-type="float" office:value="0.244445" calcext:value-type="float">
            <text:p>0.24444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-5.463333" calcext:value-type="float">
            <text:p>-5.463333</text:p>
          </table:table-cell>
          <table:table-cell office:value-type="float" office:value="4" calcext:value-type="float">
            <text:p>4</text:p>
          </table:table-cell>
          <table:table-cell office:value-type="float" office:value="5.200003" calcext:value-type="float">
            <text:p>5.2000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-10.95919" calcext:value-type="float">
            <text:p>-10.95919</text:p>
          </table:table-cell>
          <table:table-cell office:value-type="float" office:value="0.067931" calcext:value-type="float">
            <text:p>0.067931</text:p>
          </table:table-cell>
          <table:table-cell office:value-type="float" office:value="1.800001" calcext:value-type="float">
            <text:p>1.800001</text:p>
          </table:table-cell>
          <table:table-cell office:value-type="float" office:value="0.273333" calcext:value-type="float">
            <text:p>0.273333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5.289999" calcext:value-type="float">
            <text:p>-5.289999</text:p>
          </table:table-cell>
          <table:table-cell office:value-type="float" office:value="4" calcext:value-type="float">
            <text:p>4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9.399999" calcext:value-type="float">
            <text:p>19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-10.901418" calcext:value-type="float">
            <text:p>-10.901418</text:p>
          </table:table-cell>
          <table:table-cell office:value-type="float" office:value="0.084127" calcext:value-type="float">
            <text:p>0.084127</text:p>
          </table:table-cell>
          <table:table-cell office:value-type="float" office:value="1.866667" calcext:value-type="float">
            <text:p>1.866667</text:p>
          </table:table-cell>
          <table:table-cell office:value-type="float" office:value="0.303333" calcext:value-type="float">
            <text:p>0.303333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-5.11611" calcext:value-type="float">
            <text:p>-5.11611</text:p>
          </table:table-cell>
          <table:table-cell office:value-type="float" office:value="4" calcext:value-type="float">
            <text:p>4</text:p>
          </table:table-cell>
          <table:table-cell office:value-type="float" office:value="5.233336" calcext:value-type="float">
            <text:p>5.2333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19.199999" calcext:value-type="float">
            <text:p>19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-10.842036" calcext:value-type="float">
            <text:p>-10.842036</text:p>
          </table:table-cell>
          <table:table-cell office:value-type="float" office:value="0.102713" calcext:value-type="float">
            <text:p>0.102713</text:p>
          </table:table-cell>
          <table:table-cell office:value-type="float" office:value="1.933334" calcext:value-type="float">
            <text:p>1.933334</text:p>
          </table:table-cell>
          <table:table-cell office:value-type="float" office:value="0.334445" calcext:value-type="float">
            <text:p>0.33444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-4.941666" calcext:value-type="float">
            <text:p>-4.941666</text:p>
          </table:table-cell>
          <table:table-cell office:value-type="float" office:value="4" calcext:value-type="float">
            <text:p>4</text:p>
          </table:table-cell>
          <table:table-cell office:value-type="float" office:value="5.250003" calcext:value-type="float">
            <text:p>5.2500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8.999999" calcext:value-type="float">
            <text:p>18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-10.781162" calcext:value-type="float">
            <text:p>-10.781162</text:p>
          </table:table-cell>
          <table:table-cell office:value-type="float" office:value="0.123867" calcext:value-type="float">
            <text:p>0.123867</text:p>
          </table:table-cell>
          <table:table-cell office:value-type="float" office:value="2.000001" calcext:value-type="float">
            <text:p>2.000001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766666" calcext:value-type="float">
            <text:p>-4.766666</text:p>
          </table:table-cell>
          <table:table-cell office:value-type="float" office:value="4" calcext:value-type="float">
            <text:p>4</text:p>
          </table:table-cell>
          <table:table-cell office:value-type="float" office:value="5.26667" calcext:value-type="float">
            <text:p>5.266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99999" calcext:value-type="float">
            <text:p>18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0.718927" calcext:value-type="float">
            <text:p>-10.718927</text:p>
          </table:table-cell>
          <table:table-cell office:value-type="float" office:value="0.147767" calcext:value-type="float">
            <text:p>0.147767</text:p>
          </table:table-cell>
          <table:table-cell office:value-type="float" office:value="2.083334" calcext:value-type="float">
            <text:p>2.083334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-4.59111" calcext:value-type="float">
            <text:p>-4.59111</text:p>
          </table:table-cell>
          <table:table-cell office:value-type="float" office:value="4" calcext:value-type="float">
            <text:p>4</text:p>
          </table:table-cell>
          <table:table-cell office:value-type="float" office:value="5.283337" calcext:value-type="float">
            <text:p>5.2833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18.599999" calcext:value-type="float">
            <text:p>18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-10.654099" calcext:value-type="float">
            <text:p>-10.654099</text:p>
          </table:table-cell>
          <table:table-cell office:value-type="float" office:value="0.172664" calcext:value-type="float">
            <text:p>0.172664</text:p>
          </table:table-cell>
          <table:table-cell office:value-type="float" office:value="2.166667" calcext:value-type="float">
            <text:p>2.16666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-4.414999" calcext:value-type="float">
            <text:p>-4.414999</text:p>
          </table:table-cell>
          <table:table-cell office:value-type="float" office:value="4" calcext:value-type="float">
            <text:p>4</text:p>
          </table:table-cell>
          <table:table-cell office:value-type="float" office:value="5.300004" calcext:value-type="float">
            <text:p>5.3000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18.399999" calcext:value-type="float">
            <text:p>18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 office:value-type="float" office:value="-10.586677" calcext:value-type="float">
            <text:p>-10.586677</text:p>
          </table:table-cell>
          <table:table-cell office:value-type="float" office:value="0.198556" calcext:value-type="float">
            <text:p>0.198556</text:p>
          </table:table-cell>
          <table:table-cell office:value-type="float" office:value="2.25" calcext:value-type="float">
            <text:p>2.2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-4.238332" calcext:value-type="float">
            <text:p>-4.238332</text:p>
          </table:table-cell>
          <table:table-cell office:value-type="float" office:value="4" calcext:value-type="float">
            <text:p>4</text:p>
          </table:table-cell>
          <table:table-cell office:value-type="float" office:value="5.316671" calcext:value-type="float">
            <text:p>5.3166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8.199999" calcext:value-type="float">
            <text:p>18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-10.516663" calcext:value-type="float">
            <text:p>-10.516663</text:p>
          </table:table-cell>
          <table:table-cell office:value-type="float" office:value="0.225444" calcext:value-type="float">
            <text:p>0.225444</text:p>
          </table:table-cell>
          <table:table-cell office:value-type="float" office:value="2.333334" calcext:value-type="float">
            <text:p>2.333334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-4.061109" calcext:value-type="float">
            <text:p>-4.061109</text:p>
          </table:table-cell>
          <table:table-cell office:value-type="float" office:value="4" calcext:value-type="float">
            <text:p>4</text:p>
          </table:table-cell>
          <table:table-cell office:value-type="float" office:value="5.333338" calcext:value-type="float">
            <text:p>5.3333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17.999999" calcext:value-type="float">
            <text:p>17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13" calcext:value-type="float">
            <text:p>1.13</text:p>
          </table:table-cell>
          <table:table-cell office:value-type="float" office:value="2" calcext:value-type="float">
            <text:p>2</text:p>
          </table:table-cell>
          <table:table-cell office:value-type="float" office:value="-10.444055" calcext:value-type="float">
            <text:p>-10.444055</text:p>
          </table:table-cell>
          <table:table-cell office:value-type="float" office:value="0.253327" calcext:value-type="float">
            <text:p>0.253327</text:p>
          </table:table-cell>
          <table:table-cell office:value-type="float" office:value="2.416667" calcext:value-type="float">
            <text:p>2.41666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-3.883332" calcext:value-type="float">
            <text:p>-3.883332</text:p>
          </table:table-cell>
          <table:table-cell office:value-type="float" office:value="4" calcext:value-type="float">
            <text:p>4</text:p>
          </table:table-cell>
          <table:table-cell office:value-type="float" office:value="5.350005" calcext:value-type="float">
            <text:p>5.3500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7.799999" calcext:value-type="float">
            <text:p>17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  <table:table-cell office:value-type="float" office:value="-10.368854" calcext:value-type="float">
            <text:p>-10.368854</text:p>
          </table:table-cell>
          <table:table-cell office:value-type="float" office:value="0.282207" calcext:value-type="float">
            <text:p>0.282207</text:p>
          </table:table-cell>
          <table:table-cell office:value-type="float" office:value="2.5" calcext:value-type="float">
            <text:p>2.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3.704998" calcext:value-type="float">
            <text:p>-3.704998</text:p>
          </table:table-cell>
          <table:table-cell office:value-type="float" office:value="4" calcext:value-type="float">
            <text:p>4</text:p>
          </table:table-cell>
          <table:table-cell office:value-type="float" office:value="5.366672" calcext:value-type="float">
            <text:p>5.3666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7.599999" calcext:value-type="float">
            <text:p>17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10.29106" calcext:value-type="float">
            <text:p>-10.29106</text:p>
          </table:table-cell>
          <table:table-cell office:value-type="float" office:value="0.312082" calcext:value-type="float">
            <text:p>0.312082</text:p>
          </table:table-cell>
          <table:table-cell office:value-type="float" office:value="2.583333" calcext:value-type="float">
            <text:p>2.58333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-3.526109" calcext:value-type="float">
            <text:p>-3.526109</text:p>
          </table:table-cell>
          <table:table-cell office:value-type="float" office:value="4" calcext:value-type="float">
            <text:p>4</text:p>
          </table:table-cell>
          <table:table-cell office:value-type="float" office:value="5.383338" calcext:value-type="float">
            <text:p>5.3833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17.399999" calcext:value-type="float">
            <text:p>17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23" calcext:value-type="float">
            <text:p>1.23</text:p>
          </table:table-cell>
          <table:table-cell office:value-type="float" office:value="2" calcext:value-type="float">
            <text:p>2</text:p>
          </table:table-cell>
          <table:table-cell office:value-type="float" office:value="-10.210673" calcext:value-type="float">
            <text:p>-10.210673</text:p>
          </table:table-cell>
          <table:table-cell office:value-type="float" office:value="0.342954" calcext:value-type="float">
            <text:p>0.342954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-3.346664" calcext:value-type="float">
            <text:p>-3.346664</text:p>
          </table:table-cell>
          <table:table-cell office:value-type="float" office:value="4" calcext:value-type="float">
            <text:p>4</text:p>
          </table:table-cell>
          <table:table-cell office:value-type="float" office:value="5.400005" calcext:value-type="float">
            <text:p>5.4000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17.199999" calcext:value-type="float">
            <text:p>17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</text:p>
          </table:table-cell>
          <table:table-cell office:value-type="float" office:value="-10.127693" calcext:value-type="float">
            <text:p>-10.127693</text:p>
          </table:table-cell>
          <table:table-cell office:value-type="float" office:value="0.374821" calcext:value-type="float">
            <text:p>0.374821</text:p>
          </table:table-cell>
          <table:table-cell office:value-type="float" office:value="2.75" calcext:value-type="float">
            <text:p>2.7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3.166664" calcext:value-type="float">
            <text:p>-3.166664</text:p>
          </table:table-cell>
          <table:table-cell office:value-type="float" office:value="4" calcext:value-type="float">
            <text:p>4</text:p>
          </table:table-cell>
          <table:table-cell office:value-type="float" office:value="5.416672" calcext:value-type="float">
            <text:p>5.4166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6.999999" calcext:value-type="float">
            <text:p>16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10.04212" calcext:value-type="float">
            <text:p>-10.04212</text:p>
          </table:table-cell>
          <table:table-cell office:value-type="float" office:value="0.407684" calcext:value-type="float">
            <text:p>0.407684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-2.986108" calcext:value-type="float">
            <text:p>-2.986108</text:p>
          </table:table-cell>
          <table:table-cell office:value-type="float" office:value="4" calcext:value-type="float">
            <text:p>4</text:p>
          </table:table-cell>
          <table:table-cell office:value-type="float" office:value="5.433339" calcext:value-type="float">
            <text:p>5.4333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16.799999" calcext:value-type="float">
            <text:p>16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-9.953953" calcext:value-type="float">
            <text:p>-9.953953</text:p>
          </table:table-cell>
          <table:table-cell office:value-type="float" office:value="0.441543" calcext:value-type="float">
            <text:p>0.441543</text:p>
          </table:table-cell>
          <table:table-cell office:value-type="float" office:value="2.916667" calcext:value-type="float">
            <text:p>2.91666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-2.804997" calcext:value-type="float">
            <text:p>-2.804997</text:p>
          </table:table-cell>
          <table:table-cell office:value-type="float" office:value="4" calcext:value-type="float">
            <text:p>4</text:p>
          </table:table-cell>
          <table:table-cell office:value-type="float" office:value="5.450006" calcext:value-type="float">
            <text:p>5.4500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6.599999" calcext:value-type="float">
            <text:p>16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  <table:table-cell office:value-type="float" office:value="-9.863193" calcext:value-type="float">
            <text:p>-9.863193</text:p>
          </table:table-cell>
          <table:table-cell office:value-type="float" office:value="0.476398" calcext:value-type="float">
            <text:p>0.476398</text:p>
          </table:table-cell>
          <table:table-cell office:value-type="float" office:value="3" calcext:value-type="float">
            <text:p>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2.62333" calcext:value-type="float">
            <text:p>-2.62333</text:p>
          </table:table-cell>
          <table:table-cell office:value-type="float" office:value="4" calcext:value-type="float">
            <text:p>4</text:p>
          </table:table-cell>
          <table:table-cell office:value-type="float" office:value="5.466673" calcext:value-type="float">
            <text:p>5.4666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6.399999" calcext:value-type="float">
            <text:p>16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9.769841" calcext:value-type="float">
            <text:p>-9.769841</text:p>
          </table:table-cell>
          <table:table-cell office:value-type="float" office:value="0.512248" calcext:value-type="float">
            <text:p>0.512248</text:p>
          </table:table-cell>
          <table:table-cell office:value-type="float" office:value="3.083333" calcext:value-type="float">
            <text:p>3.08333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-2.441108" calcext:value-type="float">
            <text:p>-2.441108</text:p>
          </table:table-cell>
          <table:table-cell office:value-type="float" office:value="4" calcext:value-type="float">
            <text:p>4</text:p>
          </table:table-cell>
          <table:table-cell office:value-type="float" office:value="5.48334" calcext:value-type="float">
            <text:p>5.483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float" office:value="16.199999" calcext:value-type="float">
            <text:p>16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-9.673895" calcext:value-type="float">
            <text:p>-9.673895</text:p>
          </table:table-cell>
          <table:table-cell office:value-type="float" office:value="0.549095" calcext:value-type="float">
            <text:p>0.549095</text:p>
          </table:table-cell>
          <table:table-cell office:value-type="float" office:value="3.166666" calcext:value-type="float">
            <text:p>3.166666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-2.25833" calcext:value-type="float">
            <text:p>-2.25833</text:p>
          </table:table-cell>
          <table:table-cell office:value-type="float" office:value="4" calcext:value-type="float">
            <text:p>4</text:p>
          </table:table-cell>
          <table:table-cell office:value-type="float" office:value="5.500007" calcext:value-type="float">
            <text:p>5.5000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15.999999" calcext:value-type="float">
            <text:p>15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46" calcext:value-type="float">
            <text:p>1.46</text:p>
          </table:table-cell>
          <table:table-cell office:value-type="float" office:value="2" calcext:value-type="float">
            <text:p>2</text:p>
          </table:table-cell>
          <table:table-cell office:value-type="float" office:value="-9.575356" calcext:value-type="float">
            <text:p>-9.575356</text:p>
          </table:table-cell>
          <table:table-cell office:value-type="float" office:value="0.586937" calcext:value-type="float">
            <text:p>0.586937</text:p>
          </table:table-cell>
          <table:table-cell office:value-type="float" office:value="3.25" calcext:value-type="float">
            <text:p>3.2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2.074996" calcext:value-type="float">
            <text:p>-2.074996</text:p>
          </table:table-cell>
          <table:table-cell office:value-type="float" office:value="4" calcext:value-type="float">
            <text:p>4</text:p>
          </table:table-cell>
          <table:table-cell office:value-type="float" office:value="5.516674" calcext:value-type="float">
            <text:p>5.5166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5.799999" calcext:value-type="float">
            <text:p>15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-9.474224" calcext:value-type="float">
            <text:p>-9.474224</text:p>
          </table:table-cell>
          <table:table-cell office:value-type="float" office:value="0.625775" calcext:value-type="float">
            <text:p>0.625775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-1.891107" calcext:value-type="float">
            <text:p>-1.891107</text:p>
          </table:table-cell>
          <table:table-cell office:value-type="float" office:value="4" calcext:value-type="float">
            <text:p>4</text:p>
          </table:table-cell>
          <table:table-cell office:value-type="float" office:value="5.53334" calcext:value-type="float">
            <text:p>5.533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float" office:value="15.599999" calcext:value-type="float">
            <text:p>15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  <table:table-cell office:value-type="float" office:value="-9.370498" calcext:value-type="float">
            <text:p>-9.370498</text:p>
          </table:table-cell>
          <table:table-cell office:value-type="float" office:value="0.665609" calcext:value-type="float">
            <text:p>0.665609</text:p>
          </table:table-cell>
          <table:table-cell office:value-type="float" office:value="3.416666" calcext:value-type="float">
            <text:p>3.416666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-1.706662" calcext:value-type="float">
            <text:p>-1.706662</text:p>
          </table:table-cell>
          <table:table-cell office:value-type="float" office:value="4" calcext:value-type="float">
            <text:p>4</text:p>
          </table:table-cell>
          <table:table-cell office:value-type="float" office:value="5.550007" calcext:value-type="float">
            <text:p>5.5500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15.399999" calcext:value-type="float">
            <text:p>15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56" calcext:value-type="float">
            <text:p>1.56</text:p>
          </table:table-cell>
          <table:table-cell office:value-type="float" office:value="2" calcext:value-type="float">
            <text:p>2</text:p>
          </table:table-cell>
          <table:table-cell office:value-type="float" office:value="-9.26418" calcext:value-type="float">
            <text:p>-9.26418</text:p>
          </table:table-cell>
          <table:table-cell office:value-type="float" office:value="0.706439" calcext:value-type="float">
            <text:p>0.706439</text:p>
          </table:table-cell>
          <table:table-cell office:value-type="float" office:value="3.499999" calcext:value-type="float">
            <text:p>3.499999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1.521662" calcext:value-type="float">
            <text:p>-1.521662</text:p>
          </table:table-cell>
          <table:table-cell office:value-type="float" office:value="4" calcext:value-type="float">
            <text:p>4</text:p>
          </table:table-cell>
          <table:table-cell office:value-type="float" office:value="5.566674" calcext:value-type="float">
            <text:p>5.5666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5.199999" calcext:value-type="float">
            <text:p>15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9.155268" calcext:value-type="float">
            <text:p>-9.155268</text:p>
          </table:table-cell>
          <table:table-cell office:value-type="float" office:value="0.748264" calcext:value-type="float">
            <text:p>0.748264</text:p>
          </table:table-cell>
          <table:table-cell office:value-type="float" office:value="3.583333" calcext:value-type="float">
            <text:p>3.58333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-1.336106" calcext:value-type="float">
            <text:p>-1.336106</text:p>
          </table:table-cell>
          <table:table-cell office:value-type="float" office:value="4" calcext:value-type="float">
            <text:p>4</text:p>
          </table:table-cell>
          <table:table-cell office:value-type="float" office:value="5.583341" calcext:value-type="float">
            <text:p>5.5833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14.999999" calcext:value-type="float">
            <text:p>14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-9.043764" calcext:value-type="float">
            <text:p>-9.043764</text:p>
          </table:table-cell>
          <table:table-cell office:value-type="float" office:value="0.791086" calcext:value-type="float">
            <text:p>0.791086</text:p>
          </table:table-cell>
          <table:table-cell office:value-type="float" office:value="3.666666" calcext:value-type="float">
            <text:p>3.666666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-1.149995" calcext:value-type="float">
            <text:p>-1.149995</text:p>
          </table:table-cell>
          <table:table-cell office:value-type="float" office:value="4" calcext:value-type="float">
            <text:p>4</text:p>
          </table:table-cell>
          <table:table-cell office:value-type="float" office:value="5.600008" calcext:value-type="float">
            <text:p>5.600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14.799999" calcext:value-type="float">
            <text:p>14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office:value-type="float" office:value="-8.929666" calcext:value-type="float">
            <text:p>-8.929666</text:p>
          </table:table-cell>
          <table:table-cell office:value-type="float" office:value="0.834903" calcext:value-type="float">
            <text:p>0.834903</text:p>
          </table:table-cell>
          <table:table-cell office:value-type="float" office:value="3.749999" calcext:value-type="float">
            <text:p>3.749999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0.963328" calcext:value-type="float">
            <text:p>-0.963328</text:p>
          </table:table-cell>
          <table:table-cell office:value-type="float" office:value="4" calcext:value-type="float">
            <text:p>4</text:p>
          </table:table-cell>
          <table:table-cell office:value-type="float" office:value="5.616675" calcext:value-type="float">
            <text:p>5.6166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4.599999" calcext:value-type="float">
            <text:p>14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8.812975" calcext:value-type="float">
            <text:p>-8.812975</text:p>
          </table:table-cell>
          <table:table-cell office:value-type="float" office:value="0.879717" calcext:value-type="float">
            <text:p>0.879717</text:p>
          </table:table-cell>
          <table:table-cell office:value-type="float" office:value="3.833332" calcext:value-type="float">
            <text:p>3.833332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-0.776105" calcext:value-type="float">
            <text:p>-0.776105</text:p>
          </table:table-cell>
          <table:table-cell office:value-type="float" office:value="4" calcext:value-type="float">
            <text:p>4</text:p>
          </table:table-cell>
          <table:table-cell office:value-type="float" office:value="5.633342" calcext:value-type="float">
            <text:p>5.6333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14.399999" calcext:value-type="float">
            <text:p>14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73" calcext:value-type="float">
            <text:p>1.73</text:p>
          </table:table-cell>
          <table:table-cell office:value-type="float" office:value="2" calcext:value-type="float">
            <text:p>2</text:p>
          </table:table-cell>
          <table:table-cell office:value-type="float" office:value="-8.693691" calcext:value-type="float">
            <text:p>-8.693691</text:p>
          </table:table-cell>
          <table:table-cell office:value-type="float" office:value="0.925526" calcext:value-type="float">
            <text:p>0.925526</text:p>
          </table:table-cell>
          <table:table-cell office:value-type="float" office:value="3.916666" calcext:value-type="float">
            <text:p>3.916666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-0.588327" calcext:value-type="float">
            <text:p>-0.588327</text:p>
          </table:table-cell>
          <table:table-cell office:value-type="float" office:value="4" calcext:value-type="float">
            <text:p>4</text:p>
          </table:table-cell>
          <table:table-cell office:value-type="float" office:value="5.650009" calcext:value-type="float">
            <text:p>5.6500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14.199999" calcext:value-type="float">
            <text:p>14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  <table:table-cell office:value-type="float" office:value="-8.571814" calcext:value-type="float">
            <text:p>-8.571814</text:p>
          </table:table-cell>
          <table:table-cell office:value-type="float" office:value="0.972331" calcext:value-type="float">
            <text:p>0.972331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0.399994" calcext:value-type="float">
            <text:p>-0.399994</text:p>
          </table:table-cell>
          <table:table-cell office:value-type="float" office:value="4" calcext:value-type="float">
            <text:p>4</text:p>
          </table:table-cell>
          <table:table-cell office:value-type="float" office:value="5.666676" calcext:value-type="float">
            <text:p>5.6666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3.999999" calcext:value-type="float">
            <text:p>13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8.447344" calcext:value-type="float">
            <text:p>-8.447344</text:p>
          </table:table-cell>
          <table:table-cell office:value-type="float" office:value="1.020131" calcext:value-type="float">
            <text:p>1.020131</text:p>
          </table:table-cell>
          <table:table-cell office:value-type="float" office:value="4.083332" calcext:value-type="float">
            <text:p>4.083332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-0.211105" calcext:value-type="float">
            <text:p>-0.211105</text:p>
          </table:table-cell>
          <table:table-cell office:value-type="float" office:value="4" calcext:value-type="float">
            <text:p>4</text:p>
          </table:table-cell>
          <table:table-cell office:value-type="float" office:value="5.683342" calcext:value-type="float">
            <text:p>5.6833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13.799999" calcext:value-type="float">
            <text:p>13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83" calcext:value-type="float">
            <text:p>1.83</text:p>
          </table:table-cell>
          <table:table-cell office:value-type="float" office:value="2" calcext:value-type="float">
            <text:p>2</text:p>
          </table:table-cell>
          <table:table-cell office:value-type="float" office:value="-8.32028" calcext:value-type="float">
            <text:p>-8.32028</text:p>
          </table:table-cell>
          <table:table-cell office:value-type="float" office:value="1.068928" calcext:value-type="float">
            <text:p>1.068928</text:p>
          </table:table-cell>
          <table:table-cell office:value-type="float" office:value="4.166666" calcext:value-type="float">
            <text:p>4.166666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-0.02166" calcext:value-type="float">
            <text:p>-0.02166</text:p>
          </table:table-cell>
          <table:table-cell office:value-type="float" office:value="4" calcext:value-type="float">
            <text:p>4</text:p>
          </table:table-cell>
          <table:table-cell office:value-type="float" office:value="5.700009" calcext:value-type="float">
            <text:p>5.7000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13.599999" calcext:value-type="float">
            <text:p>13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-8.190624" calcext:value-type="float">
            <text:p>-8.190624</text:p>
          </table:table-cell>
          <table:table-cell office:value-type="float" office:value="1.11872" calcext:value-type="float">
            <text:p>1.11872</text:p>
          </table:table-cell>
          <table:table-cell office:value-type="float" office:value="4.249999" calcext:value-type="float">
            <text:p>4.249999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168341" calcext:value-type="float">
            <text:p>0.168341</text:p>
          </table:table-cell>
          <table:table-cell office:value-type="float" office:value="4" calcext:value-type="float">
            <text:p>4</text:p>
          </table:table-cell>
          <table:table-cell office:value-type="float" office:value="5.716676" calcext:value-type="float">
            <text:p>5.7166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3.399999" calcext:value-type="float">
            <text:p>13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-8.058374" calcext:value-type="float">
            <text:p>-8.058374</text:p>
          </table:table-cell>
          <table:table-cell office:value-type="float" office:value="1.169509" calcext:value-type="float">
            <text:p>1.169509</text:p>
          </table:table-cell>
          <table:table-cell office:value-type="float" office:value="4.333333" calcext:value-type="float">
            <text:p>4.33333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0.358896" calcext:value-type="float">
            <text:p>0.358896</text:p>
          </table:table-cell>
          <table:table-cell office:value-type="float" office:value="4" calcext:value-type="float">
            <text:p>4</text:p>
          </table:table-cell>
          <table:table-cell office:value-type="float" office:value="5.733343" calcext:value-type="float">
            <text:p>5.7333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office:value-type="float" office:value="13.199999" calcext:value-type="float">
            <text:p>13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-7.923531" calcext:value-type="float">
            <text:p>-7.923531</text:p>
          </table:table-cell>
          <table:table-cell office:value-type="float" office:value="1.221293" calcext:value-type="float">
            <text:p>1.221293</text:p>
          </table:table-cell>
          <table:table-cell office:value-type="float" office:value="4.416666" calcext:value-type="float">
            <text:p>4.416666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0.550008" calcext:value-type="float">
            <text:p>0.550008</text:p>
          </table:table-cell>
          <table:table-cell office:value-type="float" office:value="4" calcext:value-type="float">
            <text:p>4</text:p>
          </table:table-cell>
          <table:table-cell office:value-type="float" office:value="5.75001" calcext:value-type="float">
            <text:p>5.750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12.999999" calcext:value-type="float">
            <text:p>12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-7.786095" calcext:value-type="float">
            <text:p>-7.786095</text:p>
          </table:table-cell>
          <table:table-cell office:value-type="float" office:value="1.274073" calcext:value-type="float">
            <text:p>1.274073</text:p>
          </table:table-cell>
          <table:table-cell office:value-type="float" office:value="4.5" calcext:value-type="float">
            <text:p>4.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41675" calcext:value-type="float">
            <text:p>0.741675</text:p>
          </table:table-cell>
          <table:table-cell office:value-type="float" office:value="4" calcext:value-type="float">
            <text:p>4</text:p>
          </table:table-cell>
          <table:table-cell office:value-type="float" office:value="5.766677" calcext:value-type="float">
            <text:p>5.7666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799999" calcext:value-type="float">
            <text:p>12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7.646066" calcext:value-type="float">
            <text:p>-7.646066</text:p>
          </table:table-cell>
          <table:table-cell office:value-type="float" office:value="1.327849" calcext:value-type="float">
            <text:p>1.327849</text:p>
          </table:table-cell>
          <table:table-cell office:value-type="float" office:value="4.583333" calcext:value-type="float">
            <text:p>4.58333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933897" calcext:value-type="float">
            <text:p>0.933897</text:p>
          </table:table-cell>
          <table:table-cell office:value-type="float" office:value="4" calcext:value-type="float">
            <text:p>4</text:p>
          </table:table-cell>
          <table:table-cell office:value-type="float" office:value="5.783344" calcext:value-type="float">
            <text:p>5.7833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12.599999" calcext:value-type="float">
            <text:p>12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-7.503444" calcext:value-type="float">
            <text:p>-7.503444</text:p>
          </table:table-cell>
          <table:table-cell office:value-type="float" office:value="1.38262" calcext:value-type="float">
            <text:p>1.38262</text:p>
          </table:table-cell>
          <table:table-cell office:value-type="float" office:value="4.666667" calcext:value-type="float">
            <text:p>4.66666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1.126676" calcext:value-type="float">
            <text:p>1.126676</text:p>
          </table:table-cell>
          <table:table-cell office:value-type="float" office:value="4" calcext:value-type="float">
            <text:p>4</text:p>
          </table:table-cell>
          <table:table-cell office:value-type="float" office:value="5.800011" calcext:value-type="float">
            <text:p>5.8000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12.399999" calcext:value-type="float">
            <text:p>12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-7.358228" calcext:value-type="float">
            <text:p>-7.358228</text:p>
          </table:table-cell>
          <table:table-cell office:value-type="float" office:value="1.438388" calcext:value-type="float">
            <text:p>1.438388</text:p>
          </table:table-cell>
          <table:table-cell office:value-type="float" office:value="4.75" calcext:value-type="float">
            <text:p>4.7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.320009" calcext:value-type="float">
            <text:p>1.320009</text:p>
          </table:table-cell>
          <table:table-cell office:value-type="float" office:value="4" calcext:value-type="float">
            <text:p>4</text:p>
          </table:table-cell>
          <table:table-cell office:value-type="float" office:value="5.816678" calcext:value-type="float">
            <text:p>5.8166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2.199999" calcext:value-type="float">
            <text:p>12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-7.21042" calcext:value-type="float">
            <text:p>-7.21042</text:p>
          </table:table-cell>
          <table:table-cell office:value-type="float" office:value="1.495151" calcext:value-type="float">
            <text:p>1.495151</text:p>
          </table:table-cell>
          <table:table-cell office:value-type="float" office:value="4.833333" calcext:value-type="float">
            <text:p>4.83333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1.513899" calcext:value-type="float">
            <text:p>1.513899</text:p>
          </table:table-cell>
          <table:table-cell office:value-type="float" office:value="4" calcext:value-type="float">
            <text:p>4</text:p>
          </table:table-cell>
          <table:table-cell office:value-type="float" office:value="5.833344" calcext:value-type="float">
            <text:p>5.8333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11.999999" calcext:value-type="float">
            <text:p>11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-7.060018" calcext:value-type="float">
            <text:p>-7.060018</text:p>
          </table:table-cell>
          <table:table-cell office:value-type="float" office:value="1.552911" calcext:value-type="float">
            <text:p>1.552911</text:p>
          </table:table-cell>
          <table:table-cell office:value-type="float" office:value="4.916667" calcext:value-type="float">
            <text:p>4.91666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1.708343" calcext:value-type="float">
            <text:p>1.708343</text:p>
          </table:table-cell>
          <table:table-cell office:value-type="float" office:value="4" calcext:value-type="float">
            <text:p>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1.799999" calcext:value-type="float">
            <text:p>11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-6.907023" calcext:value-type="float">
            <text:p>-6.907023</text:p>
          </table:table-cell>
          <table:table-cell office:value-type="float" office:value="1.611666" calcext:value-type="float">
            <text:p>1.611666</text:p>
          </table:table-cell>
          <table:table-cell office:value-type="float" office:value="5" calcext:value-type="float">
            <text:p>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.903344" calcext:value-type="float">
            <text:p>1.903344</text:p>
          </table:table-cell>
          <table:table-cell office:value-type="float" office:value="4" calcext:value-type="float">
            <text:p>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195" calcext:value-type="float">
            <text:p>-0.019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1.599999" calcext:value-type="float">
            <text:p>11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-6.751435" calcext:value-type="float">
            <text:p>-6.751435</text:p>
          </table:table-cell>
          <table:table-cell office:value-type="float" office:value="1.671417" calcext:value-type="float">
            <text:p>1.671417</text:p>
          </table:table-cell>
          <table:table-cell office:value-type="float" office:value="5.083334" calcext:value-type="float">
            <text:p>5.083334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2.098307" calcext:value-type="float">
            <text:p>2.098307</text:p>
          </table:table-cell>
          <table:table-cell office:value-type="float" office:value="3.996198" calcext:value-type="float">
            <text:p>3.99619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39" calcext:value-type="float">
            <text:p>-0.039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11.399999" calcext:value-type="float">
            <text:p>11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23" calcext:value-type="float">
            <text:p>2.23</text:p>
          </table:table-cell>
          <table:table-cell office:value-type="float" office:value="2" calcext:value-type="float">
            <text:p>2</text:p>
          </table:table-cell>
          <table:table-cell office:value-type="float" office:value="-6.593254" calcext:value-type="float">
            <text:p>-6.593254</text:p>
          </table:table-cell>
          <table:table-cell office:value-type="float" office:value="1.732164" calcext:value-type="float">
            <text:p>1.732164</text:p>
          </table:table-cell>
          <table:table-cell office:value-type="float" office:value="5.166667" calcext:value-type="float">
            <text:p>5.16666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2.293159" calcext:value-type="float">
            <text:p>2.293159</text:p>
          </table:table-cell>
          <table:table-cell office:value-type="float" office:value="3.988595" calcext:value-type="float">
            <text:p>3.988595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585" calcext:value-type="float">
            <text:p>-0.058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11.199999" calcext:value-type="float">
            <text:p>11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-6.43248" calcext:value-type="float">
            <text:p>-6.43248</text:p>
          </table:table-cell>
          <table:table-cell office:value-type="float" office:value="1.793906" calcext:value-type="float">
            <text:p>1.793906</text:p>
          </table:table-cell>
          <table:table-cell office:value-type="float" office:value="5.250001" calcext:value-type="float">
            <text:p>5.250001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487826" calcext:value-type="float">
            <text:p>2.487826</text:p>
          </table:table-cell>
          <table:table-cell office:value-type="float" office:value="3.977194" calcext:value-type="float">
            <text:p>3.97719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78" calcext:value-type="float">
            <text:p>-0.078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0.999999" calcext:value-type="float">
            <text:p>10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-6.269113" calcext:value-type="float">
            <text:p>-6.269113</text:p>
          </table:table-cell>
          <table:table-cell office:value-type="float" office:value="1.856645" calcext:value-type="float">
            <text:p>1.856645</text:p>
          </table:table-cell>
          <table:table-cell office:value-type="float" office:value="5.333334" calcext:value-type="float">
            <text:p>5.333334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2.682233" calcext:value-type="float">
            <text:p>2.682233</text:p>
          </table:table-cell>
          <table:table-cell office:value-type="float" office:value="3.961999" calcext:value-type="float">
            <text:p>3.961999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975" calcext:value-type="float">
            <text:p>-0.097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10.799999" calcext:value-type="float">
            <text:p>10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-6.103152" calcext:value-type="float">
            <text:p>-6.103152</text:p>
          </table:table-cell>
          <table:table-cell office:value-type="float" office:value="1.920379" calcext:value-type="float">
            <text:p>1.920379</text:p>
          </table:table-cell>
          <table:table-cell office:value-type="float" office:value="5.416668" calcext:value-type="float">
            <text:p>5.416668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2.876308" calcext:value-type="float">
            <text:p>2.876308</text:p>
          </table:table-cell>
          <table:table-cell office:value-type="float" office:value="3.943016" calcext:value-type="float">
            <text:p>3.943016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17" calcext:value-type="float">
            <text:p>-0.11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10.599999" calcext:value-type="float">
            <text:p>10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office:value-type="float" office:value="-5.934599" calcext:value-type="float">
            <text:p>-5.934599</text:p>
          </table:table-cell>
          <table:table-cell office:value-type="float" office:value="1.985109" calcext:value-type="float">
            <text:p>1.985109</text:p>
          </table:table-cell>
          <table:table-cell office:value-type="float" office:value="5.500001" calcext:value-type="float">
            <text:p>5.500001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.069975" calcext:value-type="float">
            <text:p>3.069975</text:p>
          </table:table-cell>
          <table:table-cell office:value-type="float" office:value="3.920253" calcext:value-type="float">
            <text:p>3.920253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365" calcext:value-type="float">
            <text:p>-0.136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10.399999" calcext:value-type="float">
            <text:p>10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-5.763452" calcext:value-type="float">
            <text:p>-5.763452</text:p>
          </table:table-cell>
          <table:table-cell office:value-type="float" office:value="2.050835" calcext:value-type="float">
            <text:p>2.050835</text:p>
          </table:table-cell>
          <table:table-cell office:value-type="float" office:value="5.583335" calcext:value-type="float">
            <text:p>5.58333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3.263161" calcext:value-type="float">
            <text:p>3.263161</text:p>
          </table:table-cell>
          <table:table-cell office:value-type="float" office:value="3.893718" calcext:value-type="float">
            <text:p>3.89371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10.199999" calcext:value-type="float">
            <text:p>10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-5.589712" calcext:value-type="float">
            <text:p>-5.589712</text:p>
          </table:table-cell>
          <table:table-cell office:value-type="float" office:value="2.117557" calcext:value-type="float">
            <text:p>2.117557</text:p>
          </table:table-cell>
          <table:table-cell office:value-type="float" office:value="5.666668" calcext:value-type="float">
            <text:p>5.666668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3.455794" calcext:value-type="float">
            <text:p>3.455794</text:p>
          </table:table-cell>
          <table:table-cell office:value-type="float" office:value="3.863421" calcext:value-type="float">
            <text:p>3.863421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755" calcext:value-type="float">
            <text:p>-0.175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9.999999" calcext:value-type="float">
            <text:p>9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46" calcext:value-type="float">
            <text:p>2.46</text:p>
          </table:table-cell>
          <table:table-cell office:value-type="float" office:value="2" calcext:value-type="float">
            <text:p>2</text:p>
          </table:table-cell>
          <table:table-cell office:value-type="float" office:value="-5.413379" calcext:value-type="float">
            <text:p>-5.413379</text:p>
          </table:table-cell>
          <table:table-cell office:value-type="float" office:value="2.185275" calcext:value-type="float">
            <text:p>2.185275</text:p>
          </table:table-cell>
          <table:table-cell office:value-type="float" office:value="5.750002" calcext:value-type="float">
            <text:p>5.750002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3.647799" calcext:value-type="float">
            <text:p>3.647799</text:p>
          </table:table-cell>
          <table:table-cell office:value-type="float" office:value="3.829374" calcext:value-type="float">
            <text:p>3.82937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95" calcext:value-type="float">
            <text:p>-0.19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9.799999" calcext:value-type="float">
            <text:p>9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-5.234453" calcext:value-type="float">
            <text:p>-5.234453</text:p>
          </table:table-cell>
          <table:table-cell office:value-type="float" office:value="2.253989" calcext:value-type="float">
            <text:p>2.253989</text:p>
          </table:table-cell>
          <table:table-cell office:value-type="float" office:value="5.833335" calcext:value-type="float">
            <text:p>5.83333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  <table:table-cell office:value-type="float" office:value="3.839104" calcext:value-type="float">
            <text:p>3.839104</text:p>
          </table:table-cell>
          <table:table-cell office:value-type="float" office:value="3.79159" calcext:value-type="float">
            <text:p>3.79159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145" calcext:value-type="float">
            <text:p>-0.214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9.599999" calcext:value-type="float">
            <text:p>9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53" calcext:value-type="float">
            <text:p>2.53</text:p>
          </table:table-cell>
          <table:table-cell office:value-type="float" office:value="2" calcext:value-type="float">
            <text:p>2</text:p>
          </table:table-cell>
          <table:table-cell office:value-type="float" office:value="-5.052933" calcext:value-type="float">
            <text:p>-5.052933</text:p>
          </table:table-cell>
          <table:table-cell office:value-type="float" office:value="2.323698" calcext:value-type="float">
            <text:p>2.323698</text:p>
          </table:table-cell>
          <table:table-cell office:value-type="float" office:value="5.916669" calcext:value-type="float">
            <text:p>5.916669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4.029635" calcext:value-type="float">
            <text:p>4.029635</text:p>
          </table:table-cell>
          <table:table-cell office:value-type="float" office:value="3.750082" calcext:value-type="float">
            <text:p>3.750082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34001" calcext:value-type="float">
            <text:p>-0.234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office:value-type="float" office:value="9.399999" calcext:value-type="float">
            <text:p>9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-4.868821" calcext:value-type="float">
            <text:p>-4.868821</text:p>
          </table:table-cell>
          <table:table-cell office:value-type="float" office:value="2.394404" calcext:value-type="float">
            <text:p>2.394404</text:p>
          </table:table-cell>
          <table:table-cell office:value-type="float" office:value="6.000002" calcext:value-type="float">
            <text:p>6.000002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4.219321" calcext:value-type="float">
            <text:p>4.219321</text:p>
          </table:table-cell>
          <table:table-cell office:value-type="float" office:value="3.704867" calcext:value-type="float">
            <text:p>3.704867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53501" calcext:value-type="float">
            <text:p>-0.253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9.199999" calcext:value-type="float">
            <text:p>9.1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-4.682115" calcext:value-type="float">
            <text:p>-4.682115</text:p>
          </table:table-cell>
          <table:table-cell office:value-type="float" office:value="2.466105" calcext:value-type="float">
            <text:p>2.466105</text:p>
          </table:table-cell>
          <table:table-cell office:value-type="float" office:value="6.083336" calcext:value-type="float">
            <text:p>6.083336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float" office:value="4.408089" calcext:value-type="float">
            <text:p>4.408089</text:p>
          </table:table-cell>
          <table:table-cell office:value-type="float" office:value="3.655962" calcext:value-type="float">
            <text:p>3.655962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73001" calcext:value-type="float">
            <text:p>-0.273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63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office:value-type="float" office:value="8.999999" calcext:value-type="float">
            <text:p>8.9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63" calcext:value-type="float">
            <text:p>2.63</text:p>
          </table:table-cell>
          <table:table-cell office:value-type="float" office:value="2" calcext:value-type="float">
            <text:p>2</text:p>
          </table:table-cell>
          <table:table-cell office:value-type="float" office:value="-4.492817" calcext:value-type="float">
            <text:p>-4.492817</text:p>
          </table:table-cell>
          <table:table-cell office:value-type="float" office:value="2.538802" calcext:value-type="float">
            <text:p>2.538802</text:p>
          </table:table-cell>
          <table:table-cell office:value-type="float" office:value="6.166669" calcext:value-type="float">
            <text:p>6.166669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4.595868" calcext:value-type="float">
            <text:p>4.595868</text:p>
          </table:table-cell>
          <table:table-cell office:value-type="float" office:value="3.603386" calcext:value-type="float">
            <text:p>3.603386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92501" calcext:value-type="float">
            <text:p>-0.292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8.799999" calcext:value-type="float">
            <text:p>8.7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66" calcext:value-type="float">
            <text:p>2.66</text:p>
          </table:table-cell>
          <table:table-cell office:value-type="float" office:value="2" calcext:value-type="float">
            <text:p>2</text:p>
          </table:table-cell>
          <table:table-cell office:value-type="float" office:value="-4.300925" calcext:value-type="float">
            <text:p>-4.300925</text:p>
          </table:table-cell>
          <table:table-cell office:value-type="float" office:value="2.612495" calcext:value-type="float">
            <text:p>2.612495</text:p>
          </table:table-cell>
          <table:table-cell office:value-type="float" office:value="6.250003" calcext:value-type="float">
            <text:p>6.25000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4.782586" calcext:value-type="float">
            <text:p>4.782586</text:p>
          </table:table-cell>
          <table:table-cell office:value-type="float" office:value="3.547158" calcext:value-type="float">
            <text:p>3.54715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12001" calcext:value-type="float">
            <text:p>-0.312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8.599999" calcext:value-type="float">
            <text:p>8.5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4.10644" calcext:value-type="float">
            <text:p>-4.10644</text:p>
          </table:table-cell>
          <table:table-cell office:value-type="float" office:value="2.687183" calcext:value-type="float">
            <text:p>2.687183</text:p>
          </table:table-cell>
          <table:table-cell office:value-type="float" office:value="6.333336" calcext:value-type="float">
            <text:p>6.333336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73" calcext:value-type="float">
            <text:p>2.73</text:p>
          </table:table-cell>
          <table:table-cell office:value-type="float" office:value="0" calcext:value-type="float">
            <text:p>0</text:p>
          </table:table-cell>
          <table:table-cell office:value-type="float" office:value="4.968172" calcext:value-type="float">
            <text:p>4.968172</text:p>
          </table:table-cell>
          <table:table-cell office:value-type="float" office:value="3.4873" calcext:value-type="float">
            <text:p>3.4873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31501" calcext:value-type="float">
            <text:p>-0.331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float" office:value="8.399999" calcext:value-type="float">
            <text:p>8.39999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office:value-type="float" office:value="-3.909362" calcext:value-type="float">
            <text:p>-3.909362</text:p>
          </table:table-cell>
          <table:table-cell office:value-type="float" office:value="2.762868" calcext:value-type="float">
            <text:p>2.762868</text:p>
          </table:table-cell>
          <table:table-cell office:value-type="float" office:value="6.41667" calcext:value-type="float">
            <text:p>6.4166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.152556" calcext:value-type="float">
            <text:p>5.152556</text:p>
          </table:table-cell>
          <table:table-cell office:value-type="float" office:value="3.423835" calcext:value-type="float">
            <text:p>3.423835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51001" calcext:value-type="float">
            <text:p>-0.351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8.199998" calcext:value-type="float">
            <text:p>8.1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76" calcext:value-type="float">
            <text:p>2.76</text:p>
          </table:table-cell>
          <table:table-cell office:value-type="float" office:value="2" calcext:value-type="float">
            <text:p>2</text:p>
          </table:table-cell>
          <table:table-cell office:value-type="float" office:value="-3.70969" calcext:value-type="float">
            <text:p>-3.70969</text:p>
          </table:table-cell>
          <table:table-cell office:value-type="float" office:value="2.839548" calcext:value-type="float">
            <text:p>2.839548</text:p>
          </table:table-cell>
          <table:table-cell office:value-type="float" office:value="6.500003" calcext:value-type="float">
            <text:p>6.50000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5.335667" calcext:value-type="float">
            <text:p>5.335667</text:p>
          </table:table-cell>
          <table:table-cell office:value-type="float" office:value="3.356786" calcext:value-type="float">
            <text:p>3.356786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70501" calcext:value-type="float">
            <text:p>-0.370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7.999998" calcext:value-type="float">
            <text:p>7.9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-3.507426" calcext:value-type="float">
            <text:p>-3.507426</text:p>
          </table:table-cell>
          <table:table-cell office:value-type="float" office:value="2.917225" calcext:value-type="float">
            <text:p>2.917225</text:p>
          </table:table-cell>
          <table:table-cell office:value-type="float" office:value="6.583337" calcext:value-type="float">
            <text:p>6.58333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5.517436" calcext:value-type="float">
            <text:p>5.517436</text:p>
          </table:table-cell>
          <table:table-cell office:value-type="float" office:value="3.28618" calcext:value-type="float">
            <text:p>3.2861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90001" calcext:value-type="float">
            <text:p>-0.390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7.799998" calcext:value-type="float">
            <text:p>7.7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83" calcext:value-type="float">
            <text:p>2.83</text:p>
          </table:table-cell>
          <table:table-cell office:value-type="float" office:value="2" calcext:value-type="float">
            <text:p>2</text:p>
          </table:table-cell>
          <table:table-cell office:value-type="float" office:value="-3.302568" calcext:value-type="float">
            <text:p>-3.302568</text:p>
          </table:table-cell>
          <table:table-cell office:value-type="float" office:value="2.995897" calcext:value-type="float">
            <text:p>2.995897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5.697793" calcext:value-type="float">
            <text:p>5.697793</text:p>
          </table:table-cell>
          <table:table-cell office:value-type="float" office:value="3.212043" calcext:value-type="float">
            <text:p>3.212043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09501" calcext:value-type="float">
            <text:p>-0.409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86" calcext:value-type="float">
            <text:p>2.86</text:p>
          </table:table-cell>
          <table:table-cell office:value-type="float" office:value="1" calcext:value-type="float">
            <text:p>1</text:p>
          </table:table-cell>
          <table:table-cell office:value-type="float" office:value="7.599998" calcext:value-type="float">
            <text:p>7.5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-3.095118" calcext:value-type="float">
            <text:p>-3.095118</text:p>
          </table:table-cell>
          <table:table-cell office:value-type="float" office:value="3.075565" calcext:value-type="float">
            <text:p>3.075565</text:p>
          </table:table-cell>
          <table:table-cell office:value-type="float" office:value="6.750004" calcext:value-type="float">
            <text:p>6.750004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5.876671" calcext:value-type="float">
            <text:p>5.876671</text:p>
          </table:table-cell>
          <table:table-cell office:value-type="float" office:value="3.134403" calcext:value-type="float">
            <text:p>3.134403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29001" calcext:value-type="float">
            <text:p>-0.429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7.399998" calcext:value-type="float">
            <text:p>7.3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-2.885074" calcext:value-type="float">
            <text:p>-2.885074</text:p>
          </table:table-cell>
          <table:table-cell office:value-type="float" office:value="3.156229" calcext:value-type="float">
            <text:p>3.156229</text:p>
          </table:table-cell>
          <table:table-cell office:value-type="float" office:value="6.833337" calcext:value-type="float">
            <text:p>6.833337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6.054001" calcext:value-type="float">
            <text:p>6.054001</text:p>
          </table:table-cell>
          <table:table-cell office:value-type="float" office:value="3.05329" calcext:value-type="float">
            <text:p>3.05329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48501" calcext:value-type="float">
            <text:p>-0.448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7.199998" calcext:value-type="float">
            <text:p>7.1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-2.672437" calcext:value-type="float">
            <text:p>-2.672437</text:p>
          </table:table-cell>
          <table:table-cell office:value-type="float" office:value="3.237888" calcext:value-type="float">
            <text:p>3.237888</text:p>
          </table:table-cell>
          <table:table-cell office:value-type="float" office:value="6.916671" calcext:value-type="float">
            <text:p>6.916671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float" office:value="6.229715" calcext:value-type="float">
            <text:p>6.229715</text:p>
          </table:table-cell>
          <table:table-cell office:value-type="float" office:value="2.968735" calcext:value-type="float">
            <text:p>2.968735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68001" calcext:value-type="float">
            <text:p>-0.468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6.999998" calcext:value-type="float">
            <text:p>6.9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2.96" calcext:value-type="float">
            <text:p>2.96</text:p>
          </table:table-cell>
          <table:table-cell office:value-type="float" office:value="2" calcext:value-type="float">
            <text:p>2</text:p>
          </table:table-cell>
          <table:table-cell office:value-type="float" office:value="-2.457207" calcext:value-type="float">
            <text:p>-2.457207</text:p>
          </table:table-cell>
          <table:table-cell office:value-type="float" office:value="3.320544" calcext:value-type="float">
            <text:p>3.320544</text:p>
          </table:table-cell>
          <table:table-cell office:value-type="float" office:value="7.000004" calcext:value-type="float">
            <text:p>7.000004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403747" calcext:value-type="float">
            <text:p>6.403747</text:p>
          </table:table-cell>
          <table:table-cell office:value-type="float" office:value="2.88077" calcext:value-type="float">
            <text:p>2.88077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87501" calcext:value-type="float">
            <text:p>-0.487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799998" calcext:value-type="float">
            <text:p>6.7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.239384" calcext:value-type="float">
            <text:p>-2.239384</text:p>
          </table:table-cell>
          <table:table-cell office:value-type="float" office:value="3.404195" calcext:value-type="float">
            <text:p>3.404195</text:p>
          </table:table-cell>
          <table:table-cell office:value-type="float" office:value="7.083338" calcext:value-type="float">
            <text:p>7.083338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6.576032" calcext:value-type="float">
            <text:p>6.576032</text:p>
          </table:table-cell>
          <table:table-cell office:value-type="float" office:value="2.789428" calcext:value-type="float">
            <text:p>2.78942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07001" calcext:value-type="float">
            <text:p>-0.507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6.599998" calcext:value-type="float">
            <text:p>6.5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03" calcext:value-type="float">
            <text:p>3.03</text:p>
          </table:table-cell>
          <table:table-cell office:value-type="float" office:value="2" calcext:value-type="float">
            <text:p>2</text:p>
          </table:table-cell>
          <table:table-cell office:value-type="float" office:value="-2.018967" calcext:value-type="float">
            <text:p>-2.018967</text:p>
          </table:table-cell>
          <table:table-cell office:value-type="float" office:value="3.488843" calcext:value-type="float">
            <text:p>3.488843</text:p>
          </table:table-cell>
          <table:table-cell office:value-type="float" office:value="7.166671" calcext:value-type="float">
            <text:p>7.166671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6.746502" calcext:value-type="float">
            <text:p>6.746502</text:p>
          </table:table-cell>
          <table:table-cell office:value-type="float" office:value="2.694744" calcext:value-type="float">
            <text:p>2.69474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26501" calcext:value-type="float">
            <text:p>-0.526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6.399998" calcext:value-type="float">
            <text:p>6.3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-1.795958" calcext:value-type="float">
            <text:p>-1.795958</text:p>
          </table:table-cell>
          <table:table-cell office:value-type="float" office:value="3.574486" calcext:value-type="float">
            <text:p>3.574486</text:p>
          </table:table-cell>
          <table:table-cell office:value-type="float" office:value="7.250005" calcext:value-type="float">
            <text:p>7.25000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6.915093" calcext:value-type="float">
            <text:p>6.915093</text:p>
          </table:table-cell>
          <table:table-cell office:value-type="float" office:value="2.596754" calcext:value-type="float">
            <text:p>2.59675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46001" calcext:value-type="float">
            <text:p>-0.546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6.199998" calcext:value-type="float">
            <text:p>6.1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-1.570355" calcext:value-type="float">
            <text:p>-1.570355</text:p>
          </table:table-cell>
          <table:table-cell office:value-type="float" office:value="3.661125" calcext:value-type="float">
            <text:p>3.661125</text:p>
          </table:table-cell>
          <table:table-cell office:value-type="float" office:value="7.333338" calcext:value-type="float">
            <text:p>7.333338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 office:value-type="float" office:value="7.081742" calcext:value-type="float">
            <text:p>7.081742</text:p>
          </table:table-cell>
          <table:table-cell office:value-type="float" office:value="2.495495" calcext:value-type="float">
            <text:p>2.495495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65501" calcext:value-type="float">
            <text:p>-0.565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5.999998" calcext:value-type="float">
            <text:p>5.9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-1.342159" calcext:value-type="float">
            <text:p>-1.342159</text:p>
          </table:table-cell>
          <table:table-cell office:value-type="float" office:value="3.748759" calcext:value-type="float">
            <text:p>3.748759</text:p>
          </table:table-cell>
          <table:table-cell office:value-type="float" office:value="7.416672" calcext:value-type="float">
            <text:p>7.416672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7.246385" calcext:value-type="float">
            <text:p>7.246385</text:p>
          </table:table-cell>
          <table:table-cell office:value-type="float" office:value="2.391006" calcext:value-type="float">
            <text:p>2.391006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85001" calcext:value-type="float">
            <text:p>-0.585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5.799998" calcext:value-type="float">
            <text:p>5.7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  <table:table-cell office:value-type="float" office:value="-1.11137" calcext:value-type="float">
            <text:p>-1.11137</text:p>
          </table:table-cell>
          <table:table-cell office:value-type="float" office:value="3.83739" calcext:value-type="float">
            <text:p>3.83739</text:p>
          </table:table-cell>
          <table:table-cell office:value-type="float" office:value="7.500005" calcext:value-type="float">
            <text:p>7.500005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7.408959" calcext:value-type="float">
            <text:p>7.408959</text:p>
          </table:table-cell>
          <table:table-cell office:value-type="float" office:value="2.283327" calcext:value-type="float">
            <text:p>2.283327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604501" calcext:value-type="float">
            <text:p>-0.604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5.599998" calcext:value-type="float">
            <text:p>5.5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-0.877988" calcext:value-type="float">
            <text:p>-0.877988</text:p>
          </table:table-cell>
          <table:table-cell office:value-type="float" office:value="3.927017" calcext:value-type="float">
            <text:p>3.927017</text:p>
          </table:table-cell>
          <table:table-cell office:value-type="float" office:value="7.500005" calcext:value-type="float">
            <text:p>7.500005</text:p>
          </table:table-cell>
          <table:table-cell office:value-type="float" office:value="0.241667" calcext:value-type="float">
            <text:p>0.241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  <table:table-cell office:value-type="float" office:value="7.569402" calcext:value-type="float">
            <text:p>7.569402</text:p>
          </table:table-cell>
          <table:table-cell office:value-type="float" office:value="2.172498" calcext:value-type="float">
            <text:p>2.17249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624001" calcext:value-type="float">
            <text:p>-0.624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5.399998" calcext:value-type="float">
            <text:p>5.3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-0.635253" calcext:value-type="float">
            <text:p>-0.635253</text:p>
          </table:table-cell>
          <table:table-cell office:value-type="float" office:value="3.986847" calcext:value-type="float">
            <text:p>3.986847</text:p>
          </table:table-cell>
          <table:table-cell office:value-type="float" office:value="7.500005" calcext:value-type="float">
            <text:p>7.500005</text:p>
          </table:table-cell>
          <table:table-cell office:value-type="float" office:value="0.116667" calcext:value-type="float">
            <text:p>0.11666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7.727654" calcext:value-type="float">
            <text:p>7.727654</text:p>
          </table:table-cell>
          <table:table-cell office:value-type="float" office:value="2.058562" calcext:value-type="float">
            <text:p>2.058562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643501" calcext:value-type="float">
            <text:p>-0.643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float" office:value="5.199998" calcext:value-type="float">
            <text:p>5.1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26" calcext:value-type="float">
            <text:p>3.26</text:p>
          </table:table-cell>
          <table:table-cell office:value-type="float" office:value="2" calcext:value-type="float">
            <text:p>2</text:p>
          </table:table-cell>
          <table:table-cell office:value-type="float" office:value="-0.386952" calcext:value-type="float">
            <text:p>-0.386952</text:p>
          </table:table-cell>
          <table:table-cell office:value-type="float" office:value="4.015947" calcext:value-type="float">
            <text:p>4.015947</text:p>
          </table:table-cell>
          <table:table-cell office:value-type="float" office:value="7.500005" calcext:value-type="float">
            <text:p>7.5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7.883655" calcext:value-type="float">
            <text:p>7.883655</text:p>
          </table:table-cell>
          <table:table-cell office:value-type="float" office:value="1.941562" calcext:value-type="float">
            <text:p>1.941562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624001" calcext:value-type="float">
            <text:p>-0.624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-0.136961" calcext:value-type="float">
            <text:p>-0.136961</text:p>
          </table:table-cell>
          <table:table-cell office:value-type="float" office:value="4.013864" calcext:value-type="float">
            <text:p>4.013864</text:p>
          </table:table-cell>
          <table:table-cell office:value-type="float" office:value="7.566672" calcext:value-type="float">
            <text:p>7.566672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8.041907" calcext:value-type="float">
            <text:p>8.041907</text:p>
          </table:table-cell>
          <table:table-cell office:value-type="float" office:value="1.827626" calcext:value-type="float">
            <text:p>1.827626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604501" calcext:value-type="float">
            <text:p>-0.604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4.799998" calcext:value-type="float">
            <text:p>4.7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  <table:table-cell office:value-type="float" office:value="0.115253" calcext:value-type="float">
            <text:p>0.115253</text:p>
          </table:table-cell>
          <table:table-cell office:value-type="float" office:value="4.011762" calcext:value-type="float">
            <text:p>4.011762</text:p>
          </table:table-cell>
          <table:table-cell office:value-type="float" office:value="7.633338" calcext:value-type="float">
            <text:p>7.6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8.20235" calcext:value-type="float">
            <text:p>8.20235</text:p>
          </table:table-cell>
          <table:table-cell office:value-type="float" office:value="1.716797" calcext:value-type="float">
            <text:p>1.716797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85001" calcext:value-type="float">
            <text:p>-0.585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4.599998" calcext:value-type="float">
            <text:p>4.5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0.369689" calcext:value-type="float">
            <text:p>0.369689</text:p>
          </table:table-cell>
          <table:table-cell office:value-type="float" office:value="4.009642" calcext:value-type="float">
            <text:p>4.009642</text:p>
          </table:table-cell>
          <table:table-cell office:value-type="float" office:value="7.700005" calcext:value-type="float">
            <text:p>7.7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8.364924" calcext:value-type="float">
            <text:p>8.364924</text:p>
          </table:table-cell>
          <table:table-cell office:value-type="float" office:value="1.609118" calcext:value-type="float">
            <text:p>1.60911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65501" calcext:value-type="float">
            <text:p>-0.565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4.399998" calcext:value-type="float">
            <text:p>4.3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0.626347" calcext:value-type="float">
            <text:p>0.626347</text:p>
          </table:table-cell>
          <table:table-cell office:value-type="float" office:value="4.007503" calcext:value-type="float">
            <text:p>4.007503</text:p>
          </table:table-cell>
          <table:table-cell office:value-type="float" office:value="7.766672" calcext:value-type="float">
            <text:p>7.766672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43" calcext:value-type="float">
            <text:p>3.43</text:p>
          </table:table-cell>
          <table:table-cell office:value-type="float" office:value="0" calcext:value-type="float">
            <text:p>0</text:p>
          </table:table-cell>
          <table:table-cell office:value-type="float" office:value="8.529567" calcext:value-type="float">
            <text:p>8.529567</text:p>
          </table:table-cell>
          <table:table-cell office:value-type="float" office:value="1.504629" calcext:value-type="float">
            <text:p>1.504629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46001" calcext:value-type="float">
            <text:p>-0.546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float" office:value="4.199998" calcext:value-type="float">
            <text:p>4.1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0.885227" calcext:value-type="float">
            <text:p>0.885227</text:p>
          </table:table-cell>
          <table:table-cell office:value-type="float" office:value="4.005346" calcext:value-type="float">
            <text:p>4.005346</text:p>
          </table:table-cell>
          <table:table-cell office:value-type="float" office:value="7.833338" calcext:value-type="float">
            <text:p>7.8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  <table:table-cell office:value-type="float" office:value="8.696216" calcext:value-type="float">
            <text:p>8.696216</text:p>
          </table:table-cell>
          <table:table-cell office:value-type="float" office:value="1.40337" calcext:value-type="float">
            <text:p>1.40337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26501" calcext:value-type="float">
            <text:p>-0.526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float" office:value="3.999998" calcext:value-type="float">
            <text:p>3.9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46" calcext:value-type="float">
            <text:p>3.46</text:p>
          </table:table-cell>
          <table:table-cell office:value-type="float" office:value="2" calcext:value-type="float">
            <text:p>2</text:p>
          </table:table-cell>
          <table:table-cell office:value-type="float" office:value="1.146329" calcext:value-type="float">
            <text:p>1.146329</text:p>
          </table:table-cell>
          <table:table-cell office:value-type="float" office:value="4.00317" calcext:value-type="float">
            <text:p>4.00317</text:p>
          </table:table-cell>
          <table:table-cell office:value-type="float" office:value="7.900005" calcext:value-type="float">
            <text:p>7.9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8.864808" calcext:value-type="float">
            <text:p>8.864808</text:p>
          </table:table-cell>
          <table:table-cell office:value-type="float" office:value="1.30538" calcext:value-type="float">
            <text:p>1.3053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507001" calcext:value-type="float">
            <text:p>-0.507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.799998" calcext:value-type="float">
            <text:p>3.7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.409653" calcext:value-type="float">
            <text:p>1.409653</text:p>
          </table:table-cell>
          <table:table-cell office:value-type="float" office:value="4.000975" calcext:value-type="float">
            <text:p>4.000975</text:p>
          </table:table-cell>
          <table:table-cell office:value-type="float" office:value="7.966671" calcext:value-type="float">
            <text:p>7.9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9.035278" calcext:value-type="float">
            <text:p>9.035278</text:p>
          </table:table-cell>
          <table:table-cell office:value-type="float" office:value="1.210696" calcext:value-type="float">
            <text:p>1.210696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87501" calcext:value-type="float">
            <text:p>-0.487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3.599998" calcext:value-type="float">
            <text:p>3.5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53" calcext:value-type="float">
            <text:p>3.53</text:p>
          </table:table-cell>
          <table:table-cell office:value-type="float" office:value="2" calcext:value-type="float">
            <text:p>2</text:p>
          </table:table-cell>
          <table:table-cell office:value-type="float" office:value="1.6752" calcext:value-type="float">
            <text:p>1.6752</text:p>
          </table:table-cell>
          <table:table-cell office:value-type="float" office:value="3.998762" calcext:value-type="float">
            <text:p>3.998762</text:p>
          </table:table-cell>
          <table:table-cell office:value-type="float" office:value="8.033339" calcext:value-type="float">
            <text:p>8.033339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  <table:table-cell office:value-type="float" office:value="9.207562" calcext:value-type="float">
            <text:p>9.207562</text:p>
          </table:table-cell>
          <table:table-cell office:value-type="float" office:value="1.119354" calcext:value-type="float">
            <text:p>1.11935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68001" calcext:value-type="float">
            <text:p>-0.468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office:value-type="float" office:value="3.399998" calcext:value-type="float">
            <text:p>3.3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1.942968" calcext:value-type="float">
            <text:p>1.942968</text:p>
          </table:table-cell>
          <table:table-cell office:value-type="float" office:value="3.996531" calcext:value-type="float">
            <text:p>3.996531</text:p>
          </table:table-cell>
          <table:table-cell office:value-type="float" office:value="8.100005" calcext:value-type="float">
            <text:p>8.1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9.381594" calcext:value-type="float">
            <text:p>9.381594</text:p>
          </table:table-cell>
          <table:table-cell office:value-type="float" office:value="1.031389" calcext:value-type="float">
            <text:p>1.031389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48501" calcext:value-type="float">
            <text:p>-0.448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3.199998" calcext:value-type="float">
            <text:p>3.1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2.212959" calcext:value-type="float">
            <text:p>2.212959</text:p>
          </table:table-cell>
          <table:table-cell office:value-type="float" office:value="3.994281" calcext:value-type="float">
            <text:p>3.994281</text:p>
          </table:table-cell>
          <table:table-cell office:value-type="float" office:value="8.166672" calcext:value-type="float">
            <text:p>8.166672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office:value-type="float" office:value="9.557309" calcext:value-type="float">
            <text:p>9.557309</text:p>
          </table:table-cell>
          <table:table-cell office:value-type="float" office:value="0.946834" calcext:value-type="float">
            <text:p>0.94683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29001" calcext:value-type="float">
            <text:p>-0.429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6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office:value-type="float" office:value="2.999998" calcext:value-type="float">
            <text:p>2.9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63" calcext:value-type="float">
            <text:p>3.63</text:p>
          </table:table-cell>
          <table:table-cell office:value-type="float" office:value="2" calcext:value-type="float">
            <text:p>2</text:p>
          </table:table-cell>
          <table:table-cell office:value-type="float" office:value="2.485172" calcext:value-type="float">
            <text:p>2.485172</text:p>
          </table:table-cell>
          <table:table-cell office:value-type="float" office:value="3.992012" calcext:value-type="float">
            <text:p>3.992012</text:p>
          </table:table-cell>
          <table:table-cell office:value-type="float" office:value="8.233338" calcext:value-type="float">
            <text:p>8.2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  <table:table-cell office:value-type="float" office:value="9.734638" calcext:value-type="float">
            <text:p>9.734638</text:p>
          </table:table-cell>
          <table:table-cell office:value-type="float" office:value="0.865721" calcext:value-type="float">
            <text:p>0.865721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409501" calcext:value-type="float">
            <text:p>-0.409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office:value-type="float" office:value="2.799998" calcext:value-type="float">
            <text:p>2.7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office:value-type="float" office:value="2.759607" calcext:value-type="float">
            <text:p>2.759607</text:p>
          </table:table-cell>
          <table:table-cell office:value-type="float" office:value="3.989725" calcext:value-type="float">
            <text:p>3.989725</text:p>
          </table:table-cell>
          <table:table-cell office:value-type="float" office:value="8.300005" calcext:value-type="float">
            <text:p>8.3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9.913516" calcext:value-type="float">
            <text:p>9.913516</text:p>
          </table:table-cell>
          <table:table-cell office:value-type="float" office:value="0.788081" calcext:value-type="float">
            <text:p>0.788081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90001" calcext:value-type="float">
            <text:p>-0.390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.599998" calcext:value-type="float">
            <text:p>2.5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3.036265" calcext:value-type="float">
            <text:p>3.036265</text:p>
          </table:table-cell>
          <table:table-cell office:value-type="float" office:value="3.987419" calcext:value-type="float">
            <text:p>3.987419</text:p>
          </table:table-cell>
          <table:table-cell office:value-type="float" office:value="8.366672" calcext:value-type="float">
            <text:p>8.366672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73" calcext:value-type="float">
            <text:p>3.73</text:p>
          </table:table-cell>
          <table:table-cell office:value-type="float" office:value="0" calcext:value-type="float">
            <text:p>0</text:p>
          </table:table-cell>
          <table:table-cell office:value-type="float" office:value="10.093874" calcext:value-type="float">
            <text:p>10.093874</text:p>
          </table:table-cell>
          <table:table-cell office:value-type="float" office:value="0.713944" calcext:value-type="float">
            <text:p>0.71394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70501" calcext:value-type="float">
            <text:p>-0.370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2.399998" calcext:value-type="float">
            <text:p>2.3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office:value-type="float" office:value="3.315144" calcext:value-type="float">
            <text:p>3.315144</text:p>
          </table:table-cell>
          <table:table-cell office:value-type="float" office:value="3.985095" calcext:value-type="float">
            <text:p>3.985095</text:p>
          </table:table-cell>
          <table:table-cell office:value-type="float" office:value="8.433338" calcext:value-type="float">
            <text:p>8.4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  <table:table-cell office:value-type="float" office:value="10.275642" calcext:value-type="float">
            <text:p>10.275642</text:p>
          </table:table-cell>
          <table:table-cell office:value-type="float" office:value="0.643338" calcext:value-type="float">
            <text:p>0.64333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51001" calcext:value-type="float">
            <text:p>-0.351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2.199998" calcext:value-type="float">
            <text:p>2.1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office:value-type="float" office:value="3.596245" calcext:value-type="float">
            <text:p>3.596245</text:p>
          </table:table-cell>
          <table:table-cell office:value-type="float" office:value="3.982753" calcext:value-type="float">
            <text:p>3.982753</text:p>
          </table:table-cell>
          <table:table-cell office:value-type="float" office:value="8.500005" calcext:value-type="float">
            <text:p>8.5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0.458754" calcext:value-type="float">
            <text:p>10.458754</text:p>
          </table:table-cell>
          <table:table-cell office:value-type="float" office:value="0.576289" calcext:value-type="float">
            <text:p>0.576289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31501" calcext:value-type="float">
            <text:p>-0.331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1.999998" calcext:value-type="float">
            <text:p>1.9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3.879569" calcext:value-type="float">
            <text:p>3.879569</text:p>
          </table:table-cell>
          <table:table-cell office:value-type="float" office:value="3.980392" calcext:value-type="float">
            <text:p>3.980392</text:p>
          </table:table-cell>
          <table:table-cell office:value-type="float" office:value="8.566671" calcext:value-type="float">
            <text:p>8.5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10.643137" calcext:value-type="float">
            <text:p>10.643137</text:p>
          </table:table-cell>
          <table:table-cell office:value-type="float" office:value="0.512824" calcext:value-type="float">
            <text:p>0.51282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312001" calcext:value-type="float">
            <text:p>-0.312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83" calcext:value-type="float">
            <text:p>3.83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83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office:value-type="float" office:value="4.165115" calcext:value-type="float">
            <text:p>4.165115</text:p>
          </table:table-cell>
          <table:table-cell office:value-type="float" office:value="3.978012" calcext:value-type="float">
            <text:p>3.978012</text:p>
          </table:table-cell>
          <table:table-cell office:value-type="float" office:value="8.633338" calcext:value-type="float">
            <text:p>8.6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office:value-type="float" office:value="10.828723" calcext:value-type="float">
            <text:p>10.828723</text:p>
          </table:table-cell>
          <table:table-cell office:value-type="float" office:value="0.452966" calcext:value-type="float">
            <text:p>0.452966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92501" calcext:value-type="float">
            <text:p>-0.292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1.599998" calcext:value-type="float">
            <text:p>1.5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office:value-type="float" office:value="4.452883" calcext:value-type="float">
            <text:p>4.452883</text:p>
          </table:table-cell>
          <table:table-cell office:value-type="float" office:value="3.975614" calcext:value-type="float">
            <text:p>3.975614</text:p>
          </table:table-cell>
          <table:table-cell office:value-type="float" office:value="8.700005" calcext:value-type="float">
            <text:p>8.7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1.015441" calcext:value-type="float">
            <text:p>11.015441</text:p>
          </table:table-cell>
          <table:table-cell office:value-type="float" office:value="0.396738" calcext:value-type="float">
            <text:p>0.396738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73001" calcext:value-type="float">
            <text:p>-0.273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1.399998" calcext:value-type="float">
            <text:p>1.3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4.742873" calcext:value-type="float">
            <text:p>4.742873</text:p>
          </table:table-cell>
          <table:table-cell office:value-type="float" office:value="3.973197" calcext:value-type="float">
            <text:p>3.973197</text:p>
          </table:table-cell>
          <table:table-cell office:value-type="float" office:value="8.766671" calcext:value-type="float">
            <text:p>8.7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 office:value-type="float" office:value="11.20322" calcext:value-type="float">
            <text:p>11.20322</text:p>
          </table:table-cell>
          <table:table-cell office:value-type="float" office:value="0.344162" calcext:value-type="float">
            <text:p>0.344162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53501" calcext:value-type="float">
            <text:p>-0.2535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1.199998" calcext:value-type="float">
            <text:p>1.1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office:value-type="float" office:value="5.035085" calcext:value-type="float">
            <text:p>5.035085</text:p>
          </table:table-cell>
          <table:table-cell office:value-type="float" office:value="3.970762" calcext:value-type="float">
            <text:p>3.970762</text:p>
          </table:table-cell>
          <table:table-cell office:value-type="float" office:value="8.833338" calcext:value-type="float">
            <text:p>8.8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11.391988" calcext:value-type="float">
            <text:p>11.391988</text:p>
          </table:table-cell>
          <table:table-cell office:value-type="float" office:value="0.295257" calcext:value-type="float">
            <text:p>0.295257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34001" calcext:value-type="float">
            <text:p>-0.234001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3.9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office:value-type="float" office:value="5.32952" calcext:value-type="float">
            <text:p>5.32952</text:p>
          </table:table-cell>
          <table:table-cell office:value-type="float" office:value="3.968308" calcext:value-type="float">
            <text:p>3.968308</text:p>
          </table:table-cell>
          <table:table-cell office:value-type="float" office:value="8.900004" calcext:value-type="float">
            <text:p>8.9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581674" calcext:value-type="float">
            <text:p>11.581674</text:p>
          </table:table-cell>
          <table:table-cell office:value-type="float" office:value="0.250042" calcext:value-type="float">
            <text:p>0.250042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2145" calcext:value-type="float">
            <text:p>-0.214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9998" calcext:value-type="float">
            <text:p>0.799998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626176" calcext:value-type="float">
            <text:p>5.626176</text:p>
          </table:table-cell>
          <table:table-cell office:value-type="float" office:value="3.965836" calcext:value-type="float">
            <text:p>3.965836</text:p>
          </table:table-cell>
          <table:table-cell office:value-type="float" office:value="8.966671" calcext:value-type="float">
            <text:p>8.9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</text:p>
          </table:table-cell>
          <table:table-cell office:value-type="float" office:value="11.772206" calcext:value-type="float">
            <text:p>11.772206</text:p>
          </table:table-cell>
          <table:table-cell office:value-type="float" office:value="0.208534" calcext:value-type="float">
            <text:p>0.20853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95" calcext:value-type="float">
            <text:p>-0.19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0.603331" calcext:value-type="float">
            <text:p>0.603331</text:p>
          </table:table-cell>
          <table:table-cell office:value-type="float" office:value="-4" calcext:value-type="float">
            <text:p>-4</text:p>
          </table:table-cell>
          <table:table-cell office:value-type="float" office:value="-5.8" calcext:value-type="float">
            <text:p>-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03" calcext:value-type="float">
            <text:p>4.03</text:p>
          </table:table-cell>
          <table:table-cell office:value-type="float" office:value="2" calcext:value-type="float">
            <text:p>2</text:p>
          </table:table-cell>
          <table:table-cell office:value-type="float" office:value="5.925055" calcext:value-type="float">
            <text:p>5.925055</text:p>
          </table:table-cell>
          <table:table-cell office:value-type="float" office:value="3.963345" calcext:value-type="float">
            <text:p>3.963345</text:p>
          </table:table-cell>
          <table:table-cell office:value-type="float" office:value="9.033338" calcext:value-type="float">
            <text:p>9.0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06" calcext:value-type="float">
            <text:p>4.06</text:p>
          </table:table-cell>
          <table:table-cell office:value-type="float" office:value="0" calcext:value-type="float">
            <text:p>0</text:p>
          </table:table-cell>
          <table:table-cell office:value-type="float" office:value="11.96351" calcext:value-type="float">
            <text:p>11.96351</text:p>
          </table:table-cell>
          <table:table-cell office:value-type="float" office:value="0.17075" calcext:value-type="float">
            <text:p>0.17075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755" calcext:value-type="float">
            <text:p>-0.175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0.409998" calcext:value-type="float">
            <text:p>0.409998</text:p>
          </table:table-cell>
          <table:table-cell office:value-type="float" office:value="-4" calcext:value-type="float">
            <text:p>-4</text:p>
          </table:table-cell>
          <table:table-cell office:value-type="float" office:value="-5.7" calcext:value-type="float">
            <text:p>-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office:value-type="float" office:value="6.226155" calcext:value-type="float">
            <text:p>6.226155</text:p>
          </table:table-cell>
          <table:table-cell office:value-type="float" office:value="3.960836" calcext:value-type="float">
            <text:p>3.960836</text:p>
          </table:table-cell>
          <table:table-cell office:value-type="float" office:value="9.100004" calcext:value-type="float">
            <text:p>9.1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2.155515" calcext:value-type="float">
            <text:p>12.155515</text:p>
          </table:table-cell>
          <table:table-cell office:value-type="float" office:value="0.136702" calcext:value-type="float">
            <text:p>0.136702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219998" calcext:value-type="float">
            <text:p>0.219998</text:p>
          </table:table-cell>
          <table:table-cell office:value-type="float" office:value="-4" calcext:value-type="float">
            <text:p>-4</text:p>
          </table:table-cell>
          <table:table-cell office:value-type="float" office:value="-5.6" calcext:value-type="float">
            <text:p>-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6.529478" calcext:value-type="float">
            <text:p>6.529478</text:p>
          </table:table-cell>
          <table:table-cell office:value-type="float" office:value="3.958308" calcext:value-type="float">
            <text:p>3.958308</text:p>
          </table:table-cell>
          <table:table-cell office:value-type="float" office:value="9.166671" calcext:value-type="float">
            <text:p>9.1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float" office:value="12.348148" calcext:value-type="float">
            <text:p>12.348148</text:p>
          </table:table-cell>
          <table:table-cell office:value-type="float" office:value="0.106406" calcext:value-type="float">
            <text:p>0.106406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365" calcext:value-type="float">
            <text:p>-0.136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0.033331" calcext:value-type="float">
            <text:p>0.033331</text:p>
          </table:table-cell>
          <table:table-cell office:value-type="float" office:value="-4" calcext:value-type="float">
            <text:p>-4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13" calcext:value-type="float">
            <text:p>4.13</text:p>
          </table:table-cell>
          <table:table-cell office:value-type="float" office:value="2" calcext:value-type="float">
            <text:p>2</text:p>
          </table:table-cell>
          <table:table-cell office:value-type="float" office:value="6.835024" calcext:value-type="float">
            <text:p>6.835024</text:p>
          </table:table-cell>
          <table:table-cell office:value-type="float" office:value="3.955762" calcext:value-type="float">
            <text:p>3.955762</text:p>
          </table:table-cell>
          <table:table-cell office:value-type="float" office:value="9.233337" calcext:value-type="float">
            <text:p>9.23333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12.541334" calcext:value-type="float">
            <text:p>12.541334</text:p>
          </table:table-cell>
          <table:table-cell office:value-type="float" office:value="0.079871" calcext:value-type="float">
            <text:p>0.079871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117" calcext:value-type="float">
            <text:p>-0.117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-0.150002" calcext:value-type="float">
            <text:p>-0.150002</text:p>
          </table:table-cell>
          <table:table-cell office:value-type="float" office:value="-4" calcext:value-type="float">
            <text:p>-4</text:p>
          </table:table-cell>
          <table:table-cell office:value-type="float" office:value="-5.400001" calcext:value-type="float">
            <text:p>-5.4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16" calcext:value-type="float">
            <text:p>4.16</text:p>
          </table:table-cell>
          <table:table-cell office:value-type="float" office:value="2" calcext:value-type="float">
            <text:p>2</text:p>
          </table:table-cell>
          <table:table-cell office:value-type="float" office:value="7.142791" calcext:value-type="float">
            <text:p>7.142791</text:p>
          </table:table-cell>
          <table:table-cell office:value-type="float" office:value="3.953197" calcext:value-type="float">
            <text:p>3.953197</text:p>
          </table:table-cell>
          <table:table-cell office:value-type="float" office:value="9.300004" calcext:value-type="float">
            <text:p>9.3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2.735002" calcext:value-type="float">
            <text:p>12.735002</text:p>
          </table:table-cell>
          <table:table-cell office:value-type="float" office:value="0.057107" calcext:value-type="float">
            <text:p>0.057107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975" calcext:value-type="float">
            <text:p>-0.097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-0.330002" calcext:value-type="float">
            <text:p>-0.330002</text:p>
          </table:table-cell>
          <table:table-cell office:value-type="float" office:value="-4" calcext:value-type="float">
            <text:p>-4</text:p>
          </table:table-cell>
          <table:table-cell office:value-type="float" office:value="-5.300001" calcext:value-type="float">
            <text:p>-5.3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7.45278" calcext:value-type="float">
            <text:p>7.45278</text:p>
          </table:table-cell>
          <table:table-cell office:value-type="float" office:value="3.950614" calcext:value-type="float">
            <text:p>3.950614</text:p>
          </table:table-cell>
          <table:table-cell office:value-type="float" office:value="9.366671" calcext:value-type="float">
            <text:p>9.3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12.929076" calcext:value-type="float">
            <text:p>12.929076</text:p>
          </table:table-cell>
          <table:table-cell office:value-type="float" office:value="0.038125" calcext:value-type="float">
            <text:p>0.038125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78" calcext:value-type="float">
            <text:p>-0.078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-0.506669" calcext:value-type="float">
            <text:p>-0.506669</text:p>
          </table:table-cell>
          <table:table-cell office:value-type="float" office:value="-4" calcext:value-type="float">
            <text:p>-4</text:p>
          </table:table-cell>
          <table:table-cell office:value-type="float" office:value="-5.200001" calcext:value-type="float">
            <text:p>-5.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23" calcext:value-type="float">
            <text:p>4.23</text:p>
          </table:table-cell>
          <table:table-cell office:value-type="float" office:value="2" calcext:value-type="float">
            <text:p>2</text:p>
          </table:table-cell>
          <table:table-cell office:value-type="float" office:value="7.764992" calcext:value-type="float">
            <text:p>7.764992</text:p>
          </table:table-cell>
          <table:table-cell office:value-type="float" office:value="3.948012" calcext:value-type="float">
            <text:p>3.948012</text:p>
          </table:table-cell>
          <table:table-cell office:value-type="float" office:value="9.433337" calcext:value-type="float">
            <text:p>9.43333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13.123483" calcext:value-type="float">
            <text:p>13.12348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585" calcext:value-type="float">
            <text:p>-0.058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-0.680002" calcext:value-type="float">
            <text:p>-0.680002</text:p>
          </table:table-cell>
          <table:table-cell office:value-type="float" office:value="-4" calcext:value-type="float">
            <text:p>-4</text:p>
          </table:table-cell>
          <table:table-cell office:value-type="float" office:value="-5.100001" calcext:value-type="float">
            <text:p>-5.1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26" calcext:value-type="float">
            <text:p>4.26</text:p>
          </table:table-cell>
          <table:table-cell office:value-type="float" office:value="2" calcext:value-type="float">
            <text:p>2</text:p>
          </table:table-cell>
          <table:table-cell office:value-type="float" office:value="8.079425" calcext:value-type="float">
            <text:p>8.079425</text:p>
          </table:table-cell>
          <table:table-cell office:value-type="float" office:value="3.945391" calcext:value-type="float">
            <text:p>3.945391</text:p>
          </table:table-cell>
          <table:table-cell office:value-type="float" office:value="9.500004" calcext:value-type="float">
            <text:p>9.5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13.31815" calcext:value-type="float">
            <text:p>13.31815</text:p>
          </table:table-cell>
          <table:table-cell office:value-type="float" office:value="0.011529" calcext:value-type="float">
            <text:p>0.011529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39" calcext:value-type="float">
            <text:p>-0.039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-0.850002" calcext:value-type="float">
            <text:p>-0.850002</text:p>
          </table:table-cell>
          <table:table-cell office:value-type="float" office:value="-4" calcext:value-type="float">
            <text:p>-4</text:p>
          </table:table-cell>
          <table:table-cell office:value-type="float" office:value="-5.000001" calcext:value-type="float">
            <text:p>-5.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8.396081" calcext:value-type="float">
            <text:p>8.396081</text:p>
          </table:table-cell>
          <table:table-cell office:value-type="float" office:value="3.942752" calcext:value-type="float">
            <text:p>3.942752</text:p>
          </table:table-cell>
          <table:table-cell office:value-type="float" office:value="9.56667" calcext:value-type="float">
            <text:p>9.5666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13.513002" calcext:value-type="float">
            <text:p>13.513002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-0.0195" calcext:value-type="float">
            <text:p>-0.0195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float" office:value="-1.016669" calcext:value-type="float">
            <text:p>-1.016669</text:p>
          </table:table-cell>
          <table:table-cell office:value-type="float" office:value="-4" calcext:value-type="float">
            <text:p>-4</text:p>
          </table:table-cell>
          <table:table-cell office:value-type="float" office:value="-4.900001" calcext:value-type="float">
            <text:p>-4.9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33" calcext:value-type="float">
            <text:p>4.33</text:p>
          </table:table-cell>
          <table:table-cell office:value-type="float" office:value="2" calcext:value-type="float">
            <text:p>2</text:p>
          </table:table-cell>
          <table:table-cell office:value-type="float" office:value="8.714959" calcext:value-type="float">
            <text:p>8.714959</text:p>
          </table:table-cell>
          <table:table-cell office:value-type="float" office:value="3.940095" calcext:value-type="float">
            <text:p>3.940095</text:p>
          </table:table-cell>
          <table:table-cell office:value-type="float" office:value="9.633337" calcext:value-type="float">
            <text:p>9.63333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13.707965" calcext:value-type="float">
            <text:p>13.70796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850011" calcext:value-type="float">
            <text:p>5.8500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float" office:value="-1.180002" calcext:value-type="float">
            <text:p>-1.180002</text:p>
          </table:table-cell>
          <table:table-cell office:value-type="float" office:value="-4" calcext:value-type="float">
            <text:p>-4</text:p>
          </table:table-cell>
          <table:table-cell office:value-type="float" office:value="-4.800001" calcext:value-type="float">
            <text:p>-4.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36" calcext:value-type="float">
            <text:p>4.36</text:p>
          </table:table-cell>
          <table:table-cell office:value-type="float" office:value="2" calcext:value-type="float">
            <text:p>2</text:p>
          </table:table-cell>
          <table:table-cell office:value-type="float" office:value="9.036059" calcext:value-type="float">
            <text:p>9.036059</text:p>
          </table:table-cell>
          <table:table-cell office:value-type="float" office:value="3.937419" calcext:value-type="float">
            <text:p>3.937419</text:p>
          </table:table-cell>
          <table:table-cell office:value-type="float" office:value="9.700004" calcext:value-type="float">
            <text:p>9.7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13.902966" calcext:value-type="float">
            <text:p>13.90296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783345" calcext:value-type="float">
            <text:p>5.7833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-1.340002" calcext:value-type="float">
            <text:p>-1.340002</text:p>
          </table:table-cell>
          <table:table-cell office:value-type="float" office:value="-4" calcext:value-type="float">
            <text:p>-4</text:p>
          </table:table-cell>
          <table:table-cell office:value-type="float" office:value="-4.700001" calcext:value-type="float">
            <text:p>-4.7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9.359381" calcext:value-type="float">
            <text:p>9.359381</text:p>
          </table:table-cell>
          <table:table-cell office:value-type="float" office:value="3.934724" calcext:value-type="float">
            <text:p>3.934724</text:p>
          </table:table-cell>
          <table:table-cell office:value-type="float" office:value="9.76667" calcext:value-type="float">
            <text:p>9.7666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float" office:value="14.095744" calcext:value-type="float">
            <text:p>14.09574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716678" calcext:value-type="float">
            <text:p>5.7166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office:value-type="float" office:value="-1.496669" calcext:value-type="float">
            <text:p>-1.496669</text:p>
          </table:table-cell>
          <table:table-cell office:value-type="float" office:value="-4" calcext:value-type="float">
            <text:p>-4</text:p>
          </table:table-cell>
          <table:table-cell office:value-type="float" office:value="-4.600001" calcext:value-type="float">
            <text:p>-4.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43" calcext:value-type="float">
            <text:p>4.43</text:p>
          </table:table-cell>
          <table:table-cell office:value-type="float" office:value="2" calcext:value-type="float">
            <text:p>2</text:p>
          </table:table-cell>
          <table:table-cell office:value-type="float" office:value="9.684926" calcext:value-type="float">
            <text:p>9.684926</text:p>
          </table:table-cell>
          <table:table-cell office:value-type="float" office:value="3.932012" calcext:value-type="float">
            <text:p>3.932012</text:p>
          </table:table-cell>
          <table:table-cell office:value-type="float" office:value="9.833337" calcext:value-type="float">
            <text:p>9.83333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14.2863" calcext:value-type="float">
            <text:p>14.286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650012" calcext:value-type="float">
            <text:p>5.6500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-1.650003" calcext:value-type="float">
            <text:p>-1.650003</text:p>
          </table:table-cell>
          <table:table-cell office:value-type="float" office:value="-4" calcext:value-type="float">
            <text:p>-4</text:p>
          </table:table-cell>
          <table:table-cell office:value-type="float" office:value="-4.500001" calcext:value-type="float">
            <text:p>-4.5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46" calcext:value-type="float">
            <text:p>4.46</text:p>
          </table:table-cell>
          <table:table-cell office:value-type="float" office:value="2" calcext:value-type="float">
            <text:p>2</text:p>
          </table:table-cell>
          <table:table-cell office:value-type="float" office:value="10.012692" calcext:value-type="float">
            <text:p>10.012692</text:p>
          </table:table-cell>
          <table:table-cell office:value-type="float" office:value="3.92928" calcext:value-type="float">
            <text:p>3.9292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4.474634" calcext:value-type="float">
            <text:p>14.47463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583345" calcext:value-type="float">
            <text:p>5.5833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-1.800003" calcext:value-type="float">
            <text:p>-1.800003</text:p>
          </table:table-cell>
          <table:table-cell office:value-type="float" office:value="-4" calcext:value-type="float">
            <text:p>-4</text:p>
          </table:table-cell>
          <table:table-cell office:value-type="float" office:value="-4.400002" calcext:value-type="float">
            <text:p>-4.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10.342681" calcext:value-type="float">
            <text:p>10.342681</text:p>
          </table:table-cell>
          <table:table-cell office:value-type="float" office:value="3.92653" calcext:value-type="float">
            <text:p>3.9265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  <table:table-cell office:value-type="float" office:value="14.660745" calcext:value-type="float">
            <text:p>14.66074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516678" calcext:value-type="float">
            <text:p>5.5166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-1.946669" calcext:value-type="float">
            <text:p>-1.946669</text:p>
          </table:table-cell>
          <table:table-cell office:value-type="float" office:value="-4" calcext:value-type="float">
            <text:p>-4</text:p>
          </table:table-cell>
          <table:table-cell office:value-type="float" office:value="-4.300002" calcext:value-type="float">
            <text:p>-4.3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53" calcext:value-type="float">
            <text:p>4.53</text:p>
          </table:table-cell>
          <table:table-cell office:value-type="float" office:value="2" calcext:value-type="float">
            <text:p>2</text:p>
          </table:table-cell>
          <table:table-cell office:value-type="float" office:value="10.67267" calcext:value-type="float">
            <text:p>10.67267</text:p>
          </table:table-cell>
          <table:table-cell office:value-type="float" office:value="3.92378" calcext:value-type="float">
            <text:p>3.9237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14.844635" calcext:value-type="float">
            <text:p>14.84463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450012" calcext:value-type="float">
            <text:p>5.4500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office:value-type="float" office:value="-2.090003" calcext:value-type="float">
            <text:p>-2.090003</text:p>
          </table:table-cell>
          <table:table-cell office:value-type="float" office:value="-4" calcext:value-type="float">
            <text:p>-4</text:p>
          </table:table-cell>
          <table:table-cell office:value-type="float" office:value="-4.200002" calcext:value-type="float">
            <text:p>-4.2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56" calcext:value-type="float">
            <text:p>4.56</text:p>
          </table:table-cell>
          <table:table-cell office:value-type="float" office:value="2" calcext:value-type="float">
            <text:p>2</text:p>
          </table:table-cell>
          <table:table-cell office:value-type="float" office:value="11.002658" calcext:value-type="float">
            <text:p>11.002658</text:p>
          </table:table-cell>
          <table:table-cell office:value-type="float" office:value="3.92103" calcext:value-type="float">
            <text:p>3.9210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15.026302" calcext:value-type="float">
            <text:p>15.02630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383345" calcext:value-type="float">
            <text:p>5.3833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-2.230003" calcext:value-type="float">
            <text:p>-2.230003</text:p>
          </table:table-cell>
          <table:table-cell office:value-type="float" office:value="-4" calcext:value-type="float">
            <text:p>-4</text:p>
          </table:table-cell>
          <table:table-cell office:value-type="float" office:value="-4.100002" calcext:value-type="float">
            <text:p>-4.1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  <table:table-cell office:value-type="float" office:value="11.332647" calcext:value-type="float">
            <text:p>11.332647</text:p>
          </table:table-cell>
          <table:table-cell office:value-type="float" office:value="3.91828" calcext:value-type="float">
            <text:p>3.9182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15.205746" calcext:value-type="float">
            <text:p>15.20574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316679" calcext:value-type="float">
            <text:p>5.316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office:value-type="float" office:value="-2.366669" calcext:value-type="float">
            <text:p>-2.366669</text:p>
          </table:table-cell>
          <table:table-cell office:value-type="float" office:value="-4" calcext:value-type="float">
            <text:p>-4</text:p>
          </table:table-cell>
          <table:table-cell office:value-type="float" office:value="-4.000002" calcext:value-type="float">
            <text:p>-4.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63" calcext:value-type="float">
            <text:p>4.63</text:p>
          </table:table-cell>
          <table:table-cell office:value-type="float" office:value="2" calcext:value-type="float">
            <text:p>2</text:p>
          </table:table-cell>
          <table:table-cell office:value-type="float" office:value="11.662636" calcext:value-type="float">
            <text:p>11.662636</text:p>
          </table:table-cell>
          <table:table-cell office:value-type="float" office:value="3.91553" calcext:value-type="float">
            <text:p>3.9155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66" calcext:value-type="float">
            <text:p>4.66</text:p>
          </table:table-cell>
          <table:table-cell office:value-type="float" office:value="0" calcext:value-type="float">
            <text:p>0</text:p>
          </table:table-cell>
          <table:table-cell office:value-type="float" office:value="15.382969" calcext:value-type="float">
            <text:p>15.38296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250012" calcext:value-type="float">
            <text:p>5.2500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-2.500003" calcext:value-type="float">
            <text:p>-2.500003</text:p>
          </table:table-cell>
          <table:table-cell office:value-type="float" office:value="-4" calcext:value-type="float">
            <text:p>-4</text:p>
          </table:table-cell>
          <table:table-cell office:value-type="float" office:value="-3.900002" calcext:value-type="float">
            <text:p>-3.9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66" calcext:value-type="float">
            <text:p>4.66</text:p>
          </table:table-cell>
          <table:table-cell office:value-type="float" office:value="2" calcext:value-type="float">
            <text:p>2</text:p>
          </table:table-cell>
          <table:table-cell office:value-type="float" office:value="11.992624" calcext:value-type="float">
            <text:p>11.992624</text:p>
          </table:table-cell>
          <table:table-cell office:value-type="float" office:value="3.91278" calcext:value-type="float">
            <text:p>3.9127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15.557969" calcext:value-type="float">
            <text:p>15.55796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183345" calcext:value-type="float">
            <text:p>5.1833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-2.630003" calcext:value-type="float">
            <text:p>-2.630003</text:p>
          </table:table-cell>
          <table:table-cell office:value-type="float" office:value="-4" calcext:value-type="float">
            <text:p>-4</text:p>
          </table:table-cell>
          <table:table-cell office:value-type="float" office:value="-3.800002" calcext:value-type="float">
            <text:p>-3.8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12.322613" calcext:value-type="float">
            <text:p>12.322613</text:p>
          </table:table-cell>
          <table:table-cell office:value-type="float" office:value="3.91003" calcext:value-type="float">
            <text:p>3.9100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15.730748" calcext:value-type="float">
            <text:p>15.73074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116679" calcext:value-type="float">
            <text:p>5.116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office:value-type="float" office:value="-2.75667" calcext:value-type="float">
            <text:p>-2.75667</text:p>
          </table:table-cell>
          <table:table-cell office:value-type="float" office:value="-4" calcext:value-type="float">
            <text:p>-4</text:p>
          </table:table-cell>
          <table:table-cell office:value-type="float" office:value="-3.700002" calcext:value-type="float">
            <text:p>-3.7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73" calcext:value-type="float">
            <text:p>4.73</text:p>
          </table:table-cell>
          <table:table-cell office:value-type="float" office:value="2" calcext:value-type="float">
            <text:p>2</text:p>
          </table:table-cell>
          <table:table-cell office:value-type="float" office:value="12.652602" calcext:value-type="float">
            <text:p>12.652602</text:p>
          </table:table-cell>
          <table:table-cell office:value-type="float" office:value="3.90728" calcext:value-type="float">
            <text:p>3.9072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15.901304" calcext:value-type="float">
            <text:p>15.90130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5.050012" calcext:value-type="float">
            <text:p>5.0500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-2.880003" calcext:value-type="float">
            <text:p>-2.880003</text:p>
          </table:table-cell>
          <table:table-cell office:value-type="float" office:value="-4" calcext:value-type="float">
            <text:p>-4</text:p>
          </table:table-cell>
          <table:table-cell office:value-type="float" office:value="-3.600002" calcext:value-type="float">
            <text:p>-3.6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76" calcext:value-type="float">
            <text:p>4.76</text:p>
          </table:table-cell>
          <table:table-cell office:value-type="float" office:value="2" calcext:value-type="float">
            <text:p>2</text:p>
          </table:table-cell>
          <table:table-cell office:value-type="float" office:value="12.98259" calcext:value-type="float">
            <text:p>12.98259</text:p>
          </table:table-cell>
          <table:table-cell office:value-type="float" office:value="3.90453" calcext:value-type="float">
            <text:p>3.9045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16.069637" calcext:value-type="float">
            <text:p>16.06963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983346" calcext:value-type="float">
            <text:p>4.9833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-3.000003" calcext:value-type="float">
            <text:p>-3.000003</text:p>
          </table:table-cell>
          <table:table-cell office:value-type="float" office:value="-4" calcext:value-type="float">
            <text:p>-4</text:p>
          </table:table-cell>
          <table:table-cell office:value-type="float" office:value="-3.500002" calcext:value-type="float">
            <text:p>-3.5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13.312579" calcext:value-type="float">
            <text:p>13.312579</text:p>
          </table:table-cell>
          <table:table-cell office:value-type="float" office:value="3.90178" calcext:value-type="float">
            <text:p>3.9017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16.235749" calcext:value-type="float">
            <text:p>16.2357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916679" calcext:value-type="float">
            <text:p>4.916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83" calcext:value-type="float">
            <text:p>4.83</text:p>
          </table:table-cell>
          <table:table-cell office:value-type="float" office:value="1" calcext:value-type="float">
            <text:p>1</text:p>
          </table:table-cell>
          <table:table-cell office:value-type="float" office:value="-3.11667" calcext:value-type="float">
            <text:p>-3.11667</text:p>
          </table:table-cell>
          <table:table-cell office:value-type="float" office:value="-4" calcext:value-type="float">
            <text:p>-4</text:p>
          </table:table-cell>
          <table:table-cell office:value-type="float" office:value="-3.400002" calcext:value-type="float">
            <text:p>-3.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83" calcext:value-type="float">
            <text:p>4.83</text:p>
          </table:table-cell>
          <table:table-cell office:value-type="float" office:value="2" calcext:value-type="float">
            <text:p>2</text:p>
          </table:table-cell>
          <table:table-cell office:value-type="float" office:value="13.642568" calcext:value-type="float">
            <text:p>13.642568</text:p>
          </table:table-cell>
          <table:table-cell office:value-type="float" office:value="3.89903" calcext:value-type="float">
            <text:p>3.8990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16.399638" calcext:value-type="float">
            <text:p>16.39963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850012" calcext:value-type="float">
            <text:p>4.8500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86" calcext:value-type="float">
            <text:p>4.86</text:p>
          </table:table-cell>
          <table:table-cell office:value-type="float" office:value="1" calcext:value-type="float">
            <text:p>1</text:p>
          </table:table-cell>
          <table:table-cell office:value-type="float" office:value="-3.230003" calcext:value-type="float">
            <text:p>-3.230003</text:p>
          </table:table-cell>
          <table:table-cell office:value-type="float" office:value="-4" calcext:value-type="float">
            <text:p>-4</text:p>
          </table:table-cell>
          <table:table-cell office:value-type="float" office:value="-3.300003" calcext:value-type="float">
            <text:p>-3.3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86" calcext:value-type="float">
            <text:p>4.86</text:p>
          </table:table-cell>
          <table:table-cell office:value-type="float" office:value="2" calcext:value-type="float">
            <text:p>2</text:p>
          </table:table-cell>
          <table:table-cell office:value-type="float" office:value="13.972556" calcext:value-type="float">
            <text:p>13.972556</text:p>
          </table:table-cell>
          <table:table-cell office:value-type="float" office:value="3.89628" calcext:value-type="float">
            <text:p>3.8962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6.561305" calcext:value-type="float">
            <text:p>16.5613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783346" calcext:value-type="float">
            <text:p>4.7833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-3.340003" calcext:value-type="float">
            <text:p>-3.340003</text:p>
          </table:table-cell>
          <table:table-cell office:value-type="float" office:value="-4" calcext:value-type="float">
            <text:p>-4</text:p>
          </table:table-cell>
          <table:table-cell office:value-type="float" office:value="-3.200003" calcext:value-type="float">
            <text:p>-3.2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14.302545" calcext:value-type="float">
            <text:p>14.302545</text:p>
          </table:table-cell>
          <table:table-cell office:value-type="float" office:value="3.89353" calcext:value-type="float">
            <text:p>3.8935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16.72075" calcext:value-type="float">
            <text:p>16.7207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716679" calcext:value-type="float">
            <text:p>4.716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93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-3.44667" calcext:value-type="float">
            <text:p>-3.44667</text:p>
          </table:table-cell>
          <table:table-cell office:value-type="float" office:value="-4" calcext:value-type="float">
            <text:p>-4</text:p>
          </table:table-cell>
          <table:table-cell office:value-type="float" office:value="-3.100003" calcext:value-type="float">
            <text:p>-3.1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93" calcext:value-type="float">
            <text:p>4.93</text:p>
          </table:table-cell>
          <table:table-cell office:value-type="float" office:value="2" calcext:value-type="float">
            <text:p>2</text:p>
          </table:table-cell>
          <table:table-cell office:value-type="float" office:value="14.632534" calcext:value-type="float">
            <text:p>14.632534</text:p>
          </table:table-cell>
          <table:table-cell office:value-type="float" office:value="3.89078" calcext:value-type="float">
            <text:p>3.8907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16.877973" calcext:value-type="float">
            <text:p>16.87797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650012" calcext:value-type="float">
            <text:p>4.6500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-3.550004" calcext:value-type="float">
            <text:p>-3.550004</text:p>
          </table:table-cell>
          <table:table-cell office:value-type="float" office:value="-4" calcext:value-type="float">
            <text:p>-4</text:p>
          </table:table-cell>
          <table:table-cell office:value-type="float" office:value="-3.000003" calcext:value-type="float">
            <text:p>-3.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4.96" calcext:value-type="float">
            <text:p>4.96</text:p>
          </table:table-cell>
          <table:table-cell office:value-type="float" office:value="2" calcext:value-type="float">
            <text:p>2</text:p>
          </table:table-cell>
          <table:table-cell office:value-type="float" office:value="14.962522" calcext:value-type="float">
            <text:p>14.962522</text:p>
          </table:table-cell>
          <table:table-cell office:value-type="float" office:value="3.88803" calcext:value-type="float">
            <text:p>3.8880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32973" calcext:value-type="float">
            <text:p>17.03297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583346" calcext:value-type="float">
            <text:p>4.5833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.650004" calcext:value-type="float">
            <text:p>-3.650004</text:p>
          </table:table-cell>
          <table:table-cell office:value-type="float" office:value="-4" calcext:value-type="float">
            <text:p>-4</text:p>
          </table:table-cell>
          <table:table-cell office:value-type="float" office:value="-2.900003" calcext:value-type="float">
            <text:p>-2.9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.292511" calcext:value-type="float">
            <text:p>15.292511</text:p>
          </table:table-cell>
          <table:table-cell office:value-type="float" office:value="3.88528" calcext:value-type="float">
            <text:p>3.8852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17.185751" calcext:value-type="float">
            <text:p>17.18575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516679" calcext:value-type="float">
            <text:p>4.516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office:value-type="float" office:value="-3.74667" calcext:value-type="float">
            <text:p>-3.74667</text:p>
          </table:table-cell>
          <table:table-cell office:value-type="float" office:value="-4" calcext:value-type="float">
            <text:p>-4</text:p>
          </table:table-cell>
          <table:table-cell office:value-type="float" office:value="-2.800003" calcext:value-type="float">
            <text:p>-2.8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03" calcext:value-type="float">
            <text:p>5.03</text:p>
          </table:table-cell>
          <table:table-cell office:value-type="float" office:value="2" calcext:value-type="float">
            <text:p>2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3.88253" calcext:value-type="float">
            <text:p>3.8825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17.336307" calcext:value-type="float">
            <text:p>17.33630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450013" calcext:value-type="float">
            <text:p>4.4500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office:value-type="float" office:value="-3.840004" calcext:value-type="float">
            <text:p>-3.840004</text:p>
          </table:table-cell>
          <table:table-cell office:value-type="float" office:value="-4" calcext:value-type="float">
            <text:p>-4</text:p>
          </table:table-cell>
          <table:table-cell office:value-type="float" office:value="-2.700003" calcext:value-type="float">
            <text:p>-2.7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06" calcext:value-type="float">
            <text:p>5.06</text:p>
          </table:table-cell>
          <table:table-cell office:value-type="float" office:value="2" calcext:value-type="float">
            <text:p>2</text:p>
          </table:table-cell>
          <table:table-cell office:value-type="float" office:value="15.952488" calcext:value-type="float">
            <text:p>15.952488</text:p>
          </table:table-cell>
          <table:table-cell office:value-type="float" office:value="3.87978" calcext:value-type="float">
            <text:p>3.87978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17.484641" calcext:value-type="float">
            <text:p>17.48464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383346" calcext:value-type="float">
            <text:p>4.3833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-3.930004" calcext:value-type="float">
            <text:p>-3.930004</text:p>
          </table:table-cell>
          <table:table-cell office:value-type="float" office:value="-4" calcext:value-type="float">
            <text:p>-4</text:p>
          </table:table-cell>
          <table:table-cell office:value-type="float" office:value="-2.600003" calcext:value-type="float">
            <text:p>-2.6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6.282477" calcext:value-type="float">
            <text:p>16.282477</text:p>
          </table:table-cell>
          <table:table-cell office:value-type="float" office:value="3.87703" calcext:value-type="float">
            <text:p>3.87703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17.630753" calcext:value-type="float">
            <text:p>17.63075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316679" calcext:value-type="float">
            <text:p>4.316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13" calcext:value-type="float">
            <text:p>5.13</text:p>
          </table:table-cell>
          <table:table-cell office:value-type="float" office:value="1" calcext:value-type="float">
            <text:p>1</text:p>
          </table:table-cell>
          <table:table-cell office:value-type="float" office:value="-4.016671" calcext:value-type="float">
            <text:p>-4.016671</text:p>
          </table:table-cell>
          <table:table-cell office:value-type="float" office:value="-4" calcext:value-type="float">
            <text:p>-4</text:p>
          </table:table-cell>
          <table:table-cell office:value-type="float" office:value="-2.500003" calcext:value-type="float">
            <text:p>-2.5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13" calcext:value-type="float">
            <text:p>5.13</text:p>
          </table:table-cell>
          <table:table-cell office:value-type="float" office:value="2" calcext:value-type="float">
            <text:p>2</text:p>
          </table:table-cell>
          <table:table-cell office:value-type="float" office:value="16.612465" calcext:value-type="float">
            <text:p>16.612465</text:p>
          </table:table-cell>
          <table:table-cell office:value-type="float" office:value="3.874279" calcext:value-type="float">
            <text:p>3.87427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17.774642" calcext:value-type="float">
            <text:p>17.77464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250013" calcext:value-type="float">
            <text:p>4.2500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-4.100004" calcext:value-type="float">
            <text:p>-4.100004</text:p>
          </table:table-cell>
          <table:table-cell office:value-type="float" office:value="-4" calcext:value-type="float">
            <text:p>-4</text:p>
          </table:table-cell>
          <table:table-cell office:value-type="float" office:value="-2.400003" calcext:value-type="float">
            <text:p>-2.4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16" calcext:value-type="float">
            <text:p>5.16</text:p>
          </table:table-cell>
          <table:table-cell office:value-type="float" office:value="2" calcext:value-type="float">
            <text:p>2</text:p>
          </table:table-cell>
          <table:table-cell office:value-type="float" office:value="16.942454" calcext:value-type="float">
            <text:p>16.942454</text:p>
          </table:table-cell>
          <table:table-cell office:value-type="float" office:value="3.871529" calcext:value-type="float">
            <text:p>3.87152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17.916309" calcext:value-type="float">
            <text:p>17.91630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183346" calcext:value-type="float">
            <text:p>4.1833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-4.180004" calcext:value-type="float">
            <text:p>-4.180004</text:p>
          </table:table-cell>
          <table:table-cell office:value-type="float" office:value="-4" calcext:value-type="float">
            <text:p>-4</text:p>
          </table:table-cell>
          <table:table-cell office:value-type="float" office:value="-2.300004" calcext:value-type="float">
            <text:p>-2.3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17.272443" calcext:value-type="float">
            <text:p>17.272443</text:p>
          </table:table-cell>
          <table:table-cell office:value-type="float" office:value="3.868779" calcext:value-type="float">
            <text:p>3.86877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office:value-type="float" office:value="18.055754" calcext:value-type="float">
            <text:p>18.05575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11668" calcext:value-type="float">
            <text:p>4.116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office:value-type="float" office:value="-4.256671" calcext:value-type="float">
            <text:p>-4.256671</text:p>
          </table:table-cell>
          <table:table-cell office:value-type="float" office:value="-4" calcext:value-type="float">
            <text:p>-4</text:p>
          </table:table-cell>
          <table:table-cell office:value-type="float" office:value="-2.200004" calcext:value-type="float">
            <text:p>-2.2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23" calcext:value-type="float">
            <text:p>5.23</text:p>
          </table:table-cell>
          <table:table-cell office:value-type="float" office:value="2" calcext:value-type="float">
            <text:p>2</text:p>
          </table:table-cell>
          <table:table-cell office:value-type="float" office:value="17.602431" calcext:value-type="float">
            <text:p>17.602431</text:p>
          </table:table-cell>
          <table:table-cell office:value-type="float" office:value="3.866029" calcext:value-type="float">
            <text:p>3.86602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office:value-type="float" office:value="18.192977" calcext:value-type="float">
            <text:p>18.19297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4.050013" calcext:value-type="float">
            <text:p>4.0500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office:value-type="float" office:value="-4.330005" calcext:value-type="float">
            <text:p>-4.330005</text:p>
          </table:table-cell>
          <table:table-cell office:value-type="float" office:value="-4" calcext:value-type="float">
            <text:p>-4</text:p>
          </table:table-cell>
          <table:table-cell office:value-type="float" office:value="-2.100004" calcext:value-type="float">
            <text:p>-2.1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26" calcext:value-type="float">
            <text:p>5.26</text:p>
          </table:table-cell>
          <table:table-cell office:value-type="float" office:value="2" calcext:value-type="float">
            <text:p>2</text:p>
          </table:table-cell>
          <table:table-cell office:value-type="float" office:value="17.93242" calcext:value-type="float">
            <text:p>17.93242</text:p>
          </table:table-cell>
          <table:table-cell office:value-type="float" office:value="3.863279" calcext:value-type="float">
            <text:p>3.86327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18.327977" calcext:value-type="float">
            <text:p>18.32797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983346" calcext:value-type="float">
            <text:p>3.9833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-4.400005" calcext:value-type="float">
            <text:p>-4.400005</text:p>
          </table:table-cell>
          <table:table-cell office:value-type="float" office:value="-4" calcext:value-type="float">
            <text:p>-4</text:p>
          </table:table-cell>
          <table:table-cell office:value-type="float" office:value="-2.000004" calcext:value-type="float">
            <text:p>-2.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office:value-type="float" office:value="18.262409" calcext:value-type="float">
            <text:p>18.262409</text:p>
          </table:table-cell>
          <table:table-cell office:value-type="float" office:value="3.860529" calcext:value-type="float">
            <text:p>3.86052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8.460755" calcext:value-type="float">
            <text:p>18.46075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91668" calcext:value-type="float">
            <text:p>3.916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office:value-type="float" office:value="-4.466672" calcext:value-type="float">
            <text:p>-4.466672</text:p>
          </table:table-cell>
          <table:table-cell office:value-type="float" office:value="-4" calcext:value-type="float">
            <text:p>-4</text:p>
          </table:table-cell>
          <table:table-cell office:value-type="float" office:value="-1.900004" calcext:value-type="float">
            <text:p>-1.9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33" calcext:value-type="float">
            <text:p>5.33</text:p>
          </table:table-cell>
          <table:table-cell office:value-type="float" office:value="2" calcext:value-type="float">
            <text:p>2</text:p>
          </table:table-cell>
          <table:table-cell office:value-type="float" office:value="18.592397" calcext:value-type="float">
            <text:p>18.592397</text:p>
          </table:table-cell>
          <table:table-cell office:value-type="float" office:value="3.857779" calcext:value-type="float">
            <text:p>3.85777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18.591311" calcext:value-type="float">
            <text:p>18.59131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850013" calcext:value-type="float">
            <text:p>3.8500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office:value-type="float" office:value="-4.530005" calcext:value-type="float">
            <text:p>-4.530005</text:p>
          </table:table-cell>
          <table:table-cell office:value-type="float" office:value="-4" calcext:value-type="float">
            <text:p>-4</text:p>
          </table:table-cell>
          <table:table-cell office:value-type="float" office:value="-1.800004" calcext:value-type="float">
            <text:p>-1.8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36" calcext:value-type="float">
            <text:p>5.36</text:p>
          </table:table-cell>
          <table:table-cell office:value-type="float" office:value="2" calcext:value-type="float">
            <text:p>2</text:p>
          </table:table-cell>
          <table:table-cell office:value-type="float" office:value="18.922386" calcext:value-type="float">
            <text:p>18.922386</text:p>
          </table:table-cell>
          <table:table-cell office:value-type="float" office:value="3.855029" calcext:value-type="float">
            <text:p>3.85502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18.719645" calcext:value-type="float">
            <text:p>18.71964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783347" calcext:value-type="float">
            <text:p>3.7833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-4.590005" calcext:value-type="float">
            <text:p>-4.590005</text:p>
          </table:table-cell>
          <table:table-cell office:value-type="float" office:value="-4" calcext:value-type="float">
            <text:p>-4</text:p>
          </table:table-cell>
          <table:table-cell office:value-type="float" office:value="-1.700004" calcext:value-type="float">
            <text:p>-1.7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9.252375" calcext:value-type="float">
            <text:p>19.252375</text:p>
          </table:table-cell>
          <table:table-cell office:value-type="float" office:value="3.852279" calcext:value-type="float">
            <text:p>3.85227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18.845757" calcext:value-type="float">
            <text:p>18.84575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71668" calcext:value-type="float">
            <text:p>3.716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-4.646672" calcext:value-type="float">
            <text:p>-4.646672</text:p>
          </table:table-cell>
          <table:table-cell office:value-type="float" office:value="-4" calcext:value-type="float">
            <text:p>-4</text:p>
          </table:table-cell>
          <table:table-cell office:value-type="float" office:value="-1.600004" calcext:value-type="float">
            <text:p>-1.6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43" calcext:value-type="float">
            <text:p>5.43</text:p>
          </table:table-cell>
          <table:table-cell office:value-type="float" office:value="2" calcext:value-type="float">
            <text:p>2</text:p>
          </table:table-cell>
          <table:table-cell office:value-type="float" office:value="19.582363" calcext:value-type="float">
            <text:p>19.582363</text:p>
          </table:table-cell>
          <table:table-cell office:value-type="float" office:value="3.849529" calcext:value-type="float">
            <text:p>3.84952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  <table:table-cell office:value-type="float" office:value="18.969646" calcext:value-type="float">
            <text:p>18.96964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650013" calcext:value-type="float">
            <text:p>3.6500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-4.700005" calcext:value-type="float">
            <text:p>-4.700005</text:p>
          </table:table-cell>
          <table:table-cell office:value-type="float" office:value="-4" calcext:value-type="float">
            <text:p>-4</text:p>
          </table:table-cell>
          <table:table-cell office:value-type="float" office:value="-1.500004" calcext:value-type="float">
            <text:p>-1.5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46" calcext:value-type="float">
            <text:p>5.46</text:p>
          </table:table-cell>
          <table:table-cell office:value-type="float" office:value="2" calcext:value-type="float">
            <text:p>2</text:p>
          </table:table-cell>
          <table:table-cell office:value-type="float" office:value="19.912352" calcext:value-type="float">
            <text:p>19.912352</text:p>
          </table:table-cell>
          <table:table-cell office:value-type="float" office:value="3.846779" calcext:value-type="float">
            <text:p>3.846779</text:p>
          </table:table-cell>
          <table:table-cell office:value-type="float" office:value="9.900003" calcext:value-type="float">
            <text:p>9.90000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9.091313" calcext:value-type="float">
            <text:p>19.09131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583347" calcext:value-type="float">
            <text:p>3.5833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-4.750006" calcext:value-type="float">
            <text:p>-4.750006</text:p>
          </table:table-cell>
          <table:table-cell office:value-type="float" office:value="-4" calcext:value-type="float">
            <text:p>-4</text:p>
          </table:table-cell>
          <table:table-cell office:value-type="float" office:value="-1.400004" calcext:value-type="float">
            <text:p>-1.4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20.242341" calcext:value-type="float">
            <text:p>20.242341</text:p>
          </table:table-cell>
          <table:table-cell office:value-type="float" office:value="3.844029" calcext:value-type="float">
            <text:p>3.844029</text:p>
          </table:table-cell>
          <table:table-cell office:value-type="float" office:value="9.833337" calcext:value-type="float">
            <text:p>9.83333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office:value-type="float" office:value="19.210758" calcext:value-type="float">
            <text:p>19.21075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51668" calcext:value-type="float">
            <text:p>3.516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53" calcext:value-type="float">
            <text:p>5.53</text:p>
          </table:table-cell>
          <table:table-cell office:value-type="float" office:value="1" calcext:value-type="float">
            <text:p>1</text:p>
          </table:table-cell>
          <table:table-cell office:value-type="float" office:value="-4.796672" calcext:value-type="float">
            <text:p>-4.796672</text:p>
          </table:table-cell>
          <table:table-cell office:value-type="float" office:value="-4" calcext:value-type="float">
            <text:p>-4</text:p>
          </table:table-cell>
          <table:table-cell office:value-type="float" office:value="-1.300004" calcext:value-type="float">
            <text:p>-1.3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53" calcext:value-type="float">
            <text:p>5.53</text:p>
          </table:table-cell>
          <table:table-cell office:value-type="float" office:value="2" calcext:value-type="float">
            <text:p>2</text:p>
          </table:table-cell>
          <table:table-cell office:value-type="float" office:value="20.570107" calcext:value-type="float">
            <text:p>20.570107</text:p>
          </table:table-cell>
          <table:table-cell office:value-type="float" office:value="3.841298" calcext:value-type="float">
            <text:p>3.841298</text:p>
          </table:table-cell>
          <table:table-cell office:value-type="float" office:value="9.76667" calcext:value-type="float">
            <text:p>9.7666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9.327981" calcext:value-type="float">
            <text:p>19.32798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450014" calcext:value-type="float">
            <text:p>3.4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-4.840006" calcext:value-type="float">
            <text:p>-4.840006</text:p>
          </table:table-cell>
          <table:table-cell office:value-type="float" office:value="-4" calcext:value-type="float">
            <text:p>-4</text:p>
          </table:table-cell>
          <table:table-cell office:value-type="float" office:value="-1.200004" calcext:value-type="float">
            <text:p>-1.2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56" calcext:value-type="float">
            <text:p>5.56</text:p>
          </table:table-cell>
          <table:table-cell office:value-type="float" office:value="2" calcext:value-type="float">
            <text:p>2</text:p>
          </table:table-cell>
          <table:table-cell office:value-type="float" office:value="20.895652" calcext:value-type="float">
            <text:p>20.895652</text:p>
          </table:table-cell>
          <table:table-cell office:value-type="float" office:value="3.838585" calcext:value-type="float">
            <text:p>3.838585</text:p>
          </table:table-cell>
          <table:table-cell office:value-type="float" office:value="9.700004" calcext:value-type="float">
            <text:p>9.7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19.442981" calcext:value-type="float">
            <text:p>19.44298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383347" calcext:value-type="float">
            <text:p>3.3833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-4.880006" calcext:value-type="float">
            <text:p>-4.880006</text:p>
          </table:table-cell>
          <table:table-cell office:value-type="float" office:value="-4" calcext:value-type="float">
            <text:p>-4</text:p>
          </table:table-cell>
          <table:table-cell office:value-type="float" office:value="-1.100004" calcext:value-type="float">
            <text:p>-1.1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21.218974" calcext:value-type="float">
            <text:p>21.218974</text:p>
          </table:table-cell>
          <table:table-cell office:value-type="float" office:value="3.83589" calcext:value-type="float">
            <text:p>3.83589</text:p>
          </table:table-cell>
          <table:table-cell office:value-type="float" office:value="9.633337" calcext:value-type="float">
            <text:p>9.63333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19.555759" calcext:value-type="float">
            <text:p>19.55575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31668" calcext:value-type="float">
            <text:p>3.316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-4.916673" calcext:value-type="float">
            <text:p>-4.916673</text:p>
          </table:table-cell>
          <table:table-cell office:value-type="float" office:value="-4" calcext:value-type="float">
            <text:p>-4</text:p>
          </table:table-cell>
          <table:table-cell office:value-type="float" office:value="-1.000004" calcext:value-type="float">
            <text:p>-1.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63" calcext:value-type="float">
            <text:p>5.63</text:p>
          </table:table-cell>
          <table:table-cell office:value-type="float" office:value="2" calcext:value-type="float">
            <text:p>2</text:p>
          </table:table-cell>
          <table:table-cell office:value-type="float" office:value="21.540074" calcext:value-type="float">
            <text:p>21.540074</text:p>
          </table:table-cell>
          <table:table-cell office:value-type="float" office:value="3.833214" calcext:value-type="float">
            <text:p>3.833214</text:p>
          </table:table-cell>
          <table:table-cell office:value-type="float" office:value="9.56667" calcext:value-type="float">
            <text:p>9.5666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19.666315" calcext:value-type="float">
            <text:p>19.66631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250014" calcext:value-type="float">
            <text:p>3.2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-4.950006" calcext:value-type="float">
            <text:p>-4.950006</text:p>
          </table:table-cell>
          <table:table-cell office:value-type="float" office:value="-4" calcext:value-type="float">
            <text:p>-4</text:p>
          </table:table-cell>
          <table:table-cell office:value-type="float" office:value="-0.900004" calcext:value-type="float">
            <text:p>-0.9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66" calcext:value-type="float">
            <text:p>5.66</text:p>
          </table:table-cell>
          <table:table-cell office:value-type="float" office:value="2" calcext:value-type="float">
            <text:p>2</text:p>
          </table:table-cell>
          <table:table-cell office:value-type="float" office:value="21.858952" calcext:value-type="float">
            <text:p>21.858952</text:p>
          </table:table-cell>
          <table:table-cell office:value-type="float" office:value="3.830557" calcext:value-type="float">
            <text:p>3.830557</text:p>
          </table:table-cell>
          <table:table-cell office:value-type="float" office:value="9.500004" calcext:value-type="float">
            <text:p>9.5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19.774649" calcext:value-type="float">
            <text:p>19.7746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183347" calcext:value-type="float">
            <text:p>3.1833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-4.980006" calcext:value-type="float">
            <text:p>-4.980006</text:p>
          </table:table-cell>
          <table:table-cell office:value-type="float" office:value="-4" calcext:value-type="float">
            <text:p>-4</text:p>
          </table:table-cell>
          <table:table-cell office:value-type="float" office:value="-0.800004" calcext:value-type="float">
            <text:p>-0.8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float" office:value="22.175608" calcext:value-type="float">
            <text:p>22.175608</text:p>
          </table:table-cell>
          <table:table-cell office:value-type="float" office:value="3.827918" calcext:value-type="float">
            <text:p>3.827918</text:p>
          </table:table-cell>
          <table:table-cell office:value-type="float" office:value="9.433337" calcext:value-type="float">
            <text:p>9.43333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office:value-type="float" office:value="19.880761" calcext:value-type="float">
            <text:p>19.88076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116681" calcext:value-type="float">
            <text:p>3.1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73" calcext:value-type="float">
            <text:p>5.73</text:p>
          </table:table-cell>
          <table:table-cell office:value-type="float" office:value="1" calcext:value-type="float">
            <text:p>1</text:p>
          </table:table-cell>
          <table:table-cell office:value-type="float" office:value="-5.006673" calcext:value-type="float">
            <text:p>-5.006673</text:p>
          </table:table-cell>
          <table:table-cell office:value-type="float" office:value="-4" calcext:value-type="float">
            <text:p>-4</text:p>
          </table:table-cell>
          <table:table-cell office:value-type="float" office:value="-0.700004" calcext:value-type="float">
            <text:p>-0.7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73" calcext:value-type="float">
            <text:p>5.73</text:p>
          </table:table-cell>
          <table:table-cell office:value-type="float" office:value="2" calcext:value-type="float">
            <text:p>2</text:p>
          </table:table-cell>
          <table:table-cell office:value-type="float" office:value="22.490041" calcext:value-type="float">
            <text:p>22.490041</text:p>
          </table:table-cell>
          <table:table-cell office:value-type="float" office:value="3.825298" calcext:value-type="float">
            <text:p>3.825298</text:p>
          </table:table-cell>
          <table:table-cell office:value-type="float" office:value="9.366671" calcext:value-type="float">
            <text:p>9.3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office:value-type="float" office:value="19.98465" calcext:value-type="float">
            <text:p>19.9846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3.050014" calcext:value-type="float">
            <text:p>3.0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office:value-type="float" office:value="-5.030007" calcext:value-type="float">
            <text:p>-5.030007</text:p>
          </table:table-cell>
          <table:table-cell office:value-type="float" office:value="-4" calcext:value-type="float">
            <text:p>-4</text:p>
          </table:table-cell>
          <table:table-cell office:value-type="float" office:value="-0.600003" calcext:value-type="float">
            <text:p>-0.6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22.802253" calcext:value-type="float">
            <text:p>22.802253</text:p>
          </table:table-cell>
          <table:table-cell office:value-type="float" office:value="3.822696" calcext:value-type="float">
            <text:p>3.822696</text:p>
          </table:table-cell>
          <table:table-cell office:value-type="float" office:value="9.300004" calcext:value-type="float">
            <text:p>9.3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20.086317" calcext:value-type="float">
            <text:p>20.08631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983347" calcext:value-type="float">
            <text:p>2.9833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-5.050007" calcext:value-type="float">
            <text:p>-5.050007</text:p>
          </table:table-cell>
          <table:table-cell office:value-type="float" office:value="-4" calcext:value-type="float">
            <text:p>-4</text:p>
          </table:table-cell>
          <table:table-cell office:value-type="float" office:value="-0.500003" calcext:value-type="float">
            <text:p>-0.5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23.112242" calcext:value-type="float">
            <text:p>23.112242</text:p>
          </table:table-cell>
          <table:table-cell office:value-type="float" office:value="3.820112" calcext:value-type="float">
            <text:p>3.820112</text:p>
          </table:table-cell>
          <table:table-cell office:value-type="float" office:value="9.233337" calcext:value-type="float">
            <text:p>9.23333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83" calcext:value-type="float">
            <text:p>5.83</text:p>
          </table:table-cell>
          <table:table-cell office:value-type="float" office:value="0" calcext:value-type="float">
            <text:p>0</text:p>
          </table:table-cell>
          <table:table-cell office:value-type="float" office:value="20.185762" calcext:value-type="float">
            <text:p>20.18576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916681" calcext:value-type="float">
            <text:p>2.9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-5.066673" calcext:value-type="float">
            <text:p>-5.066673</text:p>
          </table:table-cell>
          <table:table-cell office:value-type="float" office:value="-4" calcext:value-type="float">
            <text:p>-4</text:p>
          </table:table-cell>
          <table:table-cell office:value-type="float" office:value="-0.400003" calcext:value-type="float">
            <text:p>-0.4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83" calcext:value-type="float">
            <text:p>5.83</text:p>
          </table:table-cell>
          <table:table-cell office:value-type="float" office:value="2" calcext:value-type="float">
            <text:p>2</text:p>
          </table:table-cell>
          <table:table-cell office:value-type="float" office:value="23.42001" calcext:value-type="float">
            <text:p>23.42001</text:p>
          </table:table-cell>
          <table:table-cell office:value-type="float" office:value="3.817547" calcext:value-type="float">
            <text:p>3.817547</text:p>
          </table:table-cell>
          <table:table-cell office:value-type="float" office:value="9.166671" calcext:value-type="float">
            <text:p>9.1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20.282985" calcext:value-type="float">
            <text:p>20.28298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850014" calcext:value-type="float">
            <text:p>2.8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-5.080007" calcext:value-type="float">
            <text:p>-5.080007</text:p>
          </table:table-cell>
          <table:table-cell office:value-type="float" office:value="-4" calcext:value-type="float">
            <text:p>-4</text:p>
          </table:table-cell>
          <table:table-cell office:value-type="float" office:value="-0.300003" calcext:value-type="float">
            <text:p>-0.3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86" calcext:value-type="float">
            <text:p>5.86</text:p>
          </table:table-cell>
          <table:table-cell office:value-type="float" office:value="2" calcext:value-type="float">
            <text:p>2</text:p>
          </table:table-cell>
          <table:table-cell office:value-type="float" office:value="23.725555" calcext:value-type="float">
            <text:p>23.725555</text:p>
          </table:table-cell>
          <table:table-cell office:value-type="float" office:value="3.815001" calcext:value-type="float">
            <text:p>3.815001</text:p>
          </table:table-cell>
          <table:table-cell office:value-type="float" office:value="9.100004" calcext:value-type="float">
            <text:p>9.1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20.377985" calcext:value-type="float">
            <text:p>20.37798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783348" calcext:value-type="float">
            <text:p>2.7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-5.090007" calcext:value-type="float">
            <text:p>-5.090007</text:p>
          </table:table-cell>
          <table:table-cell office:value-type="float" office:value="-4" calcext:value-type="float">
            <text:p>-4</text:p>
          </table:table-cell>
          <table:table-cell office:value-type="float" office:value="-0.200003" calcext:value-type="float">
            <text:p>-0.2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float" office:value="24.028878" calcext:value-type="float">
            <text:p>24.028878</text:p>
          </table:table-cell>
          <table:table-cell office:value-type="float" office:value="3.812473" calcext:value-type="float">
            <text:p>3.812473</text:p>
          </table:table-cell>
          <table:table-cell office:value-type="float" office:value="9.033338" calcext:value-type="float">
            <text:p>9.0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20.470764" calcext:value-type="float">
            <text:p>20.47076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716681" calcext:value-type="float">
            <text:p>2.7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-5.096674" calcext:value-type="float">
            <text:p>-5.096674</text:p>
          </table:table-cell>
          <table:table-cell office:value-type="float" office:value="-4" calcext:value-type="float">
            <text:p>-4</text:p>
          </table:table-cell>
          <table:table-cell office:value-type="float" office:value="-0.100003" calcext:value-type="float">
            <text:p>-0.1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93" calcext:value-type="float">
            <text:p>5.93</text:p>
          </table:table-cell>
          <table:table-cell office:value-type="float" office:value="2" calcext:value-type="float">
            <text:p>2</text:p>
          </table:table-cell>
          <table:table-cell office:value-type="float" office:value="24.329978" calcext:value-type="float">
            <text:p>24.329978</text:p>
          </table:table-cell>
          <table:table-cell office:value-type="float" office:value="3.809964" calcext:value-type="float">
            <text:p>3.809964</text:p>
          </table:table-cell>
          <table:table-cell office:value-type="float" office:value="8.966671" calcext:value-type="float">
            <text:p>8.9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20.56132" calcext:value-type="float">
            <text:p>20.5613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650014" calcext:value-type="float">
            <text:p>2.6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5.96" calcext:value-type="float">
            <text:p>5.96</text:p>
          </table:table-cell>
          <table:table-cell office:value-type="float" office:value="1" calcext:value-type="float">
            <text:p>1</text:p>
          </table:table-cell>
          <table:table-cell office:value-type="float" office:value="-5.100007" calcext:value-type="float">
            <text:p>-5.100007</text:p>
          </table:table-cell>
          <table:table-cell office:value-type="float" office:value="-4" calcext:value-type="float">
            <text:p>-4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5.96" calcext:value-type="float">
            <text:p>5.96</text:p>
          </table:table-cell>
          <table:table-cell office:value-type="float" office:value="2" calcext:value-type="float">
            <text:p>2</text:p>
          </table:table-cell>
          <table:table-cell office:value-type="float" office:value="24.628857" calcext:value-type="float">
            <text:p>24.628857</text:p>
          </table:table-cell>
          <table:table-cell office:value-type="float" office:value="3.807473" calcext:value-type="float">
            <text:p>3.807473</text:p>
          </table:table-cell>
          <table:table-cell office:value-type="float" office:value="8.900004" calcext:value-type="float">
            <text:p>8.90000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.649654" calcext:value-type="float">
            <text:p>20.64965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583348" calcext:value-type="float">
            <text:p>2.5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.100007" calcext:value-type="float">
            <text:p>-5.100007</text:p>
          </table:table-cell>
          <table:table-cell office:value-type="float" office:value="-4" calcext:value-type="float">
            <text:p>-4</text:p>
          </table:table-cell>
          <table:table-cell office:value-type="float" office:value="0.099997" calcext:value-type="float">
            <text:p>0.0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.925514" calcext:value-type="float">
            <text:p>24.925514</text:p>
          </table:table-cell>
          <table:table-cell office:value-type="float" office:value="3.805001" calcext:value-type="float">
            <text:p>3.805001</text:p>
          </table:table-cell>
          <table:table-cell office:value-type="float" office:value="8.833338" calcext:value-type="float">
            <text:p>8.8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20.735765" calcext:value-type="float">
            <text:p>20.73576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516681" calcext:value-type="float">
            <text:p>2.5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-5.096674" calcext:value-type="float">
            <text:p>-5.096674</text:p>
          </table:table-cell>
          <table:table-cell office:value-type="float" office:value="-4" calcext:value-type="float">
            <text:p>-4</text:p>
          </table:table-cell>
          <table:table-cell office:value-type="float" office:value="0.199997" calcext:value-type="float">
            <text:p>0.1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03" calcext:value-type="float">
            <text:p>6.03</text:p>
          </table:table-cell>
          <table:table-cell office:value-type="float" office:value="2" calcext:value-type="float">
            <text:p>2</text:p>
          </table:table-cell>
          <table:table-cell office:value-type="float" office:value="25.219948" calcext:value-type="float">
            <text:p>25.219948</text:p>
          </table:table-cell>
          <table:table-cell office:value-type="float" office:value="3.802547" calcext:value-type="float">
            <text:p>3.802547</text:p>
          </table:table-cell>
          <table:table-cell office:value-type="float" office:value="8.766671" calcext:value-type="float">
            <text:p>8.7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0.819655" calcext:value-type="float">
            <text:p>20.81965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450015" calcext:value-type="float">
            <text:p>2.4500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06" calcext:value-type="float">
            <text:p>6.06</text:p>
          </table:table-cell>
          <table:table-cell office:value-type="float" office:value="1" calcext:value-type="float">
            <text:p>1</text:p>
          </table:table-cell>
          <table:table-cell office:value-type="float" office:value="-5.090008" calcext:value-type="float">
            <text:p>-5.090008</text:p>
          </table:table-cell>
          <table:table-cell office:value-type="float" office:value="-4" calcext:value-type="float">
            <text:p>-4</text:p>
          </table:table-cell>
          <table:table-cell office:value-type="float" office:value="0.299997" calcext:value-type="float">
            <text:p>0.2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06" calcext:value-type="float">
            <text:p>6.06</text:p>
          </table:table-cell>
          <table:table-cell office:value-type="float" office:value="2" calcext:value-type="float">
            <text:p>2</text:p>
          </table:table-cell>
          <table:table-cell office:value-type="float" office:value="25.51216" calcext:value-type="float">
            <text:p>25.51216</text:p>
          </table:table-cell>
          <table:table-cell office:value-type="float" office:value="3.800112" calcext:value-type="float">
            <text:p>3.800112</text:p>
          </table:table-cell>
          <table:table-cell office:value-type="float" office:value="8.700005" calcext:value-type="float">
            <text:p>8.7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20.901322" calcext:value-type="float">
            <text:p>20.90132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383348" calcext:value-type="float">
            <text:p>2.3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-5.080008" calcext:value-type="float">
            <text:p>-5.080008</text:p>
          </table:table-cell>
          <table:table-cell office:value-type="float" office:value="-4" calcext:value-type="float">
            <text:p>-4</text:p>
          </table:table-cell>
          <table:table-cell office:value-type="float" office:value="0.399997" calcext:value-type="float">
            <text:p>0.3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25.80215" calcext:value-type="float">
            <text:p>25.80215</text:p>
          </table:table-cell>
          <table:table-cell office:value-type="float" office:value="3.797695" calcext:value-type="float">
            <text:p>3.797695</text:p>
          </table:table-cell>
          <table:table-cell office:value-type="float" office:value="8.633338" calcext:value-type="float">
            <text:p>8.6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13" calcext:value-type="float">
            <text:p>6.13</text:p>
          </table:table-cell>
          <table:table-cell office:value-type="float" office:value="0" calcext:value-type="float">
            <text:p>0</text:p>
          </table:table-cell>
          <table:table-cell office:value-type="float" office:value="20.980767" calcext:value-type="float">
            <text:p>20.98076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316681" calcext:value-type="float">
            <text:p>2.3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1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office:value-type="float" office:value="-5.066674" calcext:value-type="float">
            <text:p>-5.066674</text:p>
          </table:table-cell>
          <table:table-cell office:value-type="float" office:value="-4" calcext:value-type="float">
            <text:p>-4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13" calcext:value-type="float">
            <text:p>6.13</text:p>
          </table:table-cell>
          <table:table-cell office:value-type="float" office:value="2" calcext:value-type="float">
            <text:p>2</text:p>
          </table:table-cell>
          <table:table-cell office:value-type="float" office:value="26.089918" calcext:value-type="float">
            <text:p>26.089918</text:p>
          </table:table-cell>
          <table:table-cell office:value-type="float" office:value="3.795297" calcext:value-type="float">
            <text:p>3.795297</text:p>
          </table:table-cell>
          <table:table-cell office:value-type="float" office:value="8.566671" calcext:value-type="float">
            <text:p>8.566671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  <table:table-cell office:value-type="float" office:value="21.057989" calcext:value-type="float">
            <text:p>21.05798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250015" calcext:value-type="float">
            <text:p>2.2500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-5.050008" calcext:value-type="float">
            <text:p>-5.050008</text:p>
          </table:table-cell>
          <table:table-cell office:value-type="float" office:value="-4" calcext:value-type="float">
            <text:p>-4</text:p>
          </table:table-cell>
          <table:table-cell office:value-type="float" office:value="0.599997" calcext:value-type="float">
            <text:p>0.5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16" calcext:value-type="float">
            <text:p>6.16</text:p>
          </table:table-cell>
          <table:table-cell office:value-type="float" office:value="2" calcext:value-type="float">
            <text:p>2</text:p>
          </table:table-cell>
          <table:table-cell office:value-type="float" office:value="26.375464" calcext:value-type="float">
            <text:p>26.375464</text:p>
          </table:table-cell>
          <table:table-cell office:value-type="float" office:value="3.792918" calcext:value-type="float">
            <text:p>3.792918</text:p>
          </table:table-cell>
          <table:table-cell office:value-type="float" office:value="8.500005" calcext:value-type="float">
            <text:p>8.5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21.13299" calcext:value-type="float">
            <text:p>21.1329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183348" calcext:value-type="float">
            <text:p>2.1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-5.030008" calcext:value-type="float">
            <text:p>-5.030008</text:p>
          </table:table-cell>
          <table:table-cell office:value-type="float" office:value="-4" calcext:value-type="float">
            <text:p>-4</text:p>
          </table:table-cell>
          <table:table-cell office:value-type="float" office:value="0.699997" calcext:value-type="float">
            <text:p>0.6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float" office:value="26.658788" calcext:value-type="float">
            <text:p>26.658788</text:p>
          </table:table-cell>
          <table:table-cell office:value-type="float" office:value="3.790556" calcext:value-type="float">
            <text:p>3.790556</text:p>
          </table:table-cell>
          <table:table-cell office:value-type="float" office:value="8.433338" calcext:value-type="float">
            <text:p>8.4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table-cell office:value-type="float" office:value="21.205768" calcext:value-type="float">
            <text:p>21.20576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116682" calcext:value-type="float">
            <text:p>2.1166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-5.006675" calcext:value-type="float">
            <text:p>-5.006675</text:p>
          </table:table-cell>
          <table:table-cell office:value-type="float" office:value="-4" calcext:value-type="float">
            <text:p>-4</text:p>
          </table:table-cell>
          <table:table-cell office:value-type="float" office:value="0.799997" calcext:value-type="float">
            <text:p>0.7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office:value-type="float" office:value="26.939889" calcext:value-type="float">
            <text:p>26.939889</text:p>
          </table:table-cell>
          <table:table-cell office:value-type="float" office:value="3.788214" calcext:value-type="float">
            <text:p>3.788214</text:p>
          </table:table-cell>
          <table:table-cell office:value-type="float" office:value="8.366672" calcext:value-type="float">
            <text:p>8.366672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26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office:value-type="float" office:value="21.276324" calcext:value-type="float">
            <text:p>21.27632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2.050015" calcext:value-type="float">
            <text:p>2.0500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26" calcext:value-type="float">
            <text:p>6.26</text:p>
          </table:table-cell>
          <table:table-cell office:value-type="float" office:value="1" calcext:value-type="float">
            <text:p>1</text:p>
          </table:table-cell>
          <table:table-cell office:value-type="float" office:value="-4.980008" calcext:value-type="float">
            <text:p>-4.980008</text:p>
          </table:table-cell>
          <table:table-cell office:value-type="float" office:value="-4" calcext:value-type="float">
            <text:p>-4</text:p>
          </table:table-cell>
          <table:table-cell office:value-type="float" office:value="0.899997" calcext:value-type="float">
            <text:p>0.8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26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office:value-type="float" office:value="27.218769" calcext:value-type="float">
            <text:p>27.218769</text:p>
          </table:table-cell>
          <table:table-cell office:value-type="float" office:value="3.78589" calcext:value-type="float">
            <text:p>3.78589</text:p>
          </table:table-cell>
          <table:table-cell office:value-type="float" office:value="8.300005" calcext:value-type="float">
            <text:p>8.3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21.344658" calcext:value-type="float">
            <text:p>21.34465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983348" calcext:value-type="float">
            <text:p>1.9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-4.950008" calcext:value-type="float">
            <text:p>-4.950008</text:p>
          </table:table-cell>
          <table:table-cell office:value-type="float" office:value="-4" calcext:value-type="float">
            <text:p>-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float" office:value="27.495426" calcext:value-type="float">
            <text:p>27.495426</text:p>
          </table:table-cell>
          <table:table-cell office:value-type="float" office:value="3.783584" calcext:value-type="float">
            <text:p>3.783584</text:p>
          </table:table-cell>
          <table:table-cell office:value-type="float" office:value="8.233338" calcext:value-type="float">
            <text:p>8.233338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21.41077" calcext:value-type="float">
            <text:p>21.4107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916682" calcext:value-type="float">
            <text:p>1.9166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-4.916675" calcext:value-type="float">
            <text:p>-4.916675</text:p>
          </table:table-cell>
          <table:table-cell office:value-type="float" office:value="-4" calcext:value-type="float">
            <text:p>-4</text:p>
          </table:table-cell>
          <table:table-cell office:value-type="float" office:value="1.099997" calcext:value-type="float">
            <text:p>1.0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27.769861" calcext:value-type="float">
            <text:p>27.769861</text:p>
          </table:table-cell>
          <table:table-cell office:value-type="float" office:value="3.781297" calcext:value-type="float">
            <text:p>3.781297</text:p>
          </table:table-cell>
          <table:table-cell office:value-type="float" office:value="8.166672" calcext:value-type="float">
            <text:p>8.166672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21.474659" calcext:value-type="float">
            <text:p>21.47465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850015" calcext:value-type="float">
            <text:p>1.8500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office:value-type="float" office:value="-4.880009" calcext:value-type="float">
            <text:p>-4.880009</text:p>
          </table:table-cell>
          <table:table-cell office:value-type="float" office:value="-4" calcext:value-type="float">
            <text:p>-4</text:p>
          </table:table-cell>
          <table:table-cell office:value-type="float" office:value="1.199997" calcext:value-type="float">
            <text:p>1.1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36" calcext:value-type="float">
            <text:p>6.36</text:p>
          </table:table-cell>
          <table:table-cell office:value-type="float" office:value="2" calcext:value-type="float">
            <text:p>2</text:p>
          </table:table-cell>
          <table:table-cell office:value-type="float" office:value="28.042074" calcext:value-type="float">
            <text:p>28.042074</text:p>
          </table:table-cell>
          <table:table-cell office:value-type="float" office:value="3.779029" calcext:value-type="float">
            <text:p>3.779029</text:p>
          </table:table-cell>
          <table:table-cell office:value-type="float" office:value="8.100005" calcext:value-type="float">
            <text:p>8.1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21.536326" calcext:value-type="float">
            <text:p>21.53632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783348" calcext:value-type="float">
            <text:p>1.7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-4.840009" calcext:value-type="float">
            <text:p>-4.840009</text:p>
          </table:table-cell>
          <table:table-cell office:value-type="float" office:value="-4" calcext:value-type="float">
            <text:p>-4</text:p>
          </table:table-cell>
          <table:table-cell office:value-type="float" office:value="1.299997" calcext:value-type="float">
            <text:p>1.2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28.312065" calcext:value-type="float">
            <text:p>28.312065</text:p>
          </table:table-cell>
          <table:table-cell office:value-type="float" office:value="3.776779" calcext:value-type="float">
            <text:p>3.776779</text:p>
          </table:table-cell>
          <table:table-cell office:value-type="float" office:value="8.033339" calcext:value-type="float">
            <text:p>8.033339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43" calcext:value-type="float">
            <text:p>6.43</text:p>
          </table:table-cell>
          <table:table-cell office:value-type="float" office:value="0" calcext:value-type="float">
            <text:p>0</text:p>
          </table:table-cell>
          <table:table-cell office:value-type="float" office:value="21.595771" calcext:value-type="float">
            <text:p>21.59577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716681" calcext:value-type="float">
            <text:p>1.7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-4.796675" calcext:value-type="float">
            <text:p>-4.796675</text:p>
          </table:table-cell>
          <table:table-cell office:value-type="float" office:value="-4" calcext:value-type="float">
            <text:p>-4</text:p>
          </table:table-cell>
          <table:table-cell office:value-type="float" office:value="1.399997" calcext:value-type="float">
            <text:p>1.3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43" calcext:value-type="float">
            <text:p>6.43</text:p>
          </table:table-cell>
          <table:table-cell office:value-type="float" office:value="2" calcext:value-type="float">
            <text:p>2</text:p>
          </table:table-cell>
          <table:table-cell office:value-type="float" office:value="28.579833" calcext:value-type="float">
            <text:p>28.579833</text:p>
          </table:table-cell>
          <table:table-cell office:value-type="float" office:value="3.774547" calcext:value-type="float">
            <text:p>3.774547</text:p>
          </table:table-cell>
          <table:table-cell office:value-type="float" office:value="7.966672" calcext:value-type="float">
            <text:p>7.966672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office:value-type="float" office:value="21.652994" calcext:value-type="float">
            <text:p>21.65299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650015" calcext:value-type="float">
            <text:p>1.6500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office:value-type="float" office:value="-4.750009" calcext:value-type="float">
            <text:p>-4.750009</text:p>
          </table:table-cell>
          <table:table-cell office:value-type="float" office:value="-4" calcext:value-type="float">
            <text:p>-4</text:p>
          </table:table-cell>
          <table:table-cell office:value-type="float" office:value="1.499997" calcext:value-type="float">
            <text:p>1.4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46" calcext:value-type="float">
            <text:p>6.46</text:p>
          </table:table-cell>
          <table:table-cell office:value-type="float" office:value="2" calcext:value-type="float">
            <text:p>2</text:p>
          </table:table-cell>
          <table:table-cell office:value-type="float" office:value="28.84538" calcext:value-type="float">
            <text:p>28.84538</text:p>
          </table:table-cell>
          <table:table-cell office:value-type="float" office:value="3.772334" calcext:value-type="float">
            <text:p>3.772334</text:p>
          </table:table-cell>
          <table:table-cell office:value-type="float" office:value="7.900005" calcext:value-type="float">
            <text:p>7.900005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21.707994" calcext:value-type="float">
            <text:p>21.70799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583348" calcext:value-type="float">
            <text:p>1.5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-4.700009" calcext:value-type="float">
            <text:p>-4.700009</text:p>
          </table:table-cell>
          <table:table-cell office:value-type="float" office:value="-4" calcext:value-type="float">
            <text:p>-4</text:p>
          </table:table-cell>
          <table:table-cell office:value-type="float" office:value="1.599997" calcext:value-type="float">
            <text:p>1.5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29.108704" calcext:value-type="float">
            <text:p>29.108704</text:p>
          </table:table-cell>
          <table:table-cell office:value-type="float" office:value="3.77014" calcext:value-type="float">
            <text:p>3.77014</text:p>
          </table:table-cell>
          <table:table-cell office:value-type="float" office:value="7.833339" calcext:value-type="float">
            <text:p>7.833339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53" calcext:value-type="float">
            <text:p>6.53</text:p>
          </table:table-cell>
          <table:table-cell office:value-type="float" office:value="0" calcext:value-type="float">
            <text:p>0</text:p>
          </table:table-cell>
          <table:table-cell office:value-type="float" office:value="21.760773" calcext:value-type="float">
            <text:p>21.76077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516681" calcext:value-type="float">
            <text:p>1.5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-4.646676" calcext:value-type="float">
            <text:p>-4.646676</text:p>
          </table:table-cell>
          <table:table-cell office:value-type="float" office:value="-4" calcext:value-type="float">
            <text:p>-4</text:p>
          </table:table-cell>
          <table:table-cell office:value-type="float" office:value="1.699997" calcext:value-type="float">
            <text:p>1.6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53" calcext:value-type="float">
            <text:p>6.53</text:p>
          </table:table-cell>
          <table:table-cell office:value-type="float" office:value="2" calcext:value-type="float">
            <text:p>2</text:p>
          </table:table-cell>
          <table:table-cell office:value-type="float" office:value="29.369806" calcext:value-type="float">
            <text:p>29.369806</text:p>
          </table:table-cell>
          <table:table-cell office:value-type="float" office:value="3.767964" calcext:value-type="float">
            <text:p>3.767964</text:p>
          </table:table-cell>
          <table:table-cell office:value-type="float" office:value="7.766672" calcext:value-type="float">
            <text:p>7.766672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21.811329" calcext:value-type="float">
            <text:p>21.81132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450014" calcext:value-type="float">
            <text:p>1.4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56" calcext:value-type="float">
            <text:p>6.56</text:p>
          </table:table-cell>
          <table:table-cell office:value-type="float" office:value="1" calcext:value-type="float">
            <text:p>1</text:p>
          </table:table-cell>
          <table:table-cell office:value-type="float" office:value="-4.590009" calcext:value-type="float">
            <text:p>-4.590009</text:p>
          </table:table-cell>
          <table:table-cell office:value-type="float" office:value="-4" calcext:value-type="float">
            <text:p>-4</text:p>
          </table:table-cell>
          <table:table-cell office:value-type="float" office:value="1.799997" calcext:value-type="float">
            <text:p>1.7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56" calcext:value-type="float">
            <text:p>6.56</text:p>
          </table:table-cell>
          <table:table-cell office:value-type="float" office:value="2" calcext:value-type="float">
            <text:p>2</text:p>
          </table:table-cell>
          <table:table-cell office:value-type="float" office:value="29.628686" calcext:value-type="float">
            <text:p>29.628686</text:p>
          </table:table-cell>
          <table:table-cell office:value-type="float" office:value="3.765806" calcext:value-type="float">
            <text:p>3.765806</text:p>
          </table:table-cell>
          <table:table-cell office:value-type="float" office:value="7.700006" calcext:value-type="float">
            <text:p>7.700006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21.859662" calcext:value-type="float">
            <text:p>21.85966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383348" calcext:value-type="float">
            <text:p>1.3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-4.530009" calcext:value-type="float">
            <text:p>-4.530009</text:p>
          </table:table-cell>
          <table:table-cell office:value-type="float" office:value="-4" calcext:value-type="float">
            <text:p>-4</text:p>
          </table:table-cell>
          <table:table-cell office:value-type="float" office:value="1.899997" calcext:value-type="float">
            <text:p>1.8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29.885344" calcext:value-type="float">
            <text:p>29.885344</text:p>
          </table:table-cell>
          <table:table-cell office:value-type="float" office:value="3.763667" calcext:value-type="float">
            <text:p>3.763667</text:p>
          </table:table-cell>
          <table:table-cell office:value-type="float" office:value="7.633339" calcext:value-type="float">
            <text:p>7.633339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office:value-type="float" office:value="21.905774" calcext:value-type="float">
            <text:p>21.90577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316681" calcext:value-type="float">
            <text:p>1.3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-4.466676" calcext:value-type="float">
            <text:p>-4.466676</text:p>
          </table:table-cell>
          <table:table-cell office:value-type="float" office:value="-4" calcext:value-type="float">
            <text:p>-4</text:p>
          </table:table-cell>
          <table:table-cell office:value-type="float" office:value="1.999997" calcext:value-type="float">
            <text:p>1.9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63" calcext:value-type="float">
            <text:p>6.63</text:p>
          </table:table-cell>
          <table:table-cell office:value-type="float" office:value="2" calcext:value-type="float">
            <text:p>2</text:p>
          </table:table-cell>
          <table:table-cell office:value-type="float" office:value="30.13978" calcext:value-type="float">
            <text:p>30.13978</text:p>
          </table:table-cell>
          <table:table-cell office:value-type="float" office:value="3.761547" calcext:value-type="float">
            <text:p>3.761547</text:p>
          </table:table-cell>
          <table:table-cell office:value-type="float" office:value="7.566672" calcext:value-type="float">
            <text:p>7.566672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66" calcext:value-type="float">
            <text:p>6.66</text:p>
          </table:table-cell>
          <table:table-cell office:value-type="float" office:value="0" calcext:value-type="float">
            <text:p>0</text:p>
          </table:table-cell>
          <table:table-cell office:value-type="float" office:value="21.949663" calcext:value-type="float">
            <text:p>21.94966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250014" calcext:value-type="float">
            <text:p>1.2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 office:value-type="float" office:value="-4.400009" calcext:value-type="float">
            <text:p>-4.400009</text:p>
          </table:table-cell>
          <table:table-cell office:value-type="float" office:value="-4" calcext:value-type="float">
            <text:p>-4</text:p>
          </table:table-cell>
          <table:table-cell office:value-type="float" office:value="2.099997" calcext:value-type="float">
            <text:p>2.0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66" calcext:value-type="float">
            <text:p>6.66</text:p>
          </table:table-cell>
          <table:table-cell office:value-type="float" office:value="2" calcext:value-type="float">
            <text:p>2</text:p>
          </table:table-cell>
          <table:table-cell office:value-type="float" office:value="30.391994" calcext:value-type="float">
            <text:p>30.391994</text:p>
          </table:table-cell>
          <table:table-cell office:value-type="float" office:value="3.759445" calcext:value-type="float">
            <text:p>3.759445</text:p>
          </table:table-cell>
          <table:table-cell office:value-type="float" office:value="7.500006" calcext:value-type="float">
            <text:p>7.500006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21.991331" calcext:value-type="float">
            <text:p>21.99133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183348" calcext:value-type="float">
            <text:p>1.1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-4.330009" calcext:value-type="float">
            <text:p>-4.330009</text:p>
          </table:table-cell>
          <table:table-cell office:value-type="float" office:value="-4" calcext:value-type="float">
            <text:p>-4</text:p>
          </table:table-cell>
          <table:table-cell office:value-type="float" office:value="2.199997" calcext:value-type="float">
            <text:p>2.1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30.641985" calcext:value-type="float">
            <text:p>30.641985</text:p>
          </table:table-cell>
          <table:table-cell office:value-type="float" office:value="3.757362" calcext:value-type="float">
            <text:p>3.757362</text:p>
          </table:table-cell>
          <table:table-cell office:value-type="float" office:value="7.433339" calcext:value-type="float">
            <text:p>7.433339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73" calcext:value-type="float">
            <text:p>6.73</text:p>
          </table:table-cell>
          <table:table-cell office:value-type="float" office:value="0" calcext:value-type="float">
            <text:p>0</text:p>
          </table:table-cell>
          <table:table-cell office:value-type="float" office:value="22.030775" calcext:value-type="float">
            <text:p>22.03077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116681" calcext:value-type="float">
            <text:p>1.1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 office:value-type="float" office:value="-4.256676" calcext:value-type="float">
            <text:p>-4.256676</text:p>
          </table:table-cell>
          <table:table-cell office:value-type="float" office:value="-4" calcext:value-type="float">
            <text:p>-4</text:p>
          </table:table-cell>
          <table:table-cell office:value-type="float" office:value="2.299997" calcext:value-type="float">
            <text:p>2.2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73" calcext:value-type="float">
            <text:p>6.73</text:p>
          </table:table-cell>
          <table:table-cell office:value-type="float" office:value="2" calcext:value-type="float">
            <text:p>2</text:p>
          </table:table-cell>
          <table:table-cell office:value-type="float" office:value="30.889755" calcext:value-type="float">
            <text:p>30.889755</text:p>
          </table:table-cell>
          <table:table-cell office:value-type="float" office:value="3.755297" calcext:value-type="float">
            <text:p>3.755297</text:p>
          </table:table-cell>
          <table:table-cell office:value-type="float" office:value="7.366673" calcext:value-type="float">
            <text:p>7.36667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22.067998" calcext:value-type="float">
            <text:p>22.06799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050014" calcext:value-type="float">
            <text:p>1.0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-4.18001" calcext:value-type="float">
            <text:p>-4.18001</text:p>
          </table:table-cell>
          <table:table-cell office:value-type="float" office:value="-4" calcext:value-type="float">
            <text:p>-4</text:p>
          </table:table-cell>
          <table:table-cell office:value-type="float" office:value="2.399997" calcext:value-type="float">
            <text:p>2.3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76" calcext:value-type="float">
            <text:p>6.76</text:p>
          </table:table-cell>
          <table:table-cell office:value-type="float" office:value="2" calcext:value-type="float">
            <text:p>2</text:p>
          </table:table-cell>
          <table:table-cell office:value-type="float" office:value="31.135302" calcext:value-type="float">
            <text:p>31.135302</text:p>
          </table:table-cell>
          <table:table-cell office:value-type="float" office:value="3.753251" calcext:value-type="float">
            <text:p>3.753251</text:p>
          </table:table-cell>
          <table:table-cell office:value-type="float" office:value="7.300006" calcext:value-type="float">
            <text:p>7.300006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2.102999" calcext:value-type="float">
            <text:p>22.10299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983347" calcext:value-type="float">
            <text:p>0.9833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-4.10001" calcext:value-type="float">
            <text:p>-4.10001</text:p>
          </table:table-cell>
          <table:table-cell office:value-type="float" office:value="-4" calcext:value-type="float">
            <text:p>-4</text:p>
          </table:table-cell>
          <table:table-cell office:value-type="float" office:value="2.499997" calcext:value-type="float">
            <text:p>2.4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31.378627" calcext:value-type="float">
            <text:p>31.378627</text:p>
          </table:table-cell>
          <table:table-cell office:value-type="float" office:value="3.751223" calcext:value-type="float">
            <text:p>3.751223</text:p>
          </table:table-cell>
          <table:table-cell office:value-type="float" office:value="7.233339" calcext:value-type="float">
            <text:p>7.233339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22.135777" calcext:value-type="float">
            <text:p>22.13577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916681" calcext:value-type="float">
            <text:p>0.9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-4.016677" calcext:value-type="float">
            <text:p>-4.016677</text:p>
          </table:table-cell>
          <table:table-cell office:value-type="float" office:value="-4" calcext:value-type="float">
            <text:p>-4</text:p>
          </table:table-cell>
          <table:table-cell office:value-type="float" office:value="2.599997" calcext:value-type="float">
            <text:p>2.5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83" calcext:value-type="float">
            <text:p>6.83</text:p>
          </table:table-cell>
          <table:table-cell office:value-type="float" office:value="2" calcext:value-type="float">
            <text:p>2</text:p>
          </table:table-cell>
          <table:table-cell office:value-type="float" office:value="31.61973" calcext:value-type="float">
            <text:p>31.61973</text:p>
          </table:table-cell>
          <table:table-cell office:value-type="float" office:value="3.749213" calcext:value-type="float">
            <text:p>3.749213</text:p>
          </table:table-cell>
          <table:table-cell office:value-type="float" office:value="7.166673" calcext:value-type="float">
            <text:p>7.16667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86" calcext:value-type="float">
            <text:p>6.86</text:p>
          </table:table-cell>
          <table:table-cell office:value-type="float" office:value="0" calcext:value-type="float">
            <text:p>0</text:p>
          </table:table-cell>
          <table:table-cell office:value-type="float" office:value="22.166333" calcext:value-type="float">
            <text:p>22.16633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850014" calcext:value-type="float">
            <text:p>0.8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-3.93001" calcext:value-type="float">
            <text:p>-3.93001</text:p>
          </table:table-cell>
          <table:table-cell office:value-type="float" office:value="-4" calcext:value-type="float">
            <text:p>-4</text:p>
          </table:table-cell>
          <table:table-cell office:value-type="float" office:value="2.699996" calcext:value-type="float">
            <text:p>2.6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86" calcext:value-type="float">
            <text:p>6.86</text:p>
          </table:table-cell>
          <table:table-cell office:value-type="float" office:value="2" calcext:value-type="float">
            <text:p>2</text:p>
          </table:table-cell>
          <table:table-cell office:value-type="float" office:value="31.858611" calcext:value-type="float">
            <text:p>31.858611</text:p>
          </table:table-cell>
          <table:table-cell office:value-type="float" office:value="3.747223" calcext:value-type="float">
            <text:p>3.747223</text:p>
          </table:table-cell>
          <table:table-cell office:value-type="float" office:value="7.100006" calcext:value-type="float">
            <text:p>7.100006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2.194667" calcext:value-type="float">
            <text:p>22.19466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783347" calcext:value-type="float">
            <text:p>0.7833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-3.84001" calcext:value-type="float">
            <text:p>-3.84001</text:p>
          </table:table-cell>
          <table:table-cell office:value-type="float" office:value="-4" calcext:value-type="float">
            <text:p>-4</text:p>
          </table:table-cell>
          <table:table-cell office:value-type="float" office:value="2.799996" calcext:value-type="float">
            <text:p>2.7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32.09527" calcext:value-type="float">
            <text:p>32.09527</text:p>
          </table:table-cell>
          <table:table-cell office:value-type="float" office:value="3.74525" calcext:value-type="float">
            <text:p>3.74525</text:p>
          </table:table-cell>
          <table:table-cell office:value-type="float" office:value="7.03334" calcext:value-type="float">
            <text:p>7.0333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office:value-type="float" office:value="22.220778" calcext:value-type="float">
            <text:p>22.22077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716681" calcext:value-type="float">
            <text:p>0.7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93" calcext:value-type="float">
            <text:p>6.93</text:p>
          </table:table-cell>
          <table:table-cell office:value-type="float" office:value="1" calcext:value-type="float">
            <text:p>1</text:p>
          </table:table-cell>
          <table:table-cell office:value-type="float" office:value="-3.746677" calcext:value-type="float">
            <text:p>-3.746677</text:p>
          </table:table-cell>
          <table:table-cell office:value-type="float" office:value="-4" calcext:value-type="float">
            <text:p>-4</text:p>
          </table:table-cell>
          <table:table-cell office:value-type="float" office:value="2.899996" calcext:value-type="float">
            <text:p>2.8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93" calcext:value-type="float">
            <text:p>6.93</text:p>
          </table:table-cell>
          <table:table-cell office:value-type="float" office:value="2" calcext:value-type="float">
            <text:p>2</text:p>
          </table:table-cell>
          <table:table-cell office:value-type="float" office:value="32.329706" calcext:value-type="float">
            <text:p>32.329706</text:p>
          </table:table-cell>
          <table:table-cell office:value-type="float" office:value="3.743297" calcext:value-type="float">
            <text:p>3.743297</text:p>
          </table:table-cell>
          <table:table-cell office:value-type="float" office:value="6.966673" calcext:value-type="float">
            <text:p>6.96667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22.244668" calcext:value-type="float">
            <text:p>22.24466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650014" calcext:value-type="float">
            <text:p>0.6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-3.65001" calcext:value-type="float">
            <text:p>-3.65001</text:p>
          </table:table-cell>
          <table:table-cell office:value-type="float" office:value="-4" calcext:value-type="float">
            <text:p>-4</text:p>
          </table:table-cell>
          <table:table-cell office:value-type="float" office:value="2.999996" calcext:value-type="float">
            <text:p>2.9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6.96" calcext:value-type="float">
            <text:p>6.96</text:p>
          </table:table-cell>
          <table:table-cell office:value-type="float" office:value="2" calcext:value-type="float">
            <text:p>2</text:p>
          </table:table-cell>
          <table:table-cell office:value-type="float" office:value="32.56192" calcext:value-type="float">
            <text:p>32.56192</text:p>
          </table:table-cell>
          <table:table-cell office:value-type="float" office:value="3.741362" calcext:value-type="float">
            <text:p>3.741362</text:p>
          </table:table-cell>
          <table:table-cell office:value-type="float" office:value="6.900006" calcext:value-type="float">
            <text:p>6.900006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.266335" calcext:value-type="float">
            <text:p>22.26633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583347" calcext:value-type="float">
            <text:p>0.5833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.550011" calcext:value-type="float">
            <text:p>-3.550011</text:p>
          </table:table-cell>
          <table:table-cell office:value-type="float" office:value="-4" calcext:value-type="float">
            <text:p>-4</text:p>
          </table:table-cell>
          <table:table-cell office:value-type="float" office:value="3.099996" calcext:value-type="float">
            <text:p>3.0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.791913" calcext:value-type="float">
            <text:p>32.791913</text:p>
          </table:table-cell>
          <table:table-cell office:value-type="float" office:value="3.739445" calcext:value-type="float">
            <text:p>3.739445</text:p>
          </table:table-cell>
          <table:table-cell office:value-type="float" office:value="6.83334" calcext:value-type="float">
            <text:p>6.8333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22.28578" calcext:value-type="float">
            <text:p>22.2857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516681" calcext:value-type="float">
            <text:p>0.5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-3.446677" calcext:value-type="float">
            <text:p>-3.446677</text:p>
          </table:table-cell>
          <table:table-cell office:value-type="float" office:value="-4" calcext:value-type="float">
            <text:p>-4</text:p>
          </table:table-cell>
          <table:table-cell office:value-type="float" office:value="3.199996" calcext:value-type="float">
            <text:p>3.1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03" calcext:value-type="float">
            <text:p>7.03</text:p>
          </table:table-cell>
          <table:table-cell office:value-type="float" office:value="2" calcext:value-type="float">
            <text:p>2</text:p>
          </table:table-cell>
          <table:table-cell office:value-type="float" office:value="33.019683" calcext:value-type="float">
            <text:p>33.019683</text:p>
          </table:table-cell>
          <table:table-cell office:value-type="float" office:value="3.737547" calcext:value-type="float">
            <text:p>3.737547</text:p>
          </table:table-cell>
          <table:table-cell office:value-type="float" office:value="6.766673" calcext:value-type="float">
            <text:p>6.76667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06" calcext:value-type="float">
            <text:p>7.06</text:p>
          </table:table-cell>
          <table:table-cell office:value-type="float" office:value="0" calcext:value-type="float">
            <text:p>0</text:p>
          </table:table-cell>
          <table:table-cell office:value-type="float" office:value="22.303002" calcext:value-type="float">
            <text:p>22.30300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450014" calcext:value-type="float">
            <text:p>0.4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-3.340011" calcext:value-type="float">
            <text:p>-3.340011</text:p>
          </table:table-cell>
          <table:table-cell office:value-type="float" office:value="-4" calcext:value-type="float">
            <text:p>-4</text:p>
          </table:table-cell>
          <table:table-cell office:value-type="float" office:value="3.299996" calcext:value-type="float">
            <text:p>3.2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06" calcext:value-type="float">
            <text:p>7.06</text:p>
          </table:table-cell>
          <table:table-cell office:value-type="float" office:value="2" calcext:value-type="float">
            <text:p>2</text:p>
          </table:table-cell>
          <table:table-cell office:value-type="float" office:value="33.245231" calcext:value-type="float">
            <text:p>33.245231</text:p>
          </table:table-cell>
          <table:table-cell office:value-type="float" office:value="3.735667" calcext:value-type="float">
            <text:p>3.735667</text:p>
          </table:table-cell>
          <table:table-cell office:value-type="float" office:value="6.700006" calcext:value-type="float">
            <text:p>6.700006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22.318003" calcext:value-type="float">
            <text:p>22.31800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383348" calcext:value-type="float">
            <text:p>0.3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-3.230011" calcext:value-type="float">
            <text:p>-3.230011</text:p>
          </table:table-cell>
          <table:table-cell office:value-type="float" office:value="-4" calcext:value-type="float">
            <text:p>-4</text:p>
          </table:table-cell>
          <table:table-cell office:value-type="float" office:value="3.399996" calcext:value-type="float">
            <text:p>3.3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33.468556" calcext:value-type="float">
            <text:p>33.468556</text:p>
          </table:table-cell>
          <table:table-cell office:value-type="float" office:value="3.733806" calcext:value-type="float">
            <text:p>3.733806</text:p>
          </table:table-cell>
          <table:table-cell office:value-type="float" office:value="6.63334" calcext:value-type="float">
            <text:p>6.6333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13" calcext:value-type="float">
            <text:p>7.13</text:p>
          </table:table-cell>
          <table:table-cell office:value-type="float" office:value="0" calcext:value-type="float">
            <text:p>0</text:p>
          </table:table-cell>
          <table:table-cell office:value-type="float" office:value="22.330781" calcext:value-type="float">
            <text:p>22.33078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316681" calcext:value-type="float">
            <text:p>0.3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 office:value-type="float" office:value="-3.116678" calcext:value-type="float">
            <text:p>-3.116678</text:p>
          </table:table-cell>
          <table:table-cell office:value-type="float" office:value="-4" calcext:value-type="float">
            <text:p>-4</text:p>
          </table:table-cell>
          <table:table-cell office:value-type="float" office:value="3.499996" calcext:value-type="float">
            <text:p>3.4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13" calcext:value-type="float">
            <text:p>7.13</text:p>
          </table:table-cell>
          <table:table-cell office:value-type="float" office:value="2" calcext:value-type="float">
            <text:p>2</text:p>
          </table:table-cell>
          <table:table-cell office:value-type="float" office:value="33.68966" calcext:value-type="float">
            <text:p>33.68966</text:p>
          </table:table-cell>
          <table:table-cell office:value-type="float" office:value="3.731963" calcext:value-type="float">
            <text:p>3.731963</text:p>
          </table:table-cell>
          <table:table-cell office:value-type="float" office:value="6.566673" calcext:value-type="float">
            <text:p>6.56667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22.341337" calcext:value-type="float">
            <text:p>22.34133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250014" calcext:value-type="float">
            <text:p>0.2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-3.000011" calcext:value-type="float">
            <text:p>-3.000011</text:p>
          </table:table-cell>
          <table:table-cell office:value-type="float" office:value="-4" calcext:value-type="float">
            <text:p>-4</text:p>
          </table:table-cell>
          <table:table-cell office:value-type="float" office:value="3.599996" calcext:value-type="float">
            <text:p>3.5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16" calcext:value-type="float">
            <text:p>7.16</text:p>
          </table:table-cell>
          <table:table-cell office:value-type="float" office:value="2" calcext:value-type="float">
            <text:p>2</text:p>
          </table:table-cell>
          <table:table-cell office:value-type="float" office:value="33.908542" calcext:value-type="float">
            <text:p>33.908542</text:p>
          </table:table-cell>
          <table:table-cell office:value-type="float" office:value="3.730139" calcext:value-type="float">
            <text:p>3.730139</text:p>
          </table:table-cell>
          <table:table-cell office:value-type="float" office:value="6.500007" calcext:value-type="float">
            <text:p>6.5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22.349671" calcext:value-type="float">
            <text:p>22.34967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183348" calcext:value-type="float">
            <text:p>0.1833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-2.880011" calcext:value-type="float">
            <text:p>-2.880011</text:p>
          </table:table-cell>
          <table:table-cell office:value-type="float" office:value="-4" calcext:value-type="float">
            <text:p>-4</text:p>
          </table:table-cell>
          <table:table-cell office:value-type="float" office:value="3.699996" calcext:value-type="float">
            <text:p>3.6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  <table:table-cell office:value-type="float" office:value="34.125201" calcext:value-type="float">
            <text:p>34.125201</text:p>
          </table:table-cell>
          <table:table-cell office:value-type="float" office:value="3.728334" calcext:value-type="float">
            <text:p>3.728334</text:p>
          </table:table-cell>
          <table:table-cell office:value-type="float" office:value="6.43334" calcext:value-type="float">
            <text:p>6.4333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22.355783" calcext:value-type="float">
            <text:p>22.35578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116681" calcext:value-type="float">
            <text:p>0.1166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23" calcext:value-type="float">
            <text:p>7.23</text:p>
          </table:table-cell>
          <table:table-cell office:value-type="float" office:value="1" calcext:value-type="float">
            <text:p>1</text:p>
          </table:table-cell>
          <table:table-cell office:value-type="float" office:value="-2.756678" calcext:value-type="float">
            <text:p>-2.756678</text:p>
          </table:table-cell>
          <table:table-cell office:value-type="float" office:value="-4" calcext:value-type="float">
            <text:p>-4</text:p>
          </table:table-cell>
          <table:table-cell office:value-type="float" office:value="3.799995" calcext:value-type="float">
            <text:p>3.7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23" calcext:value-type="float">
            <text:p>7.23</text:p>
          </table:table-cell>
          <table:table-cell office:value-type="float" office:value="2" calcext:value-type="float">
            <text:p>2</text:p>
          </table:table-cell>
          <table:table-cell office:value-type="float" office:value="34.339638" calcext:value-type="float">
            <text:p>34.339638</text:p>
          </table:table-cell>
          <table:table-cell office:value-type="float" office:value="3.726547" calcext:value-type="float">
            <text:p>3.726547</text:p>
          </table:table-cell>
          <table:table-cell office:value-type="float" office:value="6.366673" calcext:value-type="float">
            <text:p>6.366673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26" calcext:value-type="float">
            <text:p>7.26</text:p>
          </table:table-cell>
          <table:table-cell office:value-type="float" office:value="0" calcext:value-type="float">
            <text:p>0</text:p>
          </table:table-cell>
          <table:table-cell office:value-type="float" office:value="22.359672" calcext:value-type="float">
            <text:p>22.35967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50014" calcext:value-type="float">
            <text:p>0.050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-2.630012" calcext:value-type="float">
            <text:p>-2.630012</text:p>
          </table:table-cell>
          <table:table-cell office:value-type="float" office:value="-4" calcext:value-type="float">
            <text:p>-4</text:p>
          </table:table-cell>
          <table:table-cell office:value-type="float" office:value="3.899995" calcext:value-type="float">
            <text:p>3.8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26" calcext:value-type="float">
            <text:p>7.26</text:p>
          </table:table-cell>
          <table:table-cell office:value-type="float" office:value="2" calcext:value-type="float">
            <text:p>2</text:p>
          </table:table-cell>
          <table:table-cell office:value-type="float" office:value="34.551853" calcext:value-type="float">
            <text:p>34.551853</text:p>
          </table:table-cell>
          <table:table-cell office:value-type="float" office:value="3.724778" calcext:value-type="float">
            <text:p>3.724778</text:p>
          </table:table-cell>
          <table:table-cell office:value-type="float" office:value="6.300007" calcext:value-type="float">
            <text:p>6.3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2.361339" calcext:value-type="float">
            <text:p>22.36133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016652" calcext:value-type="float">
            <text:p>-0.0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-2.500012" calcext:value-type="float">
            <text:p>-2.500012</text:p>
          </table:table-cell>
          <table:table-cell office:value-type="float" office:value="-4" calcext:value-type="float">
            <text:p>-4</text:p>
          </table:table-cell>
          <table:table-cell office:value-type="float" office:value="3.999995" calcext:value-type="float">
            <text:p>3.9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34.761846" calcext:value-type="float">
            <text:p>34.761846</text:p>
          </table:table-cell>
          <table:table-cell office:value-type="float" office:value="3.723028" calcext:value-type="float">
            <text:p>3.723028</text:p>
          </table:table-cell>
          <table:table-cell office:value-type="float" office:value="6.23334" calcext:value-type="float">
            <text:p>6.2333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22.360784" calcext:value-type="float">
            <text:p>22.36078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083319" calcext:value-type="float">
            <text:p>-0.0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office:value-type="float" office:value="-2.366679" calcext:value-type="float">
            <text:p>-2.366679</text:p>
          </table:table-cell>
          <table:table-cell office:value-type="float" office:value="-4" calcext:value-type="float">
            <text:p>-4</text:p>
          </table:table-cell>
          <table:table-cell office:value-type="float" office:value="4.099995" calcext:value-type="float">
            <text:p>4.0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33" calcext:value-type="float">
            <text:p>7.33</text:p>
          </table:table-cell>
          <table:table-cell office:value-type="float" office:value="2" calcext:value-type="float">
            <text:p>2</text:p>
          </table:table-cell>
          <table:table-cell office:value-type="float" office:value="34.969617" calcext:value-type="float">
            <text:p>34.969617</text:p>
          </table:table-cell>
          <table:table-cell office:value-type="float" office:value="3.721297" calcext:value-type="float">
            <text:p>3.721297</text:p>
          </table:table-cell>
          <table:table-cell office:value-type="float" office:value="6.166674" calcext:value-type="float">
            <text:p>6.16667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22.358007" calcext:value-type="float">
            <text:p>22.35800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149986" calcext:value-type="float">
            <text:p>-0.1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2.230012" calcext:value-type="float">
            <text:p>-2.230012</text:p>
          </table:table-cell>
          <table:table-cell office:value-type="float" office:value="-4" calcext:value-type="float">
            <text:p>-4</text:p>
          </table:table-cell>
          <table:table-cell office:value-type="float" office:value="4.199995" calcext:value-type="float">
            <text:p>4.1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36" calcext:value-type="float">
            <text:p>7.36</text:p>
          </table:table-cell>
          <table:table-cell office:value-type="float" office:value="2" calcext:value-type="float">
            <text:p>2</text:p>
          </table:table-cell>
          <table:table-cell office:value-type="float" office:value="35.175166" calcext:value-type="float">
            <text:p>35.175166</text:p>
          </table:table-cell>
          <table:table-cell office:value-type="float" office:value="3.719584" calcext:value-type="float">
            <text:p>3.719584</text:p>
          </table:table-cell>
          <table:table-cell office:value-type="float" office:value="6.100007" calcext:value-type="float">
            <text:p>6.1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22.353007" calcext:value-type="float">
            <text:p>22.35300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216652" calcext:value-type="float">
            <text:p>-0.2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-2.090012" calcext:value-type="float">
            <text:p>-2.090012</text:p>
          </table:table-cell>
          <table:table-cell office:value-type="float" office:value="-4" calcext:value-type="float">
            <text:p>-4</text:p>
          </table:table-cell>
          <table:table-cell office:value-type="float" office:value="4.299995" calcext:value-type="float">
            <text:p>4.2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35.378492" calcext:value-type="float">
            <text:p>35.378492</text:p>
          </table:table-cell>
          <table:table-cell office:value-type="float" office:value="3.717889" calcext:value-type="float">
            <text:p>3.717889</text:p>
          </table:table-cell>
          <table:table-cell office:value-type="float" office:value="6.03334" calcext:value-type="float">
            <text:p>6.0333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43" calcext:value-type="float">
            <text:p>7.43</text:p>
          </table:table-cell>
          <table:table-cell office:value-type="float" office:value="0" calcext:value-type="float">
            <text:p>0</text:p>
          </table:table-cell>
          <table:table-cell office:value-type="float" office:value="22.345785" calcext:value-type="float">
            <text:p>22.34578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283319" calcext:value-type="float">
            <text:p>-0.2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43" calcext:value-type="float">
            <text:p>7.43</text:p>
          </table:table-cell>
          <table:table-cell office:value-type="float" office:value="1" calcext:value-type="float">
            <text:p>1</text:p>
          </table:table-cell>
          <table:table-cell office:value-type="float" office:value="-1.946679" calcext:value-type="float">
            <text:p>-1.946679</text:p>
          </table:table-cell>
          <table:table-cell office:value-type="float" office:value="-4" calcext:value-type="float">
            <text:p>-4</text:p>
          </table:table-cell>
          <table:table-cell office:value-type="float" office:value="4.399995" calcext:value-type="float">
            <text:p>4.3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43" calcext:value-type="float">
            <text:p>7.43</text:p>
          </table:table-cell>
          <table:table-cell office:value-type="float" office:value="2" calcext:value-type="float">
            <text:p>2</text:p>
          </table:table-cell>
          <table:table-cell office:value-type="float" office:value="35.579597" calcext:value-type="float">
            <text:p>35.579597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5.966674" calcext:value-type="float">
            <text:p>5.966674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46" calcext:value-type="float">
            <text:p>7.46</text:p>
          </table:table-cell>
          <table:table-cell office:value-type="float" office:value="0" calcext:value-type="float">
            <text:p>0</text:p>
          </table:table-cell>
          <table:table-cell office:value-type="float" office:value="22.336341" calcext:value-type="float">
            <text:p>22.33634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349986" calcext:value-type="float">
            <text:p>-0.3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office:value-type="float" office:value="-1.800013" calcext:value-type="float">
            <text:p>-1.800013</text:p>
          </table:table-cell>
          <table:table-cell office:value-type="float" office:value="-4" calcext:value-type="float">
            <text:p>-4</text:p>
          </table:table-cell>
          <table:table-cell office:value-type="float" office:value="4.499995" calcext:value-type="float">
            <text:p>4.4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46" calcext:value-type="float">
            <text:p>7.46</text:p>
          </table:table-cell>
          <table:table-cell office:value-type="float" office:value="2" calcext:value-type="float">
            <text:p>2</text:p>
          </table:table-cell>
          <table:table-cell office:value-type="float" office:value="35.778479" calcext:value-type="float">
            <text:p>35.778479</text:p>
          </table:table-cell>
          <table:table-cell office:value-type="float" office:value="3.714556" calcext:value-type="float">
            <text:p>3.714556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2.324675" calcext:value-type="float">
            <text:p>22.32467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416652" calcext:value-type="float">
            <text:p>-0.4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-1.650013" calcext:value-type="float">
            <text:p>-1.650013</text:p>
          </table:table-cell>
          <table:table-cell office:value-type="float" office:value="-4" calcext:value-type="float">
            <text:p>-4</text:p>
          </table:table-cell>
          <table:table-cell office:value-type="float" office:value="4.599995" calcext:value-type="float">
            <text:p>4.5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35.975139" calcext:value-type="float">
            <text:p>35.975139</text:p>
          </table:table-cell>
          <table:table-cell office:value-type="float" office:value="3.712917" calcext:value-type="float">
            <text:p>3.712917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53" calcext:value-type="float">
            <text:p>7.53</text:p>
          </table:table-cell>
          <table:table-cell office:value-type="float" office:value="0" calcext:value-type="float">
            <text:p>0</text:p>
          </table:table-cell>
          <table:table-cell office:value-type="float" office:value="22.310787" calcext:value-type="float">
            <text:p>22.31078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483319" calcext:value-type="float">
            <text:p>-0.4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-1.49668" calcext:value-type="float">
            <text:p>-1.49668</text:p>
          </table:table-cell>
          <table:table-cell office:value-type="float" office:value="-4" calcext:value-type="float">
            <text:p>-4</text:p>
          </table:table-cell>
          <table:table-cell office:value-type="float" office:value="4.699995" calcext:value-type="float">
            <text:p>4.6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53" calcext:value-type="float">
            <text:p>7.53</text:p>
          </table:table-cell>
          <table:table-cell office:value-type="float" office:value="2" calcext:value-type="float">
            <text:p>2</text:p>
          </table:table-cell>
          <table:table-cell office:value-type="float" office:value="36.171799" calcext:value-type="float">
            <text:p>36.171799</text:p>
          </table:table-cell>
          <table:table-cell office:value-type="float" office:value="3.711278" calcext:value-type="float">
            <text:p>3.711278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22.294676" calcext:value-type="float">
            <text:p>22.29467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549986" calcext:value-type="float">
            <text:p>-0.5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-1.340013" calcext:value-type="float">
            <text:p>-1.340013</text:p>
          </table:table-cell>
          <table:table-cell office:value-type="float" office:value="-4" calcext:value-type="float">
            <text:p>-4</text:p>
          </table:table-cell>
          <table:table-cell office:value-type="float" office:value="4.799994" calcext:value-type="float">
            <text:p>4.7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56" calcext:value-type="float">
            <text:p>7.56</text:p>
          </table:table-cell>
          <table:table-cell office:value-type="float" office:value="2" calcext:value-type="float">
            <text:p>2</text:p>
          </table:table-cell>
          <table:table-cell office:value-type="float" office:value="36.368459" calcext:value-type="float">
            <text:p>36.368459</text:p>
          </table:table-cell>
          <table:table-cell office:value-type="float" office:value="3.709639" calcext:value-type="float">
            <text:p>3.709639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22.276343" calcext:value-type="float">
            <text:p>22.27634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616652" calcext:value-type="float">
            <text:p>-0.6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-1.180013" calcext:value-type="float">
            <text:p>-1.180013</text:p>
          </table:table-cell>
          <table:table-cell office:value-type="float" office:value="-4" calcext:value-type="float">
            <text:p>-4</text:p>
          </table:table-cell>
          <table:table-cell office:value-type="float" office:value="4.899994" calcext:value-type="float">
            <text:p>4.8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36.565119" calcext:value-type="float">
            <text:p>36.565119</text:p>
          </table:table-cell>
          <table:table-cell office:value-type="float" office:value="3.708" calcext:value-type="float">
            <text:p>3.708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63" calcext:value-type="float">
            <text:p>7.63</text:p>
          </table:table-cell>
          <table:table-cell office:value-type="float" office:value="0" calcext:value-type="float">
            <text:p>0</text:p>
          </table:table-cell>
          <table:table-cell office:value-type="float" office:value="22.255788" calcext:value-type="float">
            <text:p>22.25578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683319" calcext:value-type="float">
            <text:p>-0.6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-1.01668" calcext:value-type="float">
            <text:p>-1.01668</text:p>
          </table:table-cell>
          <table:table-cell office:value-type="float" office:value="-4" calcext:value-type="float">
            <text:p>-4</text:p>
          </table:table-cell>
          <table:table-cell office:value-type="float" office:value="4.999994" calcext:value-type="float">
            <text:p>4.9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63" calcext:value-type="float">
            <text:p>7.63</text:p>
          </table:table-cell>
          <table:table-cell office:value-type="float" office:value="2" calcext:value-type="float">
            <text:p>2</text:p>
          </table:table-cell>
          <table:table-cell office:value-type="float" office:value="36.761779" calcext:value-type="float">
            <text:p>36.761779</text:p>
          </table:table-cell>
          <table:table-cell office:value-type="float" office:value="3.706361" calcext:value-type="float">
            <text:p>3.706361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float" office:value="22.233011" calcext:value-type="float">
            <text:p>22.23301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749986" calcext:value-type="float">
            <text:p>-0.7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office:value-type="float" office:value="-0.850014" calcext:value-type="float">
            <text:p>-0.850014</text:p>
          </table:table-cell>
          <table:table-cell office:value-type="float" office:value="-4" calcext:value-type="float">
            <text:p>-4</text:p>
          </table:table-cell>
          <table:table-cell office:value-type="float" office:value="5.099994" calcext:value-type="float">
            <text:p>5.0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66" calcext:value-type="float">
            <text:p>7.66</text:p>
          </table:table-cell>
          <table:table-cell office:value-type="float" office:value="2" calcext:value-type="float">
            <text:p>2</text:p>
          </table:table-cell>
          <table:table-cell office:value-type="float" office:value="36.958439" calcext:value-type="float">
            <text:p>36.958439</text:p>
          </table:table-cell>
          <table:table-cell office:value-type="float" office:value="3.704722" calcext:value-type="float">
            <text:p>3.704722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22.208011" calcext:value-type="float">
            <text:p>22.20801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816652" calcext:value-type="float">
            <text:p>-0.8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-0.680014" calcext:value-type="float">
            <text:p>-0.680014</text:p>
          </table:table-cell>
          <table:table-cell office:value-type="float" office:value="-4" calcext:value-type="float">
            <text:p>-4</text:p>
          </table:table-cell>
          <table:table-cell office:value-type="float" office:value="5.199994" calcext:value-type="float">
            <text:p>5.1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7" calcext:value-type="float">
            <text:p>7.7</text:p>
          </table:table-cell>
          <table:table-cell office:value-type="float" office:value="2" calcext:value-type="float">
            <text:p>2</text:p>
          </table:table-cell>
          <table:table-cell office:value-type="float" office:value="37.155099" calcext:value-type="float">
            <text:p>37.155099</text:p>
          </table:table-cell>
          <table:table-cell office:value-type="float" office:value="3.703083" calcext:value-type="float">
            <text:p>3.703083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73" calcext:value-type="float">
            <text:p>7.73</text:p>
          </table:table-cell>
          <table:table-cell office:value-type="float" office:value="0" calcext:value-type="float">
            <text:p>0</text:p>
          </table:table-cell>
          <table:table-cell office:value-type="float" office:value="22.18079" calcext:value-type="float">
            <text:p>22.1807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883319" calcext:value-type="float">
            <text:p>-0.8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73" calcext:value-type="float">
            <text:p>7.73</text:p>
          </table:table-cell>
          <table:table-cell office:value-type="float" office:value="1" calcext:value-type="float">
            <text:p>1</text:p>
          </table:table-cell>
          <table:table-cell office:value-type="float" office:value="-0.506681" calcext:value-type="float">
            <text:p>-0.506681</text:p>
          </table:table-cell>
          <table:table-cell office:value-type="float" office:value="-4" calcext:value-type="float">
            <text:p>-4</text:p>
          </table:table-cell>
          <table:table-cell office:value-type="float" office:value="5.299994" calcext:value-type="float">
            <text:p>5.2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73" calcext:value-type="float">
            <text:p>7.73</text:p>
          </table:table-cell>
          <table:table-cell office:value-type="float" office:value="2" calcext:value-type="float">
            <text:p>2</text:p>
          </table:table-cell>
          <table:table-cell office:value-type="float" office:value="37.35176" calcext:value-type="float">
            <text:p>37.35176</text:p>
          </table:table-cell>
          <table:table-cell office:value-type="float" office:value="3.701444" calcext:value-type="float">
            <text:p>3.701444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22.151346" calcext:value-type="float">
            <text:p>22.15134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0.949986" calcext:value-type="float">
            <text:p>-0.9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office:value-type="float" office:value="-0.330014" calcext:value-type="float">
            <text:p>-0.330014</text:p>
          </table:table-cell>
          <table:table-cell office:value-type="float" office:value="-4" calcext:value-type="float">
            <text:p>-4</text:p>
          </table:table-cell>
          <table:table-cell office:value-type="float" office:value="5.399994" calcext:value-type="float">
            <text:p>5.3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76" calcext:value-type="float">
            <text:p>7.76</text:p>
          </table:table-cell>
          <table:table-cell office:value-type="float" office:value="2" calcext:value-type="float">
            <text:p>2</text:p>
          </table:table-cell>
          <table:table-cell office:value-type="float" office:value="37.54842" calcext:value-type="float">
            <text:p>37.54842</text:p>
          </table:table-cell>
          <table:table-cell office:value-type="float" office:value="3.699806" calcext:value-type="float">
            <text:p>3.699806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119679" calcext:value-type="float">
            <text:p>22.11967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016652" calcext:value-type="float">
            <text:p>-1.0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-0.150014" calcext:value-type="float">
            <text:p>-0.150014</text:p>
          </table:table-cell>
          <table:table-cell office:value-type="float" office:value="-4" calcext:value-type="float">
            <text:p>-4</text:p>
          </table:table-cell>
          <table:table-cell office:value-type="float" office:value="5.499994" calcext:value-type="float">
            <text:p>5.4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37.74508" calcext:value-type="float">
            <text:p>37.74508</text:p>
          </table:table-cell>
          <table:table-cell office:value-type="float" office:value="3.698167" calcext:value-type="float">
            <text:p>3.698167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  <table:table-cell office:value-type="float" office:value="22.085791" calcext:value-type="float">
            <text:p>22.08579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083319" calcext:value-type="float">
            <text:p>-1.0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office:value-type="float" office:value="0.033319" calcext:value-type="float">
            <text:p>0.033319</text:p>
          </table:table-cell>
          <table:table-cell office:value-type="float" office:value="-4" calcext:value-type="float">
            <text:p>-4</text:p>
          </table:table-cell>
          <table:table-cell office:value-type="float" office:value="5.599994" calcext:value-type="float">
            <text:p>5.5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83" calcext:value-type="float">
            <text:p>7.83</text:p>
          </table:table-cell>
          <table:table-cell office:value-type="float" office:value="2" calcext:value-type="float">
            <text:p>2</text:p>
          </table:table-cell>
          <table:table-cell office:value-type="float" office:value="37.94174" calcext:value-type="float">
            <text:p>37.94174</text:p>
          </table:table-cell>
          <table:table-cell office:value-type="float" office:value="3.696528" calcext:value-type="float">
            <text:p>3.696528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86" calcext:value-type="float">
            <text:p>7.86</text:p>
          </table:table-cell>
          <table:table-cell office:value-type="float" office:value="0" calcext:value-type="float">
            <text:p>0</text:p>
          </table:table-cell>
          <table:table-cell office:value-type="float" office:value="22.04968" calcext:value-type="float">
            <text:p>22.0496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149986" calcext:value-type="float">
            <text:p>-1.1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86" calcext:value-type="float">
            <text:p>7.86</text:p>
          </table:table-cell>
          <table:table-cell office:value-type="float" office:value="1" calcext:value-type="float">
            <text:p>1</text:p>
          </table:table-cell>
          <table:table-cell office:value-type="float" office:value="0.219985" calcext:value-type="float">
            <text:p>0.219985</text:p>
          </table:table-cell>
          <table:table-cell office:value-type="float" office:value="-4" calcext:value-type="float">
            <text:p>-4</text:p>
          </table:table-cell>
          <table:table-cell office:value-type="float" office:value="5.699994" calcext:value-type="float">
            <text:p>5.6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86" calcext:value-type="float">
            <text:p>7.86</text:p>
          </table:table-cell>
          <table:table-cell office:value-type="float" office:value="2" calcext:value-type="float">
            <text:p>2</text:p>
          </table:table-cell>
          <table:table-cell office:value-type="float" office:value="38.1384" calcext:value-type="float">
            <text:p>38.1384</text:p>
          </table:table-cell>
          <table:table-cell office:value-type="float" office:value="3.694889" calcext:value-type="float">
            <text:p>3.694889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22.011348" calcext:value-type="float">
            <text:p>22.01134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216653" calcext:value-type="float">
            <text:p>-1.216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.409985" calcext:value-type="float">
            <text:p>0.409985</text:p>
          </table:table-cell>
          <table:table-cell office:value-type="float" office:value="-4" calcext:value-type="float">
            <text:p>-4</text:p>
          </table:table-cell>
          <table:table-cell office:value-type="float" office:value="5.799994" calcext:value-type="float">
            <text:p>5.7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38.33506" calcext:value-type="float">
            <text:p>38.33506</text:p>
          </table:table-cell>
          <table:table-cell office:value-type="float" office:value="3.69325" calcext:value-type="float">
            <text:p>3.6932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93" calcext:value-type="float">
            <text:p>7.93</text:p>
          </table:table-cell>
          <table:table-cell office:value-type="float" office:value="0" calcext:value-type="float">
            <text:p>0</text:p>
          </table:table-cell>
          <table:table-cell office:value-type="float" office:value="21.970792" calcext:value-type="float">
            <text:p>21.97079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283319" calcext:value-type="float">
            <text:p>-1.2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93" calcext:value-type="float">
            <text:p>7.93</text:p>
          </table:table-cell>
          <table:table-cell office:value-type="float" office:value="1" calcext:value-type="float">
            <text:p>1</text:p>
          </table:table-cell>
          <table:table-cell office:value-type="float" office:value="0.603318" calcext:value-type="float">
            <text:p>0.603318</text:p>
          </table:table-cell>
          <table:table-cell office:value-type="float" office:value="-4" calcext:value-type="float">
            <text:p>-4</text:p>
          </table:table-cell>
          <table:table-cell office:value-type="float" office:value="5.899993" calcext:value-type="float">
            <text:p>5.8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93" calcext:value-type="float">
            <text:p>7.93</text:p>
          </table:table-cell>
          <table:table-cell office:value-type="float" office:value="2" calcext:value-type="float">
            <text:p>2</text:p>
          </table:table-cell>
          <table:table-cell office:value-type="float" office:value="38.53172" calcext:value-type="float">
            <text:p>38.53172</text:p>
          </table:table-cell>
          <table:table-cell office:value-type="float" office:value="3.691611" calcext:value-type="float">
            <text:p>3.691611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21.928015" calcext:value-type="float">
            <text:p>21.92801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349986" calcext:value-type="float">
            <text:p>-1.3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7.96" calcext:value-type="float">
            <text:p>7.96</text:p>
          </table:table-cell>
          <table:table-cell office:value-type="float" office:value="1" calcext:value-type="float">
            <text:p>1</text:p>
          </table:table-cell>
          <table:table-cell office:value-type="float" office:value="0.799985" calcext:value-type="float">
            <text:p>0.799985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7.96" calcext:value-type="float">
            <text:p>7.96</text:p>
          </table:table-cell>
          <table:table-cell office:value-type="float" office:value="2" calcext:value-type="float">
            <text:p>2</text:p>
          </table:table-cell>
          <table:table-cell office:value-type="float" office:value="38.72838" calcext:value-type="float">
            <text:p>38.72838</text:p>
          </table:table-cell>
          <table:table-cell office:value-type="float" office:value="3.689972" calcext:value-type="float">
            <text:p>3.689972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.883016" calcext:value-type="float">
            <text:p>21.88301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416653" calcext:value-type="float">
            <text:p>-1.416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.92504" calcext:value-type="float">
            <text:p>38.92504</text:p>
          </table:table-cell>
          <table:table-cell office:value-type="float" office:value="3.688333" calcext:value-type="float">
            <text:p>3.688333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office:value-type="float" office:value="21.835794" calcext:value-type="float">
            <text:p>21.83579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48332" calcext:value-type="float">
            <text:p>-1.483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office:value-type="float" office:value="1.199984" calcext:value-type="float">
            <text:p>1.199984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03" calcext:value-type="float">
            <text:p>8.03</text:p>
          </table:table-cell>
          <table:table-cell office:value-type="float" office:value="2" calcext:value-type="float">
            <text:p>2</text:p>
          </table:table-cell>
          <table:table-cell office:value-type="float" office:value="39.1217" calcext:value-type="float">
            <text:p>39.1217</text:p>
          </table:table-cell>
          <table:table-cell office:value-type="float" office:value="3.686694" calcext:value-type="float">
            <text:p>3.686694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office:value-type="float" office:value="21.78635" calcext:value-type="float">
            <text:p>21.7863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549986" calcext:value-type="float">
            <text:p>-1.5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1.399984" calcext:value-type="float">
            <text:p>1.399984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06" calcext:value-type="float">
            <text:p>8.06</text:p>
          </table:table-cell>
          <table:table-cell office:value-type="float" office:value="2" calcext:value-type="float">
            <text:p>2</text:p>
          </table:table-cell>
          <table:table-cell office:value-type="float" office:value="39.31836" calcext:value-type="float">
            <text:p>39.31836</text:p>
          </table:table-cell>
          <table:table-cell office:value-type="float" office:value="3.685055" calcext:value-type="float">
            <text:p>3.68505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21.734684" calcext:value-type="float">
            <text:p>21.73468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616653" calcext:value-type="float">
            <text:p>-1.616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1.599984" calcext:value-type="float">
            <text:p>1.599984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39.51502" calcext:value-type="float">
            <text:p>39.51502</text:p>
          </table:table-cell>
          <table:table-cell office:value-type="float" office:value="3.683417" calcext:value-type="float">
            <text:p>3.683417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21.680795" calcext:value-type="float">
            <text:p>21.68079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68332" calcext:value-type="float">
            <text:p>-1.683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13" calcext:value-type="float">
            <text:p>8.13</text:p>
          </table:table-cell>
          <table:table-cell office:value-type="float" office:value="1" calcext:value-type="float">
            <text:p>1</text:p>
          </table:table-cell>
          <table:table-cell office:value-type="float" office:value="1.799984" calcext:value-type="float">
            <text:p>1.799984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13" calcext:value-type="float">
            <text:p>8.13</text:p>
          </table:table-cell>
          <table:table-cell office:value-type="float" office:value="2" calcext:value-type="float">
            <text:p>2</text:p>
          </table:table-cell>
          <table:table-cell office:value-type="float" office:value="39.711681" calcext:value-type="float">
            <text:p>39.711681</text:p>
          </table:table-cell>
          <table:table-cell office:value-type="float" office:value="3.681778" calcext:value-type="float">
            <text:p>3.681778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21.624685" calcext:value-type="float">
            <text:p>21.62468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749986" calcext:value-type="float">
            <text:p>-1.7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office:value-type="float" office:value="1.999983" calcext:value-type="float">
            <text:p>1.99998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16" calcext:value-type="float">
            <text:p>8.16</text:p>
          </table:table-cell>
          <table:table-cell office:value-type="float" office:value="2" calcext:value-type="float">
            <text:p>2</text:p>
          </table:table-cell>
          <table:table-cell office:value-type="float" office:value="39.908341" calcext:value-type="float">
            <text:p>39.908341</text:p>
          </table:table-cell>
          <table:table-cell office:value-type="float" office:value="3.680139" calcext:value-type="float">
            <text:p>3.680139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21.566352" calcext:value-type="float">
            <text:p>21.56635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816653" calcext:value-type="float">
            <text:p>-1.816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.199983" calcext:value-type="float">
            <text:p>2.19998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40.105001" calcext:value-type="float">
            <text:p>40.105001</text:p>
          </table:table-cell>
          <table:table-cell office:value-type="float" office:value="3.6785" calcext:value-type="float">
            <text:p>3.678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23" calcext:value-type="float">
            <text:p>8.23</text:p>
          </table:table-cell>
          <table:table-cell office:value-type="float" office:value="0" calcext:value-type="float">
            <text:p>0</text:p>
          </table:table-cell>
          <table:table-cell office:value-type="float" office:value="21.505797" calcext:value-type="float">
            <text:p>21.50579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88332" calcext:value-type="float">
            <text:p>-1.883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23" calcext:value-type="float">
            <text:p>8.23</text:p>
          </table:table-cell>
          <table:table-cell office:value-type="float" office:value="1" calcext:value-type="float">
            <text:p>1</text:p>
          </table:table-cell>
          <table:table-cell office:value-type="float" office:value="2.399983" calcext:value-type="float">
            <text:p>2.39998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23" calcext:value-type="float">
            <text:p>8.23</text:p>
          </table:table-cell>
          <table:table-cell office:value-type="float" office:value="2" calcext:value-type="float">
            <text:p>2</text:p>
          </table:table-cell>
          <table:table-cell office:value-type="float" office:value="40.301661" calcext:value-type="float">
            <text:p>40.301661</text:p>
          </table:table-cell>
          <table:table-cell office:value-type="float" office:value="3.676861" calcext:value-type="float">
            <text:p>3.676861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float" office:value="21.443019" calcext:value-type="float">
            <text:p>21.44301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949987" calcext:value-type="float">
            <text:p>-1.9499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26" calcext:value-type="float">
            <text:p>8.26</text:p>
          </table:table-cell>
          <table:table-cell office:value-type="float" office:value="1" calcext:value-type="float">
            <text:p>1</text:p>
          </table:table-cell>
          <table:table-cell office:value-type="float" office:value="2.599983" calcext:value-type="float">
            <text:p>2.59998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26" calcext:value-type="float">
            <text:p>8.26</text:p>
          </table:table-cell>
          <table:table-cell office:value-type="float" office:value="2" calcext:value-type="float">
            <text:p>2</text:p>
          </table:table-cell>
          <table:table-cell office:value-type="float" office:value="40.498321" calcext:value-type="float">
            <text:p>40.498321</text:p>
          </table:table-cell>
          <table:table-cell office:value-type="float" office:value="3.675222" calcext:value-type="float">
            <text:p>3.675222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21.37802" calcext:value-type="float">
            <text:p>21.3780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016653" calcext:value-type="float">
            <text:p>-2.016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2.799983" calcext:value-type="float">
            <text:p>2.79998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40.694981" calcext:value-type="float">
            <text:p>40.694981</text:p>
          </table:table-cell>
          <table:table-cell office:value-type="float" office:value="3.673583" calcext:value-type="float">
            <text:p>3.673583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21.310798" calcext:value-type="float">
            <text:p>21.31079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08332" calcext:value-type="float">
            <text:p>-2.083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 office:value-type="float" office:value="2.999982" calcext:value-type="float">
            <text:p>2.999982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33" calcext:value-type="float">
            <text:p>8.33</text:p>
          </table:table-cell>
          <table:table-cell office:value-type="float" office:value="2" calcext:value-type="float">
            <text:p>2</text:p>
          </table:table-cell>
          <table:table-cell office:value-type="float" office:value="40.891641" calcext:value-type="float">
            <text:p>40.891641</text:p>
          </table:table-cell>
          <table:table-cell office:value-type="float" office:value="3.671944" calcext:value-type="float">
            <text:p>3.671944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21.241354" calcext:value-type="float">
            <text:p>21.24135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149987" calcext:value-type="float">
            <text:p>-2.1499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36" calcext:value-type="float">
            <text:p>8.36</text:p>
          </table:table-cell>
          <table:table-cell office:value-type="float" office:value="1" calcext:value-type="float">
            <text:p>1</text:p>
          </table:table-cell>
          <table:table-cell office:value-type="float" office:value="3.199982" calcext:value-type="float">
            <text:p>3.199982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36" calcext:value-type="float">
            <text:p>8.36</text:p>
          </table:table-cell>
          <table:table-cell office:value-type="float" office:value="2" calcext:value-type="float">
            <text:p>2</text:p>
          </table:table-cell>
          <table:table-cell office:value-type="float" office:value="41.088301" calcext:value-type="float">
            <text:p>41.088301</text:p>
          </table:table-cell>
          <table:table-cell office:value-type="float" office:value="3.670305" calcext:value-type="float">
            <text:p>3.67030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21.169688" calcext:value-type="float">
            <text:p>21.16968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216653" calcext:value-type="float">
            <text:p>-2.216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3.399982" calcext:value-type="float">
            <text:p>3.399982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41.284961" calcext:value-type="float">
            <text:p>41.284961</text:p>
          </table:table-cell>
          <table:table-cell office:value-type="float" office:value="3.668666" calcext:value-type="float">
            <text:p>3.668666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  <table:table-cell office:value-type="float" office:value="21.095799" calcext:value-type="float">
            <text:p>21.09579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28332" calcext:value-type="float">
            <text:p>-2.283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3.599982" calcext:value-type="float">
            <text:p>3.599982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float" office:value="41.481621" calcext:value-type="float">
            <text:p>41.481621</text:p>
          </table:table-cell>
          <table:table-cell office:value-type="float" office:value="3.667027" calcext:value-type="float">
            <text:p>3.667027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46" calcext:value-type="float">
            <text:p>8.46</text:p>
          </table:table-cell>
          <table:table-cell office:value-type="float" office:value="0" calcext:value-type="float">
            <text:p>0</text:p>
          </table:table-cell>
          <table:table-cell office:value-type="float" office:value="21.019689" calcext:value-type="float">
            <text:p>21.01968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349986" calcext:value-type="float">
            <text:p>-2.3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</text:p>
          </table:table-cell>
          <table:table-cell office:value-type="float" office:value="3.799982" calcext:value-type="float">
            <text:p>3.799982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46" calcext:value-type="float">
            <text:p>8.46</text:p>
          </table:table-cell>
          <table:table-cell office:value-type="float" office:value="2" calcext:value-type="float">
            <text:p>2</text:p>
          </table:table-cell>
          <table:table-cell office:value-type="float" office:value="41.678281" calcext:value-type="float">
            <text:p>41.678281</text:p>
          </table:table-cell>
          <table:table-cell office:value-type="float" office:value="3.665389" calcext:value-type="float">
            <text:p>3.665389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20.941356" calcext:value-type="float">
            <text:p>20.94135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416653" calcext:value-type="float">
            <text:p>-2.416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3.999981" calcext:value-type="float">
            <text:p>3.999981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41.874942" calcext:value-type="float">
            <text:p>41.874942</text:p>
          </table:table-cell>
          <table:table-cell office:value-type="float" office:value="3.66375" calcext:value-type="float">
            <text:p>3.6637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  <table:table-cell office:value-type="float" office:value="20.860801" calcext:value-type="float">
            <text:p>20.8608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48332" calcext:value-type="float">
            <text:p>-2.483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53" calcext:value-type="float">
            <text:p>8.53</text:p>
          </table:table-cell>
          <table:table-cell office:value-type="float" office:value="1" calcext:value-type="float">
            <text:p>1</text:p>
          </table:table-cell>
          <table:table-cell office:value-type="float" office:value="4.199981" calcext:value-type="float">
            <text:p>4.199981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53" calcext:value-type="float">
            <text:p>8.53</text:p>
          </table:table-cell>
          <table:table-cell office:value-type="float" office:value="2" calcext:value-type="float">
            <text:p>2</text:p>
          </table:table-cell>
          <table:table-cell office:value-type="float" office:value="42.071602" calcext:value-type="float">
            <text:p>42.071602</text:p>
          </table:table-cell>
          <table:table-cell office:value-type="float" office:value="3.662111" calcext:value-type="float">
            <text:p>3.662111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20.778023" calcext:value-type="float">
            <text:p>20.77802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549986" calcext:value-type="float">
            <text:p>-2.5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office:value-type="float" office:value="4.399981" calcext:value-type="float">
            <text:p>4.399981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56" calcext:value-type="float">
            <text:p>8.56</text:p>
          </table:table-cell>
          <table:table-cell office:value-type="float" office:value="2" calcext:value-type="float">
            <text:p>2</text:p>
          </table:table-cell>
          <table:table-cell office:value-type="float" office:value="42.268262" calcext:value-type="float">
            <text:p>42.268262</text:p>
          </table:table-cell>
          <table:table-cell office:value-type="float" office:value="3.660472" calcext:value-type="float">
            <text:p>3.660472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20.693024" calcext:value-type="float">
            <text:p>20.69302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616653" calcext:value-type="float">
            <text:p>-2.616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4.599981" calcext:value-type="float">
            <text:p>4.599981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office:value-type="float" office:value="42.464922" calcext:value-type="float">
            <text:p>42.464922</text:p>
          </table:table-cell>
          <table:table-cell office:value-type="float" office:value="3.658833" calcext:value-type="float">
            <text:p>3.658833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63" calcext:value-type="float">
            <text:p>8.63</text:p>
          </table:table-cell>
          <table:table-cell office:value-type="float" office:value="0" calcext:value-type="float">
            <text:p>0</text:p>
          </table:table-cell>
          <table:table-cell office:value-type="float" office:value="20.605802" calcext:value-type="float">
            <text:p>20.60580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683319" calcext:value-type="float">
            <text:p>-2.6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float" office:value="4.79998" calcext:value-type="float">
            <text:p>4.7999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63" calcext:value-type="float">
            <text:p>8.63</text:p>
          </table:table-cell>
          <table:table-cell office:value-type="float" office:value="2" calcext:value-type="float">
            <text:p>2</text:p>
          </table:table-cell>
          <table:table-cell office:value-type="float" office:value="42.661582" calcext:value-type="float">
            <text:p>42.661582</text:p>
          </table:table-cell>
          <table:table-cell office:value-type="float" office:value="3.657194" calcext:value-type="float">
            <text:p>3.657194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  <table:table-cell office:value-type="float" office:value="20.516358" calcext:value-type="float">
            <text:p>20.51635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749986" calcext:value-type="float">
            <text:p>-2.7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66" calcext:value-type="float">
            <text:p>8.66</text:p>
          </table:table-cell>
          <table:table-cell office:value-type="float" office:value="1" calcext:value-type="float">
            <text:p>1</text:p>
          </table:table-cell>
          <table:table-cell office:value-type="float" office:value="4.99998" calcext:value-type="float">
            <text:p>4.9999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66" calcext:value-type="float">
            <text:p>8.66</text:p>
          </table:table-cell>
          <table:table-cell office:value-type="float" office:value="2" calcext:value-type="float">
            <text:p>2</text:p>
          </table:table-cell>
          <table:table-cell office:value-type="float" office:value="42.858242" calcext:value-type="float">
            <text:p>42.858242</text:p>
          </table:table-cell>
          <table:table-cell office:value-type="float" office:value="3.655555" calcext:value-type="float">
            <text:p>3.65555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20.424692" calcext:value-type="float">
            <text:p>20.42469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816653" calcext:value-type="float">
            <text:p>-2.8166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5.19998" calcext:value-type="float">
            <text:p>5.1999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43.054902" calcext:value-type="float">
            <text:p>43.054902</text:p>
          </table:table-cell>
          <table:table-cell office:value-type="float" office:value="3.653916" calcext:value-type="float">
            <text:p>3.653916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73" calcext:value-type="float">
            <text:p>8.73</text:p>
          </table:table-cell>
          <table:table-cell office:value-type="float" office:value="0" calcext:value-type="float">
            <text:p>0</text:p>
          </table:table-cell>
          <table:table-cell office:value-type="float" office:value="20.330803" calcext:value-type="float">
            <text:p>20.33080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883319" calcext:value-type="float">
            <text:p>-2.8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5.39998" calcext:value-type="float">
            <text:p>5.3999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73" calcext:value-type="float">
            <text:p>8.73</text:p>
          </table:table-cell>
          <table:table-cell office:value-type="float" office:value="2" calcext:value-type="float">
            <text:p>2</text:p>
          </table:table-cell>
          <table:table-cell office:value-type="float" office:value="43.251562" calcext:value-type="float">
            <text:p>43.251562</text:p>
          </table:table-cell>
          <table:table-cell office:value-type="float" office:value="3.652277" calcext:value-type="float">
            <text:p>3.652277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20.234693" calcext:value-type="float">
            <text:p>20.23469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2.949986" calcext:value-type="float">
            <text:p>-2.9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.59998" calcext:value-type="float">
            <text:p>5.5999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76" calcext:value-type="float">
            <text:p>8.76</text:p>
          </table:table-cell>
          <table:table-cell office:value-type="float" office:value="2" calcext:value-type="float">
            <text:p>2</text:p>
          </table:table-cell>
          <table:table-cell office:value-type="float" office:value="43.448222" calcext:value-type="float">
            <text:p>43.448222</text:p>
          </table:table-cell>
          <table:table-cell office:value-type="float" office:value="3.650638" calcext:value-type="float">
            <text:p>3.650638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20.13636" calcext:value-type="float">
            <text:p>20.1363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016652" calcext:value-type="float">
            <text:p>-3.0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5.799979" calcext:value-type="float">
            <text:p>5.799979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43.644882" calcext:value-type="float">
            <text:p>43.644882</text:p>
          </table:table-cell>
          <table:table-cell office:value-type="float" office:value="3.649" calcext:value-type="float">
            <text:p>3.649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83" calcext:value-type="float">
            <text:p>8.83</text:p>
          </table:table-cell>
          <table:table-cell office:value-type="float" office:value="0" calcext:value-type="float">
            <text:p>0</text:p>
          </table:table-cell>
          <table:table-cell office:value-type="float" office:value="20.035805" calcext:value-type="float">
            <text:p>20.0358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083319" calcext:value-type="float">
            <text:p>-3.0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5.999979" calcext:value-type="float">
            <text:p>5.999979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83" calcext:value-type="float">
            <text:p>8.83</text:p>
          </table:table-cell>
          <table:table-cell office:value-type="float" office:value="2" calcext:value-type="float">
            <text:p>2</text:p>
          </table:table-cell>
          <table:table-cell office:value-type="float" office:value="43.841542" calcext:value-type="float">
            <text:p>43.841542</text:p>
          </table:table-cell>
          <table:table-cell office:value-type="float" office:value="3.647361" calcext:value-type="float">
            <text:p>3.647361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86" calcext:value-type="float">
            <text:p>8.86</text:p>
          </table:table-cell>
          <table:table-cell office:value-type="float" office:value="0" calcext:value-type="float">
            <text:p>0</text:p>
          </table:table-cell>
          <table:table-cell office:value-type="float" office:value="19.933027" calcext:value-type="float">
            <text:p>19.93302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149986" calcext:value-type="float">
            <text:p>-3.1499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6.199979" calcext:value-type="float">
            <text:p>6.199979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86" calcext:value-type="float">
            <text:p>8.86</text:p>
          </table:table-cell>
          <table:table-cell office:value-type="float" office:value="2" calcext:value-type="float">
            <text:p>2</text:p>
          </table:table-cell>
          <table:table-cell office:value-type="float" office:value="44.038202" calcext:value-type="float">
            <text:p>44.038202</text:p>
          </table:table-cell>
          <table:table-cell office:value-type="float" office:value="3.645722" calcext:value-type="float">
            <text:p>3.645722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19.828028" calcext:value-type="float">
            <text:p>19.82802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216652" calcext:value-type="float">
            <text:p>-3.2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6.399979" calcext:value-type="float">
            <text:p>6.399979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44.234863" calcext:value-type="float">
            <text:p>44.234863</text:p>
          </table:table-cell>
          <table:table-cell office:value-type="float" office:value="3.644083" calcext:value-type="float">
            <text:p>3.644083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19.720806" calcext:value-type="float">
            <text:p>19.72080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283319" calcext:value-type="float">
            <text:p>-3.2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93" calcext:value-type="float">
            <text:p>8.93</text:p>
          </table:table-cell>
          <table:table-cell office:value-type="float" office:value="1" calcext:value-type="float">
            <text:p>1</text:p>
          </table:table-cell>
          <table:table-cell office:value-type="float" office:value="6.599979" calcext:value-type="float">
            <text:p>6.599979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93" calcext:value-type="float">
            <text:p>8.93</text:p>
          </table:table-cell>
          <table:table-cell office:value-type="float" office:value="2" calcext:value-type="float">
            <text:p>2</text:p>
          </table:table-cell>
          <table:table-cell office:value-type="float" office:value="44.431523" calcext:value-type="float">
            <text:p>44.431523</text:p>
          </table:table-cell>
          <table:table-cell office:value-type="float" office:value="3.642444" calcext:value-type="float">
            <text:p>3.642444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19.611362" calcext:value-type="float">
            <text:p>19.61136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349985" calcext:value-type="float">
            <text:p>-3.3499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6.799978" calcext:value-type="float">
            <text:p>6.79997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8.96" calcext:value-type="float">
            <text:p>8.96</text:p>
          </table:table-cell>
          <table:table-cell office:value-type="float" office:value="2" calcext:value-type="float">
            <text:p>2</text:p>
          </table:table-cell>
          <table:table-cell office:value-type="float" office:value="44.628183" calcext:value-type="float">
            <text:p>44.628183</text:p>
          </table:table-cell>
          <table:table-cell office:value-type="float" office:value="3.640805" calcext:value-type="float">
            <text:p>3.64080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499696" calcext:value-type="float">
            <text:p>19.49969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416652" calcext:value-type="float">
            <text:p>-3.4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.999978" calcext:value-type="float">
            <text:p>6.99997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.824843" calcext:value-type="float">
            <text:p>44.824843</text:p>
          </table:table-cell>
          <table:table-cell office:value-type="float" office:value="3.639166" calcext:value-type="float">
            <text:p>3.639166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  <table:table-cell office:value-type="float" office:value="19.385808" calcext:value-type="float">
            <text:p>19.38580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483319" calcext:value-type="float">
            <text:p>-3.4833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office:value-type="float" office:value="7.199978" calcext:value-type="float">
            <text:p>7.19997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03" calcext:value-type="float">
            <text:p>9.03</text:p>
          </table:table-cell>
          <table:table-cell office:value-type="float" office:value="2" calcext:value-type="float">
            <text:p>2</text:p>
          </table:table-cell>
          <table:table-cell office:value-type="float" office:value="45.021503" calcext:value-type="float">
            <text:p>45.021503</text:p>
          </table:table-cell>
          <table:table-cell office:value-type="float" office:value="3.637527" calcext:value-type="float">
            <text:p>3.637527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06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office:value-type="float" office:value="19.269697" calcext:value-type="float">
            <text:p>19.26969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549985" calcext:value-type="float">
            <text:p>-3.5499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06" calcext:value-type="float">
            <text:p>9.06</text:p>
          </table:table-cell>
          <table:table-cell office:value-type="float" office:value="1" calcext:value-type="float">
            <text:p>1</text:p>
          </table:table-cell>
          <table:table-cell office:value-type="float" office:value="7.399978" calcext:value-type="float">
            <text:p>7.39997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06" calcext:value-type="float">
            <text:p>9.06</text:p>
          </table:table-cell>
          <table:table-cell office:value-type="float" office:value="2" calcext:value-type="float">
            <text:p>2</text:p>
          </table:table-cell>
          <table:table-cell office:value-type="float" office:value="45.218163" calcext:value-type="float">
            <text:p>45.218163</text:p>
          </table:table-cell>
          <table:table-cell office:value-type="float" office:value="3.635888" calcext:value-type="float">
            <text:p>3.635888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9.151364" calcext:value-type="float">
            <text:p>19.15136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616652" calcext:value-type="float">
            <text:p>-3.6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7.599978" calcext:value-type="float">
            <text:p>7.599978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45.414823" calcext:value-type="float">
            <text:p>45.414823</text:p>
          </table:table-cell>
          <table:table-cell office:value-type="float" office:value="3.634249" calcext:value-type="float">
            <text:p>3.634249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13" calcext:value-type="float">
            <text:p>9.13</text:p>
          </table:table-cell>
          <table:table-cell office:value-type="float" office:value="0" calcext:value-type="float">
            <text:p>0</text:p>
          </table:table-cell>
          <table:table-cell office:value-type="float" office:value="19.030809" calcext:value-type="float">
            <text:p>19.03080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683318" calcext:value-type="float">
            <text:p>-3.6833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13" calcext:value-type="float">
            <text:p>9.13</text:p>
          </table:table-cell>
          <table:table-cell office:value-type="float" office:value="1" calcext:value-type="float">
            <text:p>1</text:p>
          </table:table-cell>
          <table:table-cell office:value-type="float" office:value="7.799977" calcext:value-type="float">
            <text:p>7.799977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13" calcext:value-type="float">
            <text:p>9.13</text:p>
          </table:table-cell>
          <table:table-cell office:value-type="float" office:value="2" calcext:value-type="float">
            <text:p>2</text:p>
          </table:table-cell>
          <table:table-cell office:value-type="float" office:value="45.611483" calcext:value-type="float">
            <text:p>45.611483</text:p>
          </table:table-cell>
          <table:table-cell office:value-type="float" office:value="3.63261" calcext:value-type="float">
            <text:p>3.63261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16" calcext:value-type="float">
            <text:p>9.16</text:p>
          </table:table-cell>
          <table:table-cell office:value-type="float" office:value="0" calcext:value-type="float">
            <text:p>0</text:p>
          </table:table-cell>
          <table:table-cell office:value-type="float" office:value="18.908032" calcext:value-type="float">
            <text:p>18.90803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749985" calcext:value-type="float">
            <text:p>-3.7499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office:value-type="float" office:value="7.999977" calcext:value-type="float">
            <text:p>7.999977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16" calcext:value-type="float">
            <text:p>9.16</text:p>
          </table:table-cell>
          <table:table-cell office:value-type="float" office:value="2" calcext:value-type="float">
            <text:p>2</text:p>
          </table:table-cell>
          <table:table-cell office:value-type="float" office:value="45.808143" calcext:value-type="float">
            <text:p>45.808143</text:p>
          </table:table-cell>
          <table:table-cell office:value-type="float" office:value="3.630972" calcext:value-type="float">
            <text:p>3.630972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18.783032" calcext:value-type="float">
            <text:p>18.78303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816652" calcext:value-type="float">
            <text:p>-3.8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8.199977" calcext:value-type="float">
            <text:p>8.199977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46.004803" calcext:value-type="float">
            <text:p>46.004803</text:p>
          </table:table-cell>
          <table:table-cell office:value-type="float" office:value="3.629333" calcext:value-type="float">
            <text:p>3.629333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23" calcext:value-type="float">
            <text:p>9.23</text:p>
          </table:table-cell>
          <table:table-cell office:value-type="float" office:value="0" calcext:value-type="float">
            <text:p>0</text:p>
          </table:table-cell>
          <table:table-cell office:value-type="float" office:value="18.655811" calcext:value-type="float">
            <text:p>18.65581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883318" calcext:value-type="float">
            <text:p>-3.8833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23" calcext:value-type="float">
            <text:p>9.23</text:p>
          </table:table-cell>
          <table:table-cell office:value-type="float" office:value="1" calcext:value-type="float">
            <text:p>1</text:p>
          </table:table-cell>
          <table:table-cell office:value-type="float" office:value="8.399977" calcext:value-type="float">
            <text:p>8.399977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23" calcext:value-type="float">
            <text:p>9.23</text:p>
          </table:table-cell>
          <table:table-cell office:value-type="float" office:value="2" calcext:value-type="float">
            <text:p>2</text:p>
          </table:table-cell>
          <table:table-cell office:value-type="float" office:value="46.201463" calcext:value-type="float">
            <text:p>46.201463</text:p>
          </table:table-cell>
          <table:table-cell office:value-type="float" office:value="3.627694" calcext:value-type="float">
            <text:p>3.627694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  <table:table-cell office:value-type="float" office:value="18.526367" calcext:value-type="float">
            <text:p>18.52636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3.949985" calcext:value-type="float">
            <text:p>-3.9499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office:value-type="float" office:value="8.599977" calcext:value-type="float">
            <text:p>8.599977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26" calcext:value-type="float">
            <text:p>9.26</text:p>
          </table:table-cell>
          <table:table-cell office:value-type="float" office:value="2" calcext:value-type="float">
            <text:p>2</text:p>
          </table:table-cell>
          <table:table-cell office:value-type="float" office:value="46.398123" calcext:value-type="float">
            <text:p>46.398123</text:p>
          </table:table-cell>
          <table:table-cell office:value-type="float" office:value="3.626055" calcext:value-type="float">
            <text:p>3.62605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18.3947" calcext:value-type="float">
            <text:p>18.394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016652" calcext:value-type="float">
            <text:p>-4.016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8.799976" calcext:value-type="float">
            <text:p>8.799976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46.594784" calcext:value-type="float">
            <text:p>46.594784</text:p>
          </table:table-cell>
          <table:table-cell office:value-type="float" office:value="3.624416" calcext:value-type="float">
            <text:p>3.624416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18.260812" calcext:value-type="float">
            <text:p>18.26081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083318" calcext:value-type="float">
            <text:p>-4.0833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8.999976" calcext:value-type="float">
            <text:p>8.999976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33" calcext:value-type="float">
            <text:p>9.33</text:p>
          </table:table-cell>
          <table:table-cell office:value-type="float" office:value="2" calcext:value-type="float">
            <text:p>2</text:p>
          </table:table-cell>
          <table:table-cell office:value-type="float" office:value="46.791444" calcext:value-type="float">
            <text:p>46.791444</text:p>
          </table:table-cell>
          <table:table-cell office:value-type="float" office:value="3.622777" calcext:value-type="float">
            <text:p>3.622777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18.124701" calcext:value-type="float">
            <text:p>18.1247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149985" calcext:value-type="float">
            <text:p>-4.1499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9.199976" calcext:value-type="float">
            <text:p>9.199976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36" calcext:value-type="float">
            <text:p>9.36</text:p>
          </table:table-cell>
          <table:table-cell office:value-type="float" office:value="2" calcext:value-type="float">
            <text:p>2</text:p>
          </table:table-cell>
          <table:table-cell office:value-type="float" office:value="46.988104" calcext:value-type="float">
            <text:p>46.988104</text:p>
          </table:table-cell>
          <table:table-cell office:value-type="float" office:value="3.621138" calcext:value-type="float">
            <text:p>3.621138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7.986369" calcext:value-type="float">
            <text:p>17.98636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216651" calcext:value-type="float">
            <text:p>-4.2166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9.399976" calcext:value-type="float">
            <text:p>9.399976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47.184764" calcext:value-type="float">
            <text:p>47.184764</text:p>
          </table:table-cell>
          <table:table-cell office:value-type="float" office:value="3.619499" calcext:value-type="float">
            <text:p>3.619499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  <table:table-cell office:value-type="float" office:value="17.845814" calcext:value-type="float">
            <text:p>17.8458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283318" calcext:value-type="float">
            <text:p>-4.2833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43" calcext:value-type="float">
            <text:p>9.43</text:p>
          </table:table-cell>
          <table:table-cell office:value-type="float" office:value="1" calcext:value-type="float">
            <text:p>1</text:p>
          </table:table-cell>
          <table:table-cell office:value-type="float" office:value="9.599976" calcext:value-type="float">
            <text:p>9.599976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43" calcext:value-type="float">
            <text:p>9.43</text:p>
          </table:table-cell>
          <table:table-cell office:value-type="float" office:value="2" calcext:value-type="float">
            <text:p>2</text:p>
          </table:table-cell>
          <table:table-cell office:value-type="float" office:value="47.381424" calcext:value-type="float">
            <text:p>47.381424</text:p>
          </table:table-cell>
          <table:table-cell office:value-type="float" office:value="3.61786" calcext:value-type="float">
            <text:p>3.61786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46" calcext:value-type="float">
            <text:p>9.46</text:p>
          </table:table-cell>
          <table:table-cell office:value-type="float" office:value="0" calcext:value-type="float">
            <text:p>0</text:p>
          </table:table-cell>
          <table:table-cell office:value-type="float" office:value="17.703036" calcext:value-type="float">
            <text:p>17.70303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349985" calcext:value-type="float">
            <text:p>-4.3499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float" office:value="9.799975" calcext:value-type="float">
            <text:p>9.799975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46" calcext:value-type="float">
            <text:p>9.46</text:p>
          </table:table-cell>
          <table:table-cell office:value-type="float" office:value="2" calcext:value-type="float">
            <text:p>2</text:p>
          </table:table-cell>
          <table:table-cell office:value-type="float" office:value="47.578084" calcext:value-type="float">
            <text:p>47.578084</text:p>
          </table:table-cell>
          <table:table-cell office:value-type="float" office:value="3.616221" calcext:value-type="float">
            <text:p>3.616221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7.558037" calcext:value-type="float">
            <text:p>17.55803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416651" calcext:value-type="float">
            <text:p>-4.4166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9.999975" calcext:value-type="float">
            <text:p>9.999975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47.774744" calcext:value-type="float">
            <text:p>47.774744</text:p>
          </table:table-cell>
          <table:table-cell office:value-type="float" office:value="3.614582" calcext:value-type="float">
            <text:p>3.614582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53" calcext:value-type="float">
            <text:p>9.53</text:p>
          </table:table-cell>
          <table:table-cell office:value-type="float" office:value="0" calcext:value-type="float">
            <text:p>0</text:p>
          </table:table-cell>
          <table:table-cell office:value-type="float" office:value="17.410815" calcext:value-type="float">
            <text:p>17.41081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483318" calcext:value-type="float">
            <text:p>-4.4833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10.199975" calcext:value-type="float">
            <text:p>10.199975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53" calcext:value-type="float">
            <text:p>9.53</text:p>
          </table:table-cell>
          <table:table-cell office:value-type="float" office:value="2" calcext:value-type="float">
            <text:p>2</text:p>
          </table:table-cell>
          <table:table-cell office:value-type="float" office:value="47.971404" calcext:value-type="float">
            <text:p>47.971404</text:p>
          </table:table-cell>
          <table:table-cell office:value-type="float" office:value="3.612944" calcext:value-type="float">
            <text:p>3.612944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7.261371" calcext:value-type="float">
            <text:p>17.26137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549984" calcext:value-type="float">
            <text:p>-4.5499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56" calcext:value-type="float">
            <text:p>9.56</text:p>
          </table:table-cell>
          <table:table-cell office:value-type="float" office:value="1" calcext:value-type="float">
            <text:p>1</text:p>
          </table:table-cell>
          <table:table-cell office:value-type="float" office:value="10.399975" calcext:value-type="float">
            <text:p>10.399975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56" calcext:value-type="float">
            <text:p>9.56</text:p>
          </table:table-cell>
          <table:table-cell office:value-type="float" office:value="2" calcext:value-type="float">
            <text:p>2</text:p>
          </table:table-cell>
          <table:table-cell office:value-type="float" office:value="48.168064" calcext:value-type="float">
            <text:p>48.168064</text:p>
          </table:table-cell>
          <table:table-cell office:value-type="float" office:value="3.611305" calcext:value-type="float">
            <text:p>3.61130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7.109705" calcext:value-type="float">
            <text:p>17.1097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616651" calcext:value-type="float">
            <text:p>-4.6166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10.599975" calcext:value-type="float">
            <text:p>10.599975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float" office:value="48.364724" calcext:value-type="float">
            <text:p>48.364724</text:p>
          </table:table-cell>
          <table:table-cell office:value-type="float" office:value="3.609666" calcext:value-type="float">
            <text:p>3.609666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  <table:table-cell office:value-type="float" office:value="16.955817" calcext:value-type="float">
            <text:p>16.95581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683318" calcext:value-type="float">
            <text:p>-4.6833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10.799974" calcext:value-type="float">
            <text:p>10.799974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63" calcext:value-type="float">
            <text:p>9.63</text:p>
          </table:table-cell>
          <table:table-cell office:value-type="float" office:value="2" calcext:value-type="float">
            <text:p>2</text:p>
          </table:table-cell>
          <table:table-cell office:value-type="float" office:value="48.561384" calcext:value-type="float">
            <text:p>48.561384</text:p>
          </table:table-cell>
          <table:table-cell office:value-type="float" office:value="3.608027" calcext:value-type="float">
            <text:p>3.608027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16.799706" calcext:value-type="float">
            <text:p>16.79970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749984" calcext:value-type="float">
            <text:p>-4.7499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10.999974" calcext:value-type="float">
            <text:p>10.999974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66" calcext:value-type="float">
            <text:p>9.66</text:p>
          </table:table-cell>
          <table:table-cell office:value-type="float" office:value="2" calcext:value-type="float">
            <text:p>2</text:p>
          </table:table-cell>
          <table:table-cell office:value-type="float" office:value="48.758045" calcext:value-type="float">
            <text:p>48.758045</text:p>
          </table:table-cell>
          <table:table-cell office:value-type="float" office:value="3.606388" calcext:value-type="float">
            <text:p>3.606388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16.641373" calcext:value-type="float">
            <text:p>16.64137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816651" calcext:value-type="float">
            <text:p>-4.8166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11.199974" calcext:value-type="float">
            <text:p>11.199974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7" calcext:value-type="float">
            <text:p>9.7</text:p>
          </table:table-cell>
          <table:table-cell office:value-type="float" office:value="2" calcext:value-type="float">
            <text:p>2</text:p>
          </table:table-cell>
          <table:table-cell office:value-type="float" office:value="48.954705" calcext:value-type="float">
            <text:p>48.954705</text:p>
          </table:table-cell>
          <table:table-cell office:value-type="float" office:value="3.604749" calcext:value-type="float">
            <text:p>3.604749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73" calcext:value-type="float">
            <text:p>9.73</text:p>
          </table:table-cell>
          <table:table-cell office:value-type="float" office:value="0" calcext:value-type="float">
            <text:p>0</text:p>
          </table:table-cell>
          <table:table-cell office:value-type="float" office:value="16.480818" calcext:value-type="float">
            <text:p>16.48081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883317" calcext:value-type="float">
            <text:p>-4.8833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73" calcext:value-type="float">
            <text:p>9.73</text:p>
          </table:table-cell>
          <table:table-cell office:value-type="float" office:value="1" calcext:value-type="float">
            <text:p>1</text:p>
          </table:table-cell>
          <table:table-cell office:value-type="float" office:value="11.399974" calcext:value-type="float">
            <text:p>11.399974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73" calcext:value-type="float">
            <text:p>9.73</text:p>
          </table:table-cell>
          <table:table-cell office:value-type="float" office:value="2" calcext:value-type="float">
            <text:p>2</text:p>
          </table:table-cell>
          <table:table-cell office:value-type="float" office:value="49.151365" calcext:value-type="float">
            <text:p>49.151365</text:p>
          </table:table-cell>
          <table:table-cell office:value-type="float" office:value="3.60311" calcext:value-type="float">
            <text:p>3.60311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  <table:table-cell office:value-type="float" office:value="16.318041" calcext:value-type="float">
            <text:p>16.31804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4.949984" calcext:value-type="float">
            <text:p>-4.9499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76" calcext:value-type="float">
            <text:p>9.76</text:p>
          </table:table-cell>
          <table:table-cell office:value-type="float" office:value="1" calcext:value-type="float">
            <text:p>1</text:p>
          </table:table-cell>
          <table:table-cell office:value-type="float" office:value="11.599973" calcext:value-type="float">
            <text:p>11.59997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76" calcext:value-type="float">
            <text:p>9.76</text:p>
          </table:table-cell>
          <table:table-cell office:value-type="float" office:value="2" calcext:value-type="float">
            <text:p>2</text:p>
          </table:table-cell>
          <table:table-cell office:value-type="float" office:value="49.348025" calcext:value-type="float">
            <text:p>49.348025</text:p>
          </table:table-cell>
          <table:table-cell office:value-type="float" office:value="3.601471" calcext:value-type="float">
            <text:p>3.601471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16.153041" calcext:value-type="float">
            <text:p>16.15304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5.016651" calcext:value-type="float">
            <text:p>-5.0166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11.799973" calcext:value-type="float">
            <text:p>11.79997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49.544685" calcext:value-type="float">
            <text:p>49.544685</text:p>
          </table:table-cell>
          <table:table-cell office:value-type="float" office:value="3.599832" calcext:value-type="float">
            <text:p>3.599832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  <table:table-cell office:value-type="float" office:value="15.98582" calcext:value-type="float">
            <text:p>15.9858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5.083317" calcext:value-type="float">
            <text:p>-5.0833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11.999973" calcext:value-type="float">
            <text:p>11.99997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83" calcext:value-type="float">
            <text:p>9.83</text:p>
          </table:table-cell>
          <table:table-cell office:value-type="float" office:value="2" calcext:value-type="float">
            <text:p>2</text:p>
          </table:table-cell>
          <table:table-cell office:value-type="float" office:value="49.741345" calcext:value-type="float">
            <text:p>49.741345</text:p>
          </table:table-cell>
          <table:table-cell office:value-type="float" office:value="3.598193" calcext:value-type="float">
            <text:p>3.598193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15.816376" calcext:value-type="float">
            <text:p>15.81637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5.149984" calcext:value-type="float">
            <text:p>-5.1499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86" calcext:value-type="float">
            <text:p>9.86</text:p>
          </table:table-cell>
          <table:table-cell office:value-type="float" office:value="1" calcext:value-type="float">
            <text:p>1</text:p>
          </table:table-cell>
          <table:table-cell office:value-type="float" office:value="12.199973" calcext:value-type="float">
            <text:p>12.19997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86" calcext:value-type="float">
            <text:p>9.86</text:p>
          </table:table-cell>
          <table:table-cell office:value-type="float" office:value="2" calcext:value-type="float">
            <text:p>2</text:p>
          </table:table-cell>
          <table:table-cell office:value-type="float" office:value="49.938005" calcext:value-type="float">
            <text:p>49.938005</text:p>
          </table:table-cell>
          <table:table-cell office:value-type="float" office:value="3.596555" calcext:value-type="float">
            <text:p>3.596555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15.64471" calcext:value-type="float">
            <text:p>15.6447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5.21665" calcext:value-type="float">
            <text:p>-5.216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12.399973" calcext:value-type="float">
            <text:p>12.399973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50.134665" calcext:value-type="float">
            <text:p>50.134665</text:p>
          </table:table-cell>
          <table:table-cell office:value-type="float" office:value="3.594916" calcext:value-type="float">
            <text:p>3.594916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  <table:table-cell office:value-type="float" office:value="15.470821" calcext:value-type="float">
            <text:p>15.47082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5.283317" calcext:value-type="float">
            <text:p>-5.2833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12.599972" calcext:value-type="float">
            <text:p>12.599972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93" calcext:value-type="float">
            <text:p>9.93</text:p>
          </table:table-cell>
          <table:table-cell office:value-type="float" office:value="2" calcext:value-type="float">
            <text:p>2</text:p>
          </table:table-cell>
          <table:table-cell office:value-type="float" office:value="50.331325" calcext:value-type="float">
            <text:p>50.331325</text:p>
          </table:table-cell>
          <table:table-cell office:value-type="float" office:value="3.593277" calcext:value-type="float">
            <text:p>3.593277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float" office:value="15.294711" calcext:value-type="float">
            <text:p>15.29471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5.349984" calcext:value-type="float">
            <text:p>-5.3499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ound Truth</text:p>
          </table:table-cell>
          <table:table-cell office:value-type="float" office:value="9.96" calcext:value-type="float">
            <text:p>9.96</text:p>
          </table:table-cell>
          <table:table-cell office:value-type="float" office:value="1" calcext:value-type="float">
            <text:p>1</text:p>
          </table:table-cell>
          <table:table-cell office:value-type="float" office:value="12.799972" calcext:value-type="float">
            <text:p>12.799972</text:p>
          </table:table-cell>
          <table:table-cell office:value-type="float" office:value="-4" calcext:value-type="float">
            <text:p>-4</text:p>
          </table:table-cell>
          <table:table-cell office:value-type="float" office:value="5.999993" calcext:value-type="float">
            <text:p>5.9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float" office:value="9.96" calcext:value-type="float">
            <text:p>9.96</text:p>
          </table:table-cell>
          <table:table-cell office:value-type="float" office:value="2" calcext:value-type="float">
            <text:p>2</text:p>
          </table:table-cell>
          <table:table-cell office:value-type="float" office:value="50.527985" calcext:value-type="float">
            <text:p>50.527985</text:p>
          </table:table-cell>
          <table:table-cell office:value-type="float" office:value="3.591638" calcext:value-type="float">
            <text:p>3.591638</text:p>
          </table:table-cell>
          <table:table-cell office:value-type="float" office:value="5.900007" calcext:value-type="float">
            <text:p>5.900007</text:p>
          </table:table-cell>
          <table:table-cell office:value-type="float" office:value="-0.008334" calcext:value-type="float">
            <text:p>-0.00833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0127" calcext:value-type="float">
            <text:p>-9.70127</text:p>
          </table:table-cell>
          <table:table-cell office:value-type="float" office:value="3.923263" calcext:value-type="float">
            <text:p>3.923263</text:p>
          </table:table-cell>
          <table:table-cell office:value-type="float" office:value="4.430053" calcext:value-type="float">
            <text:p>4.4300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932753" calcext:value-type="float">
            <text:p>24.932753</text:p>
          </table:table-cell>
          <table:table-cell office:value-type="float" office:value="-4.069228" calcext:value-type="float">
            <text:p>-4.069228</text:p>
          </table:table-cell>
          <table:table-cell office:value-type="float" office:value="-5.405656" calcext:value-type="float">
            <text:p>-5.40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1.830341" calcext:value-type="float">
            <text:p>-11.830341</text:p>
          </table:table-cell>
          <table:table-cell office:value-type="float" office:value="-0.080865" calcext:value-type="float">
            <text:p>-0.080865</text:p>
          </table:table-cell>
          <table:table-cell office:value-type="float" office:value="0.829686" calcext:value-type="float">
            <text:p>0.8296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9.706689" calcext:value-type="float">
            <text:p>-9.706689</text:p>
          </table:table-cell>
          <table:table-cell office:value-type="float" office:value="4.000215" calcext:value-type="float">
            <text:p>4.000215</text:p>
          </table:table-cell>
          <table:table-cell office:value-type="float" office:value="4.438332" calcext:value-type="float">
            <text:p>4.438332</text:p>
          </table:table-cell>
          <table:table-cell office:value-type="float" office:value="-0.322582" calcext:value-type="float">
            <text:p>-0.3225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4.685277" calcext:value-type="float">
            <text:p>24.685277</text:p>
          </table:table-cell>
          <table:table-cell office:value-type="float" office:value="-3.928616" calcext:value-type="float">
            <text:p>-3.928616</text:p>
          </table:table-cell>
          <table:table-cell office:value-type="float" office:value="-5.458824" calcext:value-type="float">
            <text:p>-5.458824</text:p>
          </table:table-cell>
          <table:table-cell office:value-type="float" office:value="-0.02769" calcext:value-type="float">
            <text:p>-0.0276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-11.917629" calcext:value-type="float">
            <text:p>-11.917629</text:p>
          </table:table-cell>
          <table:table-cell office:value-type="float" office:value="0.063888" calcext:value-type="float">
            <text:p>0.063888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069939" calcext:value-type="float">
            <text:p>0.06993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-9.636947" calcext:value-type="float">
            <text:p>-9.636947</text:p>
          </table:table-cell>
          <table:table-cell office:value-type="float" office:value="4.03344" calcext:value-type="float">
            <text:p>4.03344</text:p>
          </table:table-cell>
          <table:table-cell office:value-type="float" office:value="4.466271" calcext:value-type="float">
            <text:p>4.466271</text:p>
          </table:table-cell>
          <table:table-cell office:value-type="float" office:value="-0.260546" calcext:value-type="float">
            <text:p>-0.26054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24.456009" calcext:value-type="float">
            <text:p>24.456009</text:p>
          </table:table-cell>
          <table:table-cell office:value-type="float" office:value="-3.888375" calcext:value-type="float">
            <text:p>-3.888375</text:p>
          </table:table-cell>
          <table:table-cell office:value-type="float" office:value="-5.604602" calcext:value-type="float">
            <text:p>-5.604602</text:p>
          </table:table-cell>
          <table:table-cell office:value-type="float" office:value="-0.026333" calcext:value-type="float">
            <text:p>-0.02633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-11.983636" calcext:value-type="float">
            <text:p>-11.983636</text:p>
          </table:table-cell>
          <table:table-cell office:value-type="float" office:value="0.109594" calcext:value-type="float">
            <text:p>0.109594</text:p>
          </table:table-cell>
          <table:table-cell office:value-type="float" office:value="0.852023" calcext:value-type="float">
            <text:p>0.852023</text:p>
          </table:table-cell>
          <table:table-cell office:value-type="float" office:value="0.151126" calcext:value-type="float">
            <text:p>0.15112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9.456696" calcext:value-type="float">
            <text:p>-9.456696</text:p>
          </table:table-cell>
          <table:table-cell office:value-type="float" office:value="3.994781" calcext:value-type="float">
            <text:p>3.994781</text:p>
          </table:table-cell>
          <table:table-cell office:value-type="float" office:value="4.627734" calcext:value-type="float">
            <text:p>4.627734</text:p>
          </table:table-cell>
          <table:table-cell office:value-type="float" office:value="-0.344689" calcext:value-type="float">
            <text:p>-0.34468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4.258745" calcext:value-type="float">
            <text:p>24.258745</text:p>
          </table:table-cell>
          <table:table-cell office:value-type="float" office:value="-3.837461" calcext:value-type="float">
            <text:p>-3.837461</text:p>
          </table:table-cell>
          <table:table-cell office:value-type="float" office:value="-5.783106" calcext:value-type="float">
            <text:p>-5.783106</text:p>
          </table:table-cell>
          <table:table-cell office:value-type="float" office:value="-0.316615" calcext:value-type="float">
            <text:p>-0.31661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11.937747" calcext:value-type="float">
            <text:p>-11.937747</text:p>
          </table:table-cell>
          <table:table-cell office:value-type="float" office:value="0.095506" calcext:value-type="float">
            <text:p>0.095506</text:p>
          </table:table-cell>
          <table:table-cell office:value-type="float" office:value="0.970323" calcext:value-type="float">
            <text:p>0.970323</text:p>
          </table:table-cell>
          <table:table-cell office:value-type="float" office:value="0.033806" calcext:value-type="float">
            <text:p>0.03380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-9.265543" calcext:value-type="float">
            <text:p>-9.265543</text:p>
          </table:table-cell>
          <table:table-cell office:value-type="float" office:value="3.99512" calcext:value-type="float">
            <text:p>3.99512</text:p>
          </table:table-cell>
          <table:table-cell office:value-type="float" office:value="4.781838" calcext:value-type="float">
            <text:p>4.781838</text:p>
          </table:table-cell>
          <table:table-cell office:value-type="float" office:value="-0.24148" calcext:value-type="float">
            <text:p>-0.2414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24.045607" calcext:value-type="float">
            <text:p>24.045607</text:p>
          </table:table-cell>
          <table:table-cell office:value-type="float" office:value="-3.855294" calcext:value-type="float">
            <text:p>-3.855294</text:p>
          </table:table-cell>
          <table:table-cell office:value-type="float" office:value="-5.977224" calcext:value-type="float">
            <text:p>-5.977224</text:p>
          </table:table-cell>
          <table:table-cell office:value-type="float" office:value="-0.13815" calcext:value-type="float">
            <text:p>-0.1381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-11.889903" calcext:value-type="float">
            <text:p>-11.889903</text:p>
          </table:table-cell>
          <table:table-cell office:value-type="float" office:value="0.099341" calcext:value-type="float">
            <text:p>0.099341</text:p>
          </table:table-cell>
          <table:table-cell office:value-type="float" office:value="1.081065" calcext:value-type="float">
            <text:p>1.081065</text:p>
          </table:table-cell>
          <table:table-cell office:value-type="float" office:value="0.024393" calcext:value-type="float">
            <text:p>0.02439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-9.10424" calcext:value-type="float">
            <text:p>-9.10424</text:p>
          </table:table-cell>
          <table:table-cell office:value-type="float" office:value="3.944175" calcext:value-type="float">
            <text:p>3.944175</text:p>
          </table:table-cell>
          <table:table-cell office:value-type="float" office:value="4.730723" calcext:value-type="float">
            <text:p>4.730723</text:p>
          </table:table-cell>
          <table:table-cell office:value-type="float" office:value="-0.262411" calcext:value-type="float">
            <text:p>-0.2624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23.791291" calcext:value-type="float">
            <text:p>23.791291</text:p>
          </table:table-cell>
          <table:table-cell office:value-type="float" office:value="-3.955447" calcext:value-type="float">
            <text:p>-3.955447</text:p>
          </table:table-cell>
          <table:table-cell office:value-type="float" office:value="-6.025987" calcext:value-type="float">
            <text:p>-6.025987</text:p>
          </table:table-cell>
          <table:table-cell office:value-type="float" office:value="0.05642" calcext:value-type="float">
            <text:p>0.0564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-11.85837" calcext:value-type="float">
            <text:p>-11.85837</text:p>
          </table:table-cell>
          <table:table-cell office:value-type="float" office:value="0.051083" calcext:value-type="float">
            <text:p>0.051083</text:p>
          </table:table-cell>
          <table:table-cell office:value-type="float" office:value="1.106398" calcext:value-type="float">
            <text:p>1.106398</text:p>
          </table:table-cell>
          <table:table-cell office:value-type="float" office:value="-0.173143" calcext:value-type="float">
            <text:p>-0.17314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8.952038" calcext:value-type="float">
            <text:p>-8.952038</text:p>
          </table:table-cell>
          <table:table-cell office:value-type="float" office:value="3.90092" calcext:value-type="float">
            <text:p>3.90092</text:p>
          </table:table-cell>
          <table:table-cell office:value-type="float" office:value="4.595981" calcext:value-type="float">
            <text:p>4.595981</text:p>
          </table:table-cell>
          <table:table-cell office:value-type="float" office:value="-0.265829" calcext:value-type="float">
            <text:p>-0.26582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3.573684" calcext:value-type="float">
            <text:p>23.573684</text:p>
          </table:table-cell>
          <table:table-cell office:value-type="float" office:value="-4.089757" calcext:value-type="float">
            <text:p>-4.089757</text:p>
          </table:table-cell>
          <table:table-cell office:value-type="float" office:value="-6.063795" calcext:value-type="float">
            <text:p>-6.063795</text:p>
          </table:table-cell>
          <table:table-cell office:value-type="float" office:value="0.232032" calcext:value-type="float">
            <text:p>0.23203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-11.832724" calcext:value-type="float">
            <text:p>-11.832724</text:p>
          </table:table-cell>
          <table:table-cell office:value-type="float" office:value="-0.037584" calcext:value-type="float">
            <text:p>-0.037584</text:p>
          </table:table-cell>
          <table:table-cell office:value-type="float" office:value="1.100372" calcext:value-type="float">
            <text:p>1.100372</text:p>
          </table:table-cell>
          <table:table-cell office:value-type="float" office:value="-0.770177" calcext:value-type="float">
            <text:p>-0.77017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-8.813807" calcext:value-type="float">
            <text:p>-8.813807</text:p>
          </table:table-cell>
          <table:table-cell office:value-type="float" office:value="3.878958" calcext:value-type="float">
            <text:p>3.878958</text:p>
          </table:table-cell>
          <table:table-cell office:value-type="float" office:value="4.583544" calcext:value-type="float">
            <text:p>4.583544</text:p>
          </table:table-cell>
          <table:table-cell office:value-type="float" office:value="-0.239266" calcext:value-type="float">
            <text:p>-0.2392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23.356678" calcext:value-type="float">
            <text:p>23.356678</text:p>
          </table:table-cell>
          <table:table-cell office:value-type="float" office:value="-4.097221" calcext:value-type="float">
            <text:p>-4.097221</text:p>
          </table:table-cell>
          <table:table-cell office:value-type="float" office:value="-6.073816" calcext:value-type="float">
            <text:p>-6.073816</text:p>
          </table:table-cell>
          <table:table-cell office:value-type="float" office:value="0.182637" calcext:value-type="float">
            <text:p>0.18263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-11.824574" calcext:value-type="float">
            <text:p>-11.824574</text:p>
          </table:table-cell>
          <table:table-cell office:value-type="float" office:value="-0.04858" calcext:value-type="float">
            <text:p>-0.04858</text:p>
          </table:table-cell>
          <table:table-cell office:value-type="float" office:value="1.084839" calcext:value-type="float">
            <text:p>1.084839</text:p>
          </table:table-cell>
          <table:table-cell office:value-type="float" office:value="-0.625004" calcext:value-type="float">
            <text:p>-0.62500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8.64409" calcext:value-type="float">
            <text:p>-8.64409</text:p>
          </table:table-cell>
          <table:table-cell office:value-type="float" office:value="3.864174" calcext:value-type="float">
            <text:p>3.864174</text:p>
          </table:table-cell>
          <table:table-cell office:value-type="float" office:value="4.681747" calcext:value-type="float">
            <text:p>4.681747</text:p>
          </table:table-cell>
          <table:table-cell office:value-type="float" office:value="-0.217672" calcext:value-type="float">
            <text:p>-0.2176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23.172493" calcext:value-type="float">
            <text:p>23.172493</text:p>
          </table:table-cell>
          <table:table-cell office:value-type="float" office:value="-4.148506" calcext:value-type="float">
            <text:p>-4.148506</text:p>
          </table:table-cell>
          <table:table-cell office:value-type="float" office:value="-6.13334" calcext:value-type="float">
            <text:p>-6.13334</text:p>
          </table:table-cell>
          <table:table-cell office:value-type="float" office:value="0.138904" calcext:value-type="float">
            <text:p>0.13890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-11.791007" calcext:value-type="float">
            <text:p>-11.791007</text:p>
          </table:table-cell>
          <table:table-cell office:value-type="float" office:value="-0.083614" calcext:value-type="float">
            <text:p>-0.083614</text:p>
          </table:table-cell>
          <table:table-cell office:value-type="float" office:value="1.143295" calcext:value-type="float">
            <text:p>1.143295</text:p>
          </table:table-cell>
          <table:table-cell office:value-type="float" office:value="-0.486669" calcext:value-type="float">
            <text:p>-0.48666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8.487523" calcext:value-type="float">
            <text:p>-8.487523</text:p>
          </table:table-cell>
          <table:table-cell office:value-type="float" office:value="3.863486" calcext:value-type="float">
            <text:p>3.863486</text:p>
          </table:table-cell>
          <table:table-cell office:value-type="float" office:value="4.701808" calcext:value-type="float">
            <text:p>4.701808</text:p>
          </table:table-cell>
          <table:table-cell office:value-type="float" office:value="-0.171771" calcext:value-type="float">
            <text:p>-0.17177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2.953042" calcext:value-type="float">
            <text:p>22.953042</text:p>
          </table:table-cell>
          <table:table-cell office:value-type="float" office:value="-4.134397" calcext:value-type="float">
            <text:p>-4.134397</text:p>
          </table:table-cell>
          <table:table-cell office:value-type="float" office:value="-6.115187" calcext:value-type="float">
            <text:p>-6.115187</text:p>
          </table:table-cell>
          <table:table-cell office:value-type="float" office:value="0.087889" calcext:value-type="float">
            <text:p>0.08788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11.767167" calcext:value-type="float">
            <text:p>-11.767167</text:p>
          </table:table-cell>
          <table:table-cell office:value-type="float" office:value="-0.088463" calcext:value-type="float">
            <text:p>-0.088463</text:p>
          </table:table-cell>
          <table:table-cell office:value-type="float" office:value="1.124885" calcext:value-type="float">
            <text:p>1.124885</text:p>
          </table:table-cell>
          <table:table-cell office:value-type="float" office:value="-0.444853" calcext:value-type="float">
            <text:p>-0.44485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-8.311718" calcext:value-type="float">
            <text:p>-8.311718</text:p>
          </table:table-cell>
          <table:table-cell office:value-type="float" office:value="3.836144" calcext:value-type="float">
            <text:p>3.836144</text:p>
          </table:table-cell>
          <table:table-cell office:value-type="float" office:value="4.681007" calcext:value-type="float">
            <text:p>4.681007</text:p>
          </table:table-cell>
          <table:table-cell office:value-type="float" office:value="-0.134886" calcext:value-type="float">
            <text:p>-0.13488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2.7511" calcext:value-type="float">
            <text:p>22.7511</text:p>
          </table:table-cell>
          <table:table-cell office:value-type="float" office:value="-4.165928" calcext:value-type="float">
            <text:p>-4.165928</text:p>
          </table:table-cell>
          <table:table-cell office:value-type="float" office:value="-6.09458" calcext:value-type="float">
            <text:p>-6.09458</text:p>
          </table:table-cell>
          <table:table-cell office:value-type="float" office:value="0.107784" calcext:value-type="float">
            <text:p>0.10778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-11.717614" calcext:value-type="float">
            <text:p>-11.717614</text:p>
          </table:table-cell>
          <table:table-cell office:value-type="float" office:value="-0.140641" calcext:value-type="float">
            <text:p>-0.140641</text:p>
          </table:table-cell>
          <table:table-cell office:value-type="float" office:value="1.159827" calcext:value-type="float">
            <text:p>1.159827</text:p>
          </table:table-cell>
          <table:table-cell office:value-type="float" office:value="-0.578806" calcext:value-type="float">
            <text:p>-0.57880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-8.09912" calcext:value-type="float">
            <text:p>-8.09912</text:p>
          </table:table-cell>
          <table:table-cell office:value-type="float" office:value="3.875111" calcext:value-type="float">
            <text:p>3.875111</text:p>
          </table:table-cell>
          <table:table-cell office:value-type="float" office:value="4.835557" calcext:value-type="float">
            <text:p>4.835557</text:p>
          </table:table-cell>
          <table:table-cell office:value-type="float" office:value="-0.095548" calcext:value-type="float">
            <text:p>-0.09554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22.566474" calcext:value-type="float">
            <text:p>22.566474</text:p>
          </table:table-cell>
          <table:table-cell office:value-type="float" office:value="-4.106348" calcext:value-type="float">
            <text:p>-4.106348</text:p>
          </table:table-cell>
          <table:table-cell office:value-type="float" office:value="-6.062229" calcext:value-type="float">
            <text:p>-6.062229</text:p>
          </table:table-cell>
          <table:table-cell office:value-type="float" office:value="-0.005055" calcext:value-type="float">
            <text:p>-0.00505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-11.650401" calcext:value-type="float">
            <text:p>-11.650401</text:p>
          </table:table-cell>
          <table:table-cell office:value-type="float" office:value="-0.110586" calcext:value-type="float">
            <text:p>-0.110586</text:p>
          </table:table-cell>
          <table:table-cell office:value-type="float" office:value="1.179883" calcext:value-type="float">
            <text:p>1.179883</text:p>
          </table:table-cell>
          <table:table-cell office:value-type="float" office:value="-0.370496" calcext:value-type="float">
            <text:p>-0.37049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7.905543" calcext:value-type="float">
            <text:p>-7.905543</text:p>
          </table:table-cell>
          <table:table-cell office:value-type="float" office:value="3.915605" calcext:value-type="float">
            <text:p>3.915605</text:p>
          </table:table-cell>
          <table:table-cell office:value-type="float" office:value="4.911998" calcext:value-type="float">
            <text:p>4.911998</text:p>
          </table:table-cell>
          <table:table-cell office:value-type="float" office:value="-0.01859" calcext:value-type="float">
            <text:p>-0.0185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2.389151" calcext:value-type="float">
            <text:p>22.389151</text:p>
          </table:table-cell>
          <table:table-cell office:value-type="float" office:value="-4.037462" calcext:value-type="float">
            <text:p>-4.037462</text:p>
          </table:table-cell>
          <table:table-cell office:value-type="float" office:value="-5.960439" calcext:value-type="float">
            <text:p>-5.960439</text:p>
          </table:table-cell>
          <table:table-cell office:value-type="float" office:value="-0.099577" calcext:value-type="float">
            <text:p>-0.09957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-11.603796" calcext:value-type="float">
            <text:p>-11.603796</text:p>
          </table:table-cell>
          <table:table-cell office:value-type="float" office:value="-0.086695" calcext:value-type="float">
            <text:p>-0.086695</text:p>
          </table:table-cell>
          <table:table-cell office:value-type="float" office:value="1.106758" calcext:value-type="float">
            <text:p>1.106758</text:p>
          </table:table-cell>
          <table:table-cell office:value-type="float" office:value="-0.238764" calcext:value-type="float">
            <text:p>-0.23876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-7.719273" calcext:value-type="float">
            <text:p>-7.719273</text:p>
          </table:table-cell>
          <table:table-cell office:value-type="float" office:value="3.93625" calcext:value-type="float">
            <text:p>3.93625</text:p>
          </table:table-cell>
          <table:table-cell office:value-type="float" office:value="5.004684" calcext:value-type="float">
            <text:p>5.004684</text:p>
          </table:table-cell>
          <table:table-cell office:value-type="float" office:value="-0.019297" calcext:value-type="float">
            <text:p>-0.01929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22.182116" calcext:value-type="float">
            <text:p>22.182116</text:p>
          </table:table-cell>
          <table:table-cell office:value-type="float" office:value="-4.067935" calcext:value-type="float">
            <text:p>-4.067935</text:p>
          </table:table-cell>
          <table:table-cell office:value-type="float" office:value="-6.064814" calcext:value-type="float">
            <text:p>-6.064814</text:p>
          </table:table-cell>
          <table:table-cell office:value-type="float" office:value="-0.07272" calcext:value-type="float">
            <text:p>-0.0727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-11.563313" calcext:value-type="float">
            <text:p>-11.563313</text:p>
          </table:table-cell>
          <table:table-cell office:value-type="float" office:value="-0.101387" calcext:value-type="float">
            <text:p>-0.101387</text:p>
          </table:table-cell>
          <table:table-cell office:value-type="float" office:value="1.17857" calcext:value-type="float">
            <text:p>1.17857</text:p>
          </table:table-cell>
          <table:table-cell office:value-type="float" office:value="-0.237692" calcext:value-type="float">
            <text:p>-0.23769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-7.546104" calcext:value-type="float">
            <text:p>-7.546104</text:p>
          </table:table-cell>
          <table:table-cell office:value-type="float" office:value="3.984609" calcext:value-type="float">
            <text:p>3.984609</text:p>
          </table:table-cell>
          <table:table-cell office:value-type="float" office:value="5.00918" calcext:value-type="float">
            <text:p>5.00918</text:p>
          </table:table-cell>
          <table:table-cell office:value-type="float" office:value="0.076349" calcext:value-type="float">
            <text:p>0.07634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21.984716" calcext:value-type="float">
            <text:p>21.984716</text:p>
          </table:table-cell>
          <table:table-cell office:value-type="float" office:value="-4.036335" calcext:value-type="float">
            <text:p>-4.036335</text:p>
          </table:table-cell>
          <table:table-cell office:value-type="float" office:value="-5.948518" calcext:value-type="float">
            <text:p>-5.948518</text:p>
          </table:table-cell>
          <table:table-cell office:value-type="float" office:value="-0.105205" calcext:value-type="float">
            <text:p>-0.10520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office:value-type="float" office:value="-11.543064" calcext:value-type="float">
            <text:p>-11.543064</text:p>
          </table:table-cell>
          <table:table-cell office:value-type="float" office:value="-0.071862" calcext:value-type="float">
            <text:p>-0.071862</text:p>
          </table:table-cell>
          <table:table-cell office:value-type="float" office:value="1.00255" calcext:value-type="float">
            <text:p>1.00255</text:p>
          </table:table-cell>
          <table:table-cell office:value-type="float" office:value="-0.112105" calcext:value-type="float">
            <text:p>-0.11210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7.370216" calcext:value-type="float">
            <text:p>-7.370216</text:p>
          </table:table-cell>
          <table:table-cell office:value-type="float" office:value="3.970926" calcext:value-type="float">
            <text:p>3.970926</text:p>
          </table:table-cell>
          <table:table-cell office:value-type="float" office:value="5.022868" calcext:value-type="float">
            <text:p>5.022868</text:p>
          </table:table-cell>
          <table:table-cell office:value-type="float" office:value="0.041603" calcext:value-type="float">
            <text:p>0.04160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1.784332" calcext:value-type="float">
            <text:p>21.784332</text:p>
          </table:table-cell>
          <table:table-cell office:value-type="float" office:value="-4.032394" calcext:value-type="float">
            <text:p>-4.032394</text:p>
          </table:table-cell>
          <table:table-cell office:value-type="float" office:value="-5.97675" calcext:value-type="float">
            <text:p>-5.97675</text:p>
          </table:table-cell>
          <table:table-cell office:value-type="float" office:value="-0.108739" calcext:value-type="float">
            <text:p>-0.10873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11.495264" calcext:value-type="float">
            <text:p>-11.495264</text:p>
          </table:table-cell>
          <table:table-cell office:value-type="float" office:value="-0.081678" calcext:value-type="float">
            <text:p>-0.081678</text:p>
          </table:table-cell>
          <table:table-cell office:value-type="float" office:value="1.062022" calcext:value-type="float">
            <text:p>1.062022</text:p>
          </table:table-cell>
          <table:table-cell office:value-type="float" office:value="-0.111162" calcext:value-type="float">
            <text:p>-0.1111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-7.183698" calcext:value-type="float">
            <text:p>-7.183698</text:p>
          </table:table-cell>
          <table:table-cell office:value-type="float" office:value="3.99608" calcext:value-type="float">
            <text:p>3.99608</text:p>
          </table:table-cell>
          <table:table-cell office:value-type="float" office:value="5.084077" calcext:value-type="float">
            <text:p>5.084077</text:p>
          </table:table-cell>
          <table:table-cell office:value-type="float" office:value="0.057858" calcext:value-type="float">
            <text:p>0.05785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21.605881" calcext:value-type="float">
            <text:p>21.605881</text:p>
          </table:table-cell>
          <table:table-cell office:value-type="float" office:value="-3.933252" calcext:value-type="float">
            <text:p>-3.933252</text:p>
          </table:table-cell>
          <table:table-cell office:value-type="float" office:value="-5.935499" calcext:value-type="float">
            <text:p>-5.935499</text:p>
          </table:table-cell>
          <table:table-cell office:value-type="float" office:value="-0.2166" calcext:value-type="float">
            <text:p>-0.216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float" office:value="-11.445618" calcext:value-type="float">
            <text:p>-11.445618</text:p>
          </table:table-cell>
          <table:table-cell office:value-type="float" office:value="-0.041208" calcext:value-type="float">
            <text:p>-0.041208</text:p>
          </table:table-cell>
          <table:table-cell office:value-type="float" office:value="1.066404" calcext:value-type="float">
            <text:p>1.066404</text:p>
          </table:table-cell>
          <table:table-cell office:value-type="float" office:value="0.052937" calcext:value-type="float">
            <text:p>0.05293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-7.024482" calcext:value-type="float">
            <text:p>-7.024482</text:p>
          </table:table-cell>
          <table:table-cell office:value-type="float" office:value="4.021354" calcext:value-type="float">
            <text:p>4.021354</text:p>
          </table:table-cell>
          <table:table-cell office:value-type="float" office:value="5.07546" calcext:value-type="float">
            <text:p>5.07546</text:p>
          </table:table-cell>
          <table:table-cell office:value-type="float" office:value="0.082288" calcext:value-type="float">
            <text:p>0.08228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21.405999" calcext:value-type="float">
            <text:p>21.405999</text:p>
          </table:table-cell>
          <table:table-cell office:value-type="float" office:value="-3.860665" calcext:value-type="float">
            <text:p>-3.860665</text:p>
          </table:table-cell>
          <table:table-cell office:value-type="float" office:value="-5.906783" calcext:value-type="float">
            <text:p>-5.906783</text:p>
          </table:table-cell>
          <table:table-cell office:value-type="float" office:value="-0.279923" calcext:value-type="float">
            <text:p>-0.27992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-11.421979" calcext:value-type="float">
            <text:p>-11.421979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1.020537" calcext:value-type="float">
            <text:p>1.020537</text:p>
          </table:table-cell>
          <table:table-cell office:value-type="float" office:value="0.22016" calcext:value-type="float">
            <text:p>0.2201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6.855951" calcext:value-type="float">
            <text:p>-6.855951</text:p>
          </table:table-cell>
          <table:table-cell office:value-type="float" office:value="4.020126" calcext:value-type="float">
            <text:p>4.020126</text:p>
          </table:table-cell>
          <table:table-cell office:value-type="float" office:value="5.095323" calcext:value-type="float">
            <text:p>5.095323</text:p>
          </table:table-cell>
          <table:table-cell office:value-type="float" office:value="0.051486" calcext:value-type="float">
            <text:p>0.05148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1.213043" calcext:value-type="float">
            <text:p>21.213043</text:p>
          </table:table-cell>
          <table:table-cell office:value-type="float" office:value="-3.849843" calcext:value-type="float">
            <text:p>-3.849843</text:p>
          </table:table-cell>
          <table:table-cell office:value-type="float" office:value="-5.949449" calcext:value-type="float">
            <text:p>-5.949449</text:p>
          </table:table-cell>
          <table:table-cell office:value-type="float" office:value="-0.261143" calcext:value-type="float">
            <text:p>-0.26114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11.381249" calcext:value-type="float">
            <text:p>-11.381249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1.118849" calcext:value-type="float">
            <text:p>1.118849</text:p>
          </table:table-cell>
          <table:table-cell office:value-type="float" office:value="0.162406" calcext:value-type="float">
            <text:p>0.16240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-6.697926" calcext:value-type="float">
            <text:p>-6.697926</text:p>
          </table:table-cell>
          <table:table-cell office:value-type="float" office:value="3.953061" calcext:value-type="float">
            <text:p>3.953061</text:p>
          </table:table-cell>
          <table:table-cell office:value-type="float" office:value="5.027839" calcext:value-type="float">
            <text:p>5.027839</text:p>
          </table:table-cell>
          <table:table-cell office:value-type="float" office:value="-0.021243" calcext:value-type="float">
            <text:p>-0.02124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21.006781" calcext:value-type="float">
            <text:p>21.006781</text:p>
          </table:table-cell>
          <table:table-cell office:value-type="float" office:value="-3.920592" calcext:value-type="float">
            <text:p>-3.920592</text:p>
          </table:table-cell>
          <table:table-cell office:value-type="float" office:value="-5.975635" calcext:value-type="float">
            <text:p>-5.975635</text:p>
          </table:table-cell>
          <table:table-cell office:value-type="float" office:value="-0.1693" calcext:value-type="float">
            <text:p>-0.169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-11.325263" calcext:value-type="float">
            <text:p>-11.325263</text:p>
          </table:table-cell>
          <table:table-cell office:value-type="float" office:value="-0.045878" calcext:value-type="float">
            <text:p>-0.045878</text:p>
          </table:table-cell>
          <table:table-cell office:value-type="float" office:value="1.238335" calcext:value-type="float">
            <text:p>1.238335</text:p>
          </table:table-cell>
          <table:table-cell office:value-type="float" office:value="0.019716" calcext:value-type="float">
            <text:p>0.01971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-6.519685" calcext:value-type="float">
            <text:p>-6.519685</text:p>
          </table:table-cell>
          <table:table-cell office:value-type="float" office:value="3.990075" calcext:value-type="float">
            <text:p>3.990075</text:p>
          </table:table-cell>
          <table:table-cell office:value-type="float" office:value="5.080021" calcext:value-type="float">
            <text:p>5.080021</text:p>
          </table:table-cell>
          <table:table-cell office:value-type="float" office:value="0.016175" calcext:value-type="float">
            <text:p>0.01617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20.839892" calcext:value-type="float">
            <text:p>20.839892</text:p>
          </table:table-cell>
          <table:table-cell office:value-type="float" office:value="-3.85909" calcext:value-type="float">
            <text:p>-3.85909</text:p>
          </table:table-cell>
          <table:table-cell office:value-type="float" office:value="-5.911055" calcext:value-type="float">
            <text:p>-5.911055</text:p>
          </table:table-cell>
          <table:table-cell office:value-type="float" office:value="-0.217233" calcext:value-type="float">
            <text:p>-0.21723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-11.284493" calcext:value-type="float">
            <text:p>-11.284493</text:p>
          </table:table-cell>
          <table:table-cell office:value-type="float" office:value="-0.004539" calcext:value-type="float">
            <text:p>-0.004539</text:p>
          </table:table-cell>
          <table:table-cell office:value-type="float" office:value="1.252704" calcext:value-type="float">
            <text:p>1.252704</text:p>
          </table:table-cell>
          <table:table-cell office:value-type="float" office:value="0.168641" calcext:value-type="float">
            <text:p>0.1686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6.347437" calcext:value-type="float">
            <text:p>-6.347437</text:p>
          </table:table-cell>
          <table:table-cell office:value-type="float" office:value="3.989229" calcext:value-type="float">
            <text:p>3.989229</text:p>
          </table:table-cell>
          <table:table-cell office:value-type="float" office:value="5.064811" calcext:value-type="float">
            <text:p>5.064811</text:p>
          </table:table-cell>
          <table:table-cell office:value-type="float" office:value="0.022523" calcext:value-type="float">
            <text:p>0.0225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0.655708" calcext:value-type="float">
            <text:p>20.655708</text:p>
          </table:table-cell>
          <table:table-cell office:value-type="float" office:value="-3.845622" calcext:value-type="float">
            <text:p>-3.845622</text:p>
          </table:table-cell>
          <table:table-cell office:value-type="float" office:value="-5.850847" calcext:value-type="float">
            <text:p>-5.850847</text:p>
          </table:table-cell>
          <table:table-cell office:value-type="float" office:value="-0.211338" calcext:value-type="float">
            <text:p>-0.21133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-11.233575" calcext:value-type="float">
            <text:p>-11.233575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1.27421" calcext:value-type="float">
            <text:p>1.27421</text:p>
          </table:table-cell>
          <table:table-cell office:value-type="float" office:value="0.209761" calcext:value-type="float">
            <text:p>0.20976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6.162532" calcext:value-type="float">
            <text:p>-6.162532</text:p>
          </table:table-cell>
          <table:table-cell office:value-type="float" office:value="3.977704" calcext:value-type="float">
            <text:p>3.977704</text:p>
          </table:table-cell>
          <table:table-cell office:value-type="float" office:value="5.112383" calcext:value-type="float">
            <text:p>5.112383</text:p>
          </table:table-cell>
          <table:table-cell office:value-type="float" office:value="0.004265" calcext:value-type="float">
            <text:p>0.0042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20.449933" calcext:value-type="float">
            <text:p>20.449933</text:p>
          </table:table-cell>
          <table:table-cell office:value-type="float" office:value="-3.874083" calcext:value-type="float">
            <text:p>-3.874083</text:p>
          </table:table-cell>
          <table:table-cell office:value-type="float" office:value="-5.892304" calcext:value-type="float">
            <text:p>-5.892304</text:p>
          </table:table-cell>
          <table:table-cell office:value-type="float" office:value="-0.167255" calcext:value-type="float">
            <text:p>-0.16725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-11.169513" calcext:value-type="float">
            <text:p>-11.169513</text:p>
          </table:table-cell>
          <table:table-cell office:value-type="float" office:value="-0.006117" calcext:value-type="float">
            <text:p>-0.006117</text:p>
          </table:table-cell>
          <table:table-cell office:value-type="float" office:value="1.380812" calcext:value-type="float">
            <text:p>1.380812</text:p>
          </table:table-cell>
          <table:table-cell office:value-type="float" office:value="0.132298" calcext:value-type="float">
            <text:p>0.13229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-5.997793" calcext:value-type="float">
            <text:p>-5.997793</text:p>
          </table:table-cell>
          <table:table-cell office:value-type="float" office:value="3.976245" calcext:value-type="float">
            <text:p>3.976245</text:p>
          </table:table-cell>
          <table:table-cell office:value-type="float" office:value="5.1135" calcext:value-type="float">
            <text:p>5.1135</text:p>
          </table:table-cell>
          <table:table-cell office:value-type="float" office:value="-0.002344" calcext:value-type="float">
            <text:p>-0.00234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20.240893" calcext:value-type="float">
            <text:p>20.240893</text:p>
          </table:table-cell>
          <table:table-cell office:value-type="float" office:value="-3.875356" calcext:value-type="float">
            <text:p>-3.875356</text:p>
          </table:table-cell>
          <table:table-cell office:value-type="float" office:value="-5.922571" calcext:value-type="float">
            <text:p>-5.922571</text:p>
          </table:table-cell>
          <table:table-cell office:value-type="float" office:value="-0.150146" calcext:value-type="float">
            <text:p>-0.15014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-11.124097" calcext:value-type="float">
            <text:p>-11.124097</text:p>
          </table:table-cell>
          <table:table-cell office:value-type="float" office:value="0.008205" calcext:value-type="float">
            <text:p>0.008205</text:p>
          </table:table-cell>
          <table:table-cell office:value-type="float" office:value="1.441018" calcext:value-type="float">
            <text:p>1.441018</text:p>
          </table:table-cell>
          <table:table-cell office:value-type="float" office:value="0.157347" calcext:value-type="float">
            <text:p>0.15734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5.843003" calcext:value-type="float">
            <text:p>-5.843003</text:p>
          </table:table-cell>
          <table:table-cell office:value-type="float" office:value="3.945903" calcext:value-type="float">
            <text:p>3.945903</text:p>
          </table:table-cell>
          <table:table-cell office:value-type="float" office:value="5.063683" calcext:value-type="float">
            <text:p>5.063683</text:p>
          </table:table-cell>
          <table:table-cell office:value-type="float" office:value="-0.030271" calcext:value-type="float">
            <text:p>-0.03027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0.02882" calcext:value-type="float">
            <text:p>20.02882</text:p>
          </table:table-cell>
          <table:table-cell office:value-type="float" office:value="-3.901828" calcext:value-type="float">
            <text:p>-3.901828</text:p>
          </table:table-cell>
          <table:table-cell office:value-type="float" office:value="-5.948689" calcext:value-type="float">
            <text:p>-5.948689</text:p>
          </table:table-cell>
          <table:table-cell office:value-type="float" office:value="-0.114446" calcext:value-type="float">
            <text:p>-0.11444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11.073741" calcext:value-type="float">
            <text:p>-11.073741</text:p>
          </table:table-cell>
          <table:table-cell office:value-type="float" office:value="-0.000268" calcext:value-type="float">
            <text:p>-0.000268</text:p>
          </table:table-cell>
          <table:table-cell office:value-type="float" office:value="1.497102" calcext:value-type="float">
            <text:p>1.497102</text:p>
          </table:table-cell>
          <table:table-cell office:value-type="float" office:value="0.113663" calcext:value-type="float">
            <text:p>0.11366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-5.675247" calcext:value-type="float">
            <text:p>-5.675247</text:p>
          </table:table-cell>
          <table:table-cell office:value-type="float" office:value="3.958776" calcext:value-type="float">
            <text:p>3.958776</text:p>
          </table:table-cell>
          <table:table-cell office:value-type="float" office:value="5.064929" calcext:value-type="float">
            <text:p>5.064929</text:p>
          </table:table-cell>
          <table:table-cell office:value-type="float" office:value="-0.016089" calcext:value-type="float">
            <text:p>-0.01608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19.830557" calcext:value-type="float">
            <text:p>19.830557</text:p>
          </table:table-cell>
          <table:table-cell office:value-type="float" office:value="-3.924164" calcext:value-type="float">
            <text:p>-3.924164</text:p>
          </table:table-cell>
          <table:table-cell office:value-type="float" office:value="-5.918404" calcext:value-type="float">
            <text:p>-5.918404</text:p>
          </table:table-cell>
          <table:table-cell office:value-type="float" office:value="-0.086396" calcext:value-type="float">
            <text:p>-0.08639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-11.030898" calcext:value-type="float">
            <text:p>-11.030898</text:p>
          </table:table-cell>
          <table:table-cell office:value-type="float" office:value="0.011223" calcext:value-type="float">
            <text:p>0.011223</text:p>
          </table:table-cell>
          <table:table-cell office:value-type="float" office:value="1.51107" calcext:value-type="float">
            <text:p>1.51107</text:p>
          </table:table-cell>
          <table:table-cell office:value-type="float" office:value="0.139811" calcext:value-type="float">
            <text:p>0.1398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-5.468558" calcext:value-type="float">
            <text:p>-5.468558</text:p>
          </table:table-cell>
          <table:table-cell office:value-type="float" office:value="3.983975" calcext:value-type="float">
            <text:p>3.983975</text:p>
          </table:table-cell>
          <table:table-cell office:value-type="float" office:value="5.194303" calcext:value-type="float">
            <text:p>5.194303</text:p>
          </table:table-cell>
          <table:table-cell office:value-type="float" office:value="0.00267" calcext:value-type="float">
            <text:p>0.0026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19.638049" calcext:value-type="float">
            <text:p>19.638049</text:p>
          </table:table-cell>
          <table:table-cell office:value-type="float" office:value="-3.907752" calcext:value-type="float">
            <text:p>-3.907752</text:p>
          </table:table-cell>
          <table:table-cell office:value-type="float" office:value="-5.938473" calcext:value-type="float">
            <text:p>-5.938473</text:p>
          </table:table-cell>
          <table:table-cell office:value-type="float" office:value="-0.093358" calcext:value-type="float">
            <text:p>-0.09335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-10.956978" calcext:value-type="float">
            <text:p>-10.956978</text:p>
          </table:table-cell>
          <table:table-cell office:value-type="float" office:value="0.034594" calcext:value-type="float">
            <text:p>0.034594</text:p>
          </table:table-cell>
          <table:table-cell office:value-type="float" office:value="1.6247" calcext:value-type="float">
            <text:p>1.6247</text:p>
          </table:table-cell>
          <table:table-cell office:value-type="float" office:value="0.176523" calcext:value-type="float">
            <text:p>0.1765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5.288523" calcext:value-type="float">
            <text:p>-5.288523</text:p>
          </table:table-cell>
          <table:table-cell office:value-type="float" office:value="4.030356" calcext:value-type="float">
            <text:p>4.030356</text:p>
          </table:table-cell>
          <table:table-cell office:value-type="float" office:value="5.218107" calcext:value-type="float">
            <text:p>5.218107</text:p>
          </table:table-cell>
          <table:table-cell office:value-type="float" office:value="0.044105" calcext:value-type="float">
            <text:p>0.04410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9.450005" calcext:value-type="float">
            <text:p>19.450005</text:p>
          </table:table-cell>
          <table:table-cell office:value-type="float" office:value="-3.887127" calcext:value-type="float">
            <text:p>-3.887127</text:p>
          </table:table-cell>
          <table:table-cell office:value-type="float" office:value="-5.857123" calcext:value-type="float">
            <text:p>-5.857123</text:p>
          </table:table-cell>
          <table:table-cell office:value-type="float" office:value="-0.10021" calcext:value-type="float">
            <text:p>-0.1002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-10.913496" calcext:value-type="float">
            <text:p>-10.913496</text:p>
          </table:table-cell>
          <table:table-cell office:value-type="float" office:value="0.103839" calcext:value-type="float">
            <text:p>0.103839</text:p>
          </table:table-cell>
          <table:table-cell office:value-type="float" office:value="1.6276" calcext:value-type="float">
            <text:p>1.6276</text:p>
          </table:table-cell>
          <table:table-cell office:value-type="float" office:value="0.368341" calcext:value-type="float">
            <text:p>0.3683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-5.153573" calcext:value-type="float">
            <text:p>-5.153573</text:p>
          </table:table-cell>
          <table:table-cell office:value-type="float" office:value="3.97334" calcext:value-type="float">
            <text:p>3.97334</text:p>
          </table:table-cell>
          <table:table-cell office:value-type="float" office:value="5.133875" calcext:value-type="float">
            <text:p>5.133875</text:p>
          </table:table-cell>
          <table:table-cell office:value-type="float" office:value="-0.015011" calcext:value-type="float">
            <text:p>-0.0150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19.217704" calcext:value-type="float">
            <text:p>19.217704</text:p>
          </table:table-cell>
          <table:table-cell office:value-type="float" office:value="-3.941673" calcext:value-type="float">
            <text:p>-3.941673</text:p>
          </table:table-cell>
          <table:table-cell office:value-type="float" office:value="-5.9917" calcext:value-type="float">
            <text:p>-5.9917</text:p>
          </table:table-cell>
          <table:table-cell office:value-type="float" office:value="-0.054078" calcext:value-type="float">
            <text:p>-0.05407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-10.865624" calcext:value-type="float">
            <text:p>-10.865624</text:p>
          </table:table-cell>
          <table:table-cell office:value-type="float" office:value="0.056024" calcext:value-type="float">
            <text:p>0.056024</text:p>
          </table:table-cell>
          <table:table-cell office:value-type="float" office:value="1.690904" calcext:value-type="float">
            <text:p>1.690904</text:p>
          </table:table-cell>
          <table:table-cell office:value-type="float" office:value="0.181804" calcext:value-type="float">
            <text:p>0.18180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-4.965654" calcext:value-type="float">
            <text:p>-4.965654</text:p>
          </table:table-cell>
          <table:table-cell office:value-type="float" office:value="4.004669" calcext:value-type="float">
            <text:p>4.004669</text:p>
          </table:table-cell>
          <table:table-cell office:value-type="float" office:value="5.238484" calcext:value-type="float">
            <text:p>5.238484</text:p>
          </table:table-cell>
          <table:table-cell office:value-type="float" office:value="0.000377" calcext:value-type="float">
            <text:p>0.00037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9.023902" calcext:value-type="float">
            <text:p>19.023902</text:p>
          </table:table-cell>
          <table:table-cell office:value-type="float" office:value="-3.893945" calcext:value-type="float">
            <text:p>-3.893945</text:p>
          </table:table-cell>
          <table:table-cell office:value-type="float" office:value="-6.018143" calcext:value-type="float">
            <text:p>-6.018143</text:p>
          </table:table-cell>
          <table:table-cell office:value-type="float" office:value="-0.083938" calcext:value-type="float">
            <text:p>-0.08393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-10.804856" calcext:value-type="float">
            <text:p>-10.804856</text:p>
          </table:table-cell>
          <table:table-cell office:value-type="float" office:value="0.120023" calcext:value-type="float">
            <text:p>0.120023</text:p>
          </table:table-cell>
          <table:table-cell office:value-type="float" office:value="1.814647" calcext:value-type="float">
            <text:p>1.814647</text:p>
          </table:table-cell>
          <table:table-cell office:value-type="float" office:value="0.292394" calcext:value-type="float">
            <text:p>0.29239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792739" calcext:value-type="float">
            <text:p>-4.792739</text:p>
          </table:table-cell>
          <table:table-cell office:value-type="float" office:value="4.049012" calcext:value-type="float">
            <text:p>4.049012</text:p>
          </table:table-cell>
          <table:table-cell office:value-type="float" office:value="5.230345" calcext:value-type="float">
            <text:p>5.230345</text:p>
          </table:table-cell>
          <table:table-cell office:value-type="float" office:value="0.036441" calcext:value-type="float">
            <text:p>0.0364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823785" calcext:value-type="float">
            <text:p>18.823785</text:p>
          </table:table-cell>
          <table:table-cell office:value-type="float" office:value="-3.89196" calcext:value-type="float">
            <text:p>-3.89196</text:p>
          </table:table-cell>
          <table:table-cell office:value-type="float" office:value="-5.925613" calcext:value-type="float">
            <text:p>-5.925613</text:p>
          </table:table-cell>
          <table:table-cell office:value-type="float" office:value="-0.076475" calcext:value-type="float">
            <text:p>-0.07647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0.765034" calcext:value-type="float">
            <text:p>-10.765034</text:p>
          </table:table-cell>
          <table:table-cell office:value-type="float" office:value="0.203087" calcext:value-type="float">
            <text:p>0.203087</text:p>
          </table:table-cell>
          <table:table-cell office:value-type="float" office:value="1.818567" calcext:value-type="float">
            <text:p>1.818567</text:p>
          </table:table-cell>
          <table:table-cell office:value-type="float" office:value="0.477157" calcext:value-type="float">
            <text:p>0.4771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-4.62333" calcext:value-type="float">
            <text:p>-4.62333</text:p>
          </table:table-cell>
          <table:table-cell office:value-type="float" office:value="4.04822" calcext:value-type="float">
            <text:p>4.04822</text:p>
          </table:table-cell>
          <table:table-cell office:value-type="float" office:value="5.209125" calcext:value-type="float">
            <text:p>5.209125</text:p>
          </table:table-cell>
          <table:table-cell office:value-type="float" office:value="0.033787" calcext:value-type="float">
            <text:p>0.0337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18.619776" calcext:value-type="float">
            <text:p>18.619776</text:p>
          </table:table-cell>
          <table:table-cell office:value-type="float" office:value="-3.927655" calcext:value-type="float">
            <text:p>-3.927655</text:p>
          </table:table-cell>
          <table:table-cell office:value-type="float" office:value="-5.905087" calcext:value-type="float">
            <text:p>-5.905087</text:p>
          </table:table-cell>
          <table:table-cell office:value-type="float" office:value="-0.045776" calcext:value-type="float">
            <text:p>-0.04577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-10.708774" calcext:value-type="float">
            <text:p>-10.708774</text:p>
          </table:table-cell>
          <table:table-cell office:value-type="float" office:value="0.203772" calcext:value-type="float">
            <text:p>0.203772</text:p>
          </table:table-cell>
          <table:table-cell office:value-type="float" office:value="1.825304" calcext:value-type="float">
            <text:p>1.825304</text:p>
          </table:table-cell>
          <table:table-cell office:value-type="float" office:value="0.425694" calcext:value-type="float">
            <text:p>0.42569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-4.453114" calcext:value-type="float">
            <text:p>-4.453114</text:p>
          </table:table-cell>
          <table:table-cell office:value-type="float" office:value="4.032942" calcext:value-type="float">
            <text:p>4.032942</text:p>
          </table:table-cell>
          <table:table-cell office:value-type="float" office:value="5.192264" calcext:value-type="float">
            <text:p>5.192264</text:p>
          </table:table-cell>
          <table:table-cell office:value-type="float" office:value="0.020133" calcext:value-type="float">
            <text:p>0.02013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18.409166" calcext:value-type="float">
            <text:p>18.409166</text:p>
          </table:table-cell>
          <table:table-cell office:value-type="float" office:value="-3.970379" calcext:value-type="float">
            <text:p>-3.970379</text:p>
          </table:table-cell>
          <table:table-cell office:value-type="float" office:value="-5.927688" calcext:value-type="float">
            <text:p>-5.927688</text:p>
          </table:table-cell>
          <table:table-cell office:value-type="float" office:value="-0.013885" calcext:value-type="float">
            <text:p>-0.01388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 office:value-type="float" office:value="-10.642857" calcext:value-type="float">
            <text:p>-10.642857</text:p>
          </table:table-cell>
          <table:table-cell office:value-type="float" office:value="0.194625" calcext:value-type="float">
            <text:p>0.194625</text:p>
          </table:table-cell>
          <table:table-cell office:value-type="float" office:value="1.858574" calcext:value-type="float">
            <text:p>1.858574</text:p>
          </table:table-cell>
          <table:table-cell office:value-type="float" office:value="0.353351" calcext:value-type="float">
            <text:p>0.35335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-4.278375" calcext:value-type="float">
            <text:p>-4.278375</text:p>
          </table:table-cell>
          <table:table-cell office:value-type="float" office:value="4.023972" calcext:value-type="float">
            <text:p>4.023972</text:p>
          </table:table-cell>
          <table:table-cell office:value-type="float" office:value="5.228031" calcext:value-type="float">
            <text:p>5.228031</text:p>
          </table:table-cell>
          <table:table-cell office:value-type="float" office:value="0.005329" calcext:value-type="float">
            <text:p>0.00532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8.212788" calcext:value-type="float">
            <text:p>18.212788</text:p>
          </table:table-cell>
          <table:table-cell office:value-type="float" office:value="-3.961688" calcext:value-type="float">
            <text:p>-3.961688</text:p>
          </table:table-cell>
          <table:table-cell office:value-type="float" office:value="-5.975226" calcext:value-type="float">
            <text:p>-5.975226</text:p>
          </table:table-cell>
          <table:table-cell office:value-type="float" office:value="-0.020055" calcext:value-type="float">
            <text:p>-0.02005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-10.568168" calcext:value-type="float">
            <text:p>-10.568168</text:p>
          </table:table-cell>
          <table:table-cell office:value-type="float" office:value="0.204898" calcext:value-type="float">
            <text:p>0.204898</text:p>
          </table:table-cell>
          <table:table-cell office:value-type="float" office:value="1.974456" calcext:value-type="float">
            <text:p>1.974456</text:p>
          </table:table-cell>
          <table:table-cell office:value-type="float" office:value="0.310901" calcext:value-type="float">
            <text:p>0.31090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-4.11539" calcext:value-type="float">
            <text:p>-4.11539</text:p>
          </table:table-cell>
          <table:table-cell office:value-type="float" office:value="4.023118" calcext:value-type="float">
            <text:p>4.023118</text:p>
          </table:table-cell>
          <table:table-cell office:value-type="float" office:value="5.188385" calcext:value-type="float">
            <text:p>5.188385</text:p>
          </table:table-cell>
          <table:table-cell office:value-type="float" office:value="0.004498" calcext:value-type="float">
            <text:p>0.00449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17.998267" calcext:value-type="float">
            <text:p>17.998267</text:p>
          </table:table-cell>
          <table:table-cell office:value-type="float" office:value="-3.984769" calcext:value-type="float">
            <text:p>-3.984769</text:p>
          </table:table-cell>
          <table:table-cell office:value-type="float" office:value="-5.975582" calcext:value-type="float">
            <text:p>-5.975582</text:p>
          </table:table-cell>
          <table:table-cell office:value-type="float" office:value="-0.00203" calcext:value-type="float">
            <text:p>-0.0020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13" calcext:value-type="float">
            <text:p>1.13</text:p>
          </table:table-cell>
          <table:table-cell office:value-type="float" office:value="2" calcext:value-type="float">
            <text:p>2</text:p>
          </table:table-cell>
          <table:table-cell office:value-type="float" office:value="-10.509282" calcext:value-type="float">
            <text:p>-10.509282</text:p>
          </table:table-cell>
          <table:table-cell office:value-type="float" office:value="0.231728" calcext:value-type="float">
            <text:p>0.231728</text:p>
          </table:table-cell>
          <table:table-cell office:value-type="float" office:value="2.006814" calcext:value-type="float">
            <text:p>2.006814</text:p>
          </table:table-cell>
          <table:table-cell office:value-type="float" office:value="0.329179" calcext:value-type="float">
            <text:p>0.32917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-3.930684" calcext:value-type="float">
            <text:p>-3.930684</text:p>
          </table:table-cell>
          <table:table-cell office:value-type="float" office:value="4.005003" calcext:value-type="float">
            <text:p>4.005003</text:p>
          </table:table-cell>
          <table:table-cell office:value-type="float" office:value="5.234662" calcext:value-type="float">
            <text:p>5.234662</text:p>
          </table:table-cell>
          <table:table-cell office:value-type="float" office:value="-0.011604" calcext:value-type="float">
            <text:p>-0.01160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7.798653" calcext:value-type="float">
            <text:p>17.798653</text:p>
          </table:table-cell>
          <table:table-cell office:value-type="float" office:value="-3.998119" calcext:value-type="float">
            <text:p>-3.998119</text:p>
          </table:table-cell>
          <table:table-cell office:value-type="float" office:value="-6.023164" calcext:value-type="float">
            <text:p>-6.023164</text:p>
          </table:table-cell>
          <table:table-cell office:value-type="float" office:value="0.004385" calcext:value-type="float">
            <text:p>0.00438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  <table:table-cell office:value-type="float" office:value="-10.419616" calcext:value-type="float">
            <text:p>-10.419616</text:p>
          </table:table-cell>
          <table:table-cell office:value-type="float" office:value="0.230005" calcext:value-type="float">
            <text:p>0.230005</text:p>
          </table:table-cell>
          <table:table-cell office:value-type="float" office:value="2.125633" calcext:value-type="float">
            <text:p>2.125633</text:p>
          </table:table-cell>
          <table:table-cell office:value-type="float" office:value="0.269274" calcext:value-type="float">
            <text:p>0.26927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3.74689" calcext:value-type="float">
            <text:p>-3.74689</text:p>
          </table:table-cell>
          <table:table-cell office:value-type="float" office:value="3.984839" calcext:value-type="float">
            <text:p>3.984839</text:p>
          </table:table-cell>
          <table:table-cell office:value-type="float" office:value="5.261671" calcext:value-type="float">
            <text:p>5.261671</text:p>
          </table:table-cell>
          <table:table-cell office:value-type="float" office:value="-0.025682" calcext:value-type="float">
            <text:p>-0.0256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7.589672" calcext:value-type="float">
            <text:p>17.589672</text:p>
          </table:table-cell>
          <table:table-cell office:value-type="float" office:value="-3.99379" calcext:value-type="float">
            <text:p>-3.99379</text:p>
          </table:table-cell>
          <table:table-cell office:value-type="float" office:value="-6.065926" calcext:value-type="float">
            <text:p>-6.065926</text:p>
          </table:table-cell>
          <table:table-cell office:value-type="float" office:value="0.001231" calcext:value-type="float">
            <text:p>0.00123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10.324218" calcext:value-type="float">
            <text:p>-10.324218</text:p>
          </table:table-cell>
          <table:table-cell office:value-type="float" office:value="0.24301" calcext:value-type="float">
            <text:p>0.24301</text:p>
          </table:table-cell>
          <table:table-cell office:value-type="float" office:value="2.247142" calcext:value-type="float">
            <text:p>2.247142</text:p>
          </table:table-cell>
          <table:table-cell office:value-type="float" office:value="0.243744" calcext:value-type="float">
            <text:p>0.24374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-3.603468" calcext:value-type="float">
            <text:p>-3.603468</text:p>
          </table:table-cell>
          <table:table-cell office:value-type="float" office:value="3.974853" calcext:value-type="float">
            <text:p>3.974853</text:p>
          </table:table-cell>
          <table:table-cell office:value-type="float" office:value="5.125906" calcext:value-type="float">
            <text:p>5.125906</text:p>
          </table:table-cell>
          <table:table-cell office:value-type="float" office:value="-0.025346" calcext:value-type="float">
            <text:p>-0.02534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17.394945" calcext:value-type="float">
            <text:p>17.394945</text:p>
          </table:table-cell>
          <table:table-cell office:value-type="float" office:value="-3.986968" calcext:value-type="float">
            <text:p>-3.986968</text:p>
          </table:table-cell>
          <table:table-cell office:value-type="float" office:value="-5.972912" calcext:value-type="float">
            <text:p>-5.972912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23" calcext:value-type="float">
            <text:p>1.23</text:p>
          </table:table-cell>
          <table:table-cell office:value-type="float" office:value="2" calcext:value-type="float">
            <text:p>2</text:p>
          </table:table-cell>
          <table:table-cell office:value-type="float" office:value="-10.261148" calcext:value-type="float">
            <text:p>-10.261148</text:p>
          </table:table-cell>
          <table:table-cell office:value-type="float" office:value="0.251505" calcext:value-type="float">
            <text:p>0.251505</text:p>
          </table:table-cell>
          <table:table-cell office:value-type="float" office:value="2.202211" calcext:value-type="float">
            <text:p>2.202211</text:p>
          </table:table-cell>
          <table:table-cell office:value-type="float" office:value="0.237666" calcext:value-type="float">
            <text:p>0.2376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-3.422893" calcext:value-type="float">
            <text:p>-3.422893</text:p>
          </table:table-cell>
          <table:table-cell office:value-type="float" office:value="4.000814" calcext:value-type="float">
            <text:p>4.000814</text:p>
          </table:table-cell>
          <table:table-cell office:value-type="float" office:value="5.138212" calcext:value-type="float">
            <text:p>5.138212</text:p>
          </table:table-cell>
          <table:table-cell office:value-type="float" office:value="-0.003909" calcext:value-type="float">
            <text:p>-0.00390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17.211521" calcext:value-type="float">
            <text:p>17.211521</text:p>
          </table:table-cell>
          <table:table-cell office:value-type="float" office:value="-4.01077" calcext:value-type="float">
            <text:p>-4.01077</text:p>
          </table:table-cell>
          <table:table-cell office:value-type="float" office:value="-5.894716" calcext:value-type="float">
            <text:p>-5.894716</text:p>
          </table:table-cell>
          <table:table-cell office:value-type="float" office:value="0.015005" calcext:value-type="float">
            <text:p>0.01500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</text:p>
          </table:table-cell>
          <table:table-cell office:value-type="float" office:value="-10.196753" calcext:value-type="float">
            <text:p>-10.196753</text:p>
          </table:table-cell>
          <table:table-cell office:value-type="float" office:value="0.291741" calcext:value-type="float">
            <text:p>0.291741</text:p>
          </table:table-cell>
          <table:table-cell office:value-type="float" office:value="2.215825" calcext:value-type="float">
            <text:p>2.215825</text:p>
          </table:table-cell>
          <table:table-cell office:value-type="float" office:value="0.282491" calcext:value-type="float">
            <text:p>0.28249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3.212408" calcext:value-type="float">
            <text:p>-3.212408</text:p>
          </table:table-cell>
          <table:table-cell office:value-type="float" office:value="4.020937" calcext:value-type="float">
            <text:p>4.020937</text:p>
          </table:table-cell>
          <table:table-cell office:value-type="float" office:value="5.234851" calcext:value-type="float">
            <text:p>5.234851</text:p>
          </table:table-cell>
          <table:table-cell office:value-type="float" office:value="0.013962" calcext:value-type="float">
            <text:p>0.0139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7.009111" calcext:value-type="float">
            <text:p>17.009111</text:p>
          </table:table-cell>
          <table:table-cell office:value-type="float" office:value="-4.03121" calcext:value-type="float">
            <text:p>-4.03121</text:p>
          </table:table-cell>
          <table:table-cell office:value-type="float" office:value="-5.880576" calcext:value-type="float">
            <text:p>-5.880576</text:p>
          </table:table-cell>
          <table:table-cell office:value-type="float" office:value="0.027286" calcext:value-type="float">
            <text:p>0.02728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10.106124" calcext:value-type="float">
            <text:p>-10.106124</text:p>
          </table:table-cell>
          <table:table-cell office:value-type="float" office:value="0.348951" calcext:value-type="float">
            <text:p>0.348951</text:p>
          </table:table-cell>
          <table:table-cell office:value-type="float" office:value="2.310257" calcext:value-type="float">
            <text:p>2.310257</text:p>
          </table:table-cell>
          <table:table-cell office:value-type="float" office:value="0.339105" calcext:value-type="float">
            <text:p>0.33910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-3.008057" calcext:value-type="float">
            <text:p>-3.008057</text:p>
          </table:table-cell>
          <table:table-cell office:value-type="float" office:value="4.034717" calcext:value-type="float">
            <text:p>4.034717</text:p>
          </table:table-cell>
          <table:table-cell office:value-type="float" office:value="5.35889" calcext:value-type="float">
            <text:p>5.35889</text:p>
          </table:table-cell>
          <table:table-cell office:value-type="float" office:value="0.014465" calcext:value-type="float">
            <text:p>0.0144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16.821976" calcext:value-type="float">
            <text:p>16.821976</text:p>
          </table:table-cell>
          <table:table-cell office:value-type="float" office:value="-4.00994" calcext:value-type="float">
            <text:p>-4.00994</text:p>
          </table:table-cell>
          <table:table-cell office:value-type="float" office:value="-5.925267" calcext:value-type="float">
            <text:p>-5.925267</text:p>
          </table:table-cell>
          <table:table-cell office:value-type="float" office:value="0.011634" calcext:value-type="float">
            <text:p>0.01163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-10.006801" calcext:value-type="float">
            <text:p>-10.006801</text:p>
          </table:table-cell>
          <table:table-cell office:value-type="float" office:value="0.400348" calcext:value-type="float">
            <text:p>0.400348</text:p>
          </table:table-cell>
          <table:table-cell office:value-type="float" office:value="2.492538" calcext:value-type="float">
            <text:p>2.492538</text:p>
          </table:table-cell>
          <table:table-cell office:value-type="float" office:value="0.35573" calcext:value-type="float">
            <text:p>0.355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-2.819956" calcext:value-type="float">
            <text:p>-2.819956</text:p>
          </table:table-cell>
          <table:table-cell office:value-type="float" office:value="4.031168" calcext:value-type="float">
            <text:p>4.031168</text:p>
          </table:table-cell>
          <table:table-cell office:value-type="float" office:value="5.376098" calcext:value-type="float">
            <text:p>5.376098</text:p>
          </table:table-cell>
          <table:table-cell office:value-type="float" office:value="0.013002" calcext:value-type="float">
            <text:p>0.01300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6.642706" calcext:value-type="float">
            <text:p>16.642706</text:p>
          </table:table-cell>
          <table:table-cell office:value-type="float" office:value="-3.994676" calcext:value-type="float">
            <text:p>-3.994676</text:p>
          </table:table-cell>
          <table:table-cell office:value-type="float" office:value="-5.883495" calcext:value-type="float">
            <text:p>-5.883495</text:p>
          </table:table-cell>
          <table:table-cell office:value-type="float" office:value="0.002269" calcext:value-type="float">
            <text:p>0.00226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  <table:table-cell office:value-type="float" office:value="-9.904003" calcext:value-type="float">
            <text:p>-9.904003</text:p>
          </table:table-cell>
          <table:table-cell office:value-type="float" office:value="0.418042" calcext:value-type="float">
            <text:p>0.418042</text:p>
          </table:table-cell>
          <table:table-cell office:value-type="float" office:value="2.565903" calcext:value-type="float">
            <text:p>2.565903</text:p>
          </table:table-cell>
          <table:table-cell office:value-type="float" office:value="0.332018" calcext:value-type="float">
            <text:p>0.3320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2.635027" calcext:value-type="float">
            <text:p>-2.635027</text:p>
          </table:table-cell>
          <table:table-cell office:value-type="float" office:value="4.018312" calcext:value-type="float">
            <text:p>4.018312</text:p>
          </table:table-cell>
          <table:table-cell office:value-type="float" office:value="5.388113" calcext:value-type="float">
            <text:p>5.388113</text:p>
          </table:table-cell>
          <table:table-cell office:value-type="float" office:value="0.003955" calcext:value-type="float">
            <text:p>0.0039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6.450333" calcext:value-type="float">
            <text:p>16.450333</text:p>
          </table:table-cell>
          <table:table-cell office:value-type="float" office:value="-4.021392" calcext:value-type="float">
            <text:p>-4.021392</text:p>
          </table:table-cell>
          <table:table-cell office:value-type="float" office:value="-5.910522" calcext:value-type="float">
            <text:p>-5.910522</text:p>
          </table:table-cell>
          <table:table-cell office:value-type="float" office:value="0.015446" calcext:value-type="float">
            <text:p>0.01544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9.80429" calcext:value-type="float">
            <text:p>-9.80429</text:p>
          </table:table-cell>
          <table:table-cell office:value-type="float" office:value="0.42019" calcext:value-type="float">
            <text:p>0.42019</text:p>
          </table:table-cell>
          <table:table-cell office:value-type="float" office:value="2.638968" calcext:value-type="float">
            <text:p>2.638968</text:p>
          </table:table-cell>
          <table:table-cell office:value-type="float" office:value="0.288575" calcext:value-type="float">
            <text:p>0.28857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-2.440479" calcext:value-type="float">
            <text:p>-2.440479</text:p>
          </table:table-cell>
          <table:table-cell office:value-type="float" office:value="4.026496" calcext:value-type="float">
            <text:p>4.026496</text:p>
          </table:table-cell>
          <table:table-cell office:value-type="float" office:value="5.453884" calcext:value-type="float">
            <text:p>5.453884</text:p>
          </table:table-cell>
          <table:table-cell office:value-type="float" office:value="0.003473" calcext:value-type="float">
            <text:p>0.0034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float" office:value="16.249896" calcext:value-type="float">
            <text:p>16.249896</text:p>
          </table:table-cell>
          <table:table-cell office:value-type="float" office:value="-4.016883" calcext:value-type="float">
            <text:p>-4.016883</text:p>
          </table:table-cell>
          <table:table-cell office:value-type="float" office:value="-5.957241" calcext:value-type="float">
            <text:p>-5.957241</text:p>
          </table:table-cell>
          <table:table-cell office:value-type="float" office:value="0.010878" calcext:value-type="float">
            <text:p>0.01087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-9.70605" calcext:value-type="float">
            <text:p>-9.70605</text:p>
          </table:table-cell>
          <table:table-cell office:value-type="float" office:value="0.484147" calcext:value-type="float">
            <text:p>0.484147</text:p>
          </table:table-cell>
          <table:table-cell office:value-type="float" office:value="2.786751" calcext:value-type="float">
            <text:p>2.786751</text:p>
          </table:table-cell>
          <table:table-cell office:value-type="float" office:value="0.330568" calcext:value-type="float">
            <text:p>0.33056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-2.280558" calcext:value-type="float">
            <text:p>-2.280558</text:p>
          </table:table-cell>
          <table:table-cell office:value-type="float" office:value="4.008425" calcext:value-type="float">
            <text:p>4.008425</text:p>
          </table:table-cell>
          <table:table-cell office:value-type="float" office:value="5.361586" calcext:value-type="float">
            <text:p>5.361586</text:p>
          </table:table-cell>
          <table:table-cell office:value-type="float" office:value="-0.003124" calcext:value-type="float">
            <text:p>-0.00312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16.029477" calcext:value-type="float">
            <text:p>16.029477</text:p>
          </table:table-cell>
          <table:table-cell office:value-type="float" office:value="-4.061004" calcext:value-type="float">
            <text:p>-4.061004</text:p>
          </table:table-cell>
          <table:table-cell office:value-type="float" office:value="-5.983283" calcext:value-type="float">
            <text:p>-5.983283</text:p>
          </table:table-cell>
          <table:table-cell office:value-type="float" office:value="0.035725" calcext:value-type="float">
            <text:p>0.03572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46" calcext:value-type="float">
            <text:p>1.46</text:p>
          </table:table-cell>
          <table:table-cell office:value-type="float" office:value="2" calcext:value-type="float">
            <text:p>2</text:p>
          </table:table-cell>
          <table:table-cell office:value-type="float" office:value="-9.620276" calcext:value-type="float">
            <text:p>-9.620276</text:p>
          </table:table-cell>
          <table:table-cell office:value-type="float" office:value="0.485569" calcext:value-type="float">
            <text:p>0.485569</text:p>
          </table:table-cell>
          <table:table-cell office:value-type="float" office:value="2.776048" calcext:value-type="float">
            <text:p>2.776048</text:p>
          </table:table-cell>
          <table:table-cell office:value-type="float" office:value="0.296476" calcext:value-type="float">
            <text:p>0.2964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2.102614" calcext:value-type="float">
            <text:p>-2.102614</text:p>
          </table:table-cell>
          <table:table-cell office:value-type="float" office:value="3.980768" calcext:value-type="float">
            <text:p>3.980768</text:p>
          </table:table-cell>
          <table:table-cell office:value-type="float" office:value="5.385544" calcext:value-type="float">
            <text:p>5.385544</text:p>
          </table:table-cell>
          <table:table-cell office:value-type="float" office:value="-0.029818" calcext:value-type="float">
            <text:p>-0.0298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5.823336" calcext:value-type="float">
            <text:p>15.823336</text:p>
          </table:table-cell>
          <table:table-cell office:value-type="float" office:value="-4.059025" calcext:value-type="float">
            <text:p>-4.059025</text:p>
          </table:table-cell>
          <table:table-cell office:value-type="float" office:value="-6.114243" calcext:value-type="float">
            <text:p>-6.114243</text:p>
          </table:table-cell>
          <table:table-cell office:value-type="float" office:value="0.027339" calcext:value-type="float">
            <text:p>0.02733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-9.502321" calcext:value-type="float">
            <text:p>-9.502321</text:p>
          </table:table-cell>
          <table:table-cell office:value-type="float" office:value="0.498478" calcext:value-type="float">
            <text:p>0.498478</text:p>
          </table:table-cell>
          <table:table-cell office:value-type="float" office:value="2.978535" calcext:value-type="float">
            <text:p>2.978535</text:p>
          </table:table-cell>
          <table:table-cell office:value-type="float" office:value="0.258382" calcext:value-type="float">
            <text:p>0.2583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-1.909404" calcext:value-type="float">
            <text:p>-1.909404</text:p>
          </table:table-cell>
          <table:table-cell office:value-type="float" office:value="4.000177" calcext:value-type="float">
            <text:p>4.000177</text:p>
          </table:table-cell>
          <table:table-cell office:value-type="float" office:value="5.411734" calcext:value-type="float">
            <text:p>5.411734</text:p>
          </table:table-cell>
          <table:table-cell office:value-type="float" office:value="-0.010807" calcext:value-type="float">
            <text:p>-0.01080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float" office:value="15.62802" calcext:value-type="float">
            <text:p>15.62802</text:p>
          </table:table-cell>
          <table:table-cell office:value-type="float" office:value="-4.015161" calcext:value-type="float">
            <text:p>-4.015161</text:p>
          </table:table-cell>
          <table:table-cell office:value-type="float" office:value="-6.007705" calcext:value-type="float">
            <text:p>-6.007705</text:p>
          </table:table-cell>
          <table:table-cell office:value-type="float" office:value="0.004775" calcext:value-type="float">
            <text:p>0.00477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  <table:table-cell office:value-type="float" office:value="-9.396714" calcext:value-type="float">
            <text:p>-9.396714</text:p>
          </table:table-cell>
          <table:table-cell office:value-type="float" office:value="0.595606" calcext:value-type="float">
            <text:p>0.595606</text:p>
          </table:table-cell>
          <table:table-cell office:value-type="float" office:value="3.047931" calcext:value-type="float">
            <text:p>3.047931</text:p>
          </table:table-cell>
          <table:table-cell office:value-type="float" office:value="0.346447" calcext:value-type="float">
            <text:p>0.34644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-1.686553" calcext:value-type="float">
            <text:p>-1.686553</text:p>
          </table:table-cell>
          <table:table-cell office:value-type="float" office:value="4.005455" calcext:value-type="float">
            <text:p>4.005455</text:p>
          </table:table-cell>
          <table:table-cell office:value-type="float" office:value="5.545203" calcext:value-type="float">
            <text:p>5.545203</text:p>
          </table:table-cell>
          <table:table-cell office:value-type="float" office:value="-0.008038" calcext:value-type="float">
            <text:p>-0.00803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15.441862" calcext:value-type="float">
            <text:p>15.441862</text:p>
          </table:table-cell>
          <table:table-cell office:value-type="float" office:value="-4.025706" calcext:value-type="float">
            <text:p>-4.025706</text:p>
          </table:table-cell>
          <table:table-cell office:value-type="float" office:value="-6.00232" calcext:value-type="float">
            <text:p>-6.00232</text:p>
          </table:table-cell>
          <table:table-cell office:value-type="float" office:value="0.008596" calcext:value-type="float">
            <text:p>0.00859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56" calcext:value-type="float">
            <text:p>1.56</text:p>
          </table:table-cell>
          <table:table-cell office:value-type="float" office:value="2" calcext:value-type="float">
            <text:p>2</text:p>
          </table:table-cell>
          <table:table-cell office:value-type="float" office:value="-9.274082" calcext:value-type="float">
            <text:p>-9.274082</text:p>
          </table:table-cell>
          <table:table-cell office:value-type="float" office:value="0.645289" calcext:value-type="float">
            <text:p>0.645289</text:p>
          </table:table-cell>
          <table:table-cell office:value-type="float" office:value="3.174196" calcext:value-type="float">
            <text:p>3.174196</text:p>
          </table:table-cell>
          <table:table-cell office:value-type="float" office:value="0.354756" calcext:value-type="float">
            <text:p>0.35475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1.517983" calcext:value-type="float">
            <text:p>-1.517983</text:p>
          </table:table-cell>
          <table:table-cell office:value-type="float" office:value="4.002609" calcext:value-type="float">
            <text:p>4.002609</text:p>
          </table:table-cell>
          <table:table-cell office:value-type="float" office:value="5.493729" calcext:value-type="float">
            <text:p>5.493729</text:p>
          </table:table-cell>
          <table:table-cell office:value-type="float" office:value="-0.00915" calcext:value-type="float">
            <text:p>-0.0091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5.252424" calcext:value-type="float">
            <text:p>15.252424</text:p>
          </table:table-cell>
          <table:table-cell office:value-type="float" office:value="-3.980068" calcext:value-type="float">
            <text:p>-3.980068</text:p>
          </table:table-cell>
          <table:table-cell office:value-type="float" office:value="-5.96386" calcext:value-type="float">
            <text:p>-5.96386</text:p>
          </table:table-cell>
          <table:table-cell office:value-type="float" office:value="-0.016242" calcext:value-type="float">
            <text:p>-0.01624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9.157781" calcext:value-type="float">
            <text:p>-9.157781</text:p>
          </table:table-cell>
          <table:table-cell office:value-type="float" office:value="0.688013" calcext:value-type="float">
            <text:p>0.688013</text:p>
          </table:table-cell>
          <table:table-cell office:value-type="float" office:value="3.25117" calcext:value-type="float">
            <text:p>3.25117</text:p>
          </table:table-cell>
          <table:table-cell office:value-type="float" office:value="0.356287" calcext:value-type="float">
            <text:p>0.3562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-1.332353" calcext:value-type="float">
            <text:p>-1.332353</text:p>
          </table:table-cell>
          <table:table-cell office:value-type="float" office:value="4.001952" calcext:value-type="float">
            <text:p>4.001952</text:p>
          </table:table-cell>
          <table:table-cell office:value-type="float" office:value="5.515132" calcext:value-type="float">
            <text:p>5.515132</text:p>
          </table:table-cell>
          <table:table-cell office:value-type="float" office:value="-0.015589" calcext:value-type="float">
            <text:p>-0.01558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15.042666" calcext:value-type="float">
            <text:p>15.042666</text:p>
          </table:table-cell>
          <table:table-cell office:value-type="float" office:value="-3.962617" calcext:value-type="float">
            <text:p>-3.962617</text:p>
          </table:table-cell>
          <table:table-cell office:value-type="float" office:value="-6.027453" calcext:value-type="float">
            <text:p>-6.027453</text:p>
          </table:table-cell>
          <table:table-cell office:value-type="float" office:value="-0.025764" calcext:value-type="float">
            <text:p>-0.02576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-9.041201" calcext:value-type="float">
            <text:p>-9.041201</text:p>
          </table:table-cell>
          <table:table-cell office:value-type="float" office:value="0.753537" calcext:value-type="float">
            <text:p>0.753537</text:p>
          </table:table-cell>
          <table:table-cell office:value-type="float" office:value="3.401415" calcext:value-type="float">
            <text:p>3.401415</text:p>
          </table:table-cell>
          <table:table-cell office:value-type="float" office:value="0.373952" calcext:value-type="float">
            <text:p>0.37395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-1.130417" calcext:value-type="float">
            <text:p>-1.130417</text:p>
          </table:table-cell>
          <table:table-cell office:value-type="float" office:value="3.995243" calcext:value-type="float">
            <text:p>3.995243</text:p>
          </table:table-cell>
          <table:table-cell office:value-type="float" office:value="5.573711" calcext:value-type="float">
            <text:p>5.573711</text:p>
          </table:table-cell>
          <table:table-cell office:value-type="float" office:value="-0.02164" calcext:value-type="float">
            <text:p>-0.0216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14.85602" calcext:value-type="float">
            <text:p>14.85602</text:p>
          </table:table-cell>
          <table:table-cell office:value-type="float" office:value="-3.974309" calcext:value-type="float">
            <text:p>-3.974309</text:p>
          </table:table-cell>
          <table:table-cell office:value-type="float" office:value="-6.034782" calcext:value-type="float">
            <text:p>-6.034782</text:p>
          </table:table-cell>
          <table:table-cell office:value-type="float" office:value="-0.020093" calcext:value-type="float">
            <text:p>-0.02009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office:value-type="float" office:value="-8.913633" calcext:value-type="float">
            <text:p>-8.913633</text:p>
          </table:table-cell>
          <table:table-cell office:value-type="float" office:value="0.778959" calcext:value-type="float">
            <text:p>0.778959</text:p>
          </table:table-cell>
          <table:table-cell office:value-type="float" office:value="3.495162" calcext:value-type="float">
            <text:p>3.495162</text:p>
          </table:table-cell>
          <table:table-cell office:value-type="float" office:value="0.349484" calcext:value-type="float">
            <text:p>0.34948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0.984487" calcext:value-type="float">
            <text:p>-0.984487</text:p>
          </table:table-cell>
          <table:table-cell office:value-type="float" office:value="3.994809" calcext:value-type="float">
            <text:p>3.994809</text:p>
          </table:table-cell>
          <table:table-cell office:value-type="float" office:value="5.457341" calcext:value-type="float">
            <text:p>5.457341</text:p>
          </table:table-cell>
          <table:table-cell office:value-type="float" office:value="-0.025399" calcext:value-type="float">
            <text:p>-0.02539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4.637871" calcext:value-type="float">
            <text:p>14.637871</text:p>
          </table:table-cell>
          <table:table-cell office:value-type="float" office:value="-3.943765" calcext:value-type="float">
            <text:p>-3.943765</text:p>
          </table:table-cell>
          <table:table-cell office:value-type="float" office:value="-6.079025" calcext:value-type="float">
            <text:p>-6.079025</text:p>
          </table:table-cell>
          <table:table-cell office:value-type="float" office:value="-0.035154" calcext:value-type="float">
            <text:p>-0.03515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8.808292" calcext:value-type="float">
            <text:p>-8.808292</text:p>
          </table:table-cell>
          <table:table-cell office:value-type="float" office:value="0.833097" calcext:value-type="float">
            <text:p>0.833097</text:p>
          </table:table-cell>
          <table:table-cell office:value-type="float" office:value="3.576012" calcext:value-type="float">
            <text:p>3.576012</text:p>
          </table:table-cell>
          <table:table-cell office:value-type="float" office:value="0.35817" calcext:value-type="float">
            <text:p>0.3581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-0.783036" calcext:value-type="float">
            <text:p>-0.783036</text:p>
          </table:table-cell>
          <table:table-cell office:value-type="float" office:value="3.996046" calcext:value-type="float">
            <text:p>3.996046</text:p>
          </table:table-cell>
          <table:table-cell office:value-type="float" office:value="5.519683" calcext:value-type="float">
            <text:p>5.519683</text:p>
          </table:table-cell>
          <table:table-cell office:value-type="float" office:value="-0.022454" calcext:value-type="float">
            <text:p>-0.02245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14.43641" calcext:value-type="float">
            <text:p>14.43641</text:p>
          </table:table-cell>
          <table:table-cell office:value-type="float" office:value="-3.975443" calcext:value-type="float">
            <text:p>-3.975443</text:p>
          </table:table-cell>
          <table:table-cell office:value-type="float" office:value="-6.069343" calcext:value-type="float">
            <text:p>-6.069343</text:p>
          </table:table-cell>
          <table:table-cell office:value-type="float" office:value="-0.016365" calcext:value-type="float">
            <text:p>-0.01636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73" calcext:value-type="float">
            <text:p>1.73</text:p>
          </table:table-cell>
          <table:table-cell office:value-type="float" office:value="2" calcext:value-type="float">
            <text:p>2</text:p>
          </table:table-cell>
          <table:table-cell office:value-type="float" office:value="-8.69277" calcext:value-type="float">
            <text:p>-8.69277</text:p>
          </table:table-cell>
          <table:table-cell office:value-type="float" office:value="0.876316" calcext:value-type="float">
            <text:p>0.876316</text:p>
          </table:table-cell>
          <table:table-cell office:value-type="float" office:value="3.625713" calcext:value-type="float">
            <text:p>3.625713</text:p>
          </table:table-cell>
          <table:table-cell office:value-type="float" office:value="0.357617" calcext:value-type="float">
            <text:p>0.35761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-0.604714" calcext:value-type="float">
            <text:p>-0.604714</text:p>
          </table:table-cell>
          <table:table-cell office:value-type="float" office:value="3.99246" calcext:value-type="float">
            <text:p>3.99246</text:p>
          </table:table-cell>
          <table:table-cell office:value-type="float" office:value="5.498987" calcext:value-type="float">
            <text:p>5.498987</text:p>
          </table:table-cell>
          <table:table-cell office:value-type="float" office:value="-0.020164" calcext:value-type="float">
            <text:p>-0.02016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14.229065" calcext:value-type="float">
            <text:p>14.229065</text:p>
          </table:table-cell>
          <table:table-cell office:value-type="float" office:value="-3.992292" calcext:value-type="float">
            <text:p>-3.992292</text:p>
          </table:table-cell>
          <table:table-cell office:value-type="float" office:value="-6.061536" calcext:value-type="float">
            <text:p>-6.061536</text:p>
          </table:table-cell>
          <table:table-cell office:value-type="float" office:value="-0.005666" calcext:value-type="float">
            <text:p>-0.00566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  <table:table-cell office:value-type="float" office:value="-8.577474" calcext:value-type="float">
            <text:p>-8.577474</text:p>
          </table:table-cell>
          <table:table-cell office:value-type="float" office:value="0.906291" calcext:value-type="float">
            <text:p>0.906291</text:p>
          </table:table-cell>
          <table:table-cell office:value-type="float" office:value="3.650451" calcext:value-type="float">
            <text:p>3.650451</text:p>
          </table:table-cell>
          <table:table-cell office:value-type="float" office:value="0.345457" calcext:value-type="float">
            <text:p>0.3454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0.423886" calcext:value-type="float">
            <text:p>-0.423886</text:p>
          </table:table-cell>
          <table:table-cell office:value-type="float" office:value="3.977068" calcext:value-type="float">
            <text:p>3.977068</text:p>
          </table:table-cell>
          <table:table-cell office:value-type="float" office:value="5.483791" calcext:value-type="float">
            <text:p>5.483791</text:p>
          </table:table-cell>
          <table:table-cell office:value-type="float" office:value="-0.025436" calcext:value-type="float">
            <text:p>-0.02543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4.02718" calcext:value-type="float">
            <text:p>14.02718</text:p>
          </table:table-cell>
          <table:table-cell office:value-type="float" office:value="-3.99351" calcext:value-type="float">
            <text:p>-3.99351</text:p>
          </table:table-cell>
          <table:table-cell office:value-type="float" office:value="-6.071424" calcext:value-type="float">
            <text:p>-6.071424</text:p>
          </table:table-cell>
          <table:table-cell office:value-type="float" office:value="-0.005144" calcext:value-type="float">
            <text:p>-0.00514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8.440654" calcext:value-type="float">
            <text:p>-8.440654</text:p>
          </table:table-cell>
          <table:table-cell office:value-type="float" office:value="0.922305" calcext:value-type="float">
            <text:p>0.922305</text:p>
          </table:table-cell>
          <table:table-cell office:value-type="float" office:value="3.72053" calcext:value-type="float">
            <text:p>3.72053</text:p>
          </table:table-cell>
          <table:table-cell office:value-type="float" office:value="0.316183" calcext:value-type="float">
            <text:p>0.31618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-0.262462" calcext:value-type="float">
            <text:p>-0.262462</text:p>
          </table:table-cell>
          <table:table-cell office:value-type="float" office:value="3.970763" calcext:value-type="float">
            <text:p>3.970763</text:p>
          </table:table-cell>
          <table:table-cell office:value-type="float" office:value="5.412863" calcext:value-type="float">
            <text:p>5.412863</text:p>
          </table:table-cell>
          <table:table-cell office:value-type="float" office:value="-0.022468" calcext:value-type="float">
            <text:p>-0.02246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13.805872" calcext:value-type="float">
            <text:p>13.805872</text:p>
          </table:table-cell>
          <table:table-cell office:value-type="float" office:value="-4.016972" calcext:value-type="float">
            <text:p>-4.016972</text:p>
          </table:table-cell>
          <table:table-cell office:value-type="float" office:value="-6.096741" calcext:value-type="float">
            <text:p>-6.096741</text:p>
          </table:table-cell>
          <table:table-cell office:value-type="float" office:value="0.008935" calcext:value-type="float">
            <text:p>0.00893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83" calcext:value-type="float">
            <text:p>1.83</text:p>
          </table:table-cell>
          <table:table-cell office:value-type="float" office:value="2" calcext:value-type="float">
            <text:p>2</text:p>
          </table:table-cell>
          <table:table-cell office:value-type="float" office:value="-8.329482" calcext:value-type="float">
            <text:p>-8.329482</text:p>
          </table:table-cell>
          <table:table-cell office:value-type="float" office:value="0.944368" calcext:value-type="float">
            <text:p>0.944368</text:p>
          </table:table-cell>
          <table:table-cell office:value-type="float" office:value="3.729219" calcext:value-type="float">
            <text:p>3.729219</text:p>
          </table:table-cell>
          <table:table-cell office:value-type="float" office:value="0.300998" calcext:value-type="float">
            <text:p>0.30099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-0.097189" calcext:value-type="float">
            <text:p>-0.097189</text:p>
          </table:table-cell>
          <table:table-cell office:value-type="float" office:value="3.948842" calcext:value-type="float">
            <text:p>3.948842</text:p>
          </table:table-cell>
          <table:table-cell office:value-type="float" office:value="5.353222" calcext:value-type="float">
            <text:p>5.353222</text:p>
          </table:table-cell>
          <table:table-cell office:value-type="float" office:value="-0.03611" calcext:value-type="float">
            <text:p>-0.036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13.589202" calcext:value-type="float">
            <text:p>13.589202</text:p>
          </table:table-cell>
          <table:table-cell office:value-type="float" office:value="-4.018791" calcext:value-type="float">
            <text:p>-4.018791</text:p>
          </table:table-cell>
          <table:table-cell office:value-type="float" office:value="-6.193864" calcext:value-type="float">
            <text:p>-6.193864</text:p>
          </table:table-cell>
          <table:table-cell office:value-type="float" office:value="0.006538" calcext:value-type="float">
            <text:p>0.00653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-8.189884" calcext:value-type="float">
            <text:p>-8.189884</text:p>
          </table:table-cell>
          <table:table-cell office:value-type="float" office:value="0.957262" calcext:value-type="float">
            <text:p>0.957262</text:p>
          </table:table-cell>
          <table:table-cell office:value-type="float" office:value="3.863681" calcext:value-type="float">
            <text:p>3.863681</text:p>
          </table:table-cell>
          <table:table-cell office:value-type="float" office:value="0.268662" calcext:value-type="float">
            <text:p>0.2686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098732" calcext:value-type="float">
            <text:p>0.098732</text:p>
          </table:table-cell>
          <table:table-cell office:value-type="float" office:value="3.949685" calcext:value-type="float">
            <text:p>3.949685</text:p>
          </table:table-cell>
          <table:table-cell office:value-type="float" office:value="5.414796" calcext:value-type="float">
            <text:p>5.414796</text:p>
          </table:table-cell>
          <table:table-cell office:value-type="float" office:value="-0.035715" calcext:value-type="float">
            <text:p>-0.03571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3.359133" calcext:value-type="float">
            <text:p>13.359133</text:p>
          </table:table-cell>
          <table:table-cell office:value-type="float" office:value="-4.01319" calcext:value-type="float">
            <text:p>-4.01319</text:p>
          </table:table-cell>
          <table:table-cell office:value-type="float" office:value="-6.250892" calcext:value-type="float">
            <text:p>-6.250892</text:p>
          </table:table-cell>
          <table:table-cell office:value-type="float" office:value="0.003561" calcext:value-type="float">
            <text:p>0.00356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-8.060656" calcext:value-type="float">
            <text:p>-8.060656</text:p>
          </table:table-cell>
          <table:table-cell office:value-type="float" office:value="1.063938" calcext:value-type="float">
            <text:p>1.063938</text:p>
          </table:table-cell>
          <table:table-cell office:value-type="float" office:value="4.027342" calcext:value-type="float">
            <text:p>4.027342</text:p>
          </table:table-cell>
          <table:table-cell office:value-type="float" office:value="0.317646" calcext:value-type="float">
            <text:p>0.31764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0.271222" calcext:value-type="float">
            <text:p>0.271222</text:p>
          </table:table-cell>
          <table:table-cell office:value-type="float" office:value="3.980449" calcext:value-type="float">
            <text:p>3.980449</text:p>
          </table:table-cell>
          <table:table-cell office:value-type="float" office:value="5.414386" calcext:value-type="float">
            <text:p>5.414386</text:p>
          </table:table-cell>
          <table:table-cell office:value-type="float" office:value="-0.011707" calcext:value-type="float">
            <text:p>-0.01170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office:value-type="float" office:value="13.17262" calcext:value-type="float">
            <text:p>13.17262</text:p>
          </table:table-cell>
          <table:table-cell office:value-type="float" office:value="-3.957844" calcext:value-type="float">
            <text:p>-3.957844</text:p>
          </table:table-cell>
          <table:table-cell office:value-type="float" office:value="-6.1153" calcext:value-type="float">
            <text:p>-6.1153</text:p>
          </table:table-cell>
          <table:table-cell office:value-type="float" office:value="-0.023397" calcext:value-type="float">
            <text:p>-0.02339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-7.938365" calcext:value-type="float">
            <text:p>-7.938365</text:p>
          </table:table-cell>
          <table:table-cell office:value-type="float" office:value="1.148644" calcext:value-type="float">
            <text:p>1.148644</text:p>
          </table:table-cell>
          <table:table-cell office:value-type="float" office:value="4.061963" calcext:value-type="float">
            <text:p>4.061963</text:p>
          </table:table-cell>
          <table:table-cell office:value-type="float" office:value="0.351808" calcext:value-type="float">
            <text:p>0.35180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0.48832" calcext:value-type="float">
            <text:p>0.48832</text:p>
          </table:table-cell>
          <table:table-cell office:value-type="float" office:value="3.984072" calcext:value-type="float">
            <text:p>3.984072</text:p>
          </table:table-cell>
          <table:table-cell office:value-type="float" office:value="5.550656" calcext:value-type="float">
            <text:p>5.550656</text:p>
          </table:table-cell>
          <table:table-cell office:value-type="float" office:value="-0.002399" calcext:value-type="float">
            <text:p>-0.00239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12.998786" calcext:value-type="float">
            <text:p>12.998786</text:p>
          </table:table-cell>
          <table:table-cell office:value-type="float" office:value="-3.973405" calcext:value-type="float">
            <text:p>-3.973405</text:p>
          </table:table-cell>
          <table:table-cell office:value-type="float" office:value="-6.008783" calcext:value-type="float">
            <text:p>-6.008783</text:p>
          </table:table-cell>
          <table:table-cell office:value-type="float" office:value="-0.013305" calcext:value-type="float">
            <text:p>-0.01330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-7.797096" calcext:value-type="float">
            <text:p>-7.797096</text:p>
          </table:table-cell>
          <table:table-cell office:value-type="float" office:value="1.180862" calcext:value-type="float">
            <text:p>1.180862</text:p>
          </table:table-cell>
          <table:table-cell office:value-type="float" office:value="4.075524" calcext:value-type="float">
            <text:p>4.075524</text:p>
          </table:table-cell>
          <table:table-cell office:value-type="float" office:value="0.33956" calcext:value-type="float">
            <text:p>0.3395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18988" calcext:value-type="float">
            <text:p>0.718988</text:p>
          </table:table-cell>
          <table:table-cell office:value-type="float" office:value="3.976809" calcext:value-type="float">
            <text:p>3.976809</text:p>
          </table:table-cell>
          <table:table-cell office:value-type="float" office:value="5.707951" calcext:value-type="float">
            <text:p>5.707951</text:p>
          </table:table-cell>
          <table:table-cell office:value-type="float" office:value="-0.002887" calcext:value-type="float">
            <text:p>-0.0028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804921" calcext:value-type="float">
            <text:p>12.804921</text:p>
          </table:table-cell>
          <table:table-cell office:value-type="float" office:value="-3.977245" calcext:value-type="float">
            <text:p>-3.977245</text:p>
          </table:table-cell>
          <table:table-cell office:value-type="float" office:value="-5.974302" calcext:value-type="float">
            <text:p>-5.974302</text:p>
          </table:table-cell>
          <table:table-cell office:value-type="float" office:value="-0.009841" calcext:value-type="float">
            <text:p>-0.00984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7.639761" calcext:value-type="float">
            <text:p>-7.639761</text:p>
          </table:table-cell>
          <table:table-cell office:value-type="float" office:value="1.261851" calcext:value-type="float">
            <text:p>1.261851</text:p>
          </table:table-cell>
          <table:table-cell office:value-type="float" office:value="4.195547" calcext:value-type="float">
            <text:p>4.195547</text:p>
          </table:table-cell>
          <table:table-cell office:value-type="float" office:value="0.359671" calcext:value-type="float">
            <text:p>0.35967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935422" calcext:value-type="float">
            <text:p>0.935422</text:p>
          </table:table-cell>
          <table:table-cell office:value-type="float" office:value="3.974661" calcext:value-type="float">
            <text:p>3.974661</text:p>
          </table:table-cell>
          <table:table-cell office:value-type="float" office:value="5.794729" calcext:value-type="float">
            <text:p>5.794729</text:p>
          </table:table-cell>
          <table:table-cell office:value-type="float" office:value="-0.004366" calcext:value-type="float">
            <text:p>-0.0043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12.618854" calcext:value-type="float">
            <text:p>12.618854</text:p>
          </table:table-cell>
          <table:table-cell office:value-type="float" office:value="-3.962816" calcext:value-type="float">
            <text:p>-3.962816</text:p>
          </table:table-cell>
          <table:table-cell office:value-type="float" office:value="-5.947665" calcext:value-type="float">
            <text:p>-5.947665</text:p>
          </table:table-cell>
          <table:table-cell office:value-type="float" office:value="-0.01723" calcext:value-type="float">
            <text:p>-0.0172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-7.479407" calcext:value-type="float">
            <text:p>-7.479407</text:p>
          </table:table-cell>
          <table:table-cell office:value-type="float" office:value="1.334216" calcext:value-type="float">
            <text:p>1.334216</text:p>
          </table:table-cell>
          <table:table-cell office:value-type="float" office:value="4.320705" calcext:value-type="float">
            <text:p>4.320705</text:p>
          </table:table-cell>
          <table:table-cell office:value-type="float" office:value="0.368465" calcext:value-type="float">
            <text:p>0.3684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1.137284" calcext:value-type="float">
            <text:p>1.137284</text:p>
          </table:table-cell>
          <table:table-cell office:value-type="float" office:value="3.976102" calcext:value-type="float">
            <text:p>3.976102</text:p>
          </table:table-cell>
          <table:table-cell office:value-type="float" office:value="5.820639" calcext:value-type="float">
            <text:p>5.820639</text:p>
          </table:table-cell>
          <table:table-cell office:value-type="float" office:value="-0.004706" calcext:value-type="float">
            <text:p>-0.00470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12.417256" calcext:value-type="float">
            <text:p>12.417256</text:p>
          </table:table-cell>
          <table:table-cell office:value-type="float" office:value="-3.95473" calcext:value-type="float">
            <text:p>-3.95473</text:p>
          </table:table-cell>
          <table:table-cell office:value-type="float" office:value="-5.961897" calcext:value-type="float">
            <text:p>-5.961897</text:p>
          </table:table-cell>
          <table:table-cell office:value-type="float" office:value="-0.020473" calcext:value-type="float">
            <text:p>-0.02047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-7.330255" calcext:value-type="float">
            <text:p>-7.330255</text:p>
          </table:table-cell>
          <table:table-cell office:value-type="float" office:value="1.414062" calcext:value-type="float">
            <text:p>1.414062</text:p>
          </table:table-cell>
          <table:table-cell office:value-type="float" office:value="4.435316" calcext:value-type="float">
            <text:p>4.435316</text:p>
          </table:table-cell>
          <table:table-cell office:value-type="float" office:value="0.381167" calcext:value-type="float">
            <text:p>0.38116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.342234" calcext:value-type="float">
            <text:p>1.342234</text:p>
          </table:table-cell>
          <table:table-cell office:value-type="float" office:value="3.968576" calcext:value-type="float">
            <text:p>3.968576</text:p>
          </table:table-cell>
          <table:table-cell office:value-type="float" office:value="5.862251" calcext:value-type="float">
            <text:p>5.862251</text:p>
          </table:table-cell>
          <table:table-cell office:value-type="float" office:value="-0.005682" calcext:value-type="float">
            <text:p>-0.0056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2.204749" calcext:value-type="float">
            <text:p>12.204749</text:p>
          </table:table-cell>
          <table:table-cell office:value-type="float" office:value="-3.98116" calcext:value-type="float">
            <text:p>-3.98116</text:p>
          </table:table-cell>
          <table:table-cell office:value-type="float" office:value="-5.977649" calcext:value-type="float">
            <text:p>-5.977649</text:p>
          </table:table-cell>
          <table:table-cell office:value-type="float" office:value="-0.003946" calcext:value-type="float">
            <text:p>-0.00394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-7.186978" calcext:value-type="float">
            <text:p>-7.186978</text:p>
          </table:table-cell>
          <table:table-cell office:value-type="float" office:value="1.481023" calcext:value-type="float">
            <text:p>1.481023</text:p>
          </table:table-cell>
          <table:table-cell office:value-type="float" office:value="4.493633" calcext:value-type="float">
            <text:p>4.493633</text:p>
          </table:table-cell>
          <table:table-cell office:value-type="float" office:value="0.386436" calcext:value-type="float">
            <text:p>0.38643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1.52208" calcext:value-type="float">
            <text:p>1.52208</text:p>
          </table:table-cell>
          <table:table-cell office:value-type="float" office:value="3.96218" calcext:value-type="float">
            <text:p>3.96218</text:p>
          </table:table-cell>
          <table:table-cell office:value-type="float" office:value="5.805332" calcext:value-type="float">
            <text:p>5.805332</text:p>
          </table:table-cell>
          <table:table-cell office:value-type="float" office:value="-0.006828" calcext:value-type="float">
            <text:p>-0.00682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11.995074" calcext:value-type="float">
            <text:p>11.995074</text:p>
          </table:table-cell>
          <table:table-cell office:value-type="float" office:value="-3.997228" calcext:value-type="float">
            <text:p>-3.997228</text:p>
          </table:table-cell>
          <table:table-cell office:value-type="float" office:value="-6.021283" calcext:value-type="float">
            <text:p>-6.021283</text:p>
          </table:table-cell>
          <table:table-cell office:value-type="float" office:value="0.004482" calcext:value-type="float">
            <text:p>0.00448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-7.04177" calcext:value-type="float">
            <text:p>-7.04177</text:p>
          </table:table-cell>
          <table:table-cell office:value-type="float" office:value="1.505281" calcext:value-type="float">
            <text:p>1.505281</text:p>
          </table:table-cell>
          <table:table-cell office:value-type="float" office:value="4.527098" calcext:value-type="float">
            <text:p>4.527098</text:p>
          </table:table-cell>
          <table:table-cell office:value-type="float" office:value="0.358772" calcext:value-type="float">
            <text:p>0.3587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1.696503" calcext:value-type="float">
            <text:p>1.696503</text:p>
          </table:table-cell>
          <table:table-cell office:value-type="float" office:value="3.954343" calcext:value-type="float">
            <text:p>3.954343</text:p>
          </table:table-cell>
          <table:table-cell office:value-type="float" office:value="5.728989" calcext:value-type="float">
            <text:p>5.728989</text:p>
          </table:table-cell>
          <table:table-cell office:value-type="float" office:value="-0.009832" calcext:value-type="float">
            <text:p>-0.00983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1.761939" calcext:value-type="float">
            <text:p>11.761939</text:p>
          </table:table-cell>
          <table:table-cell office:value-type="float" office:value="-4.007626" calcext:value-type="float">
            <text:p>-4.007626</text:p>
          </table:table-cell>
          <table:table-cell office:value-type="float" office:value="-6.122457" calcext:value-type="float">
            <text:p>-6.122457</text:p>
          </table:table-cell>
          <table:table-cell office:value-type="float" office:value="0.009635" calcext:value-type="float">
            <text:p>0.00963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-6.897078" calcext:value-type="float">
            <text:p>-6.897078</text:p>
          </table:table-cell>
          <table:table-cell office:value-type="float" office:value="1.568173" calcext:value-type="float">
            <text:p>1.568173</text:p>
          </table:table-cell>
          <table:table-cell office:value-type="float" office:value="4.631471" calcext:value-type="float">
            <text:p>4.631471</text:p>
          </table:table-cell>
          <table:table-cell office:value-type="float" office:value="0.355735" calcext:value-type="float">
            <text:p>0.35573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.887646" calcext:value-type="float">
            <text:p>1.887646</text:p>
          </table:table-cell>
          <table:table-cell office:value-type="float" office:value="3.959729" calcext:value-type="float">
            <text:p>3.959729</text:p>
          </table:table-cell>
          <table:table-cell office:value-type="float" office:value="5.717418" calcext:value-type="float">
            <text:p>5.717418</text:p>
          </table:table-cell>
          <table:table-cell office:value-type="float" office:value="-0.009486" calcext:value-type="float">
            <text:p>-0.00948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1.572728" calcext:value-type="float">
            <text:p>11.572728</text:p>
          </table:table-cell>
          <table:table-cell office:value-type="float" office:value="-3.980445" calcext:value-type="float">
            <text:p>-3.980445</text:p>
          </table:table-cell>
          <table:table-cell office:value-type="float" office:value="-6.092239" calcext:value-type="float">
            <text:p>-6.092239</text:p>
          </table:table-cell>
          <table:table-cell office:value-type="float" office:value="-0.005874" calcext:value-type="float">
            <text:p>-0.00587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-6.732058" calcext:value-type="float">
            <text:p>-6.732058</text:p>
          </table:table-cell>
          <table:table-cell office:value-type="float" office:value="1.631651" calcext:value-type="float">
            <text:p>1.631651</text:p>
          </table:table-cell>
          <table:table-cell office:value-type="float" office:value="4.738619" calcext:value-type="float">
            <text:p>4.738619</text:p>
          </table:table-cell>
          <table:table-cell office:value-type="float" office:value="0.352056" calcext:value-type="float">
            <text:p>0.35205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2.08736" calcext:value-type="float">
            <text:p>2.08736</text:p>
          </table:table-cell>
          <table:table-cell office:value-type="float" office:value="3.963755" calcext:value-type="float">
            <text:p>3.963755</text:p>
          </table:table-cell>
          <table:table-cell office:value-type="float" office:value="5.733403" calcext:value-type="float">
            <text:p>5.733403</text:p>
          </table:table-cell>
          <table:table-cell office:value-type="float" office:value="-0.011034" calcext:value-type="float">
            <text:p>-0.01103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11.385989" calcext:value-type="float">
            <text:p>11.385989</text:p>
          </table:table-cell>
          <table:table-cell office:value-type="float" office:value="-3.960106" calcext:value-type="float">
            <text:p>-3.960106</text:p>
          </table:table-cell>
          <table:table-cell office:value-type="float" office:value="-6.046187" calcext:value-type="float">
            <text:p>-6.046187</text:p>
          </table:table-cell>
          <table:table-cell office:value-type="float" office:value="-0.016384" calcext:value-type="float">
            <text:p>-0.01638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23" calcext:value-type="float">
            <text:p>2.23</text:p>
          </table:table-cell>
          <table:table-cell office:value-type="float" office:value="2" calcext:value-type="float">
            <text:p>2</text:p>
          </table:table-cell>
          <table:table-cell office:value-type="float" office:value="-6.565844" calcext:value-type="float">
            <text:p>-6.565844</text:p>
          </table:table-cell>
          <table:table-cell office:value-type="float" office:value="1.708681" calcext:value-type="float">
            <text:p>1.708681</text:p>
          </table:table-cell>
          <table:table-cell office:value-type="float" office:value="4.842162" calcext:value-type="float">
            <text:p>4.842162</text:p>
          </table:table-cell>
          <table:table-cell office:value-type="float" office:value="0.358054" calcext:value-type="float">
            <text:p>0.35805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2.244989" calcext:value-type="float">
            <text:p>2.244989</text:p>
          </table:table-cell>
          <table:table-cell office:value-type="float" office:value="3.987128" calcext:value-type="float">
            <text:p>3.987128</text:p>
          </table:table-cell>
          <table:table-cell office:value-type="float" office:value="5.631566" calcext:value-type="float">
            <text:p>5.631566</text:p>
          </table:table-cell>
          <table:table-cell office:value-type="float" office:value="0.004898" calcext:value-type="float">
            <text:p>0.00489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11.167698" calcext:value-type="float">
            <text:p>11.167698</text:p>
          </table:table-cell>
          <table:table-cell office:value-type="float" office:value="-3.954747" calcext:value-type="float">
            <text:p>-3.954747</text:p>
          </table:table-cell>
          <table:table-cell office:value-type="float" office:value="-6.035368" calcext:value-type="float">
            <text:p>-6.035368</text:p>
          </table:table-cell>
          <table:table-cell office:value-type="float" office:value="-0.01534" calcext:value-type="float">
            <text:p>-0.0153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-6.441706" calcext:value-type="float">
            <text:p>-6.441706</text:p>
          </table:table-cell>
          <table:table-cell office:value-type="float" office:value="1.784655" calcext:value-type="float">
            <text:p>1.784655</text:p>
          </table:table-cell>
          <table:table-cell office:value-type="float" office:value="4.8403" calcext:value-type="float">
            <text:p>4.8403</text:p>
          </table:table-cell>
          <table:table-cell office:value-type="float" office:value="0.369669" calcext:value-type="float">
            <text:p>0.36966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413153" calcext:value-type="float">
            <text:p>2.413153</text:p>
          </table:table-cell>
          <table:table-cell office:value-type="float" office:value="3.979955" calcext:value-type="float">
            <text:p>3.979955</text:p>
          </table:table-cell>
          <table:table-cell office:value-type="float" office:value="5.51915" calcext:value-type="float">
            <text:p>5.51915</text:p>
          </table:table-cell>
          <table:table-cell office:value-type="float" office:value="-0.003495" calcext:value-type="float">
            <text:p>-0.00349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0.956454" calcext:value-type="float">
            <text:p>10.956454</text:p>
          </table:table-cell>
          <table:table-cell office:value-type="float" office:value="-3.949753" calcext:value-type="float">
            <text:p>-3.949753</text:p>
          </table:table-cell>
          <table:table-cell office:value-type="float" office:value="-6.09898" calcext:value-type="float">
            <text:p>-6.09898</text:p>
          </table:table-cell>
          <table:table-cell office:value-type="float" office:value="-0.018491" calcext:value-type="float">
            <text:p>-0.01849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-6.282511" calcext:value-type="float">
            <text:p>-6.282511</text:p>
          </table:table-cell>
          <table:table-cell office:value-type="float" office:value="1.817741" calcext:value-type="float">
            <text:p>1.817741</text:p>
          </table:table-cell>
          <table:table-cell office:value-type="float" office:value="4.913284" calcext:value-type="float">
            <text:p>4.913284</text:p>
          </table:table-cell>
          <table:table-cell office:value-type="float" office:value="0.341743" calcext:value-type="float">
            <text:p>0.34174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2.618838" calcext:value-type="float">
            <text:p>2.618838</text:p>
          </table:table-cell>
          <table:table-cell office:value-type="float" office:value="3.953355" calcext:value-type="float">
            <text:p>3.953355</text:p>
          </table:table-cell>
          <table:table-cell office:value-type="float" office:value="5.583177" calcext:value-type="float">
            <text:p>5.583177</text:p>
          </table:table-cell>
          <table:table-cell office:value-type="float" office:value="-0.018881" calcext:value-type="float">
            <text:p>-0.01888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10.771907" calcext:value-type="float">
            <text:p>10.771907</text:p>
          </table:table-cell>
          <table:table-cell office:value-type="float" office:value="-3.984224" calcext:value-type="float">
            <text:p>-3.984224</text:p>
          </table:table-cell>
          <table:table-cell office:value-type="float" office:value="-6.039949" calcext:value-type="float">
            <text:p>-6.039949</text:p>
          </table:table-cell>
          <table:table-cell office:value-type="float" office:value="0.001428" calcext:value-type="float">
            <text:p>0.00142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-6.113301" calcext:value-type="float">
            <text:p>-6.113301</text:p>
          </table:table-cell>
          <table:table-cell office:value-type="float" office:value="1.825632" calcext:value-type="float">
            <text:p>1.825632</text:p>
          </table:table-cell>
          <table:table-cell office:value-type="float" office:value="4.883419" calcext:value-type="float">
            <text:p>4.883419</text:p>
          </table:table-cell>
          <table:table-cell office:value-type="float" office:value="0.308978" calcext:value-type="float">
            <text:p>0.30897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2.789526" calcext:value-type="float">
            <text:p>2.789526</text:p>
          </table:table-cell>
          <table:table-cell office:value-type="float" office:value="3.962047" calcext:value-type="float">
            <text:p>3.962047</text:p>
          </table:table-cell>
          <table:table-cell office:value-type="float" office:value="5.499624" calcext:value-type="float">
            <text:p>5.499624</text:p>
          </table:table-cell>
          <table:table-cell office:value-type="float" office:value="-0.017703" calcext:value-type="float">
            <text:p>-0.01770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10.569998" calcext:value-type="float">
            <text:p>10.569998</text:p>
          </table:table-cell>
          <table:table-cell office:value-type="float" office:value="-3.944106" calcext:value-type="float">
            <text:p>-3.944106</text:p>
          </table:table-cell>
          <table:table-cell office:value-type="float" office:value="-6.03512" calcext:value-type="float">
            <text:p>-6.03512</text:p>
          </table:table-cell>
          <table:table-cell office:value-type="float" office:value="-0.019291" calcext:value-type="float">
            <text:p>-0.01929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office:value-type="float" office:value="-5.94807" calcext:value-type="float">
            <text:p>-5.94807</text:p>
          </table:table-cell>
          <table:table-cell office:value-type="float" office:value="1.916871" calcext:value-type="float">
            <text:p>1.916871</text:p>
          </table:table-cell>
          <table:table-cell office:value-type="float" office:value="5.008867" calcext:value-type="float">
            <text:p>5.008867</text:p>
          </table:table-cell>
          <table:table-cell office:value-type="float" office:value="0.322976" calcext:value-type="float">
            <text:p>0.3229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972614" calcext:value-type="float">
            <text:p>2.972614</text:p>
          </table:table-cell>
          <table:table-cell office:value-type="float" office:value="3.942816" calcext:value-type="float">
            <text:p>3.942816</text:p>
          </table:table-cell>
          <table:table-cell office:value-type="float" office:value="5.524927" calcext:value-type="float">
            <text:p>5.524927</text:p>
          </table:table-cell>
          <table:table-cell office:value-type="float" office:value="-0.022359" calcext:value-type="float">
            <text:p>-0.02235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10.368458" calcext:value-type="float">
            <text:p>10.368458</text:p>
          </table:table-cell>
          <table:table-cell office:value-type="float" office:value="-3.976258" calcext:value-type="float">
            <text:p>-3.976258</text:p>
          </table:table-cell>
          <table:table-cell office:value-type="float" office:value="-5.972844" calcext:value-type="float">
            <text:p>-5.972844</text:p>
          </table:table-cell>
          <table:table-cell office:value-type="float" office:value="0.002856" calcext:value-type="float">
            <text:p>0.00285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-5.794886" calcext:value-type="float">
            <text:p>-5.794886</text:p>
          </table:table-cell>
          <table:table-cell office:value-type="float" office:value="1.935095" calcext:value-type="float">
            <text:p>1.935095</text:p>
          </table:table-cell>
          <table:table-cell office:value-type="float" office:value="4.91949" calcext:value-type="float">
            <text:p>4.91949</text:p>
          </table:table-cell>
          <table:table-cell office:value-type="float" office:value="0.30348" calcext:value-type="float">
            <text:p>0.3034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3.148363" calcext:value-type="float">
            <text:p>3.148363</text:p>
          </table:table-cell>
          <table:table-cell office:value-type="float" office:value="3.916853" calcext:value-type="float">
            <text:p>3.916853</text:p>
          </table:table-cell>
          <table:table-cell office:value-type="float" office:value="5.48962" calcext:value-type="float">
            <text:p>5.48962</text:p>
          </table:table-cell>
          <table:table-cell office:value-type="float" office:value="-0.033905" calcext:value-type="float">
            <text:p>-0.03390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10.141512" calcext:value-type="float">
            <text:p>10.141512</text:p>
          </table:table-cell>
          <table:table-cell office:value-type="float" office:value="-4.013507" calcext:value-type="float">
            <text:p>-4.013507</text:p>
          </table:table-cell>
          <table:table-cell office:value-type="float" office:value="-6.026407" calcext:value-type="float">
            <text:p>-6.026407</text:p>
          </table:table-cell>
          <table:table-cell office:value-type="float" office:value="0.024842" calcext:value-type="float">
            <text:p>0.02484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-5.645773" calcext:value-type="float">
            <text:p>-5.645773</text:p>
          </table:table-cell>
          <table:table-cell office:value-type="float" office:value="1.992065" calcext:value-type="float">
            <text:p>1.992065</text:p>
          </table:table-cell>
          <table:table-cell office:value-type="float" office:value="4.937596" calcext:value-type="float">
            <text:p>4.937596</text:p>
          </table:table-cell>
          <table:table-cell office:value-type="float" office:value="0.302788" calcext:value-type="float">
            <text:p>0.30278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3.377279" calcext:value-type="float">
            <text:p>3.377279</text:p>
          </table:table-cell>
          <table:table-cell office:value-type="float" office:value="3.879118" calcext:value-type="float">
            <text:p>3.879118</text:p>
          </table:table-cell>
          <table:table-cell office:value-type="float" office:value="5.644007" calcext:value-type="float">
            <text:p>5.644007</text:p>
          </table:table-cell>
          <table:table-cell office:value-type="float" office:value="-0.055387" calcext:value-type="float">
            <text:p>-0.0553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9.949045" calcext:value-type="float">
            <text:p>9.949045</text:p>
          </table:table-cell>
          <table:table-cell office:value-type="float" office:value="-4.026638" calcext:value-type="float">
            <text:p>-4.026638</text:p>
          </table:table-cell>
          <table:table-cell office:value-type="float" office:value="-5.944948" calcext:value-type="float">
            <text:p>-5.944948</text:p>
          </table:table-cell>
          <table:table-cell office:value-type="float" office:value="0.034456" calcext:value-type="float">
            <text:p>0.03445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46" calcext:value-type="float">
            <text:p>2.46</text:p>
          </table:table-cell>
          <table:table-cell office:value-type="float" office:value="2" calcext:value-type="float">
            <text:p>2</text:p>
          </table:table-cell>
          <table:table-cell office:value-type="float" office:value="-5.453559" calcext:value-type="float">
            <text:p>-5.453559</text:p>
          </table:table-cell>
          <table:table-cell office:value-type="float" office:value="2.118627" calcext:value-type="float">
            <text:p>2.118627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0.343268" calcext:value-type="float">
            <text:p>0.34326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3.603889" calcext:value-type="float">
            <text:p>3.603889</text:p>
          </table:table-cell>
          <table:table-cell office:value-type="float" office:value="3.842721" calcext:value-type="float">
            <text:p>3.842721</text:p>
          </table:table-cell>
          <table:table-cell office:value-type="float" office:value="5.769618" calcext:value-type="float">
            <text:p>5.769618</text:p>
          </table:table-cell>
          <table:table-cell office:value-type="float" office:value="-0.075098" calcext:value-type="float">
            <text:p>-0.07509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9.76173" calcext:value-type="float">
            <text:p>9.76173</text:p>
          </table:table-cell>
          <table:table-cell office:value-type="float" office:value="-4.064111" calcext:value-type="float">
            <text:p>-4.064111</text:p>
          </table:table-cell>
          <table:table-cell office:value-type="float" office:value="-5.882428" calcext:value-type="float">
            <text:p>-5.882428</text:p>
          </table:table-cell>
          <table:table-cell office:value-type="float" office:value="0.055672" calcext:value-type="float">
            <text:p>0.05567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-5.282613" calcext:value-type="float">
            <text:p>-5.282613</text:p>
          </table:table-cell>
          <table:table-cell office:value-type="float" office:value="2.215846" calcext:value-type="float">
            <text:p>2.215846</text:p>
          </table:table-cell>
          <table:table-cell office:value-type="float" office:value="5.146947" calcext:value-type="float">
            <text:p>5.146947</text:p>
          </table:table-cell>
          <table:table-cell office:value-type="float" office:value="0.365922" calcext:value-type="float">
            <text:p>0.36592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  <table:table-cell office:value-type="float" office:value="3.791911" calcext:value-type="float">
            <text:p>3.791911</text:p>
          </table:table-cell>
          <table:table-cell office:value-type="float" office:value="3.809325" calcext:value-type="float">
            <text:p>3.809325</text:p>
          </table:table-cell>
          <table:table-cell office:value-type="float" office:value="5.670284" calcext:value-type="float">
            <text:p>5.670284</text:p>
          </table:table-cell>
          <table:table-cell office:value-type="float" office:value="-0.100096" calcext:value-type="float">
            <text:p>-0.10009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9.571941" calcext:value-type="float">
            <text:p>9.571941</text:p>
          </table:table-cell>
          <table:table-cell office:value-type="float" office:value="-4.037328" calcext:value-type="float">
            <text:p>-4.037328</text:p>
          </table:table-cell>
          <table:table-cell office:value-type="float" office:value="-5.940942" calcext:value-type="float">
            <text:p>-5.940942</text:p>
          </table:table-cell>
          <table:table-cell office:value-type="float" office:value="0.033706" calcext:value-type="float">
            <text:p>0.03370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53" calcext:value-type="float">
            <text:p>2.53</text:p>
          </table:table-cell>
          <table:table-cell office:value-type="float" office:value="2" calcext:value-type="float">
            <text:p>2</text:p>
          </table:table-cell>
          <table:table-cell office:value-type="float" office:value="-5.095965" calcext:value-type="float">
            <text:p>-5.095965</text:p>
          </table:table-cell>
          <table:table-cell office:value-type="float" office:value="2.265093" calcext:value-type="float">
            <text:p>2.265093</text:p>
          </table:table-cell>
          <table:table-cell office:value-type="float" office:value="5.267731" calcext:value-type="float">
            <text:p>5.267731</text:p>
          </table:table-cell>
          <table:table-cell office:value-type="float" office:value="0.341988" calcext:value-type="float">
            <text:p>0.34198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3.980998" calcext:value-type="float">
            <text:p>3.980998</text:p>
          </table:table-cell>
          <table:table-cell office:value-type="float" office:value="3.77694" calcext:value-type="float">
            <text:p>3.77694</text:p>
          </table:table-cell>
          <table:table-cell office:value-type="float" office:value="5.608824" calcext:value-type="float">
            <text:p>5.608824</text:p>
          </table:table-cell>
          <table:table-cell office:value-type="float" office:value="-0.121477" calcext:value-type="float">
            <text:p>-0.12147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office:value-type="float" office:value="9.382601" calcext:value-type="float">
            <text:p>9.382601</text:p>
          </table:table-cell>
          <table:table-cell office:value-type="float" office:value="-4.004319" calcext:value-type="float">
            <text:p>-4.004319</text:p>
          </table:table-cell>
          <table:table-cell office:value-type="float" office:value="-5.956016" calcext:value-type="float">
            <text:p>-5.956016</text:p>
          </table:table-cell>
          <table:table-cell office:value-type="float" office:value="0.011906" calcext:value-type="float">
            <text:p>0.01190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-4.898351" calcext:value-type="float">
            <text:p>-4.898351</text:p>
          </table:table-cell>
          <table:table-cell office:value-type="float" office:value="2.337039" calcext:value-type="float">
            <text:p>2.337039</text:p>
          </table:table-cell>
          <table:table-cell office:value-type="float" office:value="5.408663" calcext:value-type="float">
            <text:p>5.408663</text:p>
          </table:table-cell>
          <table:table-cell office:value-type="float" office:value="0.334447" calcext:value-type="float">
            <text:p>0.33444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4.193685" calcext:value-type="float">
            <text:p>4.193685</text:p>
          </table:table-cell>
          <table:table-cell office:value-type="float" office:value="3.727442" calcext:value-type="float">
            <text:p>3.727442</text:p>
          </table:table-cell>
          <table:table-cell office:value-type="float" office:value="5.690084" calcext:value-type="float">
            <text:p>5.690084</text:p>
          </table:table-cell>
          <table:table-cell office:value-type="float" office:value="-0.145464" calcext:value-type="float">
            <text:p>-0.14546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9.202583" calcext:value-type="float">
            <text:p>9.202583</text:p>
          </table:table-cell>
          <table:table-cell office:value-type="float" office:value="-4.027445" calcext:value-type="float">
            <text:p>-4.027445</text:p>
          </table:table-cell>
          <table:table-cell office:value-type="float" office:value="-5.895226" calcext:value-type="float">
            <text:p>-5.895226</text:p>
          </table:table-cell>
          <table:table-cell office:value-type="float" office:value="0.024367" calcext:value-type="float">
            <text:p>0.02436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-4.715058" calcext:value-type="float">
            <text:p>-4.715058</text:p>
          </table:table-cell>
          <table:table-cell office:value-type="float" office:value="2.39386" calcext:value-type="float">
            <text:p>2.39386</text:p>
          </table:table-cell>
          <table:table-cell office:value-type="float" office:value="5.41701" calcext:value-type="float">
            <text:p>5.41701</text:p>
          </table:table-cell>
          <table:table-cell office:value-type="float" office:value="0.331478" calcext:value-type="float">
            <text:p>0.33147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float" office:value="4.44145" calcext:value-type="float">
            <text:p>4.44145</text:p>
          </table:table-cell>
          <table:table-cell office:value-type="float" office:value="3.657688" calcext:value-type="float">
            <text:p>3.657688</text:p>
          </table:table-cell>
          <table:table-cell office:value-type="float" office:value="5.878482" calcext:value-type="float">
            <text:p>5.878482</text:p>
          </table:table-cell>
          <table:table-cell office:value-type="float" office:value="-0.180473" calcext:value-type="float">
            <text:p>-0.1804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63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office:value-type="float" office:value="9.039409" calcext:value-type="float">
            <text:p>9.039409</text:p>
          </table:table-cell>
          <table:table-cell office:value-type="float" office:value="-4.049525" calcext:value-type="float">
            <text:p>-4.049525</text:p>
          </table:table-cell>
          <table:table-cell office:value-type="float" office:value="-5.789672" calcext:value-type="float">
            <text:p>-5.789672</text:p>
          </table:table-cell>
          <table:table-cell office:value-type="float" office:value="0.035866" calcext:value-type="float">
            <text:p>0.03586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63" calcext:value-type="float">
            <text:p>2.63</text:p>
          </table:table-cell>
          <table:table-cell office:value-type="float" office:value="2" calcext:value-type="float">
            <text:p>2</text:p>
          </table:table-cell>
          <table:table-cell office:value-type="float" office:value="-4.497913" calcext:value-type="float">
            <text:p>-4.497913</text:p>
          </table:table-cell>
          <table:table-cell office:value-type="float" office:value="2.496647" calcext:value-type="float">
            <text:p>2.496647</text:p>
          </table:table-cell>
          <table:table-cell office:value-type="float" office:value="5.549795" calcext:value-type="float">
            <text:p>5.549795</text:p>
          </table:table-cell>
          <table:table-cell office:value-type="float" office:value="0.353037" calcext:value-type="float">
            <text:p>0.35303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4.604795" calcext:value-type="float">
            <text:p>4.604795</text:p>
          </table:table-cell>
          <table:table-cell office:value-type="float" office:value="3.604413" calcext:value-type="float">
            <text:p>3.604413</text:p>
          </table:table-cell>
          <table:table-cell office:value-type="float" office:value="5.666069" calcext:value-type="float">
            <text:p>5.666069</text:p>
          </table:table-cell>
          <table:table-cell office:value-type="float" office:value="-0.214606" calcext:value-type="float">
            <text:p>-0.21460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8.836336" calcext:value-type="float">
            <text:p>8.836336</text:p>
          </table:table-cell>
          <table:table-cell office:value-type="float" office:value="-4.012274" calcext:value-type="float">
            <text:p>-4.012274</text:p>
          </table:table-cell>
          <table:table-cell office:value-type="float" office:value="-5.949678" calcext:value-type="float">
            <text:p>-5.949678</text:p>
          </table:table-cell>
          <table:table-cell office:value-type="float" office:value="0.004583" calcext:value-type="float">
            <text:p>0.00458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66" calcext:value-type="float">
            <text:p>2.66</text:p>
          </table:table-cell>
          <table:table-cell office:value-type="float" office:value="2" calcext:value-type="float">
            <text:p>2</text:p>
          </table:table-cell>
          <table:table-cell office:value-type="float" office:value="-4.304668" calcext:value-type="float">
            <text:p>-4.304668</text:p>
          </table:table-cell>
          <table:table-cell office:value-type="float" office:value="2.515409" calcext:value-type="float">
            <text:p>2.515409</text:p>
          </table:table-cell>
          <table:table-cell office:value-type="float" office:value="5.624014" calcext:value-type="float">
            <text:p>5.624014</text:p>
          </table:table-cell>
          <table:table-cell office:value-type="float" office:value="0.306008" calcext:value-type="float">
            <text:p>0.30600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4.797961" calcext:value-type="float">
            <text:p>4.797961</text:p>
          </table:table-cell>
          <table:table-cell office:value-type="float" office:value="3.538211" calcext:value-type="float">
            <text:p>3.538211</text:p>
          </table:table-cell>
          <table:table-cell office:value-type="float" office:value="5.688387" calcext:value-type="float">
            <text:p>5.688387</text:p>
          </table:table-cell>
          <table:table-cell office:value-type="float" office:value="-0.24201" calcext:value-type="float">
            <text:p>-0.2420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8.632283" calcext:value-type="float">
            <text:p>8.632283</text:p>
          </table:table-cell>
          <table:table-cell office:value-type="float" office:value="-4.040319" calcext:value-type="float">
            <text:p>-4.040319</text:p>
          </table:table-cell>
          <table:table-cell office:value-type="float" office:value="-5.971013" calcext:value-type="float">
            <text:p>-5.971013</text:p>
          </table:table-cell>
          <table:table-cell office:value-type="float" office:value="0.01864" calcext:value-type="float">
            <text:p>0.0186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4.115699" calcext:value-type="float">
            <text:p>-4.115699</text:p>
          </table:table-cell>
          <table:table-cell office:value-type="float" office:value="2.584296" calcext:value-type="float">
            <text:p>2.584296</text:p>
          </table:table-cell>
          <table:table-cell office:value-type="float" office:value="5.659752" calcext:value-type="float">
            <text:p>5.659752</text:p>
          </table:table-cell>
          <table:table-cell office:value-type="float" office:value="0.307918" calcext:value-type="float">
            <text:p>0.3079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73" calcext:value-type="float">
            <text:p>2.73</text:p>
          </table:table-cell>
          <table:table-cell office:value-type="float" office:value="0" calcext:value-type="float">
            <text:p>0</text:p>
          </table:table-cell>
          <table:table-cell office:value-type="float" office:value="4.962638" calcext:value-type="float">
            <text:p>4.962638</text:p>
          </table:table-cell>
          <table:table-cell office:value-type="float" office:value="3.508144" calcext:value-type="float">
            <text:p>3.508144</text:p>
          </table:table-cell>
          <table:table-cell office:value-type="float" office:value="5.562901" calcext:value-type="float">
            <text:p>5.562901</text:p>
          </table:table-cell>
          <table:table-cell office:value-type="float" office:value="-0.254069" calcext:value-type="float">
            <text:p>-0.25406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float" office:value="8.437186" calcext:value-type="float">
            <text:p>8.437186</text:p>
          </table:table-cell>
          <table:table-cell office:value-type="float" office:value="-3.998027" calcext:value-type="float">
            <text:p>-3.998027</text:p>
          </table:table-cell>
          <table:table-cell office:value-type="float" office:value="-5.999665" calcext:value-type="float">
            <text:p>-5.999665</text:p>
          </table:table-cell>
          <table:table-cell office:value-type="float" office:value="-0.008557" calcext:value-type="float">
            <text:p>-0.00855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office:value-type="float" office:value="-3.923404" calcext:value-type="float">
            <text:p>-3.923404</text:p>
          </table:table-cell>
          <table:table-cell office:value-type="float" office:value="2.660065" calcext:value-type="float">
            <text:p>2.660065</text:p>
          </table:table-cell>
          <table:table-cell office:value-type="float" office:value="5.755953" calcext:value-type="float">
            <text:p>5.755953</text:p>
          </table:table-cell>
          <table:table-cell office:value-type="float" office:value="0.303985" calcext:value-type="float">
            <text:p>0.30398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.159961" calcext:value-type="float">
            <text:p>5.159961</text:p>
          </table:table-cell>
          <table:table-cell office:value-type="float" office:value="3.475985" calcext:value-type="float">
            <text:p>3.475985</text:p>
          </table:table-cell>
          <table:table-cell office:value-type="float" office:value="5.669129" calcext:value-type="float">
            <text:p>5.669129</text:p>
          </table:table-cell>
          <table:table-cell office:value-type="float" office:value="-0.252696" calcext:value-type="float">
            <text:p>-0.25269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8.267249" calcext:value-type="float">
            <text:p>8.267249</text:p>
          </table:table-cell>
          <table:table-cell office:value-type="float" office:value="-3.978365" calcext:value-type="float">
            <text:p>-3.978365</text:p>
          </table:table-cell>
          <table:table-cell office:value-type="float" office:value="-5.806435" calcext:value-type="float">
            <text:p>-5.806435</text:p>
          </table:table-cell>
          <table:table-cell office:value-type="float" office:value="-0.01323" calcext:value-type="float">
            <text:p>-0.0132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76" calcext:value-type="float">
            <text:p>2.76</text:p>
          </table:table-cell>
          <table:table-cell office:value-type="float" office:value="2" calcext:value-type="float">
            <text:p>2</text:p>
          </table:table-cell>
          <table:table-cell office:value-type="float" office:value="-3.72123" calcext:value-type="float">
            <text:p>-3.72123</text:p>
          </table:table-cell>
          <table:table-cell office:value-type="float" office:value="2.772327" calcext:value-type="float">
            <text:p>2.772327</text:p>
          </table:table-cell>
          <table:table-cell office:value-type="float" office:value="5.820075" calcext:value-type="float">
            <text:p>5.820075</text:p>
          </table:table-cell>
          <table:table-cell office:value-type="float" office:value="0.339423" calcext:value-type="float">
            <text:p>0.3394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5.368215" calcext:value-type="float">
            <text:p>5.368215</text:p>
          </table:table-cell>
          <table:table-cell office:value-type="float" office:value="3.412229" calcext:value-type="float">
            <text:p>3.412229</text:p>
          </table:table-cell>
          <table:table-cell office:value-type="float" office:value="5.79503" calcext:value-type="float">
            <text:p>5.79503</text:p>
          </table:table-cell>
          <table:table-cell office:value-type="float" office:value="-0.268108" calcext:value-type="float">
            <text:p>-0.26810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8.082892" calcext:value-type="float">
            <text:p>8.082892</text:p>
          </table:table-cell>
          <table:table-cell office:value-type="float" office:value="-4.017157" calcext:value-type="float">
            <text:p>-4.017157</text:p>
          </table:table-cell>
          <table:table-cell office:value-type="float" office:value="-5.721716" calcext:value-type="float">
            <text:p>-5.721716</text:p>
          </table:table-cell>
          <table:table-cell office:value-type="float" office:value="0.012286" calcext:value-type="float">
            <text:p>0.01228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-3.539228" calcext:value-type="float">
            <text:p>-3.539228</text:p>
          </table:table-cell>
          <table:table-cell office:value-type="float" office:value="2.863107" calcext:value-type="float">
            <text:p>2.863107</text:p>
          </table:table-cell>
          <table:table-cell office:value-type="float" office:value="5.816835" calcext:value-type="float">
            <text:p>5.816835</text:p>
          </table:table-cell>
          <table:table-cell office:value-type="float" office:value="0.361504" calcext:value-type="float">
            <text:p>0.36150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5.559216" calcext:value-type="float">
            <text:p>5.559216</text:p>
          </table:table-cell>
          <table:table-cell office:value-type="float" office:value="3.343563" calcext:value-type="float">
            <text:p>3.343563</text:p>
          </table:table-cell>
          <table:table-cell office:value-type="float" office:value="5.771207" calcext:value-type="float">
            <text:p>5.771207</text:p>
          </table:table-cell>
          <table:table-cell office:value-type="float" office:value="-0.294936" calcext:value-type="float">
            <text:p>-0.29493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7.899291" calcext:value-type="float">
            <text:p>7.899291</text:p>
          </table:table-cell>
          <table:table-cell office:value-type="float" office:value="-4.004647" calcext:value-type="float">
            <text:p>-4.004647</text:p>
          </table:table-cell>
          <table:table-cell office:value-type="float" office:value="-5.740828" calcext:value-type="float">
            <text:p>-5.740828</text:p>
          </table:table-cell>
          <table:table-cell office:value-type="float" office:value="0.002082" calcext:value-type="float">
            <text:p>0.00208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83" calcext:value-type="float">
            <text:p>2.83</text:p>
          </table:table-cell>
          <table:table-cell office:value-type="float" office:value="2" calcext:value-type="float">
            <text:p>2</text:p>
          </table:table-cell>
          <table:table-cell office:value-type="float" office:value="-3.336092" calcext:value-type="float">
            <text:p>-3.336092</text:p>
          </table:table-cell>
          <table:table-cell office:value-type="float" office:value="2.932106" calcext:value-type="float">
            <text:p>2.932106</text:p>
          </table:table-cell>
          <table:table-cell office:value-type="float" office:value="5.884916" calcext:value-type="float">
            <text:p>5.884916</text:p>
          </table:table-cell>
          <table:table-cell office:value-type="float" office:value="0.354483" calcext:value-type="float">
            <text:p>0.35448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5.724094" calcext:value-type="float">
            <text:p>5.724094</text:p>
          </table:table-cell>
          <table:table-cell office:value-type="float" office:value="3.308558" calcext:value-type="float">
            <text:p>3.308558</text:p>
          </table:table-cell>
          <table:table-cell office:value-type="float" office:value="5.643789" calcext:value-type="float">
            <text:p>5.643789</text:p>
          </table:table-cell>
          <table:table-cell office:value-type="float" office:value="-0.304109" calcext:value-type="float">
            <text:p>-0.30410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86" calcext:value-type="float">
            <text:p>2.86</text:p>
          </table:table-cell>
          <table:table-cell office:value-type="float" office:value="1" calcext:value-type="float">
            <text:p>1</text:p>
          </table:table-cell>
          <table:table-cell office:value-type="float" office:value="7.705145" calcext:value-type="float">
            <text:p>7.705145</text:p>
          </table:table-cell>
          <table:table-cell office:value-type="float" office:value="-3.963672" calcext:value-type="float">
            <text:p>-3.963672</text:p>
          </table:table-cell>
          <table:table-cell office:value-type="float" office:value="-5.779922" calcext:value-type="float">
            <text:p>-5.779922</text:p>
          </table:table-cell>
          <table:table-cell office:value-type="float" office:value="-0.022509" calcext:value-type="float">
            <text:p>-0.02250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-3.141622" calcext:value-type="float">
            <text:p>-3.141622</text:p>
          </table:table-cell>
          <table:table-cell office:value-type="float" office:value="3.025839" calcext:value-type="float">
            <text:p>3.025839</text:p>
          </table:table-cell>
          <table:table-cell office:value-type="float" office:value="5.979365" calcext:value-type="float">
            <text:p>5.979365</text:p>
          </table:table-cell>
          <table:table-cell office:value-type="float" office:value="0.355102" calcext:value-type="float">
            <text:p>0.35510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5.899779" calcext:value-type="float">
            <text:p>5.899779</text:p>
          </table:table-cell>
          <table:table-cell office:value-type="float" office:value="3.218649" calcext:value-type="float">
            <text:p>3.218649</text:p>
          </table:table-cell>
          <table:table-cell office:value-type="float" office:value="5.63687" calcext:value-type="float">
            <text:p>5.63687</text:p>
          </table:table-cell>
          <table:table-cell office:value-type="float" office:value="-0.336676" calcext:value-type="float">
            <text:p>-0.3366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7.480088" calcext:value-type="float">
            <text:p>7.480088</text:p>
          </table:table-cell>
          <table:table-cell office:value-type="float" office:value="-3.985716" calcext:value-type="float">
            <text:p>-3.985716</text:p>
          </table:table-cell>
          <table:table-cell office:value-type="float" office:value="-5.869609" calcext:value-type="float">
            <text:p>-5.869609</text:p>
          </table:table-cell>
          <table:table-cell office:value-type="float" office:value="-0.009103" calcext:value-type="float">
            <text:p>-0.00910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-2.929401" calcext:value-type="float">
            <text:p>-2.929401</text:p>
          </table:table-cell>
          <table:table-cell office:value-type="float" office:value="3.118871" calcext:value-type="float">
            <text:p>3.118871</text:p>
          </table:table-cell>
          <table:table-cell office:value-type="float" office:value="6.091028" calcext:value-type="float">
            <text:p>6.091028</text:p>
          </table:table-cell>
          <table:table-cell office:value-type="float" office:value="0.358302" calcext:value-type="float">
            <text:p>0.35830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6.062397" calcext:value-type="float">
            <text:p>6.062397</text:p>
          </table:table-cell>
          <table:table-cell office:value-type="float" office:value="3.107939" calcext:value-type="float">
            <text:p>3.107939</text:p>
          </table:table-cell>
          <table:table-cell office:value-type="float" office:value="5.593663" calcext:value-type="float">
            <text:p>5.593663</text:p>
          </table:table-cell>
          <table:table-cell office:value-type="float" office:value="-0.380974" calcext:value-type="float">
            <text:p>-0.38097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7.236797" calcext:value-type="float">
            <text:p>7.236797</text:p>
          </table:table-cell>
          <table:table-cell office:value-type="float" office:value="-4.018559" calcext:value-type="float">
            <text:p>-4.018559</text:p>
          </table:table-cell>
          <table:table-cell office:value-type="float" office:value="-6.034206" calcext:value-type="float">
            <text:p>-6.034206</text:p>
          </table:table-cell>
          <table:table-cell office:value-type="float" office:value="0.006915" calcext:value-type="float">
            <text:p>0.00691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-2.722003" calcext:value-type="float">
            <text:p>-2.722003</text:p>
          </table:table-cell>
          <table:table-cell office:value-type="float" office:value="3.1903" calcext:value-type="float">
            <text:p>3.1903</text:p>
          </table:table-cell>
          <table:table-cell office:value-type="float" office:value="6.152692" calcext:value-type="float">
            <text:p>6.152692</text:p>
          </table:table-cell>
          <table:table-cell office:value-type="float" office:value="0.347178" calcext:value-type="float">
            <text:p>0.34717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float" office:value="6.224953" calcext:value-type="float">
            <text:p>6.224953</text:p>
          </table:table-cell>
          <table:table-cell office:value-type="float" office:value="3.020333" calcext:value-type="float">
            <text:p>3.020333</text:p>
          </table:table-cell>
          <table:table-cell office:value-type="float" office:value="5.570133" calcext:value-type="float">
            <text:p>5.570133</text:p>
          </table:table-cell>
          <table:table-cell office:value-type="float" office:value="-0.40811" calcext:value-type="float">
            <text:p>-0.408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7.01238" calcext:value-type="float">
            <text:p>7.01238</text:p>
          </table:table-cell>
          <table:table-cell office:value-type="float" office:value="-4.023513" calcext:value-type="float">
            <text:p>-4.023513</text:p>
          </table:table-cell>
          <table:table-cell office:value-type="float" office:value="-6.091769" calcext:value-type="float">
            <text:p>-6.091769</text:p>
          </table:table-cell>
          <table:table-cell office:value-type="float" office:value="0.009477" calcext:value-type="float">
            <text:p>0.00947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2.96" calcext:value-type="float">
            <text:p>2.96</text:p>
          </table:table-cell>
          <table:table-cell office:value-type="float" office:value="2" calcext:value-type="float">
            <text:p>2</text:p>
          </table:table-cell>
          <table:table-cell office:value-type="float" office:value="-2.506402" calcext:value-type="float">
            <text:p>-2.506402</text:p>
          </table:table-cell>
          <table:table-cell office:value-type="float" office:value="3.280084" calcext:value-type="float">
            <text:p>3.280084</text:p>
          </table:table-cell>
          <table:table-cell office:value-type="float" office:value="6.250509" calcext:value-type="float">
            <text:p>6.250509</text:p>
          </table:table-cell>
          <table:table-cell office:value-type="float" office:value="0.348215" calcext:value-type="float">
            <text:p>0.34821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358508" calcext:value-type="float">
            <text:p>6.358508</text:p>
          </table:table-cell>
          <table:table-cell office:value-type="float" office:value="2.954005" calcext:value-type="float">
            <text:p>2.954005</text:p>
          </table:table-cell>
          <table:table-cell office:value-type="float" office:value="5.41846" calcext:value-type="float">
            <text:p>5.41846</text:p>
          </table:table-cell>
          <table:table-cell office:value-type="float" office:value="-0.428839" calcext:value-type="float">
            <text:p>-0.42883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787708" calcext:value-type="float">
            <text:p>6.787708</text:p>
          </table:table-cell>
          <table:table-cell office:value-type="float" office:value="-3.998756" calcext:value-type="float">
            <text:p>-3.998756</text:p>
          </table:table-cell>
          <table:table-cell office:value-type="float" office:value="-6.182556" calcext:value-type="float">
            <text:p>-6.182556</text:p>
          </table:table-cell>
          <table:table-cell office:value-type="float" office:value="-0.008221" calcext:value-type="float">
            <text:p>-0.00822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.328158" calcext:value-type="float">
            <text:p>-2.328158</text:p>
          </table:table-cell>
          <table:table-cell office:value-type="float" office:value="3.34182" calcext:value-type="float">
            <text:p>3.34182</text:p>
          </table:table-cell>
          <table:table-cell office:value-type="float" office:value="6.201102" calcext:value-type="float">
            <text:p>6.201102</text:p>
          </table:table-cell>
          <table:table-cell office:value-type="float" office:value="0.335018" calcext:value-type="float">
            <text:p>0.3350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6.541646" calcext:value-type="float">
            <text:p>6.541646</text:p>
          </table:table-cell>
          <table:table-cell office:value-type="float" office:value="2.864537" calcext:value-type="float">
            <text:p>2.864537</text:p>
          </table:table-cell>
          <table:table-cell office:value-type="float" office:value="5.567004" calcext:value-type="float">
            <text:p>5.567004</text:p>
          </table:table-cell>
          <table:table-cell office:value-type="float" office:value="-0.441341" calcext:value-type="float">
            <text:p>-0.4413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6.579194" calcext:value-type="float">
            <text:p>6.579194</text:p>
          </table:table-cell>
          <table:table-cell office:value-type="float" office:value="-4.032906" calcext:value-type="float">
            <text:p>-4.032906</text:p>
          </table:table-cell>
          <table:table-cell office:value-type="float" office:value="-6.087688" calcext:value-type="float">
            <text:p>-6.087688</text:p>
          </table:table-cell>
          <table:table-cell office:value-type="float" office:value="0.019439" calcext:value-type="float">
            <text:p>0.01943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03" calcext:value-type="float">
            <text:p>3.03</text:p>
          </table:table-cell>
          <table:table-cell office:value-type="float" office:value="2" calcext:value-type="float">
            <text:p>2</text:p>
          </table:table-cell>
          <table:table-cell office:value-type="float" office:value="-2.106" calcext:value-type="float">
            <text:p>-2.106</text:p>
          </table:table-cell>
          <table:table-cell office:value-type="float" office:value="3.458789" calcext:value-type="float">
            <text:p>3.458789</text:p>
          </table:table-cell>
          <table:table-cell office:value-type="float" office:value="6.33863" calcext:value-type="float">
            <text:p>6.33863</text:p>
          </table:table-cell>
          <table:table-cell office:value-type="float" office:value="0.364622" calcext:value-type="float">
            <text:p>0.36462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6.724665" calcext:value-type="float">
            <text:p>6.724665</text:p>
          </table:table-cell>
          <table:table-cell office:value-type="float" office:value="2.728518" calcext:value-type="float">
            <text:p>2.728518</text:p>
          </table:table-cell>
          <table:table-cell office:value-type="float" office:value="5.626886" calcext:value-type="float">
            <text:p>5.626886</text:p>
          </table:table-cell>
          <table:table-cell office:value-type="float" office:value="-0.490708" calcext:value-type="float">
            <text:p>-0.49070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6.377947" calcext:value-type="float">
            <text:p>6.377947</text:p>
          </table:table-cell>
          <table:table-cell office:value-type="float" office:value="-4.048225" calcext:value-type="float">
            <text:p>-4.048225</text:p>
          </table:table-cell>
          <table:table-cell office:value-type="float" office:value="-6.134795" calcext:value-type="float">
            <text:p>-6.134795</text:p>
          </table:table-cell>
          <table:table-cell office:value-type="float" office:value="0.021517" calcext:value-type="float">
            <text:p>0.02151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-1.875837" calcext:value-type="float">
            <text:p>-1.875837</text:p>
          </table:table-cell>
          <table:table-cell office:value-type="float" office:value="3.525177" calcext:value-type="float">
            <text:p>3.525177</text:p>
          </table:table-cell>
          <table:table-cell office:value-type="float" office:value="6.413393" calcext:value-type="float">
            <text:p>6.413393</text:p>
          </table:table-cell>
          <table:table-cell office:value-type="float" office:value="0.35275" calcext:value-type="float">
            <text:p>0.3527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6.898658" calcext:value-type="float">
            <text:p>6.898658</text:p>
          </table:table-cell>
          <table:table-cell office:value-type="float" office:value="2.651468" calcext:value-type="float">
            <text:p>2.651468</text:p>
          </table:table-cell>
          <table:table-cell office:value-type="float" office:value="5.685467" calcext:value-type="float">
            <text:p>5.685467</text:p>
          </table:table-cell>
          <table:table-cell office:value-type="float" office:value="-0.495754" calcext:value-type="float">
            <text:p>-0.49575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6.194858" calcext:value-type="float">
            <text:p>6.194858</text:p>
          </table:table-cell>
          <table:table-cell office:value-type="float" office:value="-4.042684" calcext:value-type="float">
            <text:p>-4.042684</text:p>
          </table:table-cell>
          <table:table-cell office:value-type="float" office:value="-6.018041" calcext:value-type="float">
            <text:p>-6.018041</text:p>
          </table:table-cell>
          <table:table-cell office:value-type="float" office:value="0.022318" calcext:value-type="float">
            <text:p>0.02231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-1.664621" calcext:value-type="float">
            <text:p>-1.664621</text:p>
          </table:table-cell>
          <table:table-cell office:value-type="float" office:value="3.625665" calcext:value-type="float">
            <text:p>3.625665</text:p>
          </table:table-cell>
          <table:table-cell office:value-type="float" office:value="6.490301" calcext:value-type="float">
            <text:p>6.490301</text:p>
          </table:table-cell>
          <table:table-cell office:value-type="float" office:value="0.372965" calcext:value-type="float">
            <text:p>0.3729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 office:value-type="float" office:value="7.076939" calcext:value-type="float">
            <text:p>7.076939</text:p>
          </table:table-cell>
          <table:table-cell office:value-type="float" office:value="2.547999" calcext:value-type="float">
            <text:p>2.547999</text:p>
          </table:table-cell>
          <table:table-cell office:value-type="float" office:value="5.706979" calcext:value-type="float">
            <text:p>5.706979</text:p>
          </table:table-cell>
          <table:table-cell office:value-type="float" office:value="-0.521711" calcext:value-type="float">
            <text:p>-0.5217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6.00776" calcext:value-type="float">
            <text:p>6.00776</text:p>
          </table:table-cell>
          <table:table-cell office:value-type="float" office:value="-4.031046" calcext:value-type="float">
            <text:p>-4.031046</text:p>
          </table:table-cell>
          <table:table-cell office:value-type="float" office:value="-6.000158" calcext:value-type="float">
            <text:p>-6.000158</text:p>
          </table:table-cell>
          <table:table-cell office:value-type="float" office:value="0.012567" calcext:value-type="float">
            <text:p>0.01256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-1.424784" calcext:value-type="float">
            <text:p>-1.424784</text:p>
          </table:table-cell>
          <table:table-cell office:value-type="float" office:value="3.72412" calcext:value-type="float">
            <text:p>3.72412</text:p>
          </table:table-cell>
          <table:table-cell office:value-type="float" office:value="6.633101" calcext:value-type="float">
            <text:p>6.633101</text:p>
          </table:table-cell>
          <table:table-cell office:value-type="float" office:value="0.374082" calcext:value-type="float">
            <text:p>0.3740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7.255817" calcext:value-type="float">
            <text:p>7.255817</text:p>
          </table:table-cell>
          <table:table-cell office:value-type="float" office:value="2.445659" calcext:value-type="float">
            <text:p>2.445659</text:p>
          </table:table-cell>
          <table:table-cell office:value-type="float" office:value="5.763247" calcext:value-type="float">
            <text:p>5.763247</text:p>
          </table:table-cell>
          <table:table-cell office:value-type="float" office:value="-0.539987" calcext:value-type="float">
            <text:p>-0.5399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5.832943" calcext:value-type="float">
            <text:p>5.832943</text:p>
          </table:table-cell>
          <table:table-cell office:value-type="float" office:value="-4.02298" calcext:value-type="float">
            <text:p>-4.02298</text:p>
          </table:table-cell>
          <table:table-cell office:value-type="float" office:value="-5.915981" calcext:value-type="float">
            <text:p>-5.915981</text:p>
          </table:table-cell>
          <table:table-cell office:value-type="float" office:value="0.008369" calcext:value-type="float">
            <text:p>0.00836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  <table:table-cell office:value-type="float" office:value="-1.198965" calcext:value-type="float">
            <text:p>-1.198965</text:p>
          </table:table-cell>
          <table:table-cell office:value-type="float" office:value="3.816252" calcext:value-type="float">
            <text:p>3.816252</text:p>
          </table:table-cell>
          <table:table-cell office:value-type="float" office:value="6.719775" calcext:value-type="float">
            <text:p>6.719775</text:p>
          </table:table-cell>
          <table:table-cell office:value-type="float" office:value="0.382876" calcext:value-type="float">
            <text:p>0.3828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7.430717" calcext:value-type="float">
            <text:p>7.430717</text:p>
          </table:table-cell>
          <table:table-cell office:value-type="float" office:value="2.318037" calcext:value-type="float">
            <text:p>2.318037</text:p>
          </table:table-cell>
          <table:table-cell office:value-type="float" office:value="5.838658" calcext:value-type="float">
            <text:p>5.838658</text:p>
          </table:table-cell>
          <table:table-cell office:value-type="float" office:value="-0.568641" calcext:value-type="float">
            <text:p>-0.5686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5.637116" calcext:value-type="float">
            <text:p>5.637116</text:p>
          </table:table-cell>
          <table:table-cell office:value-type="float" office:value="-4.040444" calcext:value-type="float">
            <text:p>-4.040444</text:p>
          </table:table-cell>
          <table:table-cell office:value-type="float" office:value="-5.907189" calcext:value-type="float">
            <text:p>-5.907189</text:p>
          </table:table-cell>
          <table:table-cell office:value-type="float" office:value="0.017958" calcext:value-type="float">
            <text:p>0.01795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-0.974116" calcext:value-type="float">
            <text:p>-0.974116</text:p>
          </table:table-cell>
          <table:table-cell office:value-type="float" office:value="3.879957" calcext:value-type="float">
            <text:p>3.879957</text:p>
          </table:table-cell>
          <table:table-cell office:value-type="float" office:value="6.721014" calcext:value-type="float">
            <text:p>6.721014</text:p>
          </table:table-cell>
          <table:table-cell office:value-type="float" office:value="0.366409" calcext:value-type="float">
            <text:p>0.36640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  <table:table-cell office:value-type="float" office:value="7.603053" calcext:value-type="float">
            <text:p>7.603053</text:p>
          </table:table-cell>
          <table:table-cell office:value-type="float" office:value="2.203306" calcext:value-type="float">
            <text:p>2.203306</text:p>
          </table:table-cell>
          <table:table-cell office:value-type="float" office:value="5.899795" calcext:value-type="float">
            <text:p>5.899795</text:p>
          </table:table-cell>
          <table:table-cell office:value-type="float" office:value="-0.586472" calcext:value-type="float">
            <text:p>-0.5864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5.442745" calcext:value-type="float">
            <text:p>5.442745</text:p>
          </table:table-cell>
          <table:table-cell office:value-type="float" office:value="-4.059058" calcext:value-type="float">
            <text:p>-4.059058</text:p>
          </table:table-cell>
          <table:table-cell office:value-type="float" office:value="-5.881339" calcext:value-type="float">
            <text:p>-5.881339</text:p>
          </table:table-cell>
          <table:table-cell office:value-type="float" office:value="0.029351" calcext:value-type="float">
            <text:p>0.02935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-0.762881" calcext:value-type="float">
            <text:p>-0.762881</text:p>
          </table:table-cell>
          <table:table-cell office:value-type="float" office:value="3.933577" calcext:value-type="float">
            <text:p>3.933577</text:p>
          </table:table-cell>
          <table:table-cell office:value-type="float" office:value="6.646128" calcext:value-type="float">
            <text:p>6.646128</text:p>
          </table:table-cell>
          <table:table-cell office:value-type="float" office:value="0.339534" calcext:value-type="float">
            <text:p>0.33953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7.746949" calcext:value-type="float">
            <text:p>7.746949</text:p>
          </table:table-cell>
          <table:table-cell office:value-type="float" office:value="2.065075" calcext:value-type="float">
            <text:p>2.065075</text:p>
          </table:table-cell>
          <table:table-cell office:value-type="float" office:value="5.909001" calcext:value-type="float">
            <text:p>5.909001</text:p>
          </table:table-cell>
          <table:table-cell office:value-type="float" office:value="-0.619058" calcext:value-type="float">
            <text:p>-0.61905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float" office:value="5.21156" calcext:value-type="float">
            <text:p>5.21156</text:p>
          </table:table-cell>
          <table:table-cell office:value-type="float" office:value="-4.075139" calcext:value-type="float">
            <text:p>-4.075139</text:p>
          </table:table-cell>
          <table:table-cell office:value-type="float" office:value="-5.968707" calcext:value-type="float">
            <text:p>-5.968707</text:p>
          </table:table-cell>
          <table:table-cell office:value-type="float" office:value="0.038038" calcext:value-type="float">
            <text:p>0.03803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26" calcext:value-type="float">
            <text:p>3.26</text:p>
          </table:table-cell>
          <table:table-cell office:value-type="float" office:value="2" calcext:value-type="float">
            <text:p>2</text:p>
          </table:table-cell>
          <table:table-cell office:value-type="float" office:value="-0.538467" calcext:value-type="float">
            <text:p>-0.538467</text:p>
          </table:table-cell>
          <table:table-cell office:value-type="float" office:value="3.942878" calcext:value-type="float">
            <text:p>3.942878</text:p>
          </table:table-cell>
          <table:table-cell office:value-type="float" office:value="6.520789" calcext:value-type="float">
            <text:p>6.520789</text:p>
          </table:table-cell>
          <table:table-cell office:value-type="float" office:value="0.283073" calcext:value-type="float">
            <text:p>0.2830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7.914724" calcext:value-type="float">
            <text:p>7.914724</text:p>
          </table:table-cell>
          <table:table-cell office:value-type="float" office:value="1.95471" calcext:value-type="float">
            <text:p>1.95471</text:p>
          </table:table-cell>
          <table:table-cell office:value-type="float" office:value="5.939304" calcext:value-type="float">
            <text:p>5.939304</text:p>
          </table:table-cell>
          <table:table-cell office:value-type="float" office:value="-0.631883" calcext:value-type="float">
            <text:p>-0.63188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5.016826" calcext:value-type="float">
            <text:p>5.016826</text:p>
          </table:table-cell>
          <table:table-cell office:value-type="float" office:value="-4.077131" calcext:value-type="float">
            <text:p>-4.077131</text:p>
          </table:table-cell>
          <table:table-cell office:value-type="float" office:value="-5.957342" calcext:value-type="float">
            <text:p>-5.957342</text:p>
          </table:table-cell>
          <table:table-cell office:value-type="float" office:value="0.036797" calcext:value-type="float">
            <text:p>0.03679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-0.305191" calcext:value-type="float">
            <text:p>-0.305191</text:p>
          </table:table-cell>
          <table:table-cell office:value-type="float" office:value="3.978602" calcext:value-type="float">
            <text:p>3.978602</text:p>
          </table:table-cell>
          <table:table-cell office:value-type="float" office:value="6.505382" calcext:value-type="float">
            <text:p>6.505382</text:p>
          </table:table-cell>
          <table:table-cell office:value-type="float" office:value="0.238451" calcext:value-type="float">
            <text:p>0.23845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8.078792" calcext:value-type="float">
            <text:p>8.078792</text:p>
          </table:table-cell>
          <table:table-cell office:value-type="float" office:value="1.86576" calcext:value-type="float">
            <text:p>1.86576</text:p>
          </table:table-cell>
          <table:table-cell office:value-type="float" office:value="5.946936" calcext:value-type="float">
            <text:p>5.946936</text:p>
          </table:table-cell>
          <table:table-cell office:value-type="float" office:value="-0.630747" calcext:value-type="float">
            <text:p>-0.63074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4.829308" calcext:value-type="float">
            <text:p>4.829308</text:p>
          </table:table-cell>
          <table:table-cell office:value-type="float" office:value="-4.062133" calcext:value-type="float">
            <text:p>-4.062133</text:p>
          </table:table-cell>
          <table:table-cell office:value-type="float" office:value="-5.906297" calcext:value-type="float">
            <text:p>-5.906297</text:p>
          </table:table-cell>
          <table:table-cell office:value-type="float" office:value="0.02841" calcext:value-type="float">
            <text:p>0.0284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  <table:table-cell office:value-type="float" office:value="-0.07393" calcext:value-type="float">
            <text:p>-0.07393</text:p>
          </table:table-cell>
          <table:table-cell office:value-type="float" office:value="4.018131" calcext:value-type="float">
            <text:p>4.018131</text:p>
          </table:table-cell>
          <table:table-cell office:value-type="float" office:value="6.516368" calcext:value-type="float">
            <text:p>6.516368</text:p>
          </table:table-cell>
          <table:table-cell office:value-type="float" office:value="0.203128" calcext:value-type="float">
            <text:p>0.20312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8.238004" calcext:value-type="float">
            <text:p>8.238004</text:p>
          </table:table-cell>
          <table:table-cell office:value-type="float" office:value="1.72909" calcext:value-type="float">
            <text:p>1.72909</text:p>
          </table:table-cell>
          <table:table-cell office:value-type="float" office:value="5.91784" calcext:value-type="float">
            <text:p>5.91784</text:p>
          </table:table-cell>
          <table:table-cell office:value-type="float" office:value="-0.664354" calcext:value-type="float">
            <text:p>-0.66435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4.644918" calcext:value-type="float">
            <text:p>4.644918</text:p>
          </table:table-cell>
          <table:table-cell office:value-type="float" office:value="-4.03066" calcext:value-type="float">
            <text:p>-4.03066</text:p>
          </table:table-cell>
          <table:table-cell office:value-type="float" office:value="-5.954496" calcext:value-type="float">
            <text:p>-5.954496</text:p>
          </table:table-cell>
          <table:table-cell office:value-type="float" office:value="-0.001976" calcext:value-type="float">
            <text:p>-0.00197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0.183534" calcext:value-type="float">
            <text:p>0.183534</text:p>
          </table:table-cell>
          <table:table-cell office:value-type="float" office:value="4.012314" calcext:value-type="float">
            <text:p>4.012314</text:p>
          </table:table-cell>
          <table:table-cell office:value-type="float" office:value="6.527584" calcext:value-type="float">
            <text:p>6.527584</text:p>
          </table:table-cell>
          <table:table-cell office:value-type="float" office:value="0.137271" calcext:value-type="float">
            <text:p>0.13727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8.380429" calcext:value-type="float">
            <text:p>8.380429</text:p>
          </table:table-cell>
          <table:table-cell office:value-type="float" office:value="1.638314" calcext:value-type="float">
            <text:p>1.638314</text:p>
          </table:table-cell>
          <table:table-cell office:value-type="float" office:value="5.900501" calcext:value-type="float">
            <text:p>5.900501</text:p>
          </table:table-cell>
          <table:table-cell office:value-type="float" office:value="-0.662689" calcext:value-type="float">
            <text:p>-0.66268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4.424814" calcext:value-type="float">
            <text:p>4.424814</text:p>
          </table:table-cell>
          <table:table-cell office:value-type="float" office:value="-4.021487" calcext:value-type="float">
            <text:p>-4.021487</text:p>
          </table:table-cell>
          <table:table-cell office:value-type="float" office:value="-5.989609" calcext:value-type="float">
            <text:p>-5.989609</text:p>
          </table:table-cell>
          <table:table-cell office:value-type="float" office:value="-0.004709" calcext:value-type="float">
            <text:p>-0.00470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0.411461" calcext:value-type="float">
            <text:p>0.411461</text:p>
          </table:table-cell>
          <table:table-cell office:value-type="float" office:value="4.037709" calcext:value-type="float">
            <text:p>4.037709</text:p>
          </table:table-cell>
          <table:table-cell office:value-type="float" office:value="6.55385" calcext:value-type="float">
            <text:p>6.55385</text:p>
          </table:table-cell>
          <table:table-cell office:value-type="float" office:value="0.110881" calcext:value-type="float">
            <text:p>0.11088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43" calcext:value-type="float">
            <text:p>3.43</text:p>
          </table:table-cell>
          <table:table-cell office:value-type="float" office:value="0" calcext:value-type="float">
            <text:p>0</text:p>
          </table:table-cell>
          <table:table-cell office:value-type="float" office:value="8.545035" calcext:value-type="float">
            <text:p>8.545035</text:p>
          </table:table-cell>
          <table:table-cell office:value-type="float" office:value="1.524263" calcext:value-type="float">
            <text:p>1.524263</text:p>
          </table:table-cell>
          <table:table-cell office:value-type="float" office:value="5.991475" calcext:value-type="float">
            <text:p>5.991475</text:p>
          </table:table-cell>
          <table:table-cell office:value-type="float" office:value="-0.663687" calcext:value-type="float">
            <text:p>-0.6636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float" office:value="4.217349" calcext:value-type="float">
            <text:p>4.217349</text:p>
          </table:table-cell>
          <table:table-cell office:value-type="float" office:value="-4.022255" calcext:value-type="float">
            <text:p>-4.022255</text:p>
          </table:table-cell>
          <table:table-cell office:value-type="float" office:value="-5.977053" calcext:value-type="float">
            <text:p>-5.977053</text:p>
          </table:table-cell>
          <table:table-cell office:value-type="float" office:value="-0.000211" calcext:value-type="float">
            <text:p>-0.00021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0.680462" calcext:value-type="float">
            <text:p>0.680462</text:p>
          </table:table-cell>
          <table:table-cell office:value-type="float" office:value="4.052243" calcext:value-type="float">
            <text:p>4.052243</text:p>
          </table:table-cell>
          <table:table-cell office:value-type="float" office:value="6.723397" calcext:value-type="float">
            <text:p>6.723397</text:p>
          </table:table-cell>
          <table:table-cell office:value-type="float" office:value="0.082624" calcext:value-type="float">
            <text:p>0.08262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  <table:table-cell office:value-type="float" office:value="8.722659" calcext:value-type="float">
            <text:p>8.722659</text:p>
          </table:table-cell>
          <table:table-cell office:value-type="float" office:value="1.433074" calcext:value-type="float">
            <text:p>1.433074</text:p>
          </table:table-cell>
          <table:table-cell office:value-type="float" office:value="6.024086" calcext:value-type="float">
            <text:p>6.024086</text:p>
          </table:table-cell>
          <table:table-cell office:value-type="float" office:value="-0.655433" calcext:value-type="float">
            <text:p>-0.65543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float" office:value="4.058485" calcext:value-type="float">
            <text:p>4.058485</text:p>
          </table:table-cell>
          <table:table-cell office:value-type="float" office:value="-3.987096" calcext:value-type="float">
            <text:p>-3.987096</text:p>
          </table:table-cell>
          <table:table-cell office:value-type="float" office:value="-5.855636" calcext:value-type="float">
            <text:p>-5.855636</text:p>
          </table:table-cell>
          <table:table-cell office:value-type="float" office:value="-0.020151" calcext:value-type="float">
            <text:p>-0.02015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46" calcext:value-type="float">
            <text:p>3.46</text:p>
          </table:table-cell>
          <table:table-cell office:value-type="float" office:value="2" calcext:value-type="float">
            <text:p>2</text:p>
          </table:table-cell>
          <table:table-cell office:value-type="float" office:value="0.945757" calcext:value-type="float">
            <text:p>0.945757</text:p>
          </table:table-cell>
          <table:table-cell office:value-type="float" office:value="4.068664" calcext:value-type="float">
            <text:p>4.068664</text:p>
          </table:table-cell>
          <table:table-cell office:value-type="float" office:value="6.866019" calcext:value-type="float">
            <text:p>6.866019</text:p>
          </table:table-cell>
          <table:table-cell office:value-type="float" office:value="0.056814" calcext:value-type="float">
            <text:p>0.05681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8.885914" calcext:value-type="float">
            <text:p>8.885914</text:p>
          </table:table-cell>
          <table:table-cell office:value-type="float" office:value="1.290402" calcext:value-type="float">
            <text:p>1.290402</text:p>
          </table:table-cell>
          <table:table-cell office:value-type="float" office:value="6.122068" calcext:value-type="float">
            <text:p>6.122068</text:p>
          </table:table-cell>
          <table:table-cell office:value-type="float" office:value="-0.669951" calcext:value-type="float">
            <text:p>-0.66995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.83509" calcext:value-type="float">
            <text:p>3.83509</text:p>
          </table:table-cell>
          <table:table-cell office:value-type="float" office:value="-4.008211" calcext:value-type="float">
            <text:p>-4.008211</text:p>
          </table:table-cell>
          <table:table-cell office:value-type="float" office:value="-5.943441" calcext:value-type="float">
            <text:p>-5.943441</text:p>
          </table:table-cell>
          <table:table-cell office:value-type="float" office:value="-0.008017" calcext:value-type="float">
            <text:p>-0.00801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.219615" calcext:value-type="float">
            <text:p>1.219615</text:p>
          </table:table-cell>
          <table:table-cell office:value-type="float" office:value="4.063894" calcext:value-type="float">
            <text:p>4.063894</text:p>
          </table:table-cell>
          <table:table-cell office:value-type="float" office:value="7.024217" calcext:value-type="float">
            <text:p>7.024217</text:p>
          </table:table-cell>
          <table:table-cell office:value-type="float" office:value="0.029762" calcext:value-type="float">
            <text:p>0.0297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9.056133" calcext:value-type="float">
            <text:p>9.056133</text:p>
          </table:table-cell>
          <table:table-cell office:value-type="float" office:value="1.169249" calcext:value-type="float">
            <text:p>1.169249</text:p>
          </table:table-cell>
          <table:table-cell office:value-type="float" office:value="6.183681" calcext:value-type="float">
            <text:p>6.183681</text:p>
          </table:table-cell>
          <table:table-cell office:value-type="float" office:value="-0.672413" calcext:value-type="float">
            <text:p>-0.67241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3.634003" calcext:value-type="float">
            <text:p>3.634003</text:p>
          </table:table-cell>
          <table:table-cell office:value-type="float" office:value="-4.006119" calcext:value-type="float">
            <text:p>-4.006119</text:p>
          </table:table-cell>
          <table:table-cell office:value-type="float" office:value="-5.953921" calcext:value-type="float">
            <text:p>-5.953921</text:p>
          </table:table-cell>
          <table:table-cell office:value-type="float" office:value="-0.009393" calcext:value-type="float">
            <text:p>-0.00939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53" calcext:value-type="float">
            <text:p>3.53</text:p>
          </table:table-cell>
          <table:table-cell office:value-type="float" office:value="2" calcext:value-type="float">
            <text:p>2</text:p>
          </table:table-cell>
          <table:table-cell office:value-type="float" office:value="1.506125" calcext:value-type="float">
            <text:p>1.506125</text:p>
          </table:table-cell>
          <table:table-cell office:value-type="float" office:value="4.058707" calcext:value-type="float">
            <text:p>4.058707</text:p>
          </table:table-cell>
          <table:table-cell office:value-type="float" office:value="7.218952" calcext:value-type="float">
            <text:p>7.218952</text:p>
          </table:table-cell>
          <table:table-cell office:value-type="float" office:value="0.004981" calcext:value-type="float">
            <text:p>0.00498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  <table:table-cell office:value-type="float" office:value="9.233039" calcext:value-type="float">
            <text:p>9.233039</text:p>
          </table:table-cell>
          <table:table-cell office:value-type="float" office:value="1.056328" calcext:value-type="float">
            <text:p>1.056328</text:p>
          </table:table-cell>
          <table:table-cell office:value-type="float" office:value="6.209977" calcext:value-type="float">
            <text:p>6.209977</text:p>
          </table:table-cell>
          <table:table-cell office:value-type="float" office:value="-0.672236" calcext:value-type="float">
            <text:p>-0.67223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office:value-type="float" office:value="3.432173" calcext:value-type="float">
            <text:p>3.432173</text:p>
          </table:table-cell>
          <table:table-cell office:value-type="float" office:value="-4.006403" calcext:value-type="float">
            <text:p>-4.006403</text:p>
          </table:table-cell>
          <table:table-cell office:value-type="float" office:value="-5.989838" calcext:value-type="float">
            <text:p>-5.989838</text:p>
          </table:table-cell>
          <table:table-cell office:value-type="float" office:value="-0.013163" calcext:value-type="float">
            <text:p>-0.01316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1.804421" calcext:value-type="float">
            <text:p>1.804421</text:p>
          </table:table-cell>
          <table:table-cell office:value-type="float" office:value="4.056565" calcext:value-type="float">
            <text:p>4.056565</text:p>
          </table:table-cell>
          <table:table-cell office:value-type="float" office:value="7.427167" calcext:value-type="float">
            <text:p>7.427167</text:p>
          </table:table-cell>
          <table:table-cell office:value-type="float" office:value="-0.020389" calcext:value-type="float">
            <text:p>-0.02038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9.423406" calcext:value-type="float">
            <text:p>9.423406</text:p>
          </table:table-cell>
          <table:table-cell office:value-type="float" office:value="0.923966" calcext:value-type="float">
            <text:p>0.923966</text:p>
          </table:table-cell>
          <table:table-cell office:value-type="float" office:value="6.397685" calcext:value-type="float">
            <text:p>6.397685</text:p>
          </table:table-cell>
          <table:table-cell office:value-type="float" office:value="-0.664796" calcext:value-type="float">
            <text:p>-0.66479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3.222795" calcext:value-type="float">
            <text:p>3.222795</text:p>
          </table:table-cell>
          <table:table-cell office:value-type="float" office:value="-4.03512" calcext:value-type="float">
            <text:p>-4.03512</text:p>
          </table:table-cell>
          <table:table-cell office:value-type="float" office:value="-5.975701" calcext:value-type="float">
            <text:p>-5.975701</text:p>
          </table:table-cell>
          <table:table-cell office:value-type="float" office:value="0.011679" calcext:value-type="float">
            <text:p>0.01167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2.123574" calcext:value-type="float">
            <text:p>2.123574</text:p>
          </table:table-cell>
          <table:table-cell office:value-type="float" office:value="4.041709" calcext:value-type="float">
            <text:p>4.041709</text:p>
          </table:table-cell>
          <table:table-cell office:value-type="float" office:value="7.750397" calcext:value-type="float">
            <text:p>7.750397</text:p>
          </table:table-cell>
          <table:table-cell office:value-type="float" office:value="-0.032712" calcext:value-type="float">
            <text:p>-0.03271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office:value-type="float" office:value="9.608604" calcext:value-type="float">
            <text:p>9.608604</text:p>
          </table:table-cell>
          <table:table-cell office:value-type="float" office:value="0.824908" calcext:value-type="float">
            <text:p>0.824908</text:p>
          </table:table-cell>
          <table:table-cell office:value-type="float" office:value="6.454988" calcext:value-type="float">
            <text:p>6.454988</text:p>
          </table:table-cell>
          <table:table-cell office:value-type="float" office:value="-0.648457" calcext:value-type="float">
            <text:p>-0.6484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6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office:value-type="float" office:value="3.023809" calcext:value-type="float">
            <text:p>3.023809</text:p>
          </table:table-cell>
          <table:table-cell office:value-type="float" office:value="-4.039368" calcext:value-type="float">
            <text:p>-4.039368</text:p>
          </table:table-cell>
          <table:table-cell office:value-type="float" office:value="-5.955462" calcext:value-type="float">
            <text:p>-5.955462</text:p>
          </table:table-cell>
          <table:table-cell office:value-type="float" office:value="0.017478" calcext:value-type="float">
            <text:p>0.01747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63" calcext:value-type="float">
            <text:p>3.63</text:p>
          </table:table-cell>
          <table:table-cell office:value-type="float" office:value="2" calcext:value-type="float">
            <text:p>2</text:p>
          </table:table-cell>
          <table:table-cell office:value-type="float" office:value="2.428352" calcext:value-type="float">
            <text:p>2.428352</text:p>
          </table:table-cell>
          <table:table-cell office:value-type="float" office:value="4.037277" calcext:value-type="float">
            <text:p>4.037277</text:p>
          </table:table-cell>
          <table:table-cell office:value-type="float" office:value="7.972307" calcext:value-type="float">
            <text:p>7.972307</text:p>
          </table:table-cell>
          <table:table-cell office:value-type="float" office:value="-0.041679" calcext:value-type="float">
            <text:p>-0.04167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  <table:table-cell office:value-type="float" office:value="9.803282" calcext:value-type="float">
            <text:p>9.803282</text:p>
          </table:table-cell>
          <table:table-cell office:value-type="float" office:value="0.719035" calcext:value-type="float">
            <text:p>0.719035</text:p>
          </table:table-cell>
          <table:table-cell office:value-type="float" office:value="6.53618" calcext:value-type="float">
            <text:p>6.53618</text:p>
          </table:table-cell>
          <table:table-cell office:value-type="float" office:value="-0.633283" calcext:value-type="float">
            <text:p>-0.63328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office:value-type="float" office:value="2.835718" calcext:value-type="float">
            <text:p>2.835718</text:p>
          </table:table-cell>
          <table:table-cell office:value-type="float" office:value="-4.051016" calcext:value-type="float">
            <text:p>-4.051016</text:p>
          </table:table-cell>
          <table:table-cell office:value-type="float" office:value="-5.913723" calcext:value-type="float">
            <text:p>-5.913723</text:p>
          </table:table-cell>
          <table:table-cell office:value-type="float" office:value="0.026416" calcext:value-type="float">
            <text:p>0.02641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office:value-type="float" office:value="2.736859" calcext:value-type="float">
            <text:p>2.736859</text:p>
          </table:table-cell>
          <table:table-cell office:value-type="float" office:value="4.029367" calcext:value-type="float">
            <text:p>4.029367</text:p>
          </table:table-cell>
          <table:table-cell office:value-type="float" office:value="8.186357" calcext:value-type="float">
            <text:p>8.186357</text:p>
          </table:table-cell>
          <table:table-cell office:value-type="float" office:value="-0.049001" calcext:value-type="float">
            <text:p>-0.04900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9.985872" calcext:value-type="float">
            <text:p>9.985872</text:p>
          </table:table-cell>
          <table:table-cell office:value-type="float" office:value="0.562321" calcext:value-type="float">
            <text:p>0.562321</text:p>
          </table:table-cell>
          <table:table-cell office:value-type="float" office:value="6.609442" calcext:value-type="float">
            <text:p>6.609442</text:p>
          </table:table-cell>
          <table:table-cell office:value-type="float" office:value="-0.647928" calcext:value-type="float">
            <text:p>-0.64792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.611286" calcext:value-type="float">
            <text:p>2.611286</text:p>
          </table:table-cell>
          <table:table-cell office:value-type="float" office:value="-4.076184" calcext:value-type="float">
            <text:p>-4.076184</text:p>
          </table:table-cell>
          <table:table-cell office:value-type="float" office:value="-6.026009" calcext:value-type="float">
            <text:p>-6.026009</text:p>
          </table:table-cell>
          <table:table-cell office:value-type="float" office:value="0.033115" calcext:value-type="float">
            <text:p>0.03311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3.069202" calcext:value-type="float">
            <text:p>3.069202</text:p>
          </table:table-cell>
          <table:table-cell office:value-type="float" office:value="3.971162" calcext:value-type="float">
            <text:p>3.971162</text:p>
          </table:table-cell>
          <table:table-cell office:value-type="float" office:value="8.406635" calcext:value-type="float">
            <text:p>8.406635</text:p>
          </table:table-cell>
          <table:table-cell office:value-type="float" office:value="-0.083008" calcext:value-type="float">
            <text:p>-0.08300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73" calcext:value-type="float">
            <text:p>3.73</text:p>
          </table:table-cell>
          <table:table-cell office:value-type="float" office:value="0" calcext:value-type="float">
            <text:p>0</text:p>
          </table:table-cell>
          <table:table-cell office:value-type="float" office:value="10.159848" calcext:value-type="float">
            <text:p>10.159848</text:p>
          </table:table-cell>
          <table:table-cell office:value-type="float" office:value="0.495702" calcext:value-type="float">
            <text:p>0.495702</text:p>
          </table:table-cell>
          <table:table-cell office:value-type="float" office:value="6.502297" calcext:value-type="float">
            <text:p>6.502297</text:p>
          </table:table-cell>
          <table:table-cell office:value-type="float" office:value="-0.625877" calcext:value-type="float">
            <text:p>-0.62587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2.417607" calcext:value-type="float">
            <text:p>2.417607</text:p>
          </table:table-cell>
          <table:table-cell office:value-type="float" office:value="-4.056737" calcext:value-type="float">
            <text:p>-4.056737</text:p>
          </table:table-cell>
          <table:table-cell office:value-type="float" office:value="-6.006605" calcext:value-type="float">
            <text:p>-6.006605</text:p>
          </table:table-cell>
          <table:table-cell office:value-type="float" office:value="0.017083" calcext:value-type="float">
            <text:p>0.01708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office:value-type="float" office:value="3.351743" calcext:value-type="float">
            <text:p>3.351743</text:p>
          </table:table-cell>
          <table:table-cell office:value-type="float" office:value="3.964517" calcext:value-type="float">
            <text:p>3.964517</text:p>
          </table:table-cell>
          <table:table-cell office:value-type="float" office:value="8.446825" calcext:value-type="float">
            <text:p>8.446825</text:p>
          </table:table-cell>
          <table:table-cell office:value-type="float" office:value="-0.088269" calcext:value-type="float">
            <text:p>-0.08826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  <table:table-cell office:value-type="float" office:value="10.329934" calcext:value-type="float">
            <text:p>10.329934</text:p>
          </table:table-cell>
          <table:table-cell office:value-type="float" office:value="0.405961" calcext:value-type="float">
            <text:p>0.405961</text:p>
          </table:table-cell>
          <table:table-cell office:value-type="float" office:value="6.472695" calcext:value-type="float">
            <text:p>6.472695</text:p>
          </table:table-cell>
          <table:table-cell office:value-type="float" office:value="-0.612341" calcext:value-type="float">
            <text:p>-0.6123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2.189636" calcext:value-type="float">
            <text:p>2.189636</text:p>
          </table:table-cell>
          <table:table-cell office:value-type="float" office:value="-4.058453" calcext:value-type="float">
            <text:p>-4.058453</text:p>
          </table:table-cell>
          <table:table-cell office:value-type="float" office:value="-6.085132" calcext:value-type="float">
            <text:p>-6.085132</text:p>
          </table:table-cell>
          <table:table-cell office:value-type="float" office:value="0.017138" calcext:value-type="float">
            <text:p>0.01713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office:value-type="float" office:value="3.643686" calcext:value-type="float">
            <text:p>3.643686</text:p>
          </table:table-cell>
          <table:table-cell office:value-type="float" office:value="3.940344" calcext:value-type="float">
            <text:p>3.940344</text:p>
          </table:table-cell>
          <table:table-cell office:value-type="float" office:value="8.539768" calcext:value-type="float">
            <text:p>8.539768</text:p>
          </table:table-cell>
          <table:table-cell office:value-type="float" office:value="-0.095894" calcext:value-type="float">
            <text:p>-0.09589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0.509125" calcext:value-type="float">
            <text:p>10.509125</text:p>
          </table:table-cell>
          <table:table-cell office:value-type="float" office:value="0.357489" calcext:value-type="float">
            <text:p>0.357489</text:p>
          </table:table-cell>
          <table:table-cell office:value-type="float" office:value="6.364119" calcext:value-type="float">
            <text:p>6.364119</text:p>
          </table:table-cell>
          <table:table-cell office:value-type="float" office:value="-0.582738" calcext:value-type="float">
            <text:p>-0.58273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1.991211" calcext:value-type="float">
            <text:p>1.991211</text:p>
          </table:table-cell>
          <table:table-cell office:value-type="float" office:value="-4.038829" calcext:value-type="float">
            <text:p>-4.038829</text:p>
          </table:table-cell>
          <table:table-cell office:value-type="float" office:value="-6.066467" calcext:value-type="float">
            <text:p>-6.066467</text:p>
          </table:table-cell>
          <table:table-cell office:value-type="float" office:value="0.003439" calcext:value-type="float">
            <text:p>0.00343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3.931771" calcext:value-type="float">
            <text:p>3.931771</text:p>
          </table:table-cell>
          <table:table-cell office:value-type="float" office:value="3.936251" calcext:value-type="float">
            <text:p>3.936251</text:p>
          </table:table-cell>
          <table:table-cell office:value-type="float" office:value="8.583066" calcext:value-type="float">
            <text:p>8.583066</text:p>
          </table:table-cell>
          <table:table-cell office:value-type="float" office:value="-0.097325" calcext:value-type="float">
            <text:p>-0.09732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10.684658" calcext:value-type="float">
            <text:p>10.684658</text:p>
          </table:table-cell>
          <table:table-cell office:value-type="float" office:value="0.280922" calcext:value-type="float">
            <text:p>0.280922</text:p>
          </table:table-cell>
          <table:table-cell office:value-type="float" office:value="6.370247" calcext:value-type="float">
            <text:p>6.370247</text:p>
          </table:table-cell>
          <table:table-cell office:value-type="float" office:value="-0.562353" calcext:value-type="float">
            <text:p>-0.56235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83" calcext:value-type="float">
            <text:p>3.83</text:p>
          </table:table-cell>
          <table:table-cell office:value-type="float" office:value="1" calcext:value-type="float">
            <text:p>1</text:p>
          </table:table-cell>
          <table:table-cell office:value-type="float" office:value="1.768647" calcext:value-type="float">
            <text:p>1.768647</text:p>
          </table:table-cell>
          <table:table-cell office:value-type="float" office:value="-4.05233" calcext:value-type="float">
            <text:p>-4.05233</text:p>
          </table:table-cell>
          <table:table-cell office:value-type="float" office:value="-6.124813" calcext:value-type="float">
            <text:p>-6.124813</text:p>
          </table:table-cell>
          <table:table-cell office:value-type="float" office:value="0.012971" calcext:value-type="float">
            <text:p>0.01297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83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office:value-type="float" office:value="4.20646" calcext:value-type="float">
            <text:p>4.20646</text:p>
          </table:table-cell>
          <table:table-cell office:value-type="float" office:value="3.936985" calcext:value-type="float">
            <text:p>3.936985</text:p>
          </table:table-cell>
          <table:table-cell office:value-type="float" office:value="8.632984" calcext:value-type="float">
            <text:p>8.632984</text:p>
          </table:table-cell>
          <table:table-cell office:value-type="float" office:value="-0.087774" calcext:value-type="float">
            <text:p>-0.08777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office:value-type="float" office:value="10.876232" calcext:value-type="float">
            <text:p>10.876232</text:p>
          </table:table-cell>
          <table:table-cell office:value-type="float" office:value="0.200338" calcext:value-type="float">
            <text:p>0.200338</text:p>
          </table:table-cell>
          <table:table-cell office:value-type="float" office:value="6.332049" calcext:value-type="float">
            <text:p>6.332049</text:p>
          </table:table-cell>
          <table:table-cell office:value-type="float" office:value="-0.546873" calcext:value-type="float">
            <text:p>-0.5468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1.586934" calcext:value-type="float">
            <text:p>1.586934</text:p>
          </table:table-cell>
          <table:table-cell office:value-type="float" office:value="-4.043782" calcext:value-type="float">
            <text:p>-4.043782</text:p>
          </table:table-cell>
          <table:table-cell office:value-type="float" office:value="-6.063762" calcext:value-type="float">
            <text:p>-6.063762</text:p>
          </table:table-cell>
          <table:table-cell office:value-type="float" office:value="0.002372" calcext:value-type="float">
            <text:p>0.00237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office:value-type="float" office:value="4.520527" calcext:value-type="float">
            <text:p>4.520527</text:p>
          </table:table-cell>
          <table:table-cell office:value-type="float" office:value="3.89974" calcext:value-type="float">
            <text:p>3.89974</text:p>
          </table:table-cell>
          <table:table-cell office:value-type="float" office:value="8.738995" calcext:value-type="float">
            <text:p>8.738995</text:p>
          </table:table-cell>
          <table:table-cell office:value-type="float" office:value="-0.103178" calcext:value-type="float">
            <text:p>-0.10317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1.074983" calcext:value-type="float">
            <text:p>11.074983</text:p>
          </table:table-cell>
          <table:table-cell office:value-type="float" office:value="0.134743" calcext:value-type="float">
            <text:p>0.134743</text:p>
          </table:table-cell>
          <table:table-cell office:value-type="float" office:value="6.341686" calcext:value-type="float">
            <text:p>6.341686</text:p>
          </table:table-cell>
          <table:table-cell office:value-type="float" office:value="-0.521174" calcext:value-type="float">
            <text:p>-0.52117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1.39636" calcext:value-type="float">
            <text:p>1.39636</text:p>
          </table:table-cell>
          <table:table-cell office:value-type="float" office:value="-4.045626" calcext:value-type="float">
            <text:p>-4.045626</text:p>
          </table:table-cell>
          <table:table-cell office:value-type="float" office:value="-6.025158" calcext:value-type="float">
            <text:p>-6.025158</text:p>
          </table:table-cell>
          <table:table-cell office:value-type="float" office:value="0.004514" calcext:value-type="float">
            <text:p>0.00451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4.834192" calcext:value-type="float">
            <text:p>4.834192</text:p>
          </table:table-cell>
          <table:table-cell office:value-type="float" office:value="3.877878" calcext:value-type="float">
            <text:p>3.877878</text:p>
          </table:table-cell>
          <table:table-cell office:value-type="float" office:value="8.869605" calcext:value-type="float">
            <text:p>8.869605</text:p>
          </table:table-cell>
          <table:table-cell office:value-type="float" office:value="-0.106293" calcext:value-type="float">
            <text:p>-0.10629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 office:value-type="float" office:value="11.26543" calcext:value-type="float">
            <text:p>11.26543</text:p>
          </table:table-cell>
          <table:table-cell office:value-type="float" office:value="0.11087" calcext:value-type="float">
            <text:p>0.11087</text:p>
          </table:table-cell>
          <table:table-cell office:value-type="float" office:value="6.346301" calcext:value-type="float">
            <text:p>6.346301</text:p>
          </table:table-cell>
          <table:table-cell office:value-type="float" office:value="-0.476465" calcext:value-type="float">
            <text:p>-0.4764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1.170555" calcext:value-type="float">
            <text:p>1.170555</text:p>
          </table:table-cell>
          <table:table-cell office:value-type="float" office:value="-4.046498" calcext:value-type="float">
            <text:p>-4.046498</text:p>
          </table:table-cell>
          <table:table-cell office:value-type="float" office:value="-6.080286" calcext:value-type="float">
            <text:p>-6.080286</text:p>
          </table:table-cell>
          <table:table-cell office:value-type="float" office:value="0.015916" calcext:value-type="float">
            <text:p>0.01591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office:value-type="float" office:value="5.122106" calcext:value-type="float">
            <text:p>5.122106</text:p>
          </table:table-cell>
          <table:table-cell office:value-type="float" office:value="3.899664" calcext:value-type="float">
            <text:p>3.899664</text:p>
          </table:table-cell>
          <table:table-cell office:value-type="float" office:value="8.95246" calcext:value-type="float">
            <text:p>8.95246</text:p>
          </table:table-cell>
          <table:table-cell office:value-type="float" office:value="-0.084173" calcext:value-type="float">
            <text:p>-0.0841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11.434587" calcext:value-type="float">
            <text:p>11.434587</text:p>
          </table:table-cell>
          <table:table-cell office:value-type="float" office:value="0.054272" calcext:value-type="float">
            <text:p>0.054272</text:p>
          </table:table-cell>
          <table:table-cell office:value-type="float" office:value="6.212332" calcext:value-type="float">
            <text:p>6.212332</text:p>
          </table:table-cell>
          <table:table-cell office:value-type="float" office:value="-0.458999" calcext:value-type="float">
            <text:p>-0.45899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3.9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0.962653" calcext:value-type="float">
            <text:p>0.962653</text:p>
          </table:table-cell>
          <table:table-cell office:value-type="float" office:value="-4.036159" calcext:value-type="float">
            <text:p>-4.036159</text:p>
          </table:table-cell>
          <table:table-cell office:value-type="float" office:value="-6.095958" calcext:value-type="float">
            <text:p>-6.095958</text:p>
          </table:table-cell>
          <table:table-cell office:value-type="float" office:value="0.001754" calcext:value-type="float">
            <text:p>0.00175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office:value-type="float" office:value="5.396885" calcext:value-type="float">
            <text:p>5.396885</text:p>
          </table:table-cell>
          <table:table-cell office:value-type="float" office:value="3.888915" calcext:value-type="float">
            <text:p>3.888915</text:p>
          </table:table-cell>
          <table:table-cell office:value-type="float" office:value="8.884028" calcext:value-type="float">
            <text:p>8.884028</text:p>
          </table:table-cell>
          <table:table-cell office:value-type="float" office:value="-0.08363" calcext:value-type="float">
            <text:p>-0.0836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644718" calcext:value-type="float">
            <text:p>11.644718</text:p>
          </table:table-cell>
          <table:table-cell office:value-type="float" office:value="0.022183" calcext:value-type="float">
            <text:p>0.022183</text:p>
          </table:table-cell>
          <table:table-cell office:value-type="float" office:value="6.228226" calcext:value-type="float">
            <text:p>6.228226</text:p>
          </table:table-cell>
          <table:table-cell office:value-type="float" office:value="-0.420601" calcext:value-type="float">
            <text:p>-0.42060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87246" calcext:value-type="float">
            <text:p>0.787246</text:p>
          </table:table-cell>
          <table:table-cell office:value-type="float" office:value="-4.040341" calcext:value-type="float">
            <text:p>-4.040341</text:p>
          </table:table-cell>
          <table:table-cell office:value-type="float" office:value="-6.007225" calcext:value-type="float">
            <text:p>-6.007225</text:p>
          </table:table-cell>
          <table:table-cell office:value-type="float" office:value="0.008276" calcext:value-type="float">
            <text:p>0.00827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710821" calcext:value-type="float">
            <text:p>5.710821</text:p>
          </table:table-cell>
          <table:table-cell office:value-type="float" office:value="3.891592" calcext:value-type="float">
            <text:p>3.891592</text:p>
          </table:table-cell>
          <table:table-cell office:value-type="float" office:value="8.997269" calcext:value-type="float">
            <text:p>8.997269</text:p>
          </table:table-cell>
          <table:table-cell office:value-type="float" office:value="-0.07538" calcext:value-type="float">
            <text:p>-0.0753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</text:p>
          </table:table-cell>
          <table:table-cell office:value-type="float" office:value="11.847865" calcext:value-type="float">
            <text:p>11.847865</text:p>
          </table:table-cell>
          <table:table-cell office:value-type="float" office:value="-0.013511" calcext:value-type="float">
            <text:p>-0.013511</text:p>
          </table:table-cell>
          <table:table-cell office:value-type="float" office:value="6.154188" calcext:value-type="float">
            <text:p>6.154188</text:p>
          </table:table-cell>
          <table:table-cell office:value-type="float" office:value="-0.390311" calcext:value-type="float">
            <text:p>-0.3903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0.622906" calcext:value-type="float">
            <text:p>0.622906</text:p>
          </table:table-cell>
          <table:table-cell office:value-type="float" office:value="-4.042602" calcext:value-type="float">
            <text:p>-4.042602</text:p>
          </table:table-cell>
          <table:table-cell office:value-type="float" office:value="-5.897235" calcext:value-type="float">
            <text:p>-5.897235</text:p>
          </table:table-cell>
          <table:table-cell office:value-type="float" office:value="0.004406" calcext:value-type="float">
            <text:p>0.00440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03" calcext:value-type="float">
            <text:p>4.03</text:p>
          </table:table-cell>
          <table:table-cell office:value-type="float" office:value="2" calcext:value-type="float">
            <text:p>2</text:p>
          </table:table-cell>
          <table:table-cell office:value-type="float" office:value="6.018982" calcext:value-type="float">
            <text:p>6.018982</text:p>
          </table:table-cell>
          <table:table-cell office:value-type="float" office:value="3.886373" calcext:value-type="float">
            <text:p>3.886373</text:p>
          </table:table-cell>
          <table:table-cell office:value-type="float" office:value="9.018115" calcext:value-type="float">
            <text:p>9.018115</text:p>
          </table:table-cell>
          <table:table-cell office:value-type="float" office:value="-0.074587" calcext:value-type="float">
            <text:p>-0.0745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06" calcext:value-type="float">
            <text:p>4.06</text:p>
          </table:table-cell>
          <table:table-cell office:value-type="float" office:value="0" calcext:value-type="float">
            <text:p>0</text:p>
          </table:table-cell>
          <table:table-cell office:value-type="float" office:value="12.025721" calcext:value-type="float">
            <text:p>12.025721</text:p>
          </table:table-cell>
          <table:table-cell office:value-type="float" office:value="-0.062293" calcext:value-type="float">
            <text:p>-0.062293</text:p>
          </table:table-cell>
          <table:table-cell office:value-type="float" office:value="6.053895" calcext:value-type="float">
            <text:p>6.053895</text:p>
          </table:table-cell>
          <table:table-cell office:value-type="float" office:value="-0.371618" calcext:value-type="float">
            <text:p>-0.3716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0.411425" calcext:value-type="float">
            <text:p>0.411425</text:p>
          </table:table-cell>
          <table:table-cell office:value-type="float" office:value="-4.039967" calcext:value-type="float">
            <text:p>-4.039967</text:p>
          </table:table-cell>
          <table:table-cell office:value-type="float" office:value="-5.943978" calcext:value-type="float">
            <text:p>-5.943978</text:p>
          </table:table-cell>
          <table:table-cell office:value-type="float" office:value="-0.004351" calcext:value-type="float">
            <text:p>-0.00435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office:value-type="float" office:value="6.309282" calcext:value-type="float">
            <text:p>6.309282</text:p>
          </table:table-cell>
          <table:table-cell office:value-type="float" office:value="3.870451" calcext:value-type="float">
            <text:p>3.870451</text:p>
          </table:table-cell>
          <table:table-cell office:value-type="float" office:value="8.992162" calcext:value-type="float">
            <text:p>8.992162</text:p>
          </table:table-cell>
          <table:table-cell office:value-type="float" office:value="-0.075911" calcext:value-type="float">
            <text:p>-0.0759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2.216665" calcext:value-type="float">
            <text:p>12.216665</text:p>
          </table:table-cell>
          <table:table-cell office:value-type="float" office:value="-0.085374" calcext:value-type="float">
            <text:p>-0.085374</text:p>
          </table:table-cell>
          <table:table-cell office:value-type="float" office:value="6.043809" calcext:value-type="float">
            <text:p>6.043809</text:p>
          </table:table-cell>
          <table:table-cell office:value-type="float" office:value="-0.337441" calcext:value-type="float">
            <text:p>-0.3374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207681" calcext:value-type="float">
            <text:p>0.207681</text:p>
          </table:table-cell>
          <table:table-cell office:value-type="float" office:value="-4.033981" calcext:value-type="float">
            <text:p>-4.033981</text:p>
          </table:table-cell>
          <table:table-cell office:value-type="float" office:value="-5.959302" calcext:value-type="float">
            <text:p>-5.959302</text:p>
          </table:table-cell>
          <table:table-cell office:value-type="float" office:value="-0.003282" calcext:value-type="float">
            <text:p>-0.00328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6.609353" calcext:value-type="float">
            <text:p>6.609353</text:p>
          </table:table-cell>
          <table:table-cell office:value-type="float" office:value="3.870818" calcext:value-type="float">
            <text:p>3.870818</text:p>
          </table:table-cell>
          <table:table-cell office:value-type="float" office:value="9.057265" calcext:value-type="float">
            <text:p>9.057265</text:p>
          </table:table-cell>
          <table:table-cell office:value-type="float" office:value="-0.06666" calcext:value-type="float">
            <text:p>-0.066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float" office:value="12.416581" calcext:value-type="float">
            <text:p>12.416581</text:p>
          </table:table-cell>
          <table:table-cell office:value-type="float" office:value="-0.093761" calcext:value-type="float">
            <text:p>-0.093761</text:p>
          </table:table-cell>
          <table:table-cell office:value-type="float" office:value="5.996978" calcext:value-type="float">
            <text:p>5.996978</text:p>
          </table:table-cell>
          <table:table-cell office:value-type="float" office:value="-0.298093" calcext:value-type="float">
            <text:p>-0.29809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0.047655" calcext:value-type="float">
            <text:p>0.047655</text:p>
          </table:table-cell>
          <table:table-cell office:value-type="float" office:value="-4.032323" calcext:value-type="float">
            <text:p>-4.032323</text:p>
          </table:table-cell>
          <table:table-cell office:value-type="float" office:value="-5.833014" calcext:value-type="float">
            <text:p>-5.833014</text:p>
          </table:table-cell>
          <table:table-cell office:value-type="float" office:value="-0.002975" calcext:value-type="float">
            <text:p>-0.00297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13" calcext:value-type="float">
            <text:p>4.13</text:p>
          </table:table-cell>
          <table:table-cell office:value-type="float" office:value="2" calcext:value-type="float">
            <text:p>2</text:p>
          </table:table-cell>
          <table:table-cell office:value-type="float" office:value="6.912113" calcext:value-type="float">
            <text:p>6.912113</text:p>
          </table:table-cell>
          <table:table-cell office:value-type="float" office:value="3.880947" calcext:value-type="float">
            <text:p>3.880947</text:p>
          </table:table-cell>
          <table:table-cell office:value-type="float" office:value="9.083547" calcext:value-type="float">
            <text:p>9.083547</text:p>
          </table:table-cell>
          <table:table-cell office:value-type="float" office:value="-0.056376" calcext:value-type="float">
            <text:p>-0.0563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12.601524" calcext:value-type="float">
            <text:p>12.601524</text:p>
          </table:table-cell>
          <table:table-cell office:value-type="float" office:value="-0.103906" calcext:value-type="float">
            <text:p>-0.103906</text:p>
          </table:table-cell>
          <table:table-cell office:value-type="float" office:value="5.950273" calcext:value-type="float">
            <text:p>5.950273</text:p>
          </table:table-cell>
          <table:table-cell office:value-type="float" office:value="-0.26319" calcext:value-type="float">
            <text:p>-0.2631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-0.146612" calcext:value-type="float">
            <text:p>-0.146612</text:p>
          </table:table-cell>
          <table:table-cell office:value-type="float" office:value="-4.028104" calcext:value-type="float">
            <text:p>-4.028104</text:p>
          </table:table-cell>
          <table:table-cell office:value-type="float" office:value="-5.8311" calcext:value-type="float">
            <text:p>-5.8311</text:p>
          </table:table-cell>
          <table:table-cell office:value-type="float" office:value="-0.004291" calcext:value-type="float">
            <text:p>-0.00429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16" calcext:value-type="float">
            <text:p>4.16</text:p>
          </table:table-cell>
          <table:table-cell office:value-type="float" office:value="2" calcext:value-type="float">
            <text:p>2</text:p>
          </table:table-cell>
          <table:table-cell office:value-type="float" office:value="7.201496" calcext:value-type="float">
            <text:p>7.201496</text:p>
          </table:table-cell>
          <table:table-cell office:value-type="float" office:value="3.896123" calcext:value-type="float">
            <text:p>3.896123</text:p>
          </table:table-cell>
          <table:table-cell office:value-type="float" office:value="9.088705" calcext:value-type="float">
            <text:p>9.088705</text:p>
          </table:table-cell>
          <table:table-cell office:value-type="float" office:value="-0.042357" calcext:value-type="float">
            <text:p>-0.0423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2.789107" calcext:value-type="float">
            <text:p>12.789107</text:p>
          </table:table-cell>
          <table:table-cell office:value-type="float" office:value="-0.099561" calcext:value-type="float">
            <text:p>-0.099561</text:p>
          </table:table-cell>
          <table:table-cell office:value-type="float" office:value="5.905819" calcext:value-type="float">
            <text:p>5.905819</text:p>
          </table:table-cell>
          <table:table-cell office:value-type="float" office:value="-0.222787" calcext:value-type="float">
            <text:p>-0.2227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-0.331118" calcext:value-type="float">
            <text:p>-0.331118</text:p>
          </table:table-cell>
          <table:table-cell office:value-type="float" office:value="-4.014103" calcext:value-type="float">
            <text:p>-4.014103</text:p>
          </table:table-cell>
          <table:table-cell office:value-type="float" office:value="-5.792911" calcext:value-type="float">
            <text:p>-5.792911</text:p>
          </table:table-cell>
          <table:table-cell office:value-type="float" office:value="-0.008367" calcext:value-type="float">
            <text:p>-0.00836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7.496795" calcext:value-type="float">
            <text:p>7.496795</text:p>
          </table:table-cell>
          <table:table-cell office:value-type="float" office:value="3.911696" calcext:value-type="float">
            <text:p>3.911696</text:p>
          </table:table-cell>
          <table:table-cell office:value-type="float" office:value="9.109434" calcext:value-type="float">
            <text:p>9.109434</text:p>
          </table:table-cell>
          <table:table-cell office:value-type="float" office:value="-0.029188" calcext:value-type="float">
            <text:p>-0.02918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12.98035" calcext:value-type="float">
            <text:p>12.98035</text:p>
          </table:table-cell>
          <table:table-cell office:value-type="float" office:value="-0.150617" calcext:value-type="float">
            <text:p>-0.150617</text:p>
          </table:table-cell>
          <table:table-cell office:value-type="float" office:value="5.951365" calcext:value-type="float">
            <text:p>5.951365</text:p>
          </table:table-cell>
          <table:table-cell office:value-type="float" office:value="-0.211233" calcext:value-type="float">
            <text:p>-0.21123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-0.513076" calcext:value-type="float">
            <text:p>-0.513076</text:p>
          </table:table-cell>
          <table:table-cell office:value-type="float" office:value="-4.026176" calcext:value-type="float">
            <text:p>-4.026176</text:p>
          </table:table-cell>
          <table:table-cell office:value-type="float" office:value="-5.767476" calcext:value-type="float">
            <text:p>-5.767476</text:p>
          </table:table-cell>
          <table:table-cell office:value-type="float" office:value="-0.000177" calcext:value-type="float">
            <text:p>-0.00017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23" calcext:value-type="float">
            <text:p>4.23</text:p>
          </table:table-cell>
          <table:table-cell office:value-type="float" office:value="2" calcext:value-type="float">
            <text:p>2</text:p>
          </table:table-cell>
          <table:table-cell office:value-type="float" office:value="7.812984" calcext:value-type="float">
            <text:p>7.812984</text:p>
          </table:table-cell>
          <table:table-cell office:value-type="float" office:value="3.880811" calcext:value-type="float">
            <text:p>3.880811</text:p>
          </table:table-cell>
          <table:table-cell office:value-type="float" office:value="9.222347" calcext:value-type="float">
            <text:p>9.222347</text:p>
          </table:table-cell>
          <table:table-cell office:value-type="float" office:value="-0.033687" calcext:value-type="float">
            <text:p>-0.0336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13.160439" calcext:value-type="float">
            <text:p>13.160439</text:p>
          </table:table-cell>
          <table:table-cell office:value-type="float" office:value="-0.128711" calcext:value-type="float">
            <text:p>-0.128711</text:p>
          </table:table-cell>
          <table:table-cell office:value-type="float" office:value="5.846082" calcext:value-type="float">
            <text:p>5.846082</text:p>
          </table:table-cell>
          <table:table-cell office:value-type="float" office:value="-0.166412" calcext:value-type="float">
            <text:p>-0.16641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-0.714271" calcext:value-type="float">
            <text:p>-0.714271</text:p>
          </table:table-cell>
          <table:table-cell office:value-type="float" office:value="-4.010979" calcext:value-type="float">
            <text:p>-4.010979</text:p>
          </table:table-cell>
          <table:table-cell office:value-type="float" office:value="-5.77659" calcext:value-type="float">
            <text:p>-5.77659</text:p>
          </table:table-cell>
          <table:table-cell office:value-type="float" office:value="-0.0135" calcext:value-type="float">
            <text:p>-0.013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26" calcext:value-type="float">
            <text:p>4.26</text:p>
          </table:table-cell>
          <table:table-cell office:value-type="float" office:value="2" calcext:value-type="float">
            <text:p>2</text:p>
          </table:table-cell>
          <table:table-cell office:value-type="float" office:value="8.097928" calcext:value-type="float">
            <text:p>8.097928</text:p>
          </table:table-cell>
          <table:table-cell office:value-type="float" office:value="3.917125" calcext:value-type="float">
            <text:p>3.917125</text:p>
          </table:table-cell>
          <table:table-cell office:value-type="float" office:value="9.166135" calcext:value-type="float">
            <text:p>9.166135</text:p>
          </table:table-cell>
          <table:table-cell office:value-type="float" office:value="-0.013748" calcext:value-type="float">
            <text:p>-0.01374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13.356095" calcext:value-type="float">
            <text:p>13.356095</text:p>
          </table:table-cell>
          <table:table-cell office:value-type="float" office:value="-0.174201" calcext:value-type="float">
            <text:p>-0.174201</text:p>
          </table:table-cell>
          <table:table-cell office:value-type="float" office:value="5.901929" calcext:value-type="float">
            <text:p>5.901929</text:p>
          </table:table-cell>
          <table:table-cell office:value-type="float" office:value="-0.156355" calcext:value-type="float">
            <text:p>-0.1563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-0.920837" calcext:value-type="float">
            <text:p>-0.920837</text:p>
          </table:table-cell>
          <table:table-cell office:value-type="float" office:value="-4.007647" calcext:value-type="float">
            <text:p>-4.007647</text:p>
          </table:table-cell>
          <table:table-cell office:value-type="float" office:value="-5.823995" calcext:value-type="float">
            <text:p>-5.823995</text:p>
          </table:table-cell>
          <table:table-cell office:value-type="float" office:value="-0.015706" calcext:value-type="float">
            <text:p>-0.01570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8.431386" calcext:value-type="float">
            <text:p>8.431386</text:p>
          </table:table-cell>
          <table:table-cell office:value-type="float" office:value="3.873407" calcext:value-type="float">
            <text:p>3.873407</text:p>
          </table:table-cell>
          <table:table-cell office:value-type="float" office:value="9.317951" calcext:value-type="float">
            <text:p>9.317951</text:p>
          </table:table-cell>
          <table:table-cell office:value-type="float" office:value="-0.02519" calcext:value-type="float">
            <text:p>-0.0251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13.555122" calcext:value-type="float">
            <text:p>13.555122</text:p>
          </table:table-cell>
          <table:table-cell office:value-type="float" office:value="-0.15743" calcext:value-type="float">
            <text:p>-0.15743</text:p>
          </table:table-cell>
          <table:table-cell office:value-type="float" office:value="5.882086" calcext:value-type="float">
            <text:p>5.882086</text:p>
          </table:table-cell>
          <table:table-cell office:value-type="float" office:value="-0.115709" calcext:value-type="float">
            <text:p>-0.11570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float" office:value="-1.101238" calcext:value-type="float">
            <text:p>-1.101238</text:p>
          </table:table-cell>
          <table:table-cell office:value-type="float" office:value="-3.994028" calcext:value-type="float">
            <text:p>-3.994028</text:p>
          </table:table-cell>
          <table:table-cell office:value-type="float" office:value="-5.765128" calcext:value-type="float">
            <text:p>-5.765128</text:p>
          </table:table-cell>
          <table:table-cell office:value-type="float" office:value="-0.023425" calcext:value-type="float">
            <text:p>-0.02342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33" calcext:value-type="float">
            <text:p>4.33</text:p>
          </table:table-cell>
          <table:table-cell office:value-type="float" office:value="2" calcext:value-type="float">
            <text:p>2</text:p>
          </table:table-cell>
          <table:table-cell office:value-type="float" office:value="8.750053" calcext:value-type="float">
            <text:p>8.750053</text:p>
          </table:table-cell>
          <table:table-cell office:value-type="float" office:value="3.884984" calcext:value-type="float">
            <text:p>3.884984</text:p>
          </table:table-cell>
          <table:table-cell office:value-type="float" office:value="9.368564" calcext:value-type="float">
            <text:p>9.368564</text:p>
          </table:table-cell>
          <table:table-cell office:value-type="float" office:value="-0.015652" calcext:value-type="float">
            <text:p>-0.01565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13.746211" calcext:value-type="float">
            <text:p>13.746211</text:p>
          </table:table-cell>
          <table:table-cell office:value-type="float" office:value="-0.167495" calcext:value-type="float">
            <text:p>-0.167495</text:p>
          </table:table-cell>
          <table:table-cell office:value-type="float" office:value="5.871172" calcext:value-type="float">
            <text:p>5.871172</text:p>
          </table:table-cell>
          <table:table-cell office:value-type="float" office:value="-0.092363" calcext:value-type="float">
            <text:p>-0.09236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float" office:value="-1.2786" calcext:value-type="float">
            <text:p>-1.2786</text:p>
          </table:table-cell>
          <table:table-cell office:value-type="float" office:value="-3.989823" calcext:value-type="float">
            <text:p>-3.989823</text:p>
          </table:table-cell>
          <table:table-cell office:value-type="float" office:value="-5.703285" calcext:value-type="float">
            <text:p>-5.703285</text:p>
          </table:table-cell>
          <table:table-cell office:value-type="float" office:value="-0.027789" calcext:value-type="float">
            <text:p>-0.02778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36" calcext:value-type="float">
            <text:p>4.36</text:p>
          </table:table-cell>
          <table:table-cell office:value-type="float" office:value="2" calcext:value-type="float">
            <text:p>2</text:p>
          </table:table-cell>
          <table:table-cell office:value-type="float" office:value="9.069391" calcext:value-type="float">
            <text:p>9.069391</text:p>
          </table:table-cell>
          <table:table-cell office:value-type="float" office:value="3.872405" calcext:value-type="float">
            <text:p>3.872405</text:p>
          </table:table-cell>
          <table:table-cell office:value-type="float" office:value="9.429239" calcext:value-type="float">
            <text:p>9.429239</text:p>
          </table:table-cell>
          <table:table-cell office:value-type="float" office:value="-0.015325" calcext:value-type="float">
            <text:p>-0.01532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13.934465" calcext:value-type="float">
            <text:p>13.934465</text:p>
          </table:table-cell>
          <table:table-cell office:value-type="float" office:value="-0.176245" calcext:value-type="float">
            <text:p>-0.176245</text:p>
          </table:table-cell>
          <table:table-cell office:value-type="float" office:value="5.781306" calcext:value-type="float">
            <text:p>5.781306</text:p>
          </table:table-cell>
          <table:table-cell office:value-type="float" office:value="-0.070517" calcext:value-type="float">
            <text:p>-0.07051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-1.457104" calcext:value-type="float">
            <text:p>-1.457104</text:p>
          </table:table-cell>
          <table:table-cell office:value-type="float" office:value="-3.971499" calcext:value-type="float">
            <text:p>-3.971499</text:p>
          </table:table-cell>
          <table:table-cell office:value-type="float" office:value="-5.622063" calcext:value-type="float">
            <text:p>-5.622063</text:p>
          </table:table-cell>
          <table:table-cell office:value-type="float" office:value="-0.045501" calcext:value-type="float">
            <text:p>-0.04550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9.396219" calcext:value-type="float">
            <text:p>9.396219</text:p>
          </table:table-cell>
          <table:table-cell office:value-type="float" office:value="3.842282" calcext:value-type="float">
            <text:p>3.842282</text:p>
          </table:table-cell>
          <table:table-cell office:value-type="float" office:value="9.448584" calcext:value-type="float">
            <text:p>9.448584</text:p>
          </table:table-cell>
          <table:table-cell office:value-type="float" office:value="-0.024865" calcext:value-type="float">
            <text:p>-0.0248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float" office:value="14.121675" calcext:value-type="float">
            <text:p>14.121675</text:p>
          </table:table-cell>
          <table:table-cell office:value-type="float" office:value="-0.177788" calcext:value-type="float">
            <text:p>-0.177788</text:p>
          </table:table-cell>
          <table:table-cell office:value-type="float" office:value="5.752902" calcext:value-type="float">
            <text:p>5.752902</text:p>
          </table:table-cell>
          <table:table-cell office:value-type="float" office:value="-0.046862" calcext:value-type="float">
            <text:p>-0.0468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office:value-type="float" office:value="-1.643099" calcext:value-type="float">
            <text:p>-1.643099</text:p>
          </table:table-cell>
          <table:table-cell office:value-type="float" office:value="-3.96247" calcext:value-type="float">
            <text:p>-3.96247</text:p>
          </table:table-cell>
          <table:table-cell office:value-type="float" office:value="-5.596841" calcext:value-type="float">
            <text:p>-5.596841</text:p>
          </table:table-cell>
          <table:table-cell office:value-type="float" office:value="-0.054997" calcext:value-type="float">
            <text:p>-0.05499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43" calcext:value-type="float">
            <text:p>4.43</text:p>
          </table:table-cell>
          <table:table-cell office:value-type="float" office:value="2" calcext:value-type="float">
            <text:p>2</text:p>
          </table:table-cell>
          <table:table-cell office:value-type="float" office:value="9.718229" calcext:value-type="float">
            <text:p>9.718229</text:p>
          </table:table-cell>
          <table:table-cell office:value-type="float" office:value="3.83402" calcext:value-type="float">
            <text:p>3.83402</text:p>
          </table:table-cell>
          <table:table-cell office:value-type="float" office:value="9.508836" calcext:value-type="float">
            <text:p>9.508836</text:p>
          </table:table-cell>
          <table:table-cell office:value-type="float" office:value="-0.022479" calcext:value-type="float">
            <text:p>-0.02247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14.317295" calcext:value-type="float">
            <text:p>14.317295</text:p>
          </table:table-cell>
          <table:table-cell office:value-type="float" office:value="-0.159102" calcext:value-type="float">
            <text:p>-0.159102</text:p>
          </table:table-cell>
          <table:table-cell office:value-type="float" office:value="5.686797" calcext:value-type="float">
            <text:p>5.686797</text:p>
          </table:table-cell>
          <table:table-cell office:value-type="float" office:value="-0.013798" calcext:value-type="float">
            <text:p>-0.01379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-1.756458" calcext:value-type="float">
            <text:p>-1.756458</text:p>
          </table:table-cell>
          <table:table-cell office:value-type="float" office:value="-3.974454" calcext:value-type="float">
            <text:p>-3.974454</text:p>
          </table:table-cell>
          <table:table-cell office:value-type="float" office:value="-5.327294" calcext:value-type="float">
            <text:p>-5.327294</text:p>
          </table:table-cell>
          <table:table-cell office:value-type="float" office:value="-0.050056" calcext:value-type="float">
            <text:p>-0.05005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46" calcext:value-type="float">
            <text:p>4.46</text:p>
          </table:table-cell>
          <table:table-cell office:value-type="float" office:value="2" calcext:value-type="float">
            <text:p>2</text:p>
          </table:table-cell>
          <table:table-cell office:value-type="float" office:value="10.047344" calcext:value-type="float">
            <text:p>10.047344</text:p>
          </table:table-cell>
          <table:table-cell office:value-type="float" office:value="3.831575" calcext:value-type="float">
            <text:p>3.831575</text:p>
          </table:table-cell>
          <table:table-cell office:value-type="float" office:value="9.537645" calcext:value-type="float">
            <text:p>9.537645</text:p>
          </table:table-cell>
          <table:table-cell office:value-type="float" office:value="-0.020236" calcext:value-type="float">
            <text:p>-0.02023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4.506044" calcext:value-type="float">
            <text:p>14.506044</text:p>
          </table:table-cell>
          <table:table-cell office:value-type="float" office:value="-0.13208" calcext:value-type="float">
            <text:p>-0.13208</text:p>
          </table:table-cell>
          <table:table-cell office:value-type="float" office:value="5.758935" calcext:value-type="float">
            <text:p>5.758935</text:p>
          </table:table-cell>
          <table:table-cell office:value-type="float" office:value="0.01973" calcext:value-type="float">
            <text:p>0.019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-1.932069" calcext:value-type="float">
            <text:p>-1.932069</text:p>
          </table:table-cell>
          <table:table-cell office:value-type="float" office:value="-3.969908" calcext:value-type="float">
            <text:p>-3.969908</text:p>
          </table:table-cell>
          <table:table-cell office:value-type="float" office:value="-5.345582" calcext:value-type="float">
            <text:p>-5.345582</text:p>
          </table:table-cell>
          <table:table-cell office:value-type="float" office:value="-0.046637" calcext:value-type="float">
            <text:p>-0.04663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10.366692" calcext:value-type="float">
            <text:p>10.366692</text:p>
          </table:table-cell>
          <table:table-cell office:value-type="float" office:value="3.860962" calcext:value-type="float">
            <text:p>3.860962</text:p>
          </table:table-cell>
          <table:table-cell office:value-type="float" office:value="9.662655" calcext:value-type="float">
            <text:p>9.662655</text:p>
          </table:table-cell>
          <table:table-cell office:value-type="float" office:value="-0.000011" calcext:value-type="float">
            <text:p>-1.1E-0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  <table:table-cell office:value-type="float" office:value="14.695936" calcext:value-type="float">
            <text:p>14.695936</text:p>
          </table:table-cell>
          <table:table-cell office:value-type="float" office:value="-0.093194" calcext:value-type="float">
            <text:p>-0.093194</text:p>
          </table:table-cell>
          <table:table-cell office:value-type="float" office:value="5.671607" calcext:value-type="float">
            <text:p>5.671607</text:p>
          </table:table-cell>
          <table:table-cell office:value-type="float" office:value="0.059047" calcext:value-type="float">
            <text:p>0.05904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-2.058968" calcext:value-type="float">
            <text:p>-2.058968</text:p>
          </table:table-cell>
          <table:table-cell office:value-type="float" office:value="-3.967066" calcext:value-type="float">
            <text:p>-3.967066</text:p>
          </table:table-cell>
          <table:table-cell office:value-type="float" office:value="-5.139716" calcext:value-type="float">
            <text:p>-5.139716</text:p>
          </table:table-cell>
          <table:table-cell office:value-type="float" office:value="-0.049963" calcext:value-type="float">
            <text:p>-0.04996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53" calcext:value-type="float">
            <text:p>4.53</text:p>
          </table:table-cell>
          <table:table-cell office:value-type="float" office:value="2" calcext:value-type="float">
            <text:p>2</text:p>
          </table:table-cell>
          <table:table-cell office:value-type="float" office:value="10.693919" calcext:value-type="float">
            <text:p>10.693919</text:p>
          </table:table-cell>
          <table:table-cell office:value-type="float" office:value="3.873024" calcext:value-type="float">
            <text:p>3.873024</text:p>
          </table:table-cell>
          <table:table-cell office:value-type="float" office:value="9.650989" calcext:value-type="float">
            <text:p>9.650989</text:p>
          </table:table-cell>
          <table:table-cell office:value-type="float" office:value="0.006121" calcext:value-type="float">
            <text:p>0.00612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14.852011" calcext:value-type="float">
            <text:p>14.852011</text:p>
          </table:table-cell>
          <table:table-cell office:value-type="float" office:value="-0.052971" calcext:value-type="float">
            <text:p>-0.052971</text:p>
          </table:table-cell>
          <table:table-cell office:value-type="float" office:value="5.539562" calcext:value-type="float">
            <text:p>5.539562</text:p>
          </table:table-cell>
          <table:table-cell office:value-type="float" office:value="0.095801" calcext:value-type="float">
            <text:p>0.09580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office:value-type="float" office:value="-2.211167" calcext:value-type="float">
            <text:p>-2.211167</text:p>
          </table:table-cell>
          <table:table-cell office:value-type="float" office:value="-3.953394" calcext:value-type="float">
            <text:p>-3.953394</text:p>
          </table:table-cell>
          <table:table-cell office:value-type="float" office:value="-5.033301" calcext:value-type="float">
            <text:p>-5.033301</text:p>
          </table:table-cell>
          <table:table-cell office:value-type="float" office:value="-0.06275" calcext:value-type="float">
            <text:p>-0.0627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56" calcext:value-type="float">
            <text:p>4.56</text:p>
          </table:table-cell>
          <table:table-cell office:value-type="float" office:value="2" calcext:value-type="float">
            <text:p>2</text:p>
          </table:table-cell>
          <table:table-cell office:value-type="float" office:value="10.984548" calcext:value-type="float">
            <text:p>10.984548</text:p>
          </table:table-cell>
          <table:table-cell office:value-type="float" office:value="3.902778" calcext:value-type="float">
            <text:p>3.902778</text:p>
          </table:table-cell>
          <table:table-cell office:value-type="float" office:value="9.565327" calcext:value-type="float">
            <text:p>9.565327</text:p>
          </table:table-cell>
          <table:table-cell office:value-type="float" office:value="0.020819" calcext:value-type="float">
            <text:p>0.02081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15.034926" calcext:value-type="float">
            <text:p>15.034926</text:p>
          </table:table-cell>
          <table:table-cell office:value-type="float" office:value="-0.041495" calcext:value-type="float">
            <text:p>-0.041495</text:p>
          </table:table-cell>
          <table:table-cell office:value-type="float" office:value="5.501762" calcext:value-type="float">
            <text:p>5.501762</text:p>
          </table:table-cell>
          <table:table-cell office:value-type="float" office:value="0.114358" calcext:value-type="float">
            <text:p>0.11435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-2.343869" calcext:value-type="float">
            <text:p>-2.343869</text:p>
          </table:table-cell>
          <table:table-cell office:value-type="float" office:value="-3.952214" calcext:value-type="float">
            <text:p>-3.952214</text:p>
          </table:table-cell>
          <table:table-cell office:value-type="float" office:value="-4.894431" calcext:value-type="float">
            <text:p>-4.894431</text:p>
          </table:table-cell>
          <table:table-cell office:value-type="float" office:value="-0.064146" calcext:value-type="float">
            <text:p>-0.06414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  <table:table-cell office:value-type="float" office:value="11.318387" calcext:value-type="float">
            <text:p>11.318387</text:p>
          </table:table-cell>
          <table:table-cell office:value-type="float" office:value="3.888599" calcext:value-type="float">
            <text:p>3.888599</text:p>
          </table:table-cell>
          <table:table-cell office:value-type="float" office:value="9.613625" calcext:value-type="float">
            <text:p>9.61362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15.217752" calcext:value-type="float">
            <text:p>15.217752</text:p>
          </table:table-cell>
          <table:table-cell office:value-type="float" office:value="-0.05199" calcext:value-type="float">
            <text:p>-0.05199</text:p>
          </table:table-cell>
          <table:table-cell office:value-type="float" office:value="5.511305" calcext:value-type="float">
            <text:p>5.511305</text:p>
          </table:table-cell>
          <table:table-cell office:value-type="float" office:value="0.117899" calcext:value-type="float">
            <text:p>0.11789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office:value-type="float" office:value="-2.490011" calcext:value-type="float">
            <text:p>-2.490011</text:p>
          </table:table-cell>
          <table:table-cell office:value-type="float" office:value="-3.957657" calcext:value-type="float">
            <text:p>-3.957657</text:p>
          </table:table-cell>
          <table:table-cell office:value-type="float" office:value="-4.833892" calcext:value-type="float">
            <text:p>-4.833892</text:p>
          </table:table-cell>
          <table:table-cell office:value-type="float" office:value="-0.060657" calcext:value-type="float">
            <text:p>-0.06065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63" calcext:value-type="float">
            <text:p>4.63</text:p>
          </table:table-cell>
          <table:table-cell office:value-type="float" office:value="2" calcext:value-type="float">
            <text:p>2</text:p>
          </table:table-cell>
          <table:table-cell office:value-type="float" office:value="11.657962" calcext:value-type="float">
            <text:p>11.657962</text:p>
          </table:table-cell>
          <table:table-cell office:value-type="float" office:value="3.860619" calcext:value-type="float">
            <text:p>3.860619</text:p>
          </table:table-cell>
          <table:table-cell office:value-type="float" office:value="9.71628" calcext:value-type="float">
            <text:p>9.71628</text:p>
          </table:table-cell>
          <table:table-cell office:value-type="float" office:value="0.007741" calcext:value-type="float">
            <text:p>0.0077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66" calcext:value-type="float">
            <text:p>4.66</text:p>
          </table:table-cell>
          <table:table-cell office:value-type="float" office:value="0" calcext:value-type="float">
            <text:p>0</text:p>
          </table:table-cell>
          <table:table-cell office:value-type="float" office:value="15.399875" calcext:value-type="float">
            <text:p>15.399875</text:p>
          </table:table-cell>
          <table:table-cell office:value-type="float" office:value="-0.048101" calcext:value-type="float">
            <text:p>-0.048101</text:p>
          </table:table-cell>
          <table:table-cell office:value-type="float" office:value="5.50489" calcext:value-type="float">
            <text:p>5.50489</text:p>
          </table:table-cell>
          <table:table-cell office:value-type="float" office:value="0.128253" calcext:value-type="float">
            <text:p>0.12825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-2.640627" calcext:value-type="float">
            <text:p>-2.640627</text:p>
          </table:table-cell>
          <table:table-cell office:value-type="float" office:value="-3.954209" calcext:value-type="float">
            <text:p>-3.954209</text:p>
          </table:table-cell>
          <table:table-cell office:value-type="float" office:value="-4.786851" calcext:value-type="float">
            <text:p>-4.786851</text:p>
          </table:table-cell>
          <table:table-cell office:value-type="float" office:value="-0.063104" calcext:value-type="float">
            <text:p>-0.06310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66" calcext:value-type="float">
            <text:p>4.66</text:p>
          </table:table-cell>
          <table:table-cell office:value-type="float" office:value="2" calcext:value-type="float">
            <text:p>2</text:p>
          </table:table-cell>
          <table:table-cell office:value-type="float" office:value="11.995879" calcext:value-type="float">
            <text:p>11.995879</text:p>
          </table:table-cell>
          <table:table-cell office:value-type="float" office:value="3.847333" calcext:value-type="float">
            <text:p>3.847333</text:p>
          </table:table-cell>
          <table:table-cell office:value-type="float" office:value="9.789563" calcext:value-type="float">
            <text:p>9.789563</text:p>
          </table:table-cell>
          <table:table-cell office:value-type="float" office:value="0.005064" calcext:value-type="float">
            <text:p>0.00506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15.578618" calcext:value-type="float">
            <text:p>15.578618</text:p>
          </table:table-cell>
          <table:table-cell office:value-type="float" office:value="-0.018478" calcext:value-type="float">
            <text:p>-0.018478</text:p>
          </table:table-cell>
          <table:table-cell office:value-type="float" office:value="5.387611" calcext:value-type="float">
            <text:p>5.387611</text:p>
          </table:table-cell>
          <table:table-cell office:value-type="float" office:value="0.153718" calcext:value-type="float">
            <text:p>0.1537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-2.74191" calcext:value-type="float">
            <text:p>-2.74191</text:p>
          </table:table-cell>
          <table:table-cell office:value-type="float" office:value="-3.961264" calcext:value-type="float">
            <text:p>-3.961264</text:p>
          </table:table-cell>
          <table:table-cell office:value-type="float" office:value="-4.536592" calcext:value-type="float">
            <text:p>-4.536592</text:p>
          </table:table-cell>
          <table:table-cell office:value-type="float" office:value="-0.062903" calcext:value-type="float">
            <text:p>-0.06290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12.32796" calcext:value-type="float">
            <text:p>12.32796</text:p>
          </table:table-cell>
          <table:table-cell office:value-type="float" office:value="3.847924" calcext:value-type="float">
            <text:p>3.847924</text:p>
          </table:table-cell>
          <table:table-cell office:value-type="float" office:value="9.736917" calcext:value-type="float">
            <text:p>9.736917</text:p>
          </table:table-cell>
          <table:table-cell office:value-type="float" office:value="0.004223" calcext:value-type="float">
            <text:p>0.0042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15.750892" calcext:value-type="float">
            <text:p>15.750892</text:p>
          </table:table-cell>
          <table:table-cell office:value-type="float" office:value="0.027209" calcext:value-type="float">
            <text:p>0.027209</text:p>
          </table:table-cell>
          <table:table-cell office:value-type="float" office:value="5.435197" calcext:value-type="float">
            <text:p>5.435197</text:p>
          </table:table-cell>
          <table:table-cell office:value-type="float" office:value="0.182327" calcext:value-type="float">
            <text:p>0.18232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office:value-type="float" office:value="-2.880921" calcext:value-type="float">
            <text:p>-2.880921</text:p>
          </table:table-cell>
          <table:table-cell office:value-type="float" office:value="-3.966137" calcext:value-type="float">
            <text:p>-3.966137</text:p>
          </table:table-cell>
          <table:table-cell office:value-type="float" office:value="-4.516712" calcext:value-type="float">
            <text:p>-4.516712</text:p>
          </table:table-cell>
          <table:table-cell office:value-type="float" office:value="-0.055829" calcext:value-type="float">
            <text:p>-0.05582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73" calcext:value-type="float">
            <text:p>4.73</text:p>
          </table:table-cell>
          <table:table-cell office:value-type="float" office:value="2" calcext:value-type="float">
            <text:p>2</text:p>
          </table:table-cell>
          <table:table-cell office:value-type="float" office:value="12.644893" calcext:value-type="float">
            <text:p>12.644893</text:p>
          </table:table-cell>
          <table:table-cell office:value-type="float" office:value="3.89755" calcext:value-type="float">
            <text:p>3.89755</text:p>
          </table:table-cell>
          <table:table-cell office:value-type="float" office:value="9.801781" calcext:value-type="float">
            <text:p>9.801781</text:p>
          </table:table-cell>
          <table:table-cell office:value-type="float" office:value="0.027553" calcext:value-type="float">
            <text:p>0.02755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15.932841" calcext:value-type="float">
            <text:p>15.932841</text:p>
          </table:table-cell>
          <table:table-cell office:value-type="float" office:value="0.105924" calcext:value-type="float">
            <text:p>0.105924</text:p>
          </table:table-cell>
          <table:table-cell office:value-type="float" office:value="5.460943" calcext:value-type="float">
            <text:p>5.460943</text:p>
          </table:table-cell>
          <table:table-cell office:value-type="float" office:value="0.227651" calcext:value-type="float">
            <text:p>0.22765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-3.012495" calcext:value-type="float">
            <text:p>-3.012495</text:p>
          </table:table-cell>
          <table:table-cell office:value-type="float" office:value="-3.94682" calcext:value-type="float">
            <text:p>-3.94682</text:p>
          </table:table-cell>
          <table:table-cell office:value-type="float" office:value="-4.45906" calcext:value-type="float">
            <text:p>-4.45906</text:p>
          </table:table-cell>
          <table:table-cell office:value-type="float" office:value="-0.062861" calcext:value-type="float">
            <text:p>-0.06286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76" calcext:value-type="float">
            <text:p>4.76</text:p>
          </table:table-cell>
          <table:table-cell office:value-type="float" office:value="2" calcext:value-type="float">
            <text:p>2</text:p>
          </table:table-cell>
          <table:table-cell office:value-type="float" office:value="12.972597" calcext:value-type="float">
            <text:p>12.972597</text:p>
          </table:table-cell>
          <table:table-cell office:value-type="float" office:value="3.967595" calcext:value-type="float">
            <text:p>3.967595</text:p>
          </table:table-cell>
          <table:table-cell office:value-type="float" office:value="9.830701" calcext:value-type="float">
            <text:p>9.830701</text:p>
          </table:table-cell>
          <table:table-cell office:value-type="float" office:value="0.05466" calcext:value-type="float">
            <text:p>0.054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16.099031" calcext:value-type="float">
            <text:p>16.099031</text:p>
          </table:table-cell>
          <table:table-cell office:value-type="float" office:value="0.095486" calcext:value-type="float">
            <text:p>0.095486</text:p>
          </table:table-cell>
          <table:table-cell office:value-type="float" office:value="5.364073" calcext:value-type="float">
            <text:p>5.364073</text:p>
          </table:table-cell>
          <table:table-cell office:value-type="float" office:value="0.222733" calcext:value-type="float">
            <text:p>0.22273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-3.124156" calcext:value-type="float">
            <text:p>-3.124156</text:p>
          </table:table-cell>
          <table:table-cell office:value-type="float" office:value="-3.955326" calcext:value-type="float">
            <text:p>-3.955326</text:p>
          </table:table-cell>
          <table:table-cell office:value-type="float" office:value="-4.301622" calcext:value-type="float">
            <text:p>-4.301622</text:p>
          </table:table-cell>
          <table:table-cell office:value-type="float" office:value="-0.059015" calcext:value-type="float">
            <text:p>-0.05901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13.308144" calcext:value-type="float">
            <text:p>13.308144</text:p>
          </table:table-cell>
          <table:table-cell office:value-type="float" office:value="3.93274" calcext:value-type="float">
            <text:p>3.93274</text:p>
          </table:table-cell>
          <table:table-cell office:value-type="float" office:value="9.835809" calcext:value-type="float">
            <text:p>9.835809</text:p>
          </table:table-cell>
          <table:table-cell office:value-type="float" office:value="0.038854" calcext:value-type="float">
            <text:p>0.03885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16.262996" calcext:value-type="float">
            <text:p>16.262996</text:p>
          </table:table-cell>
          <table:table-cell office:value-type="float" office:value="0.081401" calcext:value-type="float">
            <text:p>0.081401</text:p>
          </table:table-cell>
          <table:table-cell office:value-type="float" office:value="5.316926" calcext:value-type="float">
            <text:p>5.316926</text:p>
          </table:table-cell>
          <table:table-cell office:value-type="float" office:value="0.21375" calcext:value-type="float">
            <text:p>0.2137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83" calcext:value-type="float">
            <text:p>4.83</text:p>
          </table:table-cell>
          <table:table-cell office:value-type="float" office:value="1" calcext:value-type="float">
            <text:p>1</text:p>
          </table:table-cell>
          <table:table-cell office:value-type="float" office:value="-3.258393" calcext:value-type="float">
            <text:p>-3.258393</text:p>
          </table:table-cell>
          <table:table-cell office:value-type="float" office:value="-3.957416" calcext:value-type="float">
            <text:p>-3.957416</text:p>
          </table:table-cell>
          <table:table-cell office:value-type="float" office:value="-4.254103" calcext:value-type="float">
            <text:p>-4.254103</text:p>
          </table:table-cell>
          <table:table-cell office:value-type="float" office:value="-0.058552" calcext:value-type="float">
            <text:p>-0.05855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83" calcext:value-type="float">
            <text:p>4.83</text:p>
          </table:table-cell>
          <table:table-cell office:value-type="float" office:value="2" calcext:value-type="float">
            <text:p>2</text:p>
          </table:table-cell>
          <table:table-cell office:value-type="float" office:value="13.641914" calcext:value-type="float">
            <text:p>13.641914</text:p>
          </table:table-cell>
          <table:table-cell office:value-type="float" office:value="3.905836" calcext:value-type="float">
            <text:p>3.905836</text:p>
          </table:table-cell>
          <table:table-cell office:value-type="float" office:value="9.885737" calcext:value-type="float">
            <text:p>9.885737</text:p>
          </table:table-cell>
          <table:table-cell office:value-type="float" office:value="0.028335" calcext:value-type="float">
            <text:p>0.02833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16.431002" calcext:value-type="float">
            <text:p>16.431002</text:p>
          </table:table-cell>
          <table:table-cell office:value-type="float" office:value="0.064778" calcext:value-type="float">
            <text:p>0.064778</text:p>
          </table:table-cell>
          <table:table-cell office:value-type="float" office:value="5.240748" calcext:value-type="float">
            <text:p>5.240748</text:p>
          </table:table-cell>
          <table:table-cell office:value-type="float" office:value="0.203523" calcext:value-type="float">
            <text:p>0.2035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86" calcext:value-type="float">
            <text:p>4.86</text:p>
          </table:table-cell>
          <table:table-cell office:value-type="float" office:value="1" calcext:value-type="float">
            <text:p>1</text:p>
          </table:table-cell>
          <table:table-cell office:value-type="float" office:value="-3.359256" calcext:value-type="float">
            <text:p>-3.359256</text:p>
          </table:table-cell>
          <table:table-cell office:value-type="float" office:value="-3.969894" calcext:value-type="float">
            <text:p>-3.969894</text:p>
          </table:table-cell>
          <table:table-cell office:value-type="float" office:value="-4.093114" calcext:value-type="float">
            <text:p>-4.093114</text:p>
          </table:table-cell>
          <table:table-cell office:value-type="float" office:value="-0.050405" calcext:value-type="float">
            <text:p>-0.05040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86" calcext:value-type="float">
            <text:p>4.86</text:p>
          </table:table-cell>
          <table:table-cell office:value-type="float" office:value="2" calcext:value-type="float">
            <text:p>2</text:p>
          </table:table-cell>
          <table:table-cell office:value-type="float" office:value="13.983587" calcext:value-type="float">
            <text:p>13.983587</text:p>
          </table:table-cell>
          <table:table-cell office:value-type="float" office:value="3.867541" calcext:value-type="float">
            <text:p>3.867541</text:p>
          </table:table-cell>
          <table:table-cell office:value-type="float" office:value="9.914307" calcext:value-type="float">
            <text:p>9.914307</text:p>
          </table:table-cell>
          <table:table-cell office:value-type="float" office:value="0.012677" calcext:value-type="float">
            <text:p>0.01267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6.596616" calcext:value-type="float">
            <text:p>16.596616</text:p>
          </table:table-cell>
          <table:table-cell office:value-type="float" office:value="0.083924" calcext:value-type="float">
            <text:p>0.083924</text:p>
          </table:table-cell>
          <table:table-cell office:value-type="float" office:value="5.161964" calcext:value-type="float">
            <text:p>5.161964</text:p>
          </table:table-cell>
          <table:table-cell office:value-type="float" office:value="0.213619" calcext:value-type="float">
            <text:p>0.21361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-3.444701" calcext:value-type="float">
            <text:p>-3.444701</text:p>
          </table:table-cell>
          <table:table-cell office:value-type="float" office:value="-3.964685" calcext:value-type="float">
            <text:p>-3.964685</text:p>
          </table:table-cell>
          <table:table-cell office:value-type="float" office:value="-3.903591" calcext:value-type="float">
            <text:p>-3.903591</text:p>
          </table:table-cell>
          <table:table-cell office:value-type="float" office:value="-0.050808" calcext:value-type="float">
            <text:p>-0.05080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14.318664" calcext:value-type="float">
            <text:p>14.318664</text:p>
          </table:table-cell>
          <table:table-cell office:value-type="float" office:value="3.864033" calcext:value-type="float">
            <text:p>3.864033</text:p>
          </table:table-cell>
          <table:table-cell office:value-type="float" office:value="9.90256" calcext:value-type="float">
            <text:p>9.90256</text:p>
          </table:table-cell>
          <table:table-cell office:value-type="float" office:value="0.010541" calcext:value-type="float">
            <text:p>0.0105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16.750891" calcext:value-type="float">
            <text:p>16.750891</text:p>
          </table:table-cell>
          <table:table-cell office:value-type="float" office:value="0.084105" calcext:value-type="float">
            <text:p>0.084105</text:p>
          </table:table-cell>
          <table:table-cell office:value-type="float" office:value="5.044024" calcext:value-type="float">
            <text:p>5.044024</text:p>
          </table:table-cell>
          <table:table-cell office:value-type="float" office:value="0.212854" calcext:value-type="float">
            <text:p>0.21285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93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-3.522238" calcext:value-type="float">
            <text:p>-3.522238</text:p>
          </table:table-cell>
          <table:table-cell office:value-type="float" office:value="-3.984642" calcext:value-type="float">
            <text:p>-3.984642</text:p>
          </table:table-cell>
          <table:table-cell office:value-type="float" office:value="-3.691737" calcext:value-type="float">
            <text:p>-3.691737</text:p>
          </table:table-cell>
          <table:table-cell office:value-type="float" office:value="-0.038479" calcext:value-type="float">
            <text:p>-0.03847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93" calcext:value-type="float">
            <text:p>4.93</text:p>
          </table:table-cell>
          <table:table-cell office:value-type="float" office:value="2" calcext:value-type="float">
            <text:p>2</text:p>
          </table:table-cell>
          <table:table-cell office:value-type="float" office:value="14.644947" calcext:value-type="float">
            <text:p>14.644947</text:p>
          </table:table-cell>
          <table:table-cell office:value-type="float" office:value="3.848871" calcext:value-type="float">
            <text:p>3.848871</text:p>
          </table:table-cell>
          <table:table-cell office:value-type="float" office:value="9.864251" calcext:value-type="float">
            <text:p>9.864251</text:p>
          </table:table-cell>
          <table:table-cell office:value-type="float" office:value="0.004065" calcext:value-type="float">
            <text:p>0.0040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16.917836" calcext:value-type="float">
            <text:p>16.917836</text:p>
          </table:table-cell>
          <table:table-cell office:value-type="float" office:value="0.092034" calcext:value-type="float">
            <text:p>0.092034</text:p>
          </table:table-cell>
          <table:table-cell office:value-type="float" office:value="5.054192" calcext:value-type="float">
            <text:p>5.054192</text:p>
          </table:table-cell>
          <table:table-cell office:value-type="float" office:value="0.212697" calcext:value-type="float">
            <text:p>0.21269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-3.616921" calcext:value-type="float">
            <text:p>-3.616921</text:p>
          </table:table-cell>
          <table:table-cell office:value-type="float" office:value="-3.992416" calcext:value-type="float">
            <text:p>-3.992416</text:p>
          </table:table-cell>
          <table:table-cell office:value-type="float" office:value="-3.61874" calcext:value-type="float">
            <text:p>-3.61874</text:p>
          </table:table-cell>
          <table:table-cell office:value-type="float" office:value="-0.028628" calcext:value-type="float">
            <text:p>-0.02862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4.96" calcext:value-type="float">
            <text:p>4.96</text:p>
          </table:table-cell>
          <table:table-cell office:value-type="float" office:value="2" calcext:value-type="float">
            <text:p>2</text:p>
          </table:table-cell>
          <table:table-cell office:value-type="float" office:value="14.984192" calcext:value-type="float">
            <text:p>14.984192</text:p>
          </table:table-cell>
          <table:table-cell office:value-type="float" office:value="3.848916" calcext:value-type="float">
            <text:p>3.848916</text:p>
          </table:table-cell>
          <table:table-cell office:value-type="float" office:value="9.941908" calcext:value-type="float">
            <text:p>9.941908</text:p>
          </table:table-cell>
          <table:table-cell office:value-type="float" office:value="0.005761" calcext:value-type="float">
            <text:p>0.00576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93395" calcext:value-type="float">
            <text:p>17.093395</text:p>
          </table:table-cell>
          <table:table-cell office:value-type="float" office:value="0.083931" calcext:value-type="float">
            <text:p>0.083931</text:p>
          </table:table-cell>
          <table:table-cell office:value-type="float" office:value="5.067224" calcext:value-type="float">
            <text:p>5.067224</text:p>
          </table:table-cell>
          <table:table-cell office:value-type="float" office:value="0.201989" calcext:value-type="float">
            <text:p>0.20198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.713267" calcext:value-type="float">
            <text:p>-3.713267</text:p>
          </table:table-cell>
          <table:table-cell office:value-type="float" office:value="-4.003794" calcext:value-type="float">
            <text:p>-4.003794</text:p>
          </table:table-cell>
          <table:table-cell office:value-type="float" office:value="-3.557658" calcext:value-type="float">
            <text:p>-3.557658</text:p>
          </table:table-cell>
          <table:table-cell office:value-type="float" office:value="-0.01702" calcext:value-type="float">
            <text:p>-0.0170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.337949" calcext:value-type="float">
            <text:p>15.337949</text:p>
          </table:table-cell>
          <table:table-cell office:value-type="float" office:value="3.830509" calcext:value-type="float">
            <text:p>3.830509</text:p>
          </table:table-cell>
          <table:table-cell office:value-type="float" office:value="10.042891" calcext:value-type="float">
            <text:p>10.042891</text:p>
          </table:table-cell>
          <table:table-cell office:value-type="float" office:value="-0.000042" calcext:value-type="float">
            <text:p>-4.2E-0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17.271312" calcext:value-type="float">
            <text:p>17.271312</text:p>
          </table:table-cell>
          <table:table-cell office:value-type="float" office:value="0.112279" calcext:value-type="float">
            <text:p>0.112279</text:p>
          </table:table-cell>
          <table:table-cell office:value-type="float" office:value="5.108768" calcext:value-type="float">
            <text:p>5.108768</text:p>
          </table:table-cell>
          <table:table-cell office:value-type="float" office:value="0.211172" calcext:value-type="float">
            <text:p>0.2111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office:value-type="float" office:value="-3.813053" calcext:value-type="float">
            <text:p>-3.813053</text:p>
          </table:table-cell>
          <table:table-cell office:value-type="float" office:value="-4.014293" calcext:value-type="float">
            <text:p>-4.014293</text:p>
          </table:table-cell>
          <table:table-cell office:value-type="float" office:value="-3.520051" calcext:value-type="float">
            <text:p>-3.520051</text:p>
          </table:table-cell>
          <table:table-cell office:value-type="float" office:value="-0.005763" calcext:value-type="float">
            <text:p>-0.00576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03" calcext:value-type="float">
            <text:p>5.03</text:p>
          </table:table-cell>
          <table:table-cell office:value-type="float" office:value="2" calcext:value-type="float">
            <text:p>2</text:p>
          </table:table-cell>
          <table:table-cell office:value-type="float" office:value="15.687582" calcext:value-type="float">
            <text:p>15.687582</text:p>
          </table:table-cell>
          <table:table-cell office:value-type="float" office:value="3.861446" calcext:value-type="float">
            <text:p>3.861446</text:p>
          </table:table-cell>
          <table:table-cell office:value-type="float" office:value="10.125114" calcext:value-type="float">
            <text:p>10.125114</text:p>
          </table:table-cell>
          <table:table-cell office:value-type="float" office:value="0.013225" calcext:value-type="float">
            <text:p>0.01322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17.405868" calcext:value-type="float">
            <text:p>17.405868</text:p>
          </table:table-cell>
          <table:table-cell office:value-type="float" office:value="0.132766" calcext:value-type="float">
            <text:p>0.132766</text:p>
          </table:table-cell>
          <table:table-cell office:value-type="float" office:value="4.99235" calcext:value-type="float">
            <text:p>4.99235</text:p>
          </table:table-cell>
          <table:table-cell office:value-type="float" office:value="0.219874" calcext:value-type="float">
            <text:p>0.21987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office:value-type="float" office:value="-3.923436" calcext:value-type="float">
            <text:p>-3.923436</text:p>
          </table:table-cell>
          <table:table-cell office:value-type="float" office:value="-4.002338" calcext:value-type="float">
            <text:p>-4.002338</text:p>
          </table:table-cell>
          <table:table-cell office:value-type="float" office:value="-3.457527" calcext:value-type="float">
            <text:p>-3.457527</text:p>
          </table:table-cell>
          <table:table-cell office:value-type="float" office:value="-0.016614" calcext:value-type="float">
            <text:p>-0.01661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06" calcext:value-type="float">
            <text:p>5.06</text:p>
          </table:table-cell>
          <table:table-cell office:value-type="float" office:value="2" calcext:value-type="float">
            <text:p>2</text:p>
          </table:table-cell>
          <table:table-cell office:value-type="float" office:value="15.996924" calcext:value-type="float">
            <text:p>15.996924</text:p>
          </table:table-cell>
          <table:table-cell office:value-type="float" office:value="3.885548" calcext:value-type="float">
            <text:p>3.885548</text:p>
          </table:table-cell>
          <table:table-cell office:value-type="float" office:value="10.055531" calcext:value-type="float">
            <text:p>10.055531</text:p>
          </table:table-cell>
          <table:table-cell office:value-type="float" office:value="0.022977" calcext:value-type="float">
            <text:p>0.02297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17.531218" calcext:value-type="float">
            <text:p>17.531218</text:p>
          </table:table-cell>
          <table:table-cell office:value-type="float" office:value="0.15856" calcext:value-type="float">
            <text:p>0.15856</text:p>
          </table:table-cell>
          <table:table-cell office:value-type="float" office:value="4.808516" calcext:value-type="float">
            <text:p>4.808516</text:p>
          </table:table-cell>
          <table:table-cell office:value-type="float" office:value="0.233381" calcext:value-type="float">
            <text:p>0.23338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-4.025143" calcext:value-type="float">
            <text:p>-4.025143</text:p>
          </table:table-cell>
          <table:table-cell office:value-type="float" office:value="-3.966999" calcext:value-type="float">
            <text:p>-3.966999</text:p>
          </table:table-cell>
          <table:table-cell office:value-type="float" office:value="-3.332256" calcext:value-type="float">
            <text:p>-3.332256</text:p>
          </table:table-cell>
          <table:table-cell office:value-type="float" office:value="-0.046615" calcext:value-type="float">
            <text:p>-0.04661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6.300852" calcext:value-type="float">
            <text:p>16.300852</text:p>
          </table:table-cell>
          <table:table-cell office:value-type="float" office:value="3.908127" calcext:value-type="float">
            <text:p>3.908127</text:p>
          </table:table-cell>
          <table:table-cell office:value-type="float" office:value="9.919893" calcext:value-type="float">
            <text:p>9.919893</text:p>
          </table:table-cell>
          <table:table-cell office:value-type="float" office:value="0.030172" calcext:value-type="float">
            <text:p>0.0301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17.704012" calcext:value-type="float">
            <text:p>17.704012</text:p>
          </table:table-cell>
          <table:table-cell office:value-type="float" office:value="0.097696" calcext:value-type="float">
            <text:p>0.097696</text:p>
          </table:table-cell>
          <table:table-cell office:value-type="float" office:value="4.785774" calcext:value-type="float">
            <text:p>4.785774</text:p>
          </table:table-cell>
          <table:table-cell office:value-type="float" office:value="0.189116" calcext:value-type="float">
            <text:p>0.18911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13" calcext:value-type="float">
            <text:p>5.13</text:p>
          </table:table-cell>
          <table:table-cell office:value-type="float" office:value="1" calcext:value-type="float">
            <text:p>1</text:p>
          </table:table-cell>
          <table:table-cell office:value-type="float" office:value="-4.10252" calcext:value-type="float">
            <text:p>-4.10252</text:p>
          </table:table-cell>
          <table:table-cell office:value-type="float" office:value="-3.995873" calcext:value-type="float">
            <text:p>-3.995873</text:p>
          </table:table-cell>
          <table:table-cell office:value-type="float" office:value="-3.224264" calcext:value-type="float">
            <text:p>-3.224264</text:p>
          </table:table-cell>
          <table:table-cell office:value-type="float" office:value="-0.023517" calcext:value-type="float">
            <text:p>-0.02351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13" calcext:value-type="float">
            <text:p>5.13</text:p>
          </table:table-cell>
          <table:table-cell office:value-type="float" office:value="2" calcext:value-type="float">
            <text:p>2</text:p>
          </table:table-cell>
          <table:table-cell office:value-type="float" office:value="16.670191" calcext:value-type="float">
            <text:p>16.670191</text:p>
          </table:table-cell>
          <table:table-cell office:value-type="float" office:value="3.828347" calcext:value-type="float">
            <text:p>3.828347</text:p>
          </table:table-cell>
          <table:table-cell office:value-type="float" office:value="10.04828" calcext:value-type="float">
            <text:p>10.04828</text:p>
          </table:table-cell>
          <table:table-cell office:value-type="float" office:value="-0.001166" calcext:value-type="float">
            <text:p>-0.0011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17.854468" calcext:value-type="float">
            <text:p>17.854468</text:p>
          </table:table-cell>
          <table:table-cell office:value-type="float" office:value="0.089796" calcext:value-type="float">
            <text:p>0.089796</text:p>
          </table:table-cell>
          <table:table-cell office:value-type="float" office:value="4.682525" calcext:value-type="float">
            <text:p>4.682525</text:p>
          </table:table-cell>
          <table:table-cell office:value-type="float" office:value="0.179559" calcext:value-type="float">
            <text:p>0.17955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-4.178114" calcext:value-type="float">
            <text:p>-4.178114</text:p>
          </table:table-cell>
          <table:table-cell office:value-type="float" office:value="-4.004028" calcext:value-type="float">
            <text:p>-4.004028</text:p>
          </table:table-cell>
          <table:table-cell office:value-type="float" office:value="-3.073319" calcext:value-type="float">
            <text:p>-3.073319</text:p>
          </table:table-cell>
          <table:table-cell office:value-type="float" office:value="-0.019322" calcext:value-type="float">
            <text:p>-0.01932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16" calcext:value-type="float">
            <text:p>5.16</text:p>
          </table:table-cell>
          <table:table-cell office:value-type="float" office:value="2" calcext:value-type="float">
            <text:p>2</text:p>
          </table:table-cell>
          <table:table-cell office:value-type="float" office:value="17.008235" calcext:value-type="float">
            <text:p>17.008235</text:p>
          </table:table-cell>
          <table:table-cell office:value-type="float" office:value="3.815706" calcext:value-type="float">
            <text:p>3.815706</text:p>
          </table:table-cell>
          <table:table-cell office:value-type="float" office:value="10.026999" calcext:value-type="float">
            <text:p>10.026999</text:p>
          </table:table-cell>
          <table:table-cell office:value-type="float" office:value="-0.006389" calcext:value-type="float">
            <text:p>-0.00638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17.969488" calcext:value-type="float">
            <text:p>17.969488</text:p>
          </table:table-cell>
          <table:table-cell office:value-type="float" office:value="0.094753" calcext:value-type="float">
            <text:p>0.094753</text:p>
          </table:table-cell>
          <table:table-cell office:value-type="float" office:value="4.432676" calcext:value-type="float">
            <text:p>4.432676</text:p>
          </table:table-cell>
          <table:table-cell office:value-type="float" office:value="0.182073" calcext:value-type="float">
            <text:p>0.1820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-4.258453" calcext:value-type="float">
            <text:p>-4.258453</text:p>
          </table:table-cell>
          <table:table-cell office:value-type="float" office:value="-3.983913" calcext:value-type="float">
            <text:p>-3.983913</text:p>
          </table:table-cell>
          <table:table-cell office:value-type="float" office:value="-2.872265" calcext:value-type="float">
            <text:p>-2.872265</text:p>
          </table:table-cell>
          <table:table-cell office:value-type="float" office:value="-0.043799" calcext:value-type="float">
            <text:p>-0.04379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17.310482" calcext:value-type="float">
            <text:p>17.310482</text:p>
          </table:table-cell>
          <table:table-cell office:value-type="float" office:value="3.820007" calcext:value-type="float">
            <text:p>3.820007</text:p>
          </table:table-cell>
          <table:table-cell office:value-type="float" office:value="9.841436" calcext:value-type="float">
            <text:p>9.841436</text:p>
          </table:table-cell>
          <table:table-cell office:value-type="float" office:value="-0.006302" calcext:value-type="float">
            <text:p>-0.00630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office:value-type="float" office:value="18.10096" calcext:value-type="float">
            <text:p>18.10096</text:p>
          </table:table-cell>
          <table:table-cell office:value-type="float" office:value="0.101288" calcext:value-type="float">
            <text:p>0.101288</text:p>
          </table:table-cell>
          <table:table-cell office:value-type="float" office:value="4.362696" calcext:value-type="float">
            <text:p>4.362696</text:p>
          </table:table-cell>
          <table:table-cell office:value-type="float" office:value="0.181426" calcext:value-type="float">
            <text:p>0.18142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office:value-type="float" office:value="-4.352094" calcext:value-type="float">
            <text:p>-4.352094</text:p>
          </table:table-cell>
          <table:table-cell office:value-type="float" office:value="-3.958452" calcext:value-type="float">
            <text:p>-3.958452</text:p>
          </table:table-cell>
          <table:table-cell office:value-type="float" office:value="-2.823115" calcext:value-type="float">
            <text:p>-2.823115</text:p>
          </table:table-cell>
          <table:table-cell office:value-type="float" office:value="-0.065859" calcext:value-type="float">
            <text:p>-0.06585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23" calcext:value-type="float">
            <text:p>5.23</text:p>
          </table:table-cell>
          <table:table-cell office:value-type="float" office:value="2" calcext:value-type="float">
            <text:p>2</text:p>
          </table:table-cell>
          <table:table-cell office:value-type="float" office:value="17.631309" calcext:value-type="float">
            <text:p>17.631309</text:p>
          </table:table-cell>
          <table:table-cell office:value-type="float" office:value="3.83003" calcext:value-type="float">
            <text:p>3.83003</text:p>
          </table:table-cell>
          <table:table-cell office:value-type="float" office:value="9.832622" calcext:value-type="float">
            <text:p>9.832622</text:p>
          </table:table-cell>
          <table:table-cell office:value-type="float" office:value="-0.001715" calcext:value-type="float">
            <text:p>-0.00171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office:value-type="float" office:value="18.241435" calcext:value-type="float">
            <text:p>18.241435</text:p>
          </table:table-cell>
          <table:table-cell office:value-type="float" office:value="0.096997" calcext:value-type="float">
            <text:p>0.096997</text:p>
          </table:table-cell>
          <table:table-cell office:value-type="float" office:value="4.304783" calcext:value-type="float">
            <text:p>4.304783</text:p>
          </table:table-cell>
          <table:table-cell office:value-type="float" office:value="0.172999" calcext:value-type="float">
            <text:p>0.17299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office:value-type="float" office:value="-4.395415" calcext:value-type="float">
            <text:p>-4.395415</text:p>
          </table:table-cell>
          <table:table-cell office:value-type="float" office:value="-3.994453" calcext:value-type="float">
            <text:p>-3.994453</text:p>
          </table:table-cell>
          <table:table-cell office:value-type="float" office:value="-2.636881" calcext:value-type="float">
            <text:p>-2.636881</text:p>
          </table:table-cell>
          <table:table-cell office:value-type="float" office:value="-0.037081" calcext:value-type="float">
            <text:p>-0.03708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26" calcext:value-type="float">
            <text:p>5.26</text:p>
          </table:table-cell>
          <table:table-cell office:value-type="float" office:value="2" calcext:value-type="float">
            <text:p>2</text:p>
          </table:table-cell>
          <table:table-cell office:value-type="float" office:value="17.963701" calcext:value-type="float">
            <text:p>17.963701</text:p>
          </table:table-cell>
          <table:table-cell office:value-type="float" office:value="3.824639" calcext:value-type="float">
            <text:p>3.824639</text:p>
          </table:table-cell>
          <table:table-cell office:value-type="float" office:value="9.846953" calcext:value-type="float">
            <text:p>9.846953</text:p>
          </table:table-cell>
          <table:table-cell office:value-type="float" office:value="-0.003544" calcext:value-type="float">
            <text:p>-0.00354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18.379243" calcext:value-type="float">
            <text:p>18.379243</text:p>
          </table:table-cell>
          <table:table-cell office:value-type="float" office:value="0.091682" calcext:value-type="float">
            <text:p>0.091682</text:p>
          </table:table-cell>
          <table:table-cell office:value-type="float" office:value="4.236571" calcext:value-type="float">
            <text:p>4.236571</text:p>
          </table:table-cell>
          <table:table-cell office:value-type="float" office:value="0.164053" calcext:value-type="float">
            <text:p>0.16405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-4.447796" calcext:value-type="float">
            <text:p>-4.447796</text:p>
          </table:table-cell>
          <table:table-cell office:value-type="float" office:value="-4.017542" calcext:value-type="float">
            <text:p>-4.017542</text:p>
          </table:table-cell>
          <table:table-cell office:value-type="float" office:value="-2.486159" calcext:value-type="float">
            <text:p>-2.486159</text:p>
          </table:table-cell>
          <table:table-cell office:value-type="float" office:value="-0.020033" calcext:value-type="float">
            <text:p>-0.02003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office:value-type="float" office:value="18.296162" calcext:value-type="float">
            <text:p>18.296162</text:p>
          </table:table-cell>
          <table:table-cell office:value-type="float" office:value="3.819023" calcext:value-type="float">
            <text:p>3.819023</text:p>
          </table:table-cell>
          <table:table-cell office:value-type="float" office:value="9.852207" calcext:value-type="float">
            <text:p>9.852207</text:p>
          </table:table-cell>
          <table:table-cell office:value-type="float" office:value="-0.00555" calcext:value-type="float">
            <text:p>-0.005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8.483561" calcext:value-type="float">
            <text:p>18.483561</text:p>
          </table:table-cell>
          <table:table-cell office:value-type="float" office:value="0.081403" calcext:value-type="float">
            <text:p>0.081403</text:p>
          </table:table-cell>
          <table:table-cell office:value-type="float" office:value="4.035971" calcext:value-type="float">
            <text:p>4.035971</text:p>
          </table:table-cell>
          <table:table-cell office:value-type="float" office:value="0.155567" calcext:value-type="float">
            <text:p>0.15556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office:value-type="float" office:value="-4.510919" calcext:value-type="float">
            <text:p>-4.510919</text:p>
          </table:table-cell>
          <table:table-cell office:value-type="float" office:value="-4.017506" calcext:value-type="float">
            <text:p>-4.017506</text:p>
          </table:table-cell>
          <table:table-cell office:value-type="float" office:value="-2.313208" calcext:value-type="float">
            <text:p>-2.313208</text:p>
          </table:table-cell>
          <table:table-cell office:value-type="float" office:value="-0.028267" calcext:value-type="float">
            <text:p>-0.02826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33" calcext:value-type="float">
            <text:p>5.33</text:p>
          </table:table-cell>
          <table:table-cell office:value-type="float" office:value="2" calcext:value-type="float">
            <text:p>2</text:p>
          </table:table-cell>
          <table:table-cell office:value-type="float" office:value="18.597757" calcext:value-type="float">
            <text:p>18.597757</text:p>
          </table:table-cell>
          <table:table-cell office:value-type="float" office:value="3.810068" calcext:value-type="float">
            <text:p>3.810068</text:p>
          </table:table-cell>
          <table:table-cell office:value-type="float" office:value="9.727491" calcext:value-type="float">
            <text:p>9.727491</text:p>
          </table:table-cell>
          <table:table-cell office:value-type="float" office:value="-0.009561" calcext:value-type="float">
            <text:p>-0.00956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18.611213" calcext:value-type="float">
            <text:p>18.611213</text:p>
          </table:table-cell>
          <table:table-cell office:value-type="float" office:value="0.089455" calcext:value-type="float">
            <text:p>0.089455</text:p>
          </table:table-cell>
          <table:table-cell office:value-type="float" office:value="4.018956" calcext:value-type="float">
            <text:p>4.018956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office:value-type="float" office:value="-4.572603" calcext:value-type="float">
            <text:p>-4.572603</text:p>
          </table:table-cell>
          <table:table-cell office:value-type="float" office:value="-4.009145" calcext:value-type="float">
            <text:p>-4.009145</text:p>
          </table:table-cell>
          <table:table-cell office:value-type="float" office:value="-2.252581" calcext:value-type="float">
            <text:p>-2.252581</text:p>
          </table:table-cell>
          <table:table-cell office:value-type="float" office:value="-0.034852" calcext:value-type="float">
            <text:p>-0.03485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36" calcext:value-type="float">
            <text:p>5.36</text:p>
          </table:table-cell>
          <table:table-cell office:value-type="float" office:value="2" calcext:value-type="float">
            <text:p>2</text:p>
          </table:table-cell>
          <table:table-cell office:value-type="float" office:value="18.923058" calcext:value-type="float">
            <text:p>18.923058</text:p>
          </table:table-cell>
          <table:table-cell office:value-type="float" office:value="3.821689" calcext:value-type="float">
            <text:p>3.821689</text:p>
          </table:table-cell>
          <table:table-cell office:value-type="float" office:value="9.768719" calcext:value-type="float">
            <text:p>9.768719</text:p>
          </table:table-cell>
          <table:table-cell office:value-type="float" office:value="-0.003655" calcext:value-type="float">
            <text:p>-0.0036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18.733683" calcext:value-type="float">
            <text:p>18.733683</text:p>
          </table:table-cell>
          <table:table-cell office:value-type="float" office:value="0.06746" calcext:value-type="float">
            <text:p>0.06746</text:p>
          </table:table-cell>
          <table:table-cell office:value-type="float" office:value="3.894438" calcext:value-type="float">
            <text:p>3.894438</text:p>
          </table:table-cell>
          <table:table-cell office:value-type="float" office:value="0.136137" calcext:value-type="float">
            <text:p>0.13613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-4.619075" calcext:value-type="float">
            <text:p>-4.619075</text:p>
          </table:table-cell>
          <table:table-cell office:value-type="float" office:value="-4.021023" calcext:value-type="float">
            <text:p>-4.021023</text:p>
          </table:table-cell>
          <table:table-cell office:value-type="float" office:value="-2.084468" calcext:value-type="float">
            <text:p>-2.084468</text:p>
          </table:table-cell>
          <table:table-cell office:value-type="float" office:value="-0.029623" calcext:value-type="float">
            <text:p>-0.02962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9.250199" calcext:value-type="float">
            <text:p>19.250199</text:p>
          </table:table-cell>
          <table:table-cell office:value-type="float" office:value="3.793773" calcext:value-type="float">
            <text:p>3.793773</text:p>
          </table:table-cell>
          <table:table-cell office:value-type="float" office:value="9.735389" calcext:value-type="float">
            <text:p>9.735389</text:p>
          </table:table-cell>
          <table:table-cell office:value-type="float" office:value="-0.014923" calcext:value-type="float">
            <text:p>-0.0149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18.860109" calcext:value-type="float">
            <text:p>18.860109</text:p>
          </table:table-cell>
          <table:table-cell office:value-type="float" office:value="0.071817" calcext:value-type="float">
            <text:p>0.071817</text:p>
          </table:table-cell>
          <table:table-cell office:value-type="float" office:value="3.903721" calcext:value-type="float">
            <text:p>3.903721</text:p>
          </table:table-cell>
          <table:table-cell office:value-type="float" office:value="0.132868" calcext:value-type="float">
            <text:p>0.13286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-4.670032" calcext:value-type="float">
            <text:p>-4.670032</text:p>
          </table:table-cell>
          <table:table-cell office:value-type="float" office:value="-4.038732" calcext:value-type="float">
            <text:p>-4.038732</text:p>
          </table:table-cell>
          <table:table-cell office:value-type="float" office:value="-2.028145" calcext:value-type="float">
            <text:p>-2.028145</text:p>
          </table:table-cell>
          <table:table-cell office:value-type="float" office:value="-0.013851" calcext:value-type="float">
            <text:p>-0.01385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43" calcext:value-type="float">
            <text:p>5.43</text:p>
          </table:table-cell>
          <table:table-cell office:value-type="float" office:value="2" calcext:value-type="float">
            <text:p>2</text:p>
          </table:table-cell>
          <table:table-cell office:value-type="float" office:value="19.577853" calcext:value-type="float">
            <text:p>19.577853</text:p>
          </table:table-cell>
          <table:table-cell office:value-type="float" office:value="3.804877" calcext:value-type="float">
            <text:p>3.804877</text:p>
          </table:table-cell>
          <table:table-cell office:value-type="float" office:value="9.801402" calcext:value-type="float">
            <text:p>9.801402</text:p>
          </table:table-cell>
          <table:table-cell office:value-type="float" office:value="-0.008226" calcext:value-type="float">
            <text:p>-0.00822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  <table:table-cell office:value-type="float" office:value="18.987403" calcext:value-type="float">
            <text:p>18.987403</text:p>
          </table:table-cell>
          <table:table-cell office:value-type="float" office:value="0.060371" calcext:value-type="float">
            <text:p>0.060371</text:p>
          </table:table-cell>
          <table:table-cell office:value-type="float" office:value="3.886436" calcext:value-type="float">
            <text:p>3.886436</text:p>
          </table:table-cell>
          <table:table-cell office:value-type="float" office:value="0.119273" calcext:value-type="float">
            <text:p>0.1192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-4.72554" calcext:value-type="float">
            <text:p>-4.72554</text:p>
          </table:table-cell>
          <table:table-cell office:value-type="float" office:value="-4.057092" calcext:value-type="float">
            <text:p>-4.057092</text:p>
          </table:table-cell>
          <table:table-cell office:value-type="float" office:value="-1.970042" calcext:value-type="float">
            <text:p>-1.970042</text:p>
          </table:table-cell>
          <table:table-cell office:value-type="float" office:value="0.000355" calcext:value-type="float">
            <text:p>0.00035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46" calcext:value-type="float">
            <text:p>5.46</text:p>
          </table:table-cell>
          <table:table-cell office:value-type="float" office:value="2" calcext:value-type="float">
            <text:p>2</text:p>
          </table:table-cell>
          <table:table-cell office:value-type="float" office:value="19.911391" calcext:value-type="float">
            <text:p>19.911391</text:p>
          </table:table-cell>
          <table:table-cell office:value-type="float" office:value="3.796025" calcext:value-type="float">
            <text:p>3.796025</text:p>
          </table:table-cell>
          <table:table-cell office:value-type="float" office:value="9.858028" calcext:value-type="float">
            <text:p>9.858028</text:p>
          </table:table-cell>
          <table:table-cell office:value-type="float" office:value="-0.009898" calcext:value-type="float">
            <text:p>-0.00989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9.120496" calcext:value-type="float">
            <text:p>19.120496</text:p>
          </table:table-cell>
          <table:table-cell office:value-type="float" office:value="0.073401" calcext:value-type="float">
            <text:p>0.073401</text:p>
          </table:table-cell>
          <table:table-cell office:value-type="float" office:value="3.865152" calcext:value-type="float">
            <text:p>3.865152</text:p>
          </table:table-cell>
          <table:table-cell office:value-type="float" office:value="0.121622" calcext:value-type="float">
            <text:p>0.12162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-4.781409" calcext:value-type="float">
            <text:p>-4.781409</text:p>
          </table:table-cell>
          <table:table-cell office:value-type="float" office:value="-4.047035" calcext:value-type="float">
            <text:p>-4.047035</text:p>
          </table:table-cell>
          <table:table-cell office:value-type="float" office:value="-1.907956" calcext:value-type="float">
            <text:p>-1.907956</text:p>
          </table:table-cell>
          <table:table-cell office:value-type="float" office:value="-0.01071" calcext:value-type="float">
            <text:p>-0.0107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20.249107" calcext:value-type="float">
            <text:p>20.249107</text:p>
          </table:table-cell>
          <table:table-cell office:value-type="float" office:value="3.815912" calcext:value-type="float">
            <text:p>3.815912</text:p>
          </table:table-cell>
          <table:table-cell office:value-type="float" office:value="9.878487" calcext:value-type="float">
            <text:p>9.878487</text:p>
          </table:table-cell>
          <table:table-cell office:value-type="float" office:value="-0.001623" calcext:value-type="float">
            <text:p>-0.0016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office:value-type="float" office:value="19.232022" calcext:value-type="float">
            <text:p>19.232022</text:p>
          </table:table-cell>
          <table:table-cell office:value-type="float" office:value="0.07961" calcext:value-type="float">
            <text:p>0.07961</text:p>
          </table:table-cell>
          <table:table-cell office:value-type="float" office:value="3.835354" calcext:value-type="float">
            <text:p>3.835354</text:p>
          </table:table-cell>
          <table:table-cell office:value-type="float" office:value="0.120327" calcext:value-type="float">
            <text:p>0.12032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53" calcext:value-type="float">
            <text:p>5.53</text:p>
          </table:table-cell>
          <table:table-cell office:value-type="float" office:value="1" calcext:value-type="float">
            <text:p>1</text:p>
          </table:table-cell>
          <table:table-cell office:value-type="float" office:value="-4.847927" calcext:value-type="float">
            <text:p>-4.847927</text:p>
          </table:table-cell>
          <table:table-cell office:value-type="float" office:value="-4.038336" calcext:value-type="float">
            <text:p>-4.038336</text:p>
          </table:table-cell>
          <table:table-cell office:value-type="float" office:value="-1.89817" calcext:value-type="float">
            <text:p>-1.89817</text:p>
          </table:table-cell>
          <table:table-cell office:value-type="float" office:value="-0.021327" calcext:value-type="float">
            <text:p>-0.02132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53" calcext:value-type="float">
            <text:p>5.53</text:p>
          </table:table-cell>
          <table:table-cell office:value-type="float" office:value="2" calcext:value-type="float">
            <text:p>2</text:p>
          </table:table-cell>
          <table:table-cell office:value-type="float" office:value="20.56583" calcext:value-type="float">
            <text:p>20.56583</text:p>
          </table:table-cell>
          <table:table-cell office:value-type="float" office:value="3.831582" calcext:value-type="float">
            <text:p>3.831582</text:p>
          </table:table-cell>
          <table:table-cell office:value-type="float" office:value="9.883139" calcext:value-type="float">
            <text:p>9.883139</text:p>
          </table:table-cell>
          <table:table-cell office:value-type="float" office:value="0.005704" calcext:value-type="float">
            <text:p>0.00570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9.349091" calcext:value-type="float">
            <text:p>19.349091</text:p>
          </table:table-cell>
          <table:table-cell office:value-type="float" office:value="0.086828" calcext:value-type="float">
            <text:p>0.086828</text:p>
          </table:table-cell>
          <table:table-cell office:value-type="float" office:value="3.80318" calcext:value-type="float">
            <text:p>3.80318</text:p>
          </table:table-cell>
          <table:table-cell office:value-type="float" office:value="0.119262" calcext:value-type="float">
            <text:p>0.1192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-4.897512" calcext:value-type="float">
            <text:p>-4.897512</text:p>
          </table:table-cell>
          <table:table-cell office:value-type="float" office:value="-4.032563" calcext:value-type="float">
            <text:p>-4.032563</text:p>
          </table:table-cell>
          <table:table-cell office:value-type="float" office:value="-1.838401" calcext:value-type="float">
            <text:p>-1.838401</text:p>
          </table:table-cell>
          <table:table-cell office:value-type="float" office:value="-0.027325" calcext:value-type="float">
            <text:p>-0.02732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56" calcext:value-type="float">
            <text:p>5.56</text:p>
          </table:table-cell>
          <table:table-cell office:value-type="float" office:value="2" calcext:value-type="float">
            <text:p>2</text:p>
          </table:table-cell>
          <table:table-cell office:value-type="float" office:value="20.889266" calcext:value-type="float">
            <text:p>20.889266</text:p>
          </table:table-cell>
          <table:table-cell office:value-type="float" office:value="3.843849" calcext:value-type="float">
            <text:p>3.843849</text:p>
          </table:table-cell>
          <table:table-cell office:value-type="float" office:value="9.880529" calcext:value-type="float">
            <text:p>9.880529</text:p>
          </table:table-cell>
          <table:table-cell office:value-type="float" office:value="0.010669" calcext:value-type="float">
            <text:p>0.01066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19.465991" calcext:value-type="float">
            <text:p>19.465991</text:p>
          </table:table-cell>
          <table:table-cell office:value-type="float" office:value="0.069896" calcext:value-type="float">
            <text:p>0.069896</text:p>
          </table:table-cell>
          <table:table-cell office:value-type="float" office:value="3.754881" calcext:value-type="float">
            <text:p>3.754881</text:p>
          </table:table-cell>
          <table:table-cell office:value-type="float" office:value="0.101726" calcext:value-type="float">
            <text:p>0.10172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-4.958205" calcext:value-type="float">
            <text:p>-4.958205</text:p>
          </table:table-cell>
          <table:table-cell office:value-type="float" office:value="-4.026743" calcext:value-type="float">
            <text:p>-4.026743</text:p>
          </table:table-cell>
          <table:table-cell office:value-type="float" office:value="-1.797821" calcext:value-type="float">
            <text:p>-1.797821</text:p>
          </table:table-cell>
          <table:table-cell office:value-type="float" office:value="-0.036811" calcext:value-type="float">
            <text:p>-0.03681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21.216699" calcext:value-type="float">
            <text:p>21.216699</text:p>
          </table:table-cell>
          <table:table-cell office:value-type="float" office:value="3.826479" calcext:value-type="float">
            <text:p>3.826479</text:p>
          </table:table-cell>
          <table:table-cell office:value-type="float" office:value="9.876688" calcext:value-type="float">
            <text:p>9.876688</text:p>
          </table:table-cell>
          <table:table-cell office:value-type="float" office:value="0.003763" calcext:value-type="float">
            <text:p>0.00376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19.583578" calcext:value-type="float">
            <text:p>19.583578</text:p>
          </table:table-cell>
          <table:table-cell office:value-type="float" office:value="0.065085" calcext:value-type="float">
            <text:p>0.065085</text:p>
          </table:table-cell>
          <table:table-cell office:value-type="float" office:value="3.706845" calcext:value-type="float">
            <text:p>3.706845</text:p>
          </table:table-cell>
          <table:table-cell office:value-type="float" office:value="0.092757" calcext:value-type="float">
            <text:p>0.0927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-4.997524" calcext:value-type="float">
            <text:p>-4.997524</text:p>
          </table:table-cell>
          <table:table-cell office:value-type="float" office:value="-4.036643" calcext:value-type="float">
            <text:p>-4.036643</text:p>
          </table:table-cell>
          <table:table-cell office:value-type="float" office:value="-1.701715" calcext:value-type="float">
            <text:p>-1.701715</text:p>
          </table:table-cell>
          <table:table-cell office:value-type="float" office:value="-0.028393" calcext:value-type="float">
            <text:p>-0.02839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63" calcext:value-type="float">
            <text:p>5.63</text:p>
          </table:table-cell>
          <table:table-cell office:value-type="float" office:value="2" calcext:value-type="float">
            <text:p>2</text:p>
          </table:table-cell>
          <table:table-cell office:value-type="float" office:value="21.542892" calcext:value-type="float">
            <text:p>21.542892</text:p>
          </table:table-cell>
          <table:table-cell office:value-type="float" office:value="3.823149" calcext:value-type="float">
            <text:p>3.823149</text:p>
          </table:table-cell>
          <table:table-cell office:value-type="float" office:value="9.855804" calcext:value-type="float">
            <text:p>9.855804</text:p>
          </table:table-cell>
          <table:table-cell office:value-type="float" office:value="0.002245" calcext:value-type="float">
            <text:p>0.00224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19.688325" calcext:value-type="float">
            <text:p>19.688325</text:p>
          </table:table-cell>
          <table:table-cell office:value-type="float" office:value="0.019003" calcext:value-type="float">
            <text:p>0.019003</text:p>
          </table:table-cell>
          <table:table-cell office:value-type="float" office:value="3.604379" calcext:value-type="float">
            <text:p>3.604379</text:p>
          </table:table-cell>
          <table:table-cell office:value-type="float" office:value="0.055955" calcext:value-type="float">
            <text:p>0.0559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-5.026634" calcext:value-type="float">
            <text:p>-5.026634</text:p>
          </table:table-cell>
          <table:table-cell office:value-type="float" office:value="-4.061965" calcext:value-type="float">
            <text:p>-4.061965</text:p>
          </table:table-cell>
          <table:table-cell office:value-type="float" office:value="-1.56337" calcext:value-type="float">
            <text:p>-1.56337</text:p>
          </table:table-cell>
          <table:table-cell office:value-type="float" office:value="-0.005123" calcext:value-type="float">
            <text:p>-0.00512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66" calcext:value-type="float">
            <text:p>5.66</text:p>
          </table:table-cell>
          <table:table-cell office:value-type="float" office:value="2" calcext:value-type="float">
            <text:p>2</text:p>
          </table:table-cell>
          <table:table-cell office:value-type="float" office:value="21.862596" calcext:value-type="float">
            <text:p>21.862596</text:p>
          </table:table-cell>
          <table:table-cell office:value-type="float" office:value="3.763362" calcext:value-type="float">
            <text:p>3.763362</text:p>
          </table:table-cell>
          <table:table-cell office:value-type="float" office:value="9.809982" calcext:value-type="float">
            <text:p>9.809982</text:p>
          </table:table-cell>
          <table:table-cell office:value-type="float" office:value="-0.020928" calcext:value-type="float">
            <text:p>-0.02092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19.786384" calcext:value-type="float">
            <text:p>19.786384</text:p>
          </table:table-cell>
          <table:table-cell office:value-type="float" office:value="0.054339" calcext:value-type="float">
            <text:p>0.054339</text:p>
          </table:table-cell>
          <table:table-cell office:value-type="float" office:value="3.478672" calcext:value-type="float">
            <text:p>3.478672</text:p>
          </table:table-cell>
          <table:table-cell office:value-type="float" office:value="0.078022" calcext:value-type="float">
            <text:p>0.07802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-5.066373" calcext:value-type="float">
            <text:p>-5.066373</text:p>
          </table:table-cell>
          <table:table-cell office:value-type="float" office:value="-4.015996" calcext:value-type="float">
            <text:p>-4.015996</text:p>
          </table:table-cell>
          <table:table-cell office:value-type="float" office:value="-1.444658" calcext:value-type="float">
            <text:p>-1.444658</text:p>
          </table:table-cell>
          <table:table-cell office:value-type="float" office:value="-0.0577" calcext:value-type="float">
            <text:p>-0.057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float" office:value="22.164448" calcext:value-type="float">
            <text:p>22.164448</text:p>
          </table:table-cell>
          <table:table-cell office:value-type="float" office:value="3.815009" calcext:value-type="float">
            <text:p>3.815009</text:p>
          </table:table-cell>
          <table:table-cell office:value-type="float" office:value="9.668703" calcext:value-type="float">
            <text:p>9.668703</text:p>
          </table:table-cell>
          <table:table-cell office:value-type="float" office:value="-0.001155" calcext:value-type="float">
            <text:p>-0.0011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office:value-type="float" office:value="19.892127" calcext:value-type="float">
            <text:p>19.892127</text:p>
          </table:table-cell>
          <table:table-cell office:value-type="float" office:value="0.022999" calcext:value-type="float">
            <text:p>0.022999</text:p>
          </table:table-cell>
          <table:table-cell office:value-type="float" office:value="3.381989" calcext:value-type="float">
            <text:p>3.381989</text:p>
          </table:table-cell>
          <table:table-cell office:value-type="float" office:value="0.051163" calcext:value-type="float">
            <text:p>0.05116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73" calcext:value-type="float">
            <text:p>5.73</text:p>
          </table:table-cell>
          <table:table-cell office:value-type="float" office:value="1" calcext:value-type="float">
            <text:p>1</text:p>
          </table:table-cell>
          <table:table-cell office:value-type="float" office:value="-5.071687" calcext:value-type="float">
            <text:p>-5.071687</text:p>
          </table:table-cell>
          <table:table-cell office:value-type="float" office:value="-4.035042" calcext:value-type="float">
            <text:p>-4.035042</text:p>
          </table:table-cell>
          <table:table-cell office:value-type="float" office:value="-1.263242" calcext:value-type="float">
            <text:p>-1.263242</text:p>
          </table:table-cell>
          <table:table-cell office:value-type="float" office:value="-0.037227" calcext:value-type="float">
            <text:p>-0.03722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73" calcext:value-type="float">
            <text:p>5.73</text:p>
          </table:table-cell>
          <table:table-cell office:value-type="float" office:value="2" calcext:value-type="float">
            <text:p>2</text:p>
          </table:table-cell>
          <table:table-cell office:value-type="float" office:value="22.484018" calcext:value-type="float">
            <text:p>22.484018</text:p>
          </table:table-cell>
          <table:table-cell office:value-type="float" office:value="3.769354" calcext:value-type="float">
            <text:p>3.769354</text:p>
          </table:table-cell>
          <table:table-cell office:value-type="float" office:value="9.611081" calcext:value-type="float">
            <text:p>9.611081</text:p>
          </table:table-cell>
          <table:table-cell office:value-type="float" office:value="-0.019616" calcext:value-type="float">
            <text:p>-0.01961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office:value-type="float" office:value="19.999511" calcext:value-type="float">
            <text:p>19.999511</text:p>
          </table:table-cell>
          <table:table-cell office:value-type="float" office:value="0.038626" calcext:value-type="float">
            <text:p>0.038626</text:p>
          </table:table-cell>
          <table:table-cell office:value-type="float" office:value="3.289578" calcext:value-type="float">
            <text:p>3.289578</text:p>
          </table:table-cell>
          <table:table-cell office:value-type="float" office:value="0.0586" calcext:value-type="float">
            <text:p>0.058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office:value-type="float" office:value="-5.074536" calcext:value-type="float">
            <text:p>-5.074536</text:p>
          </table:table-cell>
          <table:table-cell office:value-type="float" office:value="-4.030393" calcext:value-type="float">
            <text:p>-4.030393</text:p>
          </table:table-cell>
          <table:table-cell office:value-type="float" office:value="-1.087455" calcext:value-type="float">
            <text:p>-1.087455</text:p>
          </table:table-cell>
          <table:table-cell office:value-type="float" office:value="-0.042076" calcext:value-type="float">
            <text:p>-0.04207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22.798444" calcext:value-type="float">
            <text:p>22.798444</text:p>
          </table:table-cell>
          <table:table-cell office:value-type="float" office:value="3.788518" calcext:value-type="float">
            <text:p>3.788518</text:p>
          </table:table-cell>
          <table:table-cell office:value-type="float" office:value="9.517099" calcext:value-type="float">
            <text:p>9.517099</text:p>
          </table:table-cell>
          <table:table-cell office:value-type="float" office:value="-0.01289" calcext:value-type="float">
            <text:p>-0.0128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20.098868" calcext:value-type="float">
            <text:p>20.098868</text:p>
          </table:table-cell>
          <table:table-cell office:value-type="float" office:value="-0.020307" calcext:value-type="float">
            <text:p>-0.020307</text:p>
          </table:table-cell>
          <table:table-cell office:value-type="float" office:value="3.232598" calcext:value-type="float">
            <text:p>3.232598</text:p>
          </table:table-cell>
          <table:table-cell office:value-type="float" office:value="0.011891" calcext:value-type="float">
            <text:p>0.01189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-5.093936" calcext:value-type="float">
            <text:p>-5.093936</text:p>
          </table:table-cell>
          <table:table-cell office:value-type="float" office:value="-4.045178" calcext:value-type="float">
            <text:p>-4.045178</text:p>
          </table:table-cell>
          <table:table-cell office:value-type="float" office:value="-1.004178" calcext:value-type="float">
            <text:p>-1.004178</text:p>
          </table:table-cell>
          <table:table-cell office:value-type="float" office:value="-0.026701" calcext:value-type="float">
            <text:p>-0.02670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23.115387" calcext:value-type="float">
            <text:p>23.115387</text:p>
          </table:table-cell>
          <table:table-cell office:value-type="float" office:value="3.709338" calcext:value-type="float">
            <text:p>3.709338</text:p>
          </table:table-cell>
          <table:table-cell office:value-type="float" office:value="9.510762" calcext:value-type="float">
            <text:p>9.510762</text:p>
          </table:table-cell>
          <table:table-cell office:value-type="float" office:value="-0.042593" calcext:value-type="float">
            <text:p>-0.04259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83" calcext:value-type="float">
            <text:p>5.83</text:p>
          </table:table-cell>
          <table:table-cell office:value-type="float" office:value="0" calcext:value-type="float">
            <text:p>0</text:p>
          </table:table-cell>
          <table:table-cell office:value-type="float" office:value="20.231054" calcext:value-type="float">
            <text:p>20.231054</text:p>
          </table:table-cell>
          <table:table-cell office:value-type="float" office:value="-0.038258" calcext:value-type="float">
            <text:p>-0.038258</text:p>
          </table:table-cell>
          <table:table-cell office:value-type="float" office:value="3.293491" calcext:value-type="float">
            <text:p>3.293491</text:p>
          </table:table-cell>
          <table:table-cell office:value-type="float" office:value="-0.004953" calcext:value-type="float">
            <text:p>-0.00495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-5.100334" calcext:value-type="float">
            <text:p>-5.100334</text:p>
          </table:table-cell>
          <table:table-cell office:value-type="float" office:value="-4.063794" calcext:value-type="float">
            <text:p>-4.063794</text:p>
          </table:table-cell>
          <table:table-cell office:value-type="float" office:value="-0.946768" calcext:value-type="float">
            <text:p>-0.946768</text:p>
          </table:table-cell>
          <table:table-cell office:value-type="float" office:value="-0.001421" calcext:value-type="float">
            <text:p>-0.00142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83" calcext:value-type="float">
            <text:p>5.83</text:p>
          </table:table-cell>
          <table:table-cell office:value-type="float" office:value="2" calcext:value-type="float">
            <text:p>2</text:p>
          </table:table-cell>
          <table:table-cell office:value-type="float" office:value="23.459056" calcext:value-type="float">
            <text:p>23.459056</text:p>
          </table:table-cell>
          <table:table-cell office:value-type="float" office:value="3.685511" calcext:value-type="float">
            <text:p>3.685511</text:p>
          </table:table-cell>
          <table:table-cell office:value-type="float" office:value="9.586303" calcext:value-type="float">
            <text:p>9.586303</text:p>
          </table:table-cell>
          <table:table-cell office:value-type="float" office:value="-0.048965" calcext:value-type="float">
            <text:p>-0.0489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20.326984" calcext:value-type="float">
            <text:p>20.326984</text:p>
          </table:table-cell>
          <table:table-cell office:value-type="float" office:value="-0.001724" calcext:value-type="float">
            <text:p>-0.001724</text:p>
          </table:table-cell>
          <table:table-cell office:value-type="float" office:value="3.144599" calcext:value-type="float">
            <text:p>3.144599</text:p>
          </table:table-cell>
          <table:table-cell office:value-type="float" office:value="0.020356" calcext:value-type="float">
            <text:p>0.02035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-5.098537" calcext:value-type="float">
            <text:p>-5.098537</text:p>
          </table:table-cell>
          <table:table-cell office:value-type="float" office:value="-4.049669" calcext:value-type="float">
            <text:p>-4.049669</text:p>
          </table:table-cell>
          <table:table-cell office:value-type="float" office:value="-0.758722" calcext:value-type="float">
            <text:p>-0.758722</text:p>
          </table:table-cell>
          <table:table-cell office:value-type="float" office:value="-0.019847" calcext:value-type="float">
            <text:p>-0.01984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86" calcext:value-type="float">
            <text:p>5.86</text:p>
          </table:table-cell>
          <table:table-cell office:value-type="float" office:value="2" calcext:value-type="float">
            <text:p>2</text:p>
          </table:table-cell>
          <table:table-cell office:value-type="float" office:value="23.758411" calcext:value-type="float">
            <text:p>23.758411</text:p>
          </table:table-cell>
          <table:table-cell office:value-type="float" office:value="3.738525" calcext:value-type="float">
            <text:p>3.738525</text:p>
          </table:table-cell>
          <table:table-cell office:value-type="float" office:value="9.411532" calcext:value-type="float">
            <text:p>9.411532</text:p>
          </table:table-cell>
          <table:table-cell office:value-type="float" office:value="-0.028196" calcext:value-type="float">
            <text:p>-0.02819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20.415865" calcext:value-type="float">
            <text:p>20.415865</text:p>
          </table:table-cell>
          <table:table-cell office:value-type="float" office:value="0.031012" calcext:value-type="float">
            <text:p>0.031012</text:p>
          </table:table-cell>
          <table:table-cell office:value-type="float" office:value="3.025372" calcext:value-type="float">
            <text:p>3.025372</text:p>
          </table:table-cell>
          <table:table-cell office:value-type="float" office:value="0.042857" calcext:value-type="float">
            <text:p>0.0428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-5.105218" calcext:value-type="float">
            <text:p>-5.105218</text:p>
          </table:table-cell>
          <table:table-cell office:value-type="float" office:value="-4.037857" calcext:value-type="float">
            <text:p>-4.037857</text:p>
          </table:table-cell>
          <table:table-cell office:value-type="float" office:value="-0.62916" calcext:value-type="float">
            <text:p>-0.62916</text:p>
          </table:table-cell>
          <table:table-cell office:value-type="float" office:value="-0.036914" calcext:value-type="float">
            <text:p>-0.03691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float" office:value="24.051143" calcext:value-type="float">
            <text:p>24.051143</text:p>
          </table:table-cell>
          <table:table-cell office:value-type="float" office:value="3.788143" calcext:value-type="float">
            <text:p>3.788143</text:p>
          </table:table-cell>
          <table:table-cell office:value-type="float" office:value="9.269072" calcext:value-type="float">
            <text:p>9.269072</text:p>
          </table:table-cell>
          <table:table-cell office:value-type="float" office:value="-0.008912" calcext:value-type="float">
            <text:p>-0.00891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20.525565" calcext:value-type="float">
            <text:p>20.525565</text:p>
          </table:table-cell>
          <table:table-cell office:value-type="float" office:value="0.035989" calcext:value-type="float">
            <text:p>0.035989</text:p>
          </table:table-cell>
          <table:table-cell office:value-type="float" office:value="2.970456" calcext:value-type="float">
            <text:p>2.970456</text:p>
          </table:table-cell>
          <table:table-cell office:value-type="float" office:value="0.04311" calcext:value-type="float">
            <text:p>0.043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-5.077926" calcext:value-type="float">
            <text:p>-5.077926</text:p>
          </table:table-cell>
          <table:table-cell office:value-type="float" office:value="-4.048907" calcext:value-type="float">
            <text:p>-4.048907</text:p>
          </table:table-cell>
          <table:table-cell office:value-type="float" office:value="-0.456253" calcext:value-type="float">
            <text:p>-0.456253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93" calcext:value-type="float">
            <text:p>5.93</text:p>
          </table:table-cell>
          <table:table-cell office:value-type="float" office:value="2" calcext:value-type="float">
            <text:p>2</text:p>
          </table:table-cell>
          <table:table-cell office:value-type="float" office:value="24.369859" calcext:value-type="float">
            <text:p>24.369859</text:p>
          </table:table-cell>
          <table:table-cell office:value-type="float" office:value="3.788237" calcext:value-type="float">
            <text:p>3.788237</text:p>
          </table:table-cell>
          <table:table-cell office:value-type="float" office:value="9.21741" calcext:value-type="float">
            <text:p>9.21741</text:p>
          </table:table-cell>
          <table:table-cell office:value-type="float" office:value="-0.009852" calcext:value-type="float">
            <text:p>-0.00985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20.612598" calcext:value-type="float">
            <text:p>20.612598</text:p>
          </table:table-cell>
          <table:table-cell office:value-type="float" office:value="0.04067" calcext:value-type="float">
            <text:p>0.04067</text:p>
          </table:table-cell>
          <table:table-cell office:value-type="float" office:value="2.917628" calcext:value-type="float">
            <text:p>2.917628</text:p>
          </table:table-cell>
          <table:table-cell office:value-type="float" office:value="0.043749" calcext:value-type="float">
            <text:p>0.04374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5.96" calcext:value-type="float">
            <text:p>5.96</text:p>
          </table:table-cell>
          <table:table-cell office:value-type="float" office:value="1" calcext:value-type="float">
            <text:p>1</text:p>
          </table:table-cell>
          <table:table-cell office:value-type="float" office:value="-5.072646" calcext:value-type="float">
            <text:p>-5.072646</text:p>
          </table:table-cell>
          <table:table-cell office:value-type="float" office:value="-4.04771" calcext:value-type="float">
            <text:p>-4.04771</text:p>
          </table:table-cell>
          <table:table-cell office:value-type="float" office:value="-0.380336" calcext:value-type="float">
            <text:p>-0.380336</text:p>
          </table:table-cell>
          <table:table-cell office:value-type="float" office:value="-0.018134" calcext:value-type="float">
            <text:p>-0.01813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5.96" calcext:value-type="float">
            <text:p>5.96</text:p>
          </table:table-cell>
          <table:table-cell office:value-type="float" office:value="2" calcext:value-type="float">
            <text:p>2</text:p>
          </table:table-cell>
          <table:table-cell office:value-type="float" office:value="24.665109" calcext:value-type="float">
            <text:p>24.665109</text:p>
          </table:table-cell>
          <table:table-cell office:value-type="float" office:value="3.794672" calcext:value-type="float">
            <text:p>3.794672</text:p>
          </table:table-cell>
          <table:table-cell office:value-type="float" office:value="9.163263" calcext:value-type="float">
            <text:p>9.163263</text:p>
          </table:table-cell>
          <table:table-cell office:value-type="float" office:value="-0.007174" calcext:value-type="float">
            <text:p>-0.00717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.694842" calcext:value-type="float">
            <text:p>20.694842</text:p>
          </table:table-cell>
          <table:table-cell office:value-type="float" office:value="0.035325" calcext:value-type="float">
            <text:p>0.035325</text:p>
          </table:table-cell>
          <table:table-cell office:value-type="float" office:value="2.822616" calcext:value-type="float">
            <text:p>2.822616</text:p>
          </table:table-cell>
          <table:table-cell office:value-type="float" office:value="0.036839" calcext:value-type="float">
            <text:p>0.03683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.076437" calcext:value-type="float">
            <text:p>-5.076437</text:p>
          </table:table-cell>
          <table:table-cell office:value-type="float" office:value="-4.039132" calcext:value-type="float">
            <text:p>-4.039132</text:p>
          </table:table-cell>
          <table:table-cell office:value-type="float" office:value="-0.294751" calcext:value-type="float">
            <text:p>-0.294751</text:p>
          </table:table-cell>
          <table:table-cell office:value-type="float" office:value="-0.031786" calcext:value-type="float">
            <text:p>-0.03178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.957105" calcext:value-type="float">
            <text:p>24.957105</text:p>
          </table:table-cell>
          <table:table-cell office:value-type="float" office:value="3.789313" calcext:value-type="float">
            <text:p>3.789313</text:p>
          </table:table-cell>
          <table:table-cell office:value-type="float" office:value="9.073634" calcext:value-type="float">
            <text:p>9.073634</text:p>
          </table:table-cell>
          <table:table-cell office:value-type="float" office:value="-0.009813" calcext:value-type="float">
            <text:p>-0.00981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20.779759" calcext:value-type="float">
            <text:p>20.779759</text:p>
          </table:table-cell>
          <table:table-cell office:value-type="float" office:value="0.040826" calcext:value-type="float">
            <text:p>0.040826</text:p>
          </table:table-cell>
          <table:table-cell office:value-type="float" office:value="2.763271" calcext:value-type="float">
            <text:p>2.763271</text:p>
          </table:table-cell>
          <table:table-cell office:value-type="float" office:value="0.038476" calcext:value-type="float">
            <text:p>0.0384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-5.078507" calcext:value-type="float">
            <text:p>-5.078507</text:p>
          </table:table-cell>
          <table:table-cell office:value-type="float" office:value="-4.029067" calcext:value-type="float">
            <text:p>-4.029067</text:p>
          </table:table-cell>
          <table:table-cell office:value-type="float" office:value="-0.229111" calcext:value-type="float">
            <text:p>-0.229111</text:p>
          </table:table-cell>
          <table:table-cell office:value-type="float" office:value="-0.047714" calcext:value-type="float">
            <text:p>-0.04771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03" calcext:value-type="float">
            <text:p>6.03</text:p>
          </table:table-cell>
          <table:table-cell office:value-type="float" office:value="2" calcext:value-type="float">
            <text:p>2</text:p>
          </table:table-cell>
          <table:table-cell office:value-type="float" office:value="25.250202" calcext:value-type="float">
            <text:p>25.250202</text:p>
          </table:table-cell>
          <table:table-cell office:value-type="float" office:value="3.799746" calcext:value-type="float">
            <text:p>3.799746</text:p>
          </table:table-cell>
          <table:table-cell office:value-type="float" office:value="9.01159" calcext:value-type="float">
            <text:p>9.01159</text:p>
          </table:table-cell>
          <table:table-cell office:value-type="float" office:value="-0.005884" calcext:value-type="float">
            <text:p>-0.00588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0.862373" calcext:value-type="float">
            <text:p>20.862373</text:p>
          </table:table-cell>
          <table:table-cell office:value-type="float" office:value="0.042966" calcext:value-type="float">
            <text:p>0.042966</text:p>
          </table:table-cell>
          <table:table-cell office:value-type="float" office:value="2.707612" calcext:value-type="float">
            <text:p>2.707612</text:p>
          </table:table-cell>
          <table:table-cell office:value-type="float" office:value="0.03742" calcext:value-type="float">
            <text:p>0.0374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06" calcext:value-type="float">
            <text:p>6.06</text:p>
          </table:table-cell>
          <table:table-cell office:value-type="float" office:value="1" calcext:value-type="float">
            <text:p>1</text:p>
          </table:table-cell>
          <table:table-cell office:value-type="float" office:value="-5.062255" calcext:value-type="float">
            <text:p>-5.062255</text:p>
          </table:table-cell>
          <table:table-cell office:value-type="float" office:value="-4.02697" calcext:value-type="float">
            <text:p>-4.02697</text:p>
          </table:table-cell>
          <table:table-cell office:value-type="float" office:value="-0.132372" calcext:value-type="float">
            <text:p>-0.132372</text:p>
          </table:table-cell>
          <table:table-cell office:value-type="float" office:value="-0.04967" calcext:value-type="float">
            <text:p>-0.0496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06" calcext:value-type="float">
            <text:p>6.06</text:p>
          </table:table-cell>
          <table:table-cell office:value-type="float" office:value="2" calcext:value-type="float">
            <text:p>2</text:p>
          </table:table-cell>
          <table:table-cell office:value-type="float" office:value="25.541668" calcext:value-type="float">
            <text:p>25.541668</text:p>
          </table:table-cell>
          <table:table-cell office:value-type="float" office:value="3.800856" calcext:value-type="float">
            <text:p>3.800856</text:p>
          </table:table-cell>
          <table:table-cell office:value-type="float" office:value="8.95677" calcext:value-type="float">
            <text:p>8.95677</text:p>
          </table:table-cell>
          <table:table-cell office:value-type="float" office:value="-0.005755" calcext:value-type="float">
            <text:p>-0.0057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20.921652" calcext:value-type="float">
            <text:p>20.921652</text:p>
          </table:table-cell>
          <table:table-cell office:value-type="float" office:value="0.040084" calcext:value-type="float">
            <text:p>0.040084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32918" calcext:value-type="float">
            <text:p>0.0329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-5.068685" calcext:value-type="float">
            <text:p>-5.068685</text:p>
          </table:table-cell>
          <table:table-cell office:value-type="float" office:value="-4.016457" calcext:value-type="float">
            <text:p>-4.016457</text:p>
          </table:table-cell>
          <table:table-cell office:value-type="float" office:value="-0.080628" calcext:value-type="float">
            <text:p>-0.080628</text:p>
          </table:table-cell>
          <table:table-cell office:value-type="float" office:value="-0.069999" calcext:value-type="float">
            <text:p>-0.06999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25.809804" calcext:value-type="float">
            <text:p>25.809804</text:p>
          </table:table-cell>
          <table:table-cell office:value-type="float" office:value="3.801808" calcext:value-type="float">
            <text:p>3.801808</text:p>
          </table:table-cell>
          <table:table-cell office:value-type="float" office:value="8.858612" calcext:value-type="float">
            <text:p>8.858612</text:p>
          </table:table-cell>
          <table:table-cell office:value-type="float" office:value="-0.005324" calcext:value-type="float">
            <text:p>-0.00532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13" calcext:value-type="float">
            <text:p>6.13</text:p>
          </table:table-cell>
          <table:table-cell office:value-type="float" office:value="0" calcext:value-type="float">
            <text:p>0</text:p>
          </table:table-cell>
          <table:table-cell office:value-type="float" office:value="20.985866" calcext:value-type="float">
            <text:p>20.985866</text:p>
          </table:table-cell>
          <table:table-cell office:value-type="float" office:value="-0.018952" calcext:value-type="float">
            <text:p>-0.018952</text:p>
          </table:table-cell>
          <table:table-cell office:value-type="float" office:value="2.479117" calcext:value-type="float">
            <text:p>2.479117</text:p>
          </table:table-cell>
          <table:table-cell office:value-type="float" office:value="-0.018487" calcext:value-type="float">
            <text:p>-0.0184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1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office:value-type="float" office:value="-5.055836" calcext:value-type="float">
            <text:p>-5.055836</text:p>
          </table:table-cell>
          <table:table-cell office:value-type="float" office:value="-4.029649" calcext:value-type="float">
            <text:p>-4.029649</text:p>
          </table:table-cell>
          <table:table-cell office:value-type="float" office:value="0.052541" calcext:value-type="float">
            <text:p>0.052541</text:p>
          </table:table-cell>
          <table:table-cell office:value-type="float" office:value="-0.052204" calcext:value-type="float">
            <text:p>-0.05220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13" calcext:value-type="float">
            <text:p>6.13</text:p>
          </table:table-cell>
          <table:table-cell office:value-type="float" office:value="2" calcext:value-type="float">
            <text:p>2</text:p>
          </table:table-cell>
          <table:table-cell office:value-type="float" office:value="26.091253" calcext:value-type="float">
            <text:p>26.091253</text:p>
          </table:table-cell>
          <table:table-cell office:value-type="float" office:value="3.714784" calcext:value-type="float">
            <text:p>3.714784</text:p>
          </table:table-cell>
          <table:table-cell office:value-type="float" office:value="8.76787" calcext:value-type="float">
            <text:p>8.76787</text:p>
          </table:table-cell>
          <table:table-cell office:value-type="float" office:value="-0.041116" calcext:value-type="float">
            <text:p>-0.04111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  <table:table-cell office:value-type="float" office:value="21.066487" calcext:value-type="float">
            <text:p>21.066487</text:p>
          </table:table-cell>
          <table:table-cell office:value-type="float" office:value="-0.052044" calcext:value-type="float">
            <text:p>-0.052044</text:p>
          </table:table-cell>
          <table:table-cell office:value-type="float" office:value="2.397708" calcext:value-type="float">
            <text:p>2.397708</text:p>
          </table:table-cell>
          <table:table-cell office:value-type="float" office:value="-0.048357" calcext:value-type="float">
            <text:p>-0.0483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-5.022963" calcext:value-type="float">
            <text:p>-5.022963</text:p>
          </table:table-cell>
          <table:table-cell office:value-type="float" office:value="-4.040541" calcext:value-type="float">
            <text:p>-4.040541</text:p>
          </table:table-cell>
          <table:table-cell office:value-type="float" office:value="0.21198" calcext:value-type="float">
            <text:p>0.21198</text:p>
          </table:table-cell>
          <table:table-cell office:value-type="float" office:value="-0.031787" calcext:value-type="float">
            <text:p>-0.03178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16" calcext:value-type="float">
            <text:p>6.16</text:p>
          </table:table-cell>
          <table:table-cell office:value-type="float" office:value="2" calcext:value-type="float">
            <text:p>2</text:p>
          </table:table-cell>
          <table:table-cell office:value-type="float" office:value="26.385557" calcext:value-type="float">
            <text:p>26.385557</text:p>
          </table:table-cell>
          <table:table-cell office:value-type="float" office:value="3.663268" calcext:value-type="float">
            <text:p>3.663268</text:p>
          </table:table-cell>
          <table:table-cell office:value-type="float" office:value="8.70805" calcext:value-type="float">
            <text:p>8.70805</text:p>
          </table:table-cell>
          <table:table-cell office:value-type="float" office:value="-0.061466" calcext:value-type="float">
            <text:p>-0.0614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21.143066" calcext:value-type="float">
            <text:p>21.143066</text:p>
          </table:table-cell>
          <table:table-cell office:value-type="float" office:value="-0.071446" calcext:value-type="float">
            <text:p>-0.071446</text:p>
          </table:table-cell>
          <table:table-cell office:value-type="float" office:value="2.405239" calcext:value-type="float">
            <text:p>2.405239</text:p>
          </table:table-cell>
          <table:table-cell office:value-type="float" office:value="-0.065135" calcext:value-type="float">
            <text:p>-0.06513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-5.015535" calcext:value-type="float">
            <text:p>-5.015535</text:p>
          </table:table-cell>
          <table:table-cell office:value-type="float" office:value="-4.051999" calcext:value-type="float">
            <text:p>-4.051999</text:p>
          </table:table-cell>
          <table:table-cell office:value-type="float" office:value="0.226679" calcext:value-type="float">
            <text:p>0.226679</text:p>
          </table:table-cell>
          <table:table-cell office:value-type="float" office:value="-0.014536" calcext:value-type="float">
            <text:p>-0.01453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float" office:value="26.672348" calcext:value-type="float">
            <text:p>26.672348</text:p>
          </table:table-cell>
          <table:table-cell office:value-type="float" office:value="3.640368" calcext:value-type="float">
            <text:p>3.640368</text:p>
          </table:table-cell>
          <table:table-cell office:value-type="float" office:value="8.719867" calcext:value-type="float">
            <text:p>8.719867</text:p>
          </table:table-cell>
          <table:table-cell office:value-type="float" office:value="-0.066721" calcext:value-type="float">
            <text:p>-0.06672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table-cell office:value-type="float" office:value="21.205943" calcext:value-type="float">
            <text:p>21.205943</text:p>
          </table:table-cell>
          <table:table-cell office:value-type="float" office:value="-0.062678" calcext:value-type="float">
            <text:p>-0.062678</text:p>
          </table:table-cell>
          <table:table-cell office:value-type="float" office:value="2.350253" calcext:value-type="float">
            <text:p>2.350253</text:p>
          </table:table-cell>
          <table:table-cell office:value-type="float" office:value="-0.057556" calcext:value-type="float">
            <text:p>-0.05755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-5.01214" calcext:value-type="float">
            <text:p>-5.01214</text:p>
          </table:table-cell>
          <table:table-cell office:value-type="float" office:value="-4.038641" calcext:value-type="float">
            <text:p>-4.038641</text:p>
          </table:table-cell>
          <table:table-cell office:value-type="float" office:value="0.268023" calcext:value-type="float">
            <text:p>0.268023</text:p>
          </table:table-cell>
          <table:table-cell office:value-type="float" office:value="-0.037033" calcext:value-type="float">
            <text:p>-0.03703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office:value-type="float" office:value="26.941874" calcext:value-type="float">
            <text:p>26.941874</text:p>
          </table:table-cell>
          <table:table-cell office:value-type="float" office:value="3.663961" calcext:value-type="float">
            <text:p>3.663961</text:p>
          </table:table-cell>
          <table:table-cell office:value-type="float" office:value="8.650568" calcext:value-type="float">
            <text:p>8.650568</text:p>
          </table:table-cell>
          <table:table-cell office:value-type="float" office:value="-0.05365" calcext:value-type="float">
            <text:p>-0.053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26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office:value-type="float" office:value="21.271147" calcext:value-type="float">
            <text:p>21.271147</text:p>
          </table:table-cell>
          <table:table-cell office:value-type="float" office:value="-0.067015" calcext:value-type="float">
            <text:p>-0.067015</text:p>
          </table:table-cell>
          <table:table-cell office:value-type="float" office:value="2.292895" calcext:value-type="float">
            <text:p>2.292895</text:p>
          </table:table-cell>
          <table:table-cell office:value-type="float" office:value="-0.061702" calcext:value-type="float">
            <text:p>-0.06170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26" calcext:value-type="float">
            <text:p>6.26</text:p>
          </table:table-cell>
          <table:table-cell office:value-type="float" office:value="1" calcext:value-type="float">
            <text:p>1</text:p>
          </table:table-cell>
          <table:table-cell office:value-type="float" office:value="-4.994206" calcext:value-type="float">
            <text:p>-4.994206</text:p>
          </table:table-cell>
          <table:table-cell office:value-type="float" office:value="-4.047249" calcext:value-type="float">
            <text:p>-4.047249</text:p>
          </table:table-cell>
          <table:table-cell office:value-type="float" office:value="0.346774" calcext:value-type="float">
            <text:p>0.346774</text:p>
          </table:table-cell>
          <table:table-cell office:value-type="float" office:value="-0.021571" calcext:value-type="float">
            <text:p>-0.02157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26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office:value-type="float" office:value="27.215301" calcext:value-type="float">
            <text:p>27.215301</text:p>
          </table:table-cell>
          <table:table-cell office:value-type="float" office:value="3.662157" calcext:value-type="float">
            <text:p>3.662157</text:p>
          </table:table-cell>
          <table:table-cell office:value-type="float" office:value="8.589153" calcext:value-type="float">
            <text:p>8.589153</text:p>
          </table:table-cell>
          <table:table-cell office:value-type="float" office:value="-0.051656" calcext:value-type="float">
            <text:p>-0.05165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21.337371" calcext:value-type="float">
            <text:p>21.337371</text:p>
          </table:table-cell>
          <table:table-cell office:value-type="float" office:value="-0.069874" calcext:value-type="float">
            <text:p>-0.069874</text:p>
          </table:table-cell>
          <table:table-cell office:value-type="float" office:value="2.294567" calcext:value-type="float">
            <text:p>2.294567</text:p>
          </table:table-cell>
          <table:table-cell office:value-type="float" office:value="-0.063754" calcext:value-type="float">
            <text:p>-0.06375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-4.978252" calcext:value-type="float">
            <text:p>-4.978252</text:p>
          </table:table-cell>
          <table:table-cell office:value-type="float" office:value="-4.046286" calcext:value-type="float">
            <text:p>-4.046286</text:p>
          </table:table-cell>
          <table:table-cell office:value-type="float" office:value="0.369877" calcext:value-type="float">
            <text:p>0.369877</text:p>
          </table:table-cell>
          <table:table-cell office:value-type="float" office:value="-0.023158" calcext:value-type="float">
            <text:p>-0.02315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float" office:value="27.489778" calcext:value-type="float">
            <text:p>27.489778</text:p>
          </table:table-cell>
          <table:table-cell office:value-type="float" office:value="3.663976" calcext:value-type="float">
            <text:p>3.663976</text:p>
          </table:table-cell>
          <table:table-cell office:value-type="float" office:value="8.584967" calcext:value-type="float">
            <text:p>8.584967</text:p>
          </table:table-cell>
          <table:table-cell office:value-type="float" office:value="-0.046995" calcext:value-type="float">
            <text:p>-0.04699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21.42437" calcext:value-type="float">
            <text:p>21.42437</text:p>
          </table:table-cell>
          <table:table-cell office:value-type="float" office:value="-0.070564" calcext:value-type="float">
            <text:p>-0.070564</text:p>
          </table:table-cell>
          <table:table-cell office:value-type="float" office:value="2.369025" calcext:value-type="float">
            <text:p>2.369025</text:p>
          </table:table-cell>
          <table:table-cell office:value-type="float" office:value="-0.063156" calcext:value-type="float">
            <text:p>-0.06315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-4.981766" calcext:value-type="float">
            <text:p>-4.981766</text:p>
          </table:table-cell>
          <table:table-cell office:value-type="float" office:value="-4.040554" calcext:value-type="float">
            <text:p>-4.040554</text:p>
          </table:table-cell>
          <table:table-cell office:value-type="float" office:value="0.317047" calcext:value-type="float">
            <text:p>0.317047</text:p>
          </table:table-cell>
          <table:table-cell office:value-type="float" office:value="-0.035691" calcext:value-type="float">
            <text:p>-0.03569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27.784815" calcext:value-type="float">
            <text:p>27.784815</text:p>
          </table:table-cell>
          <table:table-cell office:value-type="float" office:value="3.674591" calcext:value-type="float">
            <text:p>3.674591</text:p>
          </table:table-cell>
          <table:table-cell office:value-type="float" office:value="8.651143" calcext:value-type="float">
            <text:p>8.651143</text:p>
          </table:table-cell>
          <table:table-cell office:value-type="float" office:value="-0.038408" calcext:value-type="float">
            <text:p>-0.03840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21.506204" calcext:value-type="float">
            <text:p>21.506204</text:p>
          </table:table-cell>
          <table:table-cell office:value-type="float" office:value="-0.092271" calcext:value-type="float">
            <text:p>-0.092271</text:p>
          </table:table-cell>
          <table:table-cell office:value-type="float" office:value="2.268515" calcext:value-type="float">
            <text:p>2.268515</text:p>
          </table:table-cell>
          <table:table-cell office:value-type="float" office:value="-0.083663" calcext:value-type="float">
            <text:p>-0.08366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office:value-type="float" office:value="-4.922624" calcext:value-type="float">
            <text:p>-4.922624</text:p>
          </table:table-cell>
          <table:table-cell office:value-type="float" office:value="-4.047875" calcext:value-type="float">
            <text:p>-4.047875</text:p>
          </table:table-cell>
          <table:table-cell office:value-type="float" office:value="0.531796" calcext:value-type="float">
            <text:p>0.531796</text:p>
          </table:table-cell>
          <table:table-cell office:value-type="float" office:value="-0.015917" calcext:value-type="float">
            <text:p>-0.01591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36" calcext:value-type="float">
            <text:p>6.36</text:p>
          </table:table-cell>
          <table:table-cell office:value-type="float" office:value="2" calcext:value-type="float">
            <text:p>2</text:p>
          </table:table-cell>
          <table:table-cell office:value-type="float" office:value="28.078398" calcext:value-type="float">
            <text:p>28.078398</text:p>
          </table:table-cell>
          <table:table-cell office:value-type="float" office:value="3.636862" calcext:value-type="float">
            <text:p>3.636862</text:p>
          </table:table-cell>
          <table:table-cell office:value-type="float" office:value="8.563624" calcext:value-type="float">
            <text:p>8.563624</text:p>
          </table:table-cell>
          <table:table-cell office:value-type="float" office:value="-0.053268" calcext:value-type="float">
            <text:p>-0.05326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21.549991" calcext:value-type="float">
            <text:p>21.549991</text:p>
          </table:table-cell>
          <table:table-cell office:value-type="float" office:value="-0.103994" calcext:value-type="float">
            <text:p>-0.103994</text:p>
          </table:table-cell>
          <table:table-cell office:value-type="float" office:value="2.127973" calcext:value-type="float">
            <text:p>2.127973</text:p>
          </table:table-cell>
          <table:table-cell office:value-type="float" office:value="-0.094899" calcext:value-type="float">
            <text:p>-0.09489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-4.882891" calcext:value-type="float">
            <text:p>-4.882891</text:p>
          </table:table-cell>
          <table:table-cell office:value-type="float" office:value="-4.045482" calcext:value-type="float">
            <text:p>-4.045482</text:p>
          </table:table-cell>
          <table:table-cell office:value-type="float" office:value="0.672653" calcext:value-type="float">
            <text:p>0.672653</text:p>
          </table:table-cell>
          <table:table-cell office:value-type="float" office:value="-0.002645" calcext:value-type="float">
            <text:p>-0.00264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28.331782" calcext:value-type="float">
            <text:p>28.331782</text:p>
          </table:table-cell>
          <table:table-cell office:value-type="float" office:value="3.622925" calcext:value-type="float">
            <text:p>3.622925</text:p>
          </table:table-cell>
          <table:table-cell office:value-type="float" office:value="8.424343" calcext:value-type="float">
            <text:p>8.424343</text:p>
          </table:table-cell>
          <table:table-cell office:value-type="float" office:value="-0.056757" calcext:value-type="float">
            <text:p>-0.0567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43" calcext:value-type="float">
            <text:p>6.43</text:p>
          </table:table-cell>
          <table:table-cell office:value-type="float" office:value="0" calcext:value-type="float">
            <text:p>0</text:p>
          </table:table-cell>
          <table:table-cell office:value-type="float" office:value="21.601213" calcext:value-type="float">
            <text:p>21.601213</text:p>
          </table:table-cell>
          <table:table-cell office:value-type="float" office:value="-0.094461" calcext:value-type="float">
            <text:p>-0.094461</text:p>
          </table:table-cell>
          <table:table-cell office:value-type="float" office:value="2.064244" calcext:value-type="float">
            <text:p>2.064244</text:p>
          </table:table-cell>
          <table:table-cell office:value-type="float" office:value="-0.085133" calcext:value-type="float">
            <text:p>-0.08513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-4.843208" calcext:value-type="float">
            <text:p>-4.843208</text:p>
          </table:table-cell>
          <table:table-cell office:value-type="float" office:value="-4.043911" calcext:value-type="float">
            <text:p>-4.043911</text:p>
          </table:table-cell>
          <table:table-cell office:value-type="float" office:value="0.756338" calcext:value-type="float">
            <text:p>0.756338</text:p>
          </table:table-cell>
          <table:table-cell office:value-type="float" office:value="0.007288" calcext:value-type="float">
            <text:p>0.00728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43" calcext:value-type="float">
            <text:p>6.43</text:p>
          </table:table-cell>
          <table:table-cell office:value-type="float" office:value="2" calcext:value-type="float">
            <text:p>2</text:p>
          </table:table-cell>
          <table:table-cell office:value-type="float" office:value="28.589564" calcext:value-type="float">
            <text:p>28.589564</text:p>
          </table:table-cell>
          <table:table-cell office:value-type="float" office:value="3.642452" calcext:value-type="float">
            <text:p>3.642452</text:p>
          </table:table-cell>
          <table:table-cell office:value-type="float" office:value="8.348824" calcext:value-type="float">
            <text:p>8.348824</text:p>
          </table:table-cell>
          <table:table-cell office:value-type="float" office:value="-0.045215" calcext:value-type="float">
            <text:p>-0.04521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office:value-type="float" office:value="21.656932" calcext:value-type="float">
            <text:p>21.656932</text:p>
          </table:table-cell>
          <table:table-cell office:value-type="float" office:value="-0.114877" calcext:value-type="float">
            <text:p>-0.114877</text:p>
          </table:table-cell>
          <table:table-cell office:value-type="float" office:value="2.016908" calcext:value-type="float">
            <text:p>2.016908</text:p>
          </table:table-cell>
          <table:table-cell office:value-type="float" office:value="-0.103903" calcext:value-type="float">
            <text:p>-0.10390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office:value-type="float" office:value="-4.812869" calcext:value-type="float">
            <text:p>-4.812869</text:p>
          </table:table-cell>
          <table:table-cell office:value-type="float" office:value="-4.046648" calcext:value-type="float">
            <text:p>-4.046648</text:p>
          </table:table-cell>
          <table:table-cell office:value-type="float" office:value="0.814324" calcext:value-type="float">
            <text:p>0.814324</text:p>
          </table:table-cell>
          <table:table-cell office:value-type="float" office:value="0.022257" calcext:value-type="float">
            <text:p>0.02225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46" calcext:value-type="float">
            <text:p>6.46</text:p>
          </table:table-cell>
          <table:table-cell office:value-type="float" office:value="2" calcext:value-type="float">
            <text:p>2</text:p>
          </table:table-cell>
          <table:table-cell office:value-type="float" office:value="28.855678" calcext:value-type="float">
            <text:p>28.855678</text:p>
          </table:table-cell>
          <table:table-cell office:value-type="float" office:value="3.616023" calcext:value-type="float">
            <text:p>3.616023</text:p>
          </table:table-cell>
          <table:table-cell office:value-type="float" office:value="8.306098" calcext:value-type="float">
            <text:p>8.306098</text:p>
          </table:table-cell>
          <table:table-cell office:value-type="float" office:value="-0.05316" calcext:value-type="float">
            <text:p>-0.0531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21.706173" calcext:value-type="float">
            <text:p>21.706173</text:p>
          </table:table-cell>
          <table:table-cell office:value-type="float" office:value="-0.079674" calcext:value-type="float">
            <text:p>-0.079674</text:p>
          </table:table-cell>
          <table:table-cell office:value-type="float" office:value="1.833358" calcext:value-type="float">
            <text:p>1.833358</text:p>
          </table:table-cell>
          <table:table-cell office:value-type="float" office:value="-0.069866" calcext:value-type="float">
            <text:p>-0.0698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-4.747306" calcext:value-type="float">
            <text:p>-4.747306</text:p>
          </table:table-cell>
          <table:table-cell office:value-type="float" office:value="-4.043053" calcext:value-type="float">
            <text:p>-4.043053</text:p>
          </table:table-cell>
          <table:table-cell office:value-type="float" office:value="1.040112" calcext:value-type="float">
            <text:p>1.040112</text:p>
          </table:table-cell>
          <table:table-cell office:value-type="float" office:value="0.067599" calcext:value-type="float">
            <text:p>0.06759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29.108552" calcext:value-type="float">
            <text:p>29.108552</text:p>
          </table:table-cell>
          <table:table-cell office:value-type="float" office:value="3.671612" calcext:value-type="float">
            <text:p>3.671612</text:p>
          </table:table-cell>
          <table:table-cell office:value-type="float" office:value="8.102118" calcext:value-type="float">
            <text:p>8.102118</text:p>
          </table:table-cell>
          <table:table-cell office:value-type="float" office:value="-0.028742" calcext:value-type="float">
            <text:p>-0.02874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53" calcext:value-type="float">
            <text:p>6.53</text:p>
          </table:table-cell>
          <table:table-cell office:value-type="float" office:value="0" calcext:value-type="float">
            <text:p>0</text:p>
          </table:table-cell>
          <table:table-cell office:value-type="float" office:value="21.755743" calcext:value-type="float">
            <text:p>21.755743</text:p>
          </table:table-cell>
          <table:table-cell office:value-type="float" office:value="-0.08774" calcext:value-type="float">
            <text:p>-0.08774</text:p>
          </table:table-cell>
          <table:table-cell office:value-type="float" office:value="1.722734" calcext:value-type="float">
            <text:p>1.722734</text:p>
          </table:table-cell>
          <table:table-cell office:value-type="float" office:value="-0.078016" calcext:value-type="float">
            <text:p>-0.07801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-4.69476" calcext:value-type="float">
            <text:p>-4.69476</text:p>
          </table:table-cell>
          <table:table-cell office:value-type="float" office:value="-4.038042" calcext:value-type="float">
            <text:p>-4.038042</text:p>
          </table:table-cell>
          <table:table-cell office:value-type="float" office:value="1.174173" calcext:value-type="float">
            <text:p>1.174173</text:p>
          </table:table-cell>
          <table:table-cell office:value-type="float" office:value="0.110755" calcext:value-type="float">
            <text:p>0.11075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53" calcext:value-type="float">
            <text:p>6.53</text:p>
          </table:table-cell>
          <table:table-cell office:value-type="float" office:value="2" calcext:value-type="float">
            <text:p>2</text:p>
          </table:table-cell>
          <table:table-cell office:value-type="float" office:value="29.36751" calcext:value-type="float">
            <text:p>29.36751</text:p>
          </table:table-cell>
          <table:table-cell office:value-type="float" office:value="3.659119" calcext:value-type="float">
            <text:p>3.659119</text:p>
          </table:table-cell>
          <table:table-cell office:value-type="float" office:value="7.994008" calcext:value-type="float">
            <text:p>7.994008</text:p>
          </table:table-cell>
          <table:table-cell office:value-type="float" office:value="-0.03305" calcext:value-type="float">
            <text:p>-0.0330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21.809742" calcext:value-type="float">
            <text:p>21.809742</text:p>
          </table:table-cell>
          <table:table-cell office:value-type="float" office:value="-0.091236" calcext:value-type="float">
            <text:p>-0.091236</text:p>
          </table:table-cell>
          <table:table-cell office:value-type="float" office:value="1.731029" calcext:value-type="float">
            <text:p>1.731029</text:p>
          </table:table-cell>
          <table:table-cell office:value-type="float" office:value="-0.080424" calcext:value-type="float">
            <text:p>-0.08042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56" calcext:value-type="float">
            <text:p>6.56</text:p>
          </table:table-cell>
          <table:table-cell office:value-type="float" office:value="1" calcext:value-type="float">
            <text:p>1</text:p>
          </table:table-cell>
          <table:table-cell office:value-type="float" office:value="-4.649629" calcext:value-type="float">
            <text:p>-4.649629</text:p>
          </table:table-cell>
          <table:table-cell office:value-type="float" office:value="-4.027735" calcext:value-type="float">
            <text:p>-4.027735</text:p>
          </table:table-cell>
          <table:table-cell office:value-type="float" office:value="1.190676" calcext:value-type="float">
            <text:p>1.190676</text:p>
          </table:table-cell>
          <table:table-cell office:value-type="float" office:value="0.129048" calcext:value-type="float">
            <text:p>0.12904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56" calcext:value-type="float">
            <text:p>6.56</text:p>
          </table:table-cell>
          <table:table-cell office:value-type="float" office:value="2" calcext:value-type="float">
            <text:p>2</text:p>
          </table:table-cell>
          <table:table-cell office:value-type="float" office:value="29.63024" calcext:value-type="float">
            <text:p>29.63024</text:p>
          </table:table-cell>
          <table:table-cell office:value-type="float" office:value="3.657849" calcext:value-type="float">
            <text:p>3.657849</text:p>
          </table:table-cell>
          <table:table-cell office:value-type="float" office:value="8.000163" calcext:value-type="float">
            <text:p>8.000163</text:p>
          </table:table-cell>
          <table:table-cell office:value-type="float" office:value="-0.030776" calcext:value-type="float">
            <text:p>-0.0307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21.843795" calcext:value-type="float">
            <text:p>21.843795</text:p>
          </table:table-cell>
          <table:table-cell office:value-type="float" office:value="-0.089797" calcext:value-type="float">
            <text:p>-0.089797</text:p>
          </table:table-cell>
          <table:table-cell office:value-type="float" office:value="1.604251" calcext:value-type="float">
            <text:p>1.604251</text:p>
          </table:table-cell>
          <table:table-cell office:value-type="float" office:value="-0.079505" calcext:value-type="float">
            <text:p>-0.07950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-4.585393" calcext:value-type="float">
            <text:p>-4.585393</text:p>
          </table:table-cell>
          <table:table-cell office:value-type="float" office:value="-4.020586" calcext:value-type="float">
            <text:p>-4.020586</text:p>
          </table:table-cell>
          <table:table-cell office:value-type="float" office:value="1.332915" calcext:value-type="float">
            <text:p>1.332915</text:p>
          </table:table-cell>
          <table:table-cell office:value-type="float" office:value="0.150931" calcext:value-type="float">
            <text:p>0.15093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29.872279" calcext:value-type="float">
            <text:p>29.872279</text:p>
          </table:table-cell>
          <table:table-cell office:value-type="float" office:value="3.658604" calcext:value-type="float">
            <text:p>3.658604</text:p>
          </table:table-cell>
          <table:table-cell office:value-type="float" office:value="7.871247" calcext:value-type="float">
            <text:p>7.871247</text:p>
          </table:table-cell>
          <table:table-cell office:value-type="float" office:value="-0.029247" calcext:value-type="float">
            <text:p>-0.02924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office:value-type="float" office:value="21.903775" calcext:value-type="float">
            <text:p>21.903775</text:p>
          </table:table-cell>
          <table:table-cell office:value-type="float" office:value="-0.078628" calcext:value-type="float">
            <text:p>-0.078628</text:p>
          </table:table-cell>
          <table:table-cell office:value-type="float" office:value="1.567404" calcext:value-type="float">
            <text:p>1.567404</text:p>
          </table:table-cell>
          <table:table-cell office:value-type="float" office:value="-0.066655" calcext:value-type="float">
            <text:p>-0.0666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-4.515078" calcext:value-type="float">
            <text:p>-4.515078</text:p>
          </table:table-cell>
          <table:table-cell office:value-type="float" office:value="-4.012964" calcext:value-type="float">
            <text:p>-4.012964</text:p>
          </table:table-cell>
          <table:table-cell office:value-type="float" office:value="1.440726" calcext:value-type="float">
            <text:p>1.440726</text:p>
          </table:table-cell>
          <table:table-cell office:value-type="float" office:value="0.156513" calcext:value-type="float">
            <text:p>0.15651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63" calcext:value-type="float">
            <text:p>6.63</text:p>
          </table:table-cell>
          <table:table-cell office:value-type="float" office:value="2" calcext:value-type="float">
            <text:p>2</text:p>
          </table:table-cell>
          <table:table-cell office:value-type="float" office:value="30.139294" calcext:value-type="float">
            <text:p>30.139294</text:p>
          </table:table-cell>
          <table:table-cell office:value-type="float" office:value="3.675504" calcext:value-type="float">
            <text:p>3.675504</text:p>
          </table:table-cell>
          <table:table-cell office:value-type="float" office:value="7.828635" calcext:value-type="float">
            <text:p>7.828635</text:p>
          </table:table-cell>
          <table:table-cell office:value-type="float" office:value="-0.020583" calcext:value-type="float">
            <text:p>-0.02058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66" calcext:value-type="float">
            <text:p>6.66</text:p>
          </table:table-cell>
          <table:table-cell office:value-type="float" office:value="0" calcext:value-type="float">
            <text:p>0</text:p>
          </table:table-cell>
          <table:table-cell office:value-type="float" office:value="21.945296" calcext:value-type="float">
            <text:p>21.945296</text:p>
          </table:table-cell>
          <table:table-cell office:value-type="float" office:value="-0.048868" calcext:value-type="float">
            <text:p>-0.048868</text:p>
          </table:table-cell>
          <table:table-cell office:value-type="float" office:value="1.512858" calcext:value-type="float">
            <text:p>1.512858</text:p>
          </table:table-cell>
          <table:table-cell office:value-type="float" office:value="-0.034652" calcext:value-type="float">
            <text:p>-0.03465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 office:value-type="float" office:value="-4.440639" calcext:value-type="float">
            <text:p>-4.440639</text:p>
          </table:table-cell>
          <table:table-cell office:value-type="float" office:value="-4.006335" calcext:value-type="float">
            <text:p>-4.006335</text:p>
          </table:table-cell>
          <table:table-cell office:value-type="float" office:value="1.533899" calcext:value-type="float">
            <text:p>1.533899</text:p>
          </table:table-cell>
          <table:table-cell office:value-type="float" office:value="0.14953" calcext:value-type="float">
            <text:p>0.1495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66" calcext:value-type="float">
            <text:p>6.66</text:p>
          </table:table-cell>
          <table:table-cell office:value-type="float" office:value="2" calcext:value-type="float">
            <text:p>2</text:p>
          </table:table-cell>
          <table:table-cell office:value-type="float" office:value="30.385191" calcext:value-type="float">
            <text:p>30.385191</text:p>
          </table:table-cell>
          <table:table-cell office:value-type="float" office:value="3.723038" calcext:value-type="float">
            <text:p>3.723038</text:p>
          </table:table-cell>
          <table:table-cell office:value-type="float" office:value="7.75978" calcext:value-type="float">
            <text:p>7.75978</text:p>
          </table:table-cell>
          <table:table-cell office:value-type="float" office:value="0.001208" calcext:value-type="float">
            <text:p>0.00120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21.997882" calcext:value-type="float">
            <text:p>21.997882</text:p>
          </table:table-cell>
          <table:table-cell office:value-type="float" office:value="-0.029076" calcext:value-type="float">
            <text:p>-0.029076</text:p>
          </table:table-cell>
          <table:table-cell office:value-type="float" office:value="1.503703" calcext:value-type="float">
            <text:p>1.503703</text:p>
          </table:table-cell>
          <table:table-cell office:value-type="float" office:value="-0.012493" calcext:value-type="float">
            <text:p>-0.01249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-4.384441" calcext:value-type="float">
            <text:p>-4.384441</text:p>
          </table:table-cell>
          <table:table-cell office:value-type="float" office:value="-3.992916" calcext:value-type="float">
            <text:p>-3.992916</text:p>
          </table:table-cell>
          <table:table-cell office:value-type="float" office:value="1.554718" calcext:value-type="float">
            <text:p>1.554718</text:p>
          </table:table-cell>
          <table:table-cell office:value-type="float" office:value="0.170021" calcext:value-type="float">
            <text:p>0.17002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30.643615" calcext:value-type="float">
            <text:p>30.643615</text:p>
          </table:table-cell>
          <table:table-cell office:value-type="float" office:value="3.757336" calcext:value-type="float">
            <text:p>3.757336</text:p>
          </table:table-cell>
          <table:table-cell office:value-type="float" office:value="7.741912" calcext:value-type="float">
            <text:p>7.741912</text:p>
          </table:table-cell>
          <table:table-cell office:value-type="float" office:value="0.016428" calcext:value-type="float">
            <text:p>0.01642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73" calcext:value-type="float">
            <text:p>6.73</text:p>
          </table:table-cell>
          <table:table-cell office:value-type="float" office:value="0" calcext:value-type="float">
            <text:p>0</text:p>
          </table:table-cell>
          <table:table-cell office:value-type="float" office:value="22.048207" calcext:value-type="float">
            <text:p>22.048207</text:p>
          </table:table-cell>
          <table:table-cell office:value-type="float" office:value="-0.063234" calcext:value-type="float">
            <text:p>-0.063234</text:p>
          </table:table-cell>
          <table:table-cell office:value-type="float" office:value="1.461667" calcext:value-type="float">
            <text:p>1.461667</text:p>
          </table:table-cell>
          <table:table-cell office:value-type="float" office:value="-0.049942" calcext:value-type="float">
            <text:p>-0.04994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 office:value-type="float" office:value="-4.280553" calcext:value-type="float">
            <text:p>-4.280553</text:p>
          </table:table-cell>
          <table:table-cell office:value-type="float" office:value="-3.99691" calcext:value-type="float">
            <text:p>-3.99691</text:p>
          </table:table-cell>
          <table:table-cell office:value-type="float" office:value="1.711638" calcext:value-type="float">
            <text:p>1.711638</text:p>
          </table:table-cell>
          <table:table-cell office:value-type="float" office:value="0.120707" calcext:value-type="float">
            <text:p>0.12070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73" calcext:value-type="float">
            <text:p>6.73</text:p>
          </table:table-cell>
          <table:table-cell office:value-type="float" office:value="2" calcext:value-type="float">
            <text:p>2</text:p>
          </table:table-cell>
          <table:table-cell office:value-type="float" office:value="30.907956" calcext:value-type="float">
            <text:p>30.907956</text:p>
          </table:table-cell>
          <table:table-cell office:value-type="float" office:value="3.686673" calcext:value-type="float">
            <text:p>3.686673</text:p>
          </table:table-cell>
          <table:table-cell office:value-type="float" office:value="7.719074" calcext:value-type="float">
            <text:p>7.719074</text:p>
          </table:table-cell>
          <table:table-cell office:value-type="float" office:value="-0.015066" calcext:value-type="float">
            <text:p>-0.0150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22.088605" calcext:value-type="float">
            <text:p>22.088605</text:p>
          </table:table-cell>
          <table:table-cell office:value-type="float" office:value="-0.046721" calcext:value-type="float">
            <text:p>-0.046721</text:p>
          </table:table-cell>
          <table:table-cell office:value-type="float" office:value="1.413495" calcext:value-type="float">
            <text:p>1.413495</text:p>
          </table:table-cell>
          <table:table-cell office:value-type="float" office:value="-0.030852" calcext:value-type="float">
            <text:p>-0.03085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-4.222194" calcext:value-type="float">
            <text:p>-4.222194</text:p>
          </table:table-cell>
          <table:table-cell office:value-type="float" office:value="-3.990884" calcext:value-type="float">
            <text:p>-3.990884</text:p>
          </table:table-cell>
          <table:table-cell office:value-type="float" office:value="1.740287" calcext:value-type="float">
            <text:p>1.740287</text:p>
          </table:table-cell>
          <table:table-cell office:value-type="float" office:value="0.125455" calcext:value-type="float">
            <text:p>0.12545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76" calcext:value-type="float">
            <text:p>6.76</text:p>
          </table:table-cell>
          <table:table-cell office:value-type="float" office:value="2" calcext:value-type="float">
            <text:p>2</text:p>
          </table:table-cell>
          <table:table-cell office:value-type="float" office:value="31.154142" calcext:value-type="float">
            <text:p>31.154142</text:p>
          </table:table-cell>
          <table:table-cell office:value-type="float" office:value="3.717107" calcext:value-type="float">
            <text:p>3.717107</text:p>
          </table:table-cell>
          <table:table-cell office:value-type="float" office:value="7.662244" calcext:value-type="float">
            <text:p>7.662244</text:p>
          </table:table-cell>
          <table:table-cell office:value-type="float" office:value="-0.000833" calcext:value-type="float">
            <text:p>-0.00083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2.131155" calcext:value-type="float">
            <text:p>22.131155</text:p>
          </table:table-cell>
          <table:table-cell office:value-type="float" office:value="-0.02119" calcext:value-type="float">
            <text:p>-0.02119</text:p>
          </table:table-cell>
          <table:table-cell office:value-type="float" office:value="1.309515" calcext:value-type="float">
            <text:p>1.309515</text:p>
          </table:table-cell>
          <table:table-cell office:value-type="float" office:value="-0.00056" calcext:value-type="float">
            <text:p>-0.0005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-4.160801" calcext:value-type="float">
            <text:p>-4.160801</text:p>
          </table:table-cell>
          <table:table-cell office:value-type="float" office:value="-3.95015" calcext:value-type="float">
            <text:p>-3.95015</text:p>
          </table:table-cell>
          <table:table-cell office:value-type="float" office:value="1.804473" calcext:value-type="float">
            <text:p>1.804473</text:p>
          </table:table-cell>
          <table:table-cell office:value-type="float" office:value="0.209423" calcext:value-type="float">
            <text:p>0.20942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31.401935" calcext:value-type="float">
            <text:p>31.401935</text:p>
          </table:table-cell>
          <table:table-cell office:value-type="float" office:value="3.761491" calcext:value-type="float">
            <text:p>3.761491</text:p>
          </table:table-cell>
          <table:table-cell office:value-type="float" office:value="7.548132" calcext:value-type="float">
            <text:p>7.548132</text:p>
          </table:table-cell>
          <table:table-cell office:value-type="float" office:value="0.018241" calcext:value-type="float">
            <text:p>0.0182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22.165377" calcext:value-type="float">
            <text:p>22.165377</text:p>
          </table:table-cell>
          <table:table-cell office:value-type="float" office:value="-0.009438" calcext:value-type="float">
            <text:p>-0.009438</text:p>
          </table:table-cell>
          <table:table-cell office:value-type="float" office:value="1.267132" calcext:value-type="float">
            <text:p>1.267132</text:p>
          </table:table-cell>
          <table:table-cell office:value-type="float" office:value="0.013125" calcext:value-type="float">
            <text:p>0.01312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-4.092858" calcext:value-type="float">
            <text:p>-4.092858</text:p>
          </table:table-cell>
          <table:table-cell office:value-type="float" office:value="-3.954283" calcext:value-type="float">
            <text:p>-3.954283</text:p>
          </table:table-cell>
          <table:table-cell office:value-type="float" office:value="1.848503" calcext:value-type="float">
            <text:p>1.848503</text:p>
          </table:table-cell>
          <table:table-cell office:value-type="float" office:value="0.17989" calcext:value-type="float">
            <text:p>0.1798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83" calcext:value-type="float">
            <text:p>6.83</text:p>
          </table:table-cell>
          <table:table-cell office:value-type="float" office:value="2" calcext:value-type="float">
            <text:p>2</text:p>
          </table:table-cell>
          <table:table-cell office:value-type="float" office:value="31.64282" calcext:value-type="float">
            <text:p>31.64282</text:p>
          </table:table-cell>
          <table:table-cell office:value-type="float" office:value="3.780677" calcext:value-type="float">
            <text:p>3.780677</text:p>
          </table:table-cell>
          <table:table-cell office:value-type="float" office:value="7.501294" calcext:value-type="float">
            <text:p>7.501294</text:p>
          </table:table-cell>
          <table:table-cell office:value-type="float" office:value="0.025984" calcext:value-type="float">
            <text:p>0.02598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86" calcext:value-type="float">
            <text:p>6.86</text:p>
          </table:table-cell>
          <table:table-cell office:value-type="float" office:value="0" calcext:value-type="float">
            <text:p>0</text:p>
          </table:table-cell>
          <table:table-cell office:value-type="float" office:value="22.209678" calcext:value-type="float">
            <text:p>22.209678</text:p>
          </table:table-cell>
          <table:table-cell office:value-type="float" office:value="0.009383" calcext:value-type="float">
            <text:p>0.009383</text:p>
          </table:table-cell>
          <table:table-cell office:value-type="float" office:value="1.266347" calcext:value-type="float">
            <text:p>1.266347</text:p>
          </table:table-cell>
          <table:table-cell office:value-type="float" office:value="0.03574" calcext:value-type="float">
            <text:p>0.0357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-4.001064" calcext:value-type="float">
            <text:p>-4.001064</text:p>
          </table:table-cell>
          <table:table-cell office:value-type="float" office:value="-3.961973" calcext:value-type="float">
            <text:p>-3.961973</text:p>
          </table:table-cell>
          <table:table-cell office:value-type="float" office:value="1.921613" calcext:value-type="float">
            <text:p>1.921613</text:p>
          </table:table-cell>
          <table:table-cell office:value-type="float" office:value="0.137791" calcext:value-type="float">
            <text:p>0.13779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86" calcext:value-type="float">
            <text:p>6.86</text:p>
          </table:table-cell>
          <table:table-cell office:value-type="float" office:value="2" calcext:value-type="float">
            <text:p>2</text:p>
          </table:table-cell>
          <table:table-cell office:value-type="float" office:value="31.893272" calcext:value-type="float">
            <text:p>31.893272</text:p>
          </table:table-cell>
          <table:table-cell office:value-type="float" office:value="3.808443" calcext:value-type="float">
            <text:p>3.808443</text:p>
          </table:table-cell>
          <table:table-cell office:value-type="float" office:value="7.495006" calcext:value-type="float">
            <text:p>7.495006</text:p>
          </table:table-cell>
          <table:table-cell office:value-type="float" office:value="0.037053" calcext:value-type="float">
            <text:p>0.03705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2.251702" calcext:value-type="float">
            <text:p>22.251702</text:p>
          </table:table-cell>
          <table:table-cell office:value-type="float" office:value="0.028761" calcext:value-type="float">
            <text:p>0.028761</text:p>
          </table:table-cell>
          <table:table-cell office:value-type="float" office:value="1.277098" calcext:value-type="float">
            <text:p>1.277098</text:p>
          </table:table-cell>
          <table:table-cell office:value-type="float" office:value="0.058803" calcext:value-type="float">
            <text:p>0.05880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-3.918193" calcext:value-type="float">
            <text:p>-3.918193</text:p>
          </table:table-cell>
          <table:table-cell office:value-type="float" office:value="-3.954942" calcext:value-type="float">
            <text:p>-3.954942</text:p>
          </table:table-cell>
          <table:table-cell office:value-type="float" office:value="1.945829" calcext:value-type="float">
            <text:p>1.945829</text:p>
          </table:table-cell>
          <table:table-cell office:value-type="float" office:value="0.130499" calcext:value-type="float">
            <text:p>0.13049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32.141505" calcext:value-type="float">
            <text:p>32.141505</text:p>
          </table:table-cell>
          <table:table-cell office:value-type="float" office:value="3.838399" calcext:value-type="float">
            <text:p>3.838399</text:p>
          </table:table-cell>
          <table:table-cell office:value-type="float" office:value="7.500534" calcext:value-type="float">
            <text:p>7.500534</text:p>
          </table:table-cell>
          <table:table-cell office:value-type="float" office:value="0.048562" calcext:value-type="float">
            <text:p>0.0485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office:value-type="float" office:value="22.281035" calcext:value-type="float">
            <text:p>22.281035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1.131703" calcext:value-type="float">
            <text:p>1.131703</text:p>
          </table:table-cell>
          <table:table-cell office:value-type="float" office:value="0.054008" calcext:value-type="float">
            <text:p>0.05400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93" calcext:value-type="float">
            <text:p>6.93</text:p>
          </table:table-cell>
          <table:table-cell office:value-type="float" office:value="1" calcext:value-type="float">
            <text:p>1</text:p>
          </table:table-cell>
          <table:table-cell office:value-type="float" office:value="-3.830302" calcext:value-type="float">
            <text:p>-3.830302</text:p>
          </table:table-cell>
          <table:table-cell office:value-type="float" office:value="-3.936221" calcext:value-type="float">
            <text:p>-3.936221</text:p>
          </table:table-cell>
          <table:table-cell office:value-type="float" office:value="2.081533" calcext:value-type="float">
            <text:p>2.081533</text:p>
          </table:table-cell>
          <table:table-cell office:value-type="float" office:value="0.150491" calcext:value-type="float">
            <text:p>0.15049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93" calcext:value-type="float">
            <text:p>6.93</text:p>
          </table:table-cell>
          <table:table-cell office:value-type="float" office:value="2" calcext:value-type="float">
            <text:p>2</text:p>
          </table:table-cell>
          <table:table-cell office:value-type="float" office:value="32.38094" calcext:value-type="float">
            <text:p>32.38094</text:p>
          </table:table-cell>
          <table:table-cell office:value-type="float" office:value="3.819718" calcext:value-type="float">
            <text:p>3.819718</text:p>
          </table:table-cell>
          <table:table-cell office:value-type="float" office:value="7.360701" calcext:value-type="float">
            <text:p>7.360701</text:p>
          </table:table-cell>
          <table:table-cell office:value-type="float" office:value="0.036785" calcext:value-type="float">
            <text:p>0.03678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22.300198" calcext:value-type="float">
            <text:p>22.300198</text:p>
          </table:table-cell>
          <table:table-cell office:value-type="float" office:value="0.066774" calcext:value-type="float">
            <text:p>0.066774</text:p>
          </table:table-cell>
          <table:table-cell office:value-type="float" office:value="1.055174" calcext:value-type="float">
            <text:p>1.055174</text:p>
          </table:table-cell>
          <table:table-cell office:value-type="float" office:value="0.107903" calcext:value-type="float">
            <text:p>0.10790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-3.757094" calcext:value-type="float">
            <text:p>-3.757094</text:p>
          </table:table-cell>
          <table:table-cell office:value-type="float" office:value="-3.904198" calcext:value-type="float">
            <text:p>-3.904198</text:p>
          </table:table-cell>
          <table:table-cell office:value-type="float" office:value="2.109804" calcext:value-type="float">
            <text:p>2.109804</text:p>
          </table:table-cell>
          <table:table-cell office:value-type="float" office:value="0.187975" calcext:value-type="float">
            <text:p>0.18797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6.96" calcext:value-type="float">
            <text:p>6.96</text:p>
          </table:table-cell>
          <table:table-cell office:value-type="float" office:value="2" calcext:value-type="float">
            <text:p>2</text:p>
          </table:table-cell>
          <table:table-cell office:value-type="float" office:value="32.602414" calcext:value-type="float">
            <text:p>32.602414</text:p>
          </table:table-cell>
          <table:table-cell office:value-type="float" office:value="3.896034" calcext:value-type="float">
            <text:p>3.896034</text:p>
          </table:table-cell>
          <table:table-cell office:value-type="float" office:value="7.268739" calcext:value-type="float">
            <text:p>7.268739</text:p>
          </table:table-cell>
          <table:table-cell office:value-type="float" office:value="0.069187" calcext:value-type="float">
            <text:p>0.0691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.31267" calcext:value-type="float">
            <text:p>22.31267</text:p>
          </table:table-cell>
          <table:table-cell office:value-type="float" office:value="0.086226" calcext:value-type="float">
            <text:p>0.086226</text:p>
          </table:table-cell>
          <table:table-cell office:value-type="float" office:value="0.858288" calcext:value-type="float">
            <text:p>0.858288</text:p>
          </table:table-cell>
          <table:table-cell office:value-type="float" office:value="0.135946" calcext:value-type="float">
            <text:p>0.13594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.631561" calcext:value-type="float">
            <text:p>-3.631561</text:p>
          </table:table-cell>
          <table:table-cell office:value-type="float" office:value="-3.896347" calcext:value-type="float">
            <text:p>-3.896347</text:p>
          </table:table-cell>
          <table:table-cell office:value-type="float" office:value="2.360099" calcext:value-type="float">
            <text:p>2.360099</text:p>
          </table:table-cell>
          <table:table-cell office:value-type="float" office:value="0.176336" calcext:value-type="float">
            <text:p>0.17633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.821382" calcext:value-type="float">
            <text:p>32.821382</text:p>
          </table:table-cell>
          <table:table-cell office:value-type="float" office:value="3.916814" calcext:value-type="float">
            <text:p>3.916814</text:p>
          </table:table-cell>
          <table:table-cell office:value-type="float" office:value="7.067752" calcext:value-type="float">
            <text:p>7.067752</text:p>
          </table:table-cell>
          <table:table-cell office:value-type="float" office:value="0.074639" calcext:value-type="float">
            <text:p>0.07463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22.336556" calcext:value-type="float">
            <text:p>22.336556</text:p>
          </table:table-cell>
          <table:table-cell office:value-type="float" office:value="0.086076" calcext:value-type="float">
            <text:p>0.086076</text:p>
          </table:table-cell>
          <table:table-cell office:value-type="float" office:value="0.729936" calcext:value-type="float">
            <text:p>0.729936</text:p>
          </table:table-cell>
          <table:table-cell office:value-type="float" office:value="0.13836" calcext:value-type="float">
            <text:p>0.1383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-3.499426" calcext:value-type="float">
            <text:p>-3.499426</text:p>
          </table:table-cell>
          <table:table-cell office:value-type="float" office:value="-3.897446" calcext:value-type="float">
            <text:p>-3.897446</text:p>
          </table:table-cell>
          <table:table-cell office:value-type="float" office:value="2.571751" calcext:value-type="float">
            <text:p>2.571751</text:p>
          </table:table-cell>
          <table:table-cell office:value-type="float" office:value="0.153099" calcext:value-type="float">
            <text:p>0.15309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03" calcext:value-type="float">
            <text:p>7.03</text:p>
          </table:table-cell>
          <table:table-cell office:value-type="float" office:value="2" calcext:value-type="float">
            <text:p>2</text:p>
          </table:table-cell>
          <table:table-cell office:value-type="float" office:value="33.055267" calcext:value-type="float">
            <text:p>33.055267</text:p>
          </table:table-cell>
          <table:table-cell office:value-type="float" office:value="3.898817" calcext:value-type="float">
            <text:p>3.898817</text:p>
          </table:table-cell>
          <table:table-cell office:value-type="float" office:value="6.943755" calcext:value-type="float">
            <text:p>6.943755</text:p>
          </table:table-cell>
          <table:table-cell office:value-type="float" office:value="0.061429" calcext:value-type="float">
            <text:p>0.06142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06" calcext:value-type="float">
            <text:p>7.06</text:p>
          </table:table-cell>
          <table:table-cell office:value-type="float" office:value="0" calcext:value-type="float">
            <text:p>0</text:p>
          </table:table-cell>
          <table:table-cell office:value-type="float" office:value="22.330769" calcext:value-type="float">
            <text:p>22.330769</text:p>
          </table:table-cell>
          <table:table-cell office:value-type="float" office:value="0.065965" calcext:value-type="float">
            <text:p>0.065965</text:p>
          </table:table-cell>
          <table:table-cell office:value-type="float" office:value="0.614387" calcext:value-type="float">
            <text:p>0.614387</text:p>
          </table:table-cell>
          <table:table-cell office:value-type="float" office:value="0.112818" calcext:value-type="float">
            <text:p>0.1128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-3.405294" calcext:value-type="float">
            <text:p>-3.405294</text:p>
          </table:table-cell>
          <table:table-cell office:value-type="float" office:value="-3.901935" calcext:value-type="float">
            <text:p>-3.901935</text:p>
          </table:table-cell>
          <table:table-cell office:value-type="float" office:value="2.639" calcext:value-type="float">
            <text:p>2.639</text:p>
          </table:table-cell>
          <table:table-cell office:value-type="float" office:value="0.137689" calcext:value-type="float">
            <text:p>0.13768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06" calcext:value-type="float">
            <text:p>7.06</text:p>
          </table:table-cell>
          <table:table-cell office:value-type="float" office:value="2" calcext:value-type="float">
            <text:p>2</text:p>
          </table:table-cell>
          <table:table-cell office:value-type="float" office:value="33.262001" calcext:value-type="float">
            <text:p>33.262001</text:p>
          </table:table-cell>
          <table:table-cell office:value-type="float" office:value="3.851342" calcext:value-type="float">
            <text:p>3.851342</text:p>
          </table:table-cell>
          <table:table-cell office:value-type="float" office:value="6.839434" calcext:value-type="float">
            <text:p>6.839434</text:p>
          </table:table-cell>
          <table:table-cell office:value-type="float" office:value="0.036082" calcext:value-type="float">
            <text:p>0.0360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22.339767" calcext:value-type="float">
            <text:p>22.339767</text:p>
          </table:table-cell>
          <table:table-cell office:value-type="float" office:value="0.053894" calcext:value-type="float">
            <text:p>0.053894</text:p>
          </table:table-cell>
          <table:table-cell office:value-type="float" office:value="0.557807" calcext:value-type="float">
            <text:p>0.557807</text:p>
          </table:table-cell>
          <table:table-cell office:value-type="float" office:value="0.097332" calcext:value-type="float">
            <text:p>0.09733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-3.311275" calcext:value-type="float">
            <text:p>-3.311275</text:p>
          </table:table-cell>
          <table:table-cell office:value-type="float" office:value="-3.890269" calcext:value-type="float">
            <text:p>-3.890269</text:p>
          </table:table-cell>
          <table:table-cell office:value-type="float" office:value="2.676562" calcext:value-type="float">
            <text:p>2.676562</text:p>
          </table:table-cell>
          <table:table-cell office:value-type="float" office:value="0.142402" calcext:value-type="float">
            <text:p>0.14240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33.482409" calcext:value-type="float">
            <text:p>33.482409</text:p>
          </table:table-cell>
          <table:table-cell office:value-type="float" office:value="3.820973" calcext:value-type="float">
            <text:p>3.820973</text:p>
          </table:table-cell>
          <table:table-cell office:value-type="float" office:value="6.791418" calcext:value-type="float">
            <text:p>6.791418</text:p>
          </table:table-cell>
          <table:table-cell office:value-type="float" office:value="0.019198" calcext:value-type="float">
            <text:p>0.01919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13" calcext:value-type="float">
            <text:p>7.13</text:p>
          </table:table-cell>
          <table:table-cell office:value-type="float" office:value="0" calcext:value-type="float">
            <text:p>0</text:p>
          </table:table-cell>
          <table:table-cell office:value-type="float" office:value="22.355764" calcext:value-type="float">
            <text:p>22.355764</text:p>
          </table:table-cell>
          <table:table-cell office:value-type="float" office:value="0.041961" calcext:value-type="float">
            <text:p>0.041961</text:p>
          </table:table-cell>
          <table:table-cell office:value-type="float" office:value="0.548195" calcext:value-type="float">
            <text:p>0.548195</text:p>
          </table:table-cell>
          <table:table-cell office:value-type="float" office:value="0.080718" calcext:value-type="float">
            <text:p>0.0807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 office:value-type="float" office:value="-3.19137" calcext:value-type="float">
            <text:p>-3.19137</text:p>
          </table:table-cell>
          <table:table-cell office:value-type="float" office:value="-3.924992" calcext:value-type="float">
            <text:p>-3.924992</text:p>
          </table:table-cell>
          <table:table-cell office:value-type="float" office:value="2.769343" calcext:value-type="float">
            <text:p>2.769343</text:p>
          </table:table-cell>
          <table:table-cell office:value-type="float" office:value="0.088707" calcext:value-type="float">
            <text:p>0.08870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13" calcext:value-type="float">
            <text:p>7.13</text:p>
          </table:table-cell>
          <table:table-cell office:value-type="float" office:value="2" calcext:value-type="float">
            <text:p>2</text:p>
          </table:table-cell>
          <table:table-cell office:value-type="float" office:value="33.70967" calcext:value-type="float">
            <text:p>33.70967</text:p>
          </table:table-cell>
          <table:table-cell office:value-type="float" office:value="3.787035" calcext:value-type="float">
            <text:p>3.787035</text:p>
          </table:table-cell>
          <table:table-cell office:value-type="float" office:value="6.790656" calcext:value-type="float">
            <text:p>6.790656</text:p>
          </table:table-cell>
          <table:table-cell office:value-type="float" office:value="0.001466" calcext:value-type="float">
            <text:p>0.0014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22.364382" calcext:value-type="float">
            <text:p>22.364382</text:p>
          </table:table-cell>
          <table:table-cell office:value-type="float" office:value="0.063472" calcext:value-type="float">
            <text:p>0.063472</text:p>
          </table:table-cell>
          <table:table-cell office:value-type="float" office:value="0.468907" calcext:value-type="float">
            <text:p>0.468907</text:p>
          </table:table-cell>
          <table:table-cell office:value-type="float" office:value="0.114563" calcext:value-type="float">
            <text:p>0.11456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-3.06339" calcext:value-type="float">
            <text:p>-3.06339</text:p>
          </table:table-cell>
          <table:table-cell office:value-type="float" office:value="-3.915823" calcext:value-type="float">
            <text:p>-3.915823</text:p>
          </table:table-cell>
          <table:table-cell office:value-type="float" office:value="2.899316" calcext:value-type="float">
            <text:p>2.899316</text:p>
          </table:table-cell>
          <table:table-cell office:value-type="float" office:value="0.089541" calcext:value-type="float">
            <text:p>0.08954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16" calcext:value-type="float">
            <text:p>7.16</text:p>
          </table:table-cell>
          <table:table-cell office:value-type="float" office:value="2" calcext:value-type="float">
            <text:p>2</text:p>
          </table:table-cell>
          <table:table-cell office:value-type="float" office:value="33.923072" calcext:value-type="float">
            <text:p>33.923072</text:p>
          </table:table-cell>
          <table:table-cell office:value-type="float" office:value="3.826526" calcext:value-type="float">
            <text:p>3.826526</text:p>
          </table:table-cell>
          <table:table-cell office:value-type="float" office:value="6.702167" calcext:value-type="float">
            <text:p>6.702167</text:p>
          </table:table-cell>
          <table:table-cell office:value-type="float" office:value="0.018329" calcext:value-type="float">
            <text:p>0.01832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22.372603" calcext:value-type="float">
            <text:p>22.372603</text:p>
          </table:table-cell>
          <table:table-cell office:value-type="float" office:value="0.070996" calcext:value-type="float">
            <text:p>0.070996</text:p>
          </table:table-cell>
          <table:table-cell office:value-type="float" office:value="0.349929" calcext:value-type="float">
            <text:p>0.349929</text:p>
          </table:table-cell>
          <table:table-cell office:value-type="float" office:value="0.129349" calcext:value-type="float">
            <text:p>0.12934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-2.948723" calcext:value-type="float">
            <text:p>-2.948723</text:p>
          </table:table-cell>
          <table:table-cell office:value-type="float" office:value="-3.898402" calcext:value-type="float">
            <text:p>-3.898402</text:p>
          </table:table-cell>
          <table:table-cell office:value-type="float" office:value="3.010047" calcext:value-type="float">
            <text:p>3.010047</text:p>
          </table:table-cell>
          <table:table-cell office:value-type="float" office:value="0.106213" calcext:value-type="float">
            <text:p>0.10621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  <table:table-cell office:value-type="float" office:value="34.138913" calcext:value-type="float">
            <text:p>34.138913</text:p>
          </table:table-cell>
          <table:table-cell office:value-type="float" office:value="3.836959" calcext:value-type="float">
            <text:p>3.836959</text:p>
          </table:table-cell>
          <table:table-cell office:value-type="float" office:value="6.582064" calcext:value-type="float">
            <text:p>6.582064</text:p>
          </table:table-cell>
          <table:table-cell office:value-type="float" office:value="0.020277" calcext:value-type="float">
            <text:p>0.02027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22.374549" calcext:value-type="float">
            <text:p>22.374549</text:p>
          </table:table-cell>
          <table:table-cell office:value-type="float" office:value="0.053328" calcext:value-type="float">
            <text:p>0.053328</text:p>
          </table:table-cell>
          <table:table-cell office:value-type="float" office:value="0.260644" calcext:value-type="float">
            <text:p>0.260644</text:p>
          </table:table-cell>
          <table:table-cell office:value-type="float" office:value="0.104621" calcext:value-type="float">
            <text:p>0.10462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23" calcext:value-type="float">
            <text:p>7.23</text:p>
          </table:table-cell>
          <table:table-cell office:value-type="float" office:value="1" calcext:value-type="float">
            <text:p>1</text:p>
          </table:table-cell>
          <table:table-cell office:value-type="float" office:value="-2.809447" calcext:value-type="float">
            <text:p>-2.809447</text:p>
          </table:table-cell>
          <table:table-cell office:value-type="float" office:value="-3.916433" calcext:value-type="float">
            <text:p>-3.916433</text:p>
          </table:table-cell>
          <table:table-cell office:value-type="float" office:value="3.163455" calcext:value-type="float">
            <text:p>3.163455</text:p>
          </table:table-cell>
          <table:table-cell office:value-type="float" office:value="0.082523" calcext:value-type="float">
            <text:p>0.08252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23" calcext:value-type="float">
            <text:p>7.23</text:p>
          </table:table-cell>
          <table:table-cell office:value-type="float" office:value="2" calcext:value-type="float">
            <text:p>2</text:p>
          </table:table-cell>
          <table:table-cell office:value-type="float" office:value="34.353966" calcext:value-type="float">
            <text:p>34.353966</text:p>
          </table:table-cell>
          <table:table-cell office:value-type="float" office:value="3.783503" calcext:value-type="float">
            <text:p>3.783503</text:p>
          </table:table-cell>
          <table:table-cell office:value-type="float" office:value="6.508741" calcext:value-type="float">
            <text:p>6.508741</text:p>
          </table:table-cell>
          <table:table-cell office:value-type="float" office:value="-0.00814" calcext:value-type="float">
            <text:p>-0.0081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26" calcext:value-type="float">
            <text:p>7.26</text:p>
          </table:table-cell>
          <table:table-cell office:value-type="float" office:value="0" calcext:value-type="float">
            <text:p>0</text:p>
          </table:table-cell>
          <table:table-cell office:value-type="float" office:value="22.362981" calcext:value-type="float">
            <text:p>22.362981</text:p>
          </table:table-cell>
          <table:table-cell office:value-type="float" office:value="0.035918" calcext:value-type="float">
            <text:p>0.035918</text:p>
          </table:table-cell>
          <table:table-cell office:value-type="float" office:value="0.214711" calcext:value-type="float">
            <text:p>0.214711</text:p>
          </table:table-cell>
          <table:table-cell office:value-type="float" office:value="0.079365" calcext:value-type="float">
            <text:p>0.0793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-2.705194" calcext:value-type="float">
            <text:p>-2.705194</text:p>
          </table:table-cell>
          <table:table-cell office:value-type="float" office:value="-3.926381" calcext:value-type="float">
            <text:p>-3.926381</text:p>
          </table:table-cell>
          <table:table-cell office:value-type="float" office:value="3.173354" calcext:value-type="float">
            <text:p>3.173354</text:p>
          </table:table-cell>
          <table:table-cell office:value-type="float" office:value="0.071411" calcext:value-type="float">
            <text:p>0.07141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26" calcext:value-type="float">
            <text:p>7.26</text:p>
          </table:table-cell>
          <table:table-cell office:value-type="float" office:value="2" calcext:value-type="float">
            <text:p>2</text:p>
          </table:table-cell>
          <table:table-cell office:value-type="float" office:value="34.554566" calcext:value-type="float">
            <text:p>34.554566</text:p>
          </table:table-cell>
          <table:table-cell office:value-type="float" office:value="3.739747" calcext:value-type="float">
            <text:p>3.739747</text:p>
          </table:table-cell>
          <table:table-cell office:value-type="float" office:value="6.4766" calcext:value-type="float">
            <text:p>6.4766</text:p>
          </table:table-cell>
          <table:table-cell office:value-type="float" office:value="-0.029332" calcext:value-type="float">
            <text:p>-0.02933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2.351272" calcext:value-type="float">
            <text:p>22.351272</text:p>
          </table:table-cell>
          <table:table-cell office:value-type="float" office:value="0.037169" calcext:value-type="float">
            <text:p>0.037169</text:p>
          </table:table-cell>
          <table:table-cell office:value-type="float" office:value="0.131824" calcext:value-type="float">
            <text:p>0.131824</text:p>
          </table:table-cell>
          <table:table-cell office:value-type="float" office:value="0.084683" calcext:value-type="float">
            <text:p>0.08468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-2.587515" calcext:value-type="float">
            <text:p>-2.587515</text:p>
          </table:table-cell>
          <table:table-cell office:value-type="float" office:value="-3.927994" calcext:value-type="float">
            <text:p>-3.927994</text:p>
          </table:table-cell>
          <table:table-cell office:value-type="float" office:value="3.24098" calcext:value-type="float">
            <text:p>3.24098</text:p>
          </table:table-cell>
          <table:table-cell office:value-type="float" office:value="0.070505" calcext:value-type="float">
            <text:p>0.07050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34.750665" calcext:value-type="float">
            <text:p>34.750665</text:p>
          </table:table-cell>
          <table:table-cell office:value-type="float" office:value="3.74257" calcext:value-type="float">
            <text:p>3.74257</text:p>
          </table:table-cell>
          <table:table-cell office:value-type="float" office:value="6.393498" calcext:value-type="float">
            <text:p>6.393498</text:p>
          </table:table-cell>
          <table:table-cell office:value-type="float" office:value="-0.027963" calcext:value-type="float">
            <text:p>-0.02796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22.364069" calcext:value-type="float">
            <text:p>22.364069</text:p>
          </table:table-cell>
          <table:table-cell office:value-type="float" office:value="0.034213" calcext:value-type="float">
            <text:p>0.034213</text:p>
          </table:table-cell>
          <table:table-cell office:value-type="float" office:value="0.143038" calcext:value-type="float">
            <text:p>0.143038</text:p>
          </table:table-cell>
          <table:table-cell office:value-type="float" office:value="0.08033" calcext:value-type="float">
            <text:p>0.0803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office:value-type="float" office:value="-2.449611" calcext:value-type="float">
            <text:p>-2.449611</text:p>
          </table:table-cell>
          <table:table-cell office:value-type="float" office:value="-3.941762" calcext:value-type="float">
            <text:p>-3.941762</text:p>
          </table:table-cell>
          <table:table-cell office:value-type="float" office:value="3.329552" calcext:value-type="float">
            <text:p>3.329552</text:p>
          </table:table-cell>
          <table:table-cell office:value-type="float" office:value="0.051949" calcext:value-type="float">
            <text:p>0.05194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33" calcext:value-type="float">
            <text:p>7.33</text:p>
          </table:table-cell>
          <table:table-cell office:value-type="float" office:value="2" calcext:value-type="float">
            <text:p>2</text:p>
          </table:table-cell>
          <table:table-cell office:value-type="float" office:value="34.972985" calcext:value-type="float">
            <text:p>34.972985</text:p>
          </table:table-cell>
          <table:table-cell office:value-type="float" office:value="3.728875" calcext:value-type="float">
            <text:p>3.728875</text:p>
          </table:table-cell>
          <table:table-cell office:value-type="float" office:value="6.409737" calcext:value-type="float">
            <text:p>6.409737</text:p>
          </table:table-cell>
          <table:table-cell office:value-type="float" office:value="-0.034376" calcext:value-type="float">
            <text:p>-0.0343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22.377214" calcext:value-type="float">
            <text:p>22.377214</text:p>
          </table:table-cell>
          <table:table-cell office:value-type="float" office:value="0.023458" calcext:value-type="float">
            <text:p>0.023458</text:p>
          </table:table-cell>
          <table:table-cell office:value-type="float" office:value="0.143286" calcext:value-type="float">
            <text:p>0.143286</text:p>
          </table:table-cell>
          <table:table-cell office:value-type="float" office:value="0.061639" calcext:value-type="float">
            <text:p>0.06163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2.314966" calcext:value-type="float">
            <text:p>-2.314966</text:p>
          </table:table-cell>
          <table:table-cell office:value-type="float" office:value="-3.959473" calcext:value-type="float">
            <text:p>-3.959473</text:p>
          </table:table-cell>
          <table:table-cell office:value-type="float" office:value="3.407137" calcext:value-type="float">
            <text:p>3.407137</text:p>
          </table:table-cell>
          <table:table-cell office:value-type="float" office:value="0.033699" calcext:value-type="float">
            <text:p>0.03369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36" calcext:value-type="float">
            <text:p>7.36</text:p>
          </table:table-cell>
          <table:table-cell office:value-type="float" office:value="2" calcext:value-type="float">
            <text:p>2</text:p>
          </table:table-cell>
          <table:table-cell office:value-type="float" office:value="35.197616" calcext:value-type="float">
            <text:p>35.197616</text:p>
          </table:table-cell>
          <table:table-cell office:value-type="float" office:value="3.693089" calcext:value-type="float">
            <text:p>3.693089</text:p>
          </table:table-cell>
          <table:table-cell office:value-type="float" office:value="6.422592" calcext:value-type="float">
            <text:p>6.422592</text:p>
          </table:table-cell>
          <table:table-cell office:value-type="float" office:value="-0.05133" calcext:value-type="float">
            <text:p>-0.0513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22.3806" calcext:value-type="float">
            <text:p>22.3806</text:p>
          </table:table-cell>
          <table:table-cell office:value-type="float" office:value="0.039937" calcext:value-type="float">
            <text:p>0.039937</text:p>
          </table:table-cell>
          <table:table-cell office:value-type="float" office:value="0.155386" calcext:value-type="float">
            <text:p>0.155386</text:p>
          </table:table-cell>
          <table:table-cell office:value-type="float" office:value="0.092971" calcext:value-type="float">
            <text:p>0.09297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-2.179902" calcext:value-type="float">
            <text:p>-2.179902</text:p>
          </table:table-cell>
          <table:table-cell office:value-type="float" office:value="-3.956348" calcext:value-type="float">
            <text:p>-3.956348</text:p>
          </table:table-cell>
          <table:table-cell office:value-type="float" office:value="3.447519" calcext:value-type="float">
            <text:p>3.447519</text:p>
          </table:table-cell>
          <table:table-cell office:value-type="float" office:value="0.027781" calcext:value-type="float">
            <text:p>0.02778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35.404868" calcext:value-type="float">
            <text:p>35.404868</text:p>
          </table:table-cell>
          <table:table-cell office:value-type="float" office:value="3.743386" calcext:value-type="float">
            <text:p>3.743386</text:p>
          </table:table-cell>
          <table:table-cell office:value-type="float" office:value="6.416332" calcext:value-type="float">
            <text:p>6.416332</text:p>
          </table:table-cell>
          <table:table-cell office:value-type="float" office:value="-0.024376" calcext:value-type="float">
            <text:p>-0.0243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43" calcext:value-type="float">
            <text:p>7.43</text:p>
          </table:table-cell>
          <table:table-cell office:value-type="float" office:value="0" calcext:value-type="float">
            <text:p>0</text:p>
          </table:table-cell>
          <table:table-cell office:value-type="float" office:value="22.367033" calcext:value-type="float">
            <text:p>22.367033</text:p>
          </table:table-cell>
          <table:table-cell office:value-type="float" office:value="0.033884" calcext:value-type="float">
            <text:p>0.033884</text:p>
          </table:table-cell>
          <table:table-cell office:value-type="float" office:value="0.079627" calcext:value-type="float">
            <text:p>0.079627</text:p>
          </table:table-cell>
          <table:table-cell office:value-type="float" office:value="0.085175" calcext:value-type="float">
            <text:p>0.08517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43" calcext:value-type="float">
            <text:p>7.43</text:p>
          </table:table-cell>
          <table:table-cell office:value-type="float" office:value="1" calcext:value-type="float">
            <text:p>1</text:p>
          </table:table-cell>
          <table:table-cell office:value-type="float" office:value="-2.062956" calcext:value-type="float">
            <text:p>-2.062956</text:p>
          </table:table-cell>
          <table:table-cell office:value-type="float" office:value="-3.951524" calcext:value-type="float">
            <text:p>-3.951524</text:p>
          </table:table-cell>
          <table:table-cell office:value-type="float" office:value="3.46006" calcext:value-type="float">
            <text:p>3.46006</text:p>
          </table:table-cell>
          <table:table-cell office:value-type="float" office:value="0.032583" calcext:value-type="float">
            <text:p>0.03258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43" calcext:value-type="float">
            <text:p>7.43</text:p>
          </table:table-cell>
          <table:table-cell office:value-type="float" office:value="2" calcext:value-type="float">
            <text:p>2</text:p>
          </table:table-cell>
          <table:table-cell office:value-type="float" office:value="35.601123" calcext:value-type="float">
            <text:p>35.601123</text:p>
          </table:table-cell>
          <table:table-cell office:value-type="float" office:value="3.726144" calcext:value-type="float">
            <text:p>3.726144</text:p>
          </table:table-cell>
          <table:table-cell office:value-type="float" office:value="6.347004" calcext:value-type="float">
            <text:p>6.347004</text:p>
          </table:table-cell>
          <table:table-cell office:value-type="float" office:value="-0.03248" calcext:value-type="float">
            <text:p>-0.0324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46" calcext:value-type="float">
            <text:p>7.46</text:p>
          </table:table-cell>
          <table:table-cell office:value-type="float" office:value="0" calcext:value-type="float">
            <text:p>0</text:p>
          </table:table-cell>
          <table:table-cell office:value-type="float" office:value="22.363904" calcext:value-type="float">
            <text:p>22.363904</text:p>
          </table:table-cell>
          <table:table-cell office:value-type="float" office:value="0.025419" calcext:value-type="float">
            <text:p>0.025419</text:p>
          </table:table-cell>
          <table:table-cell office:value-type="float" office:value="-0.006021" calcext:value-type="float">
            <text:p>-0.006021</text:p>
          </table:table-cell>
          <table:table-cell office:value-type="float" office:value="0.071197" calcext:value-type="float">
            <text:p>0.07119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office:value-type="float" office:value="-1.919375" calcext:value-type="float">
            <text:p>-1.919375</text:p>
          </table:table-cell>
          <table:table-cell office:value-type="float" office:value="-3.958358" calcext:value-type="float">
            <text:p>-3.958358</text:p>
          </table:table-cell>
          <table:table-cell office:value-type="float" office:value="3.567477" calcext:value-type="float">
            <text:p>3.567477</text:p>
          </table:table-cell>
          <table:table-cell office:value-type="float" office:value="0.029948" calcext:value-type="float">
            <text:p>0.02994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46" calcext:value-type="float">
            <text:p>7.46</text:p>
          </table:table-cell>
          <table:table-cell office:value-type="float" office:value="2" calcext:value-type="float">
            <text:p>2</text:p>
          </table:table-cell>
          <table:table-cell office:value-type="float" office:value="35.808928" calcext:value-type="float">
            <text:p>35.808928</text:p>
          </table:table-cell>
          <table:table-cell office:value-type="float" office:value="3.695055" calcext:value-type="float">
            <text:p>3.695055</text:p>
          </table:table-cell>
          <table:table-cell office:value-type="float" office:value="6.27282" calcext:value-type="float">
            <text:p>6.27282</text:p>
          </table:table-cell>
          <table:table-cell office:value-type="float" office:value="-0.048018" calcext:value-type="float">
            <text:p>-0.0480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2.367512" calcext:value-type="float">
            <text:p>22.367512</text:p>
          </table:table-cell>
          <table:table-cell office:value-type="float" office:value="0.015111" calcext:value-type="float">
            <text:p>0.015111</text:p>
          </table:table-cell>
          <table:table-cell office:value-type="float" office:value="-0.03414" calcext:value-type="float">
            <text:p>-0.03414</text:p>
          </table:table-cell>
          <table:table-cell office:value-type="float" office:value="0.05155" calcext:value-type="float">
            <text:p>0.051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-1.770509" calcext:value-type="float">
            <text:p>-1.770509</text:p>
          </table:table-cell>
          <table:table-cell office:value-type="float" office:value="-3.965896" calcext:value-type="float">
            <text:p>-3.965896</text:p>
          </table:table-cell>
          <table:table-cell office:value-type="float" office:value="3.660117" calcext:value-type="float">
            <text:p>3.660117</text:p>
          </table:table-cell>
          <table:table-cell office:value-type="float" office:value="0.02086" calcext:value-type="float">
            <text:p>0.0208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36.025562" calcext:value-type="float">
            <text:p>36.025562</text:p>
          </table:table-cell>
          <table:table-cell office:value-type="float" office:value="3.657411" calcext:value-type="float">
            <text:p>3.657411</text:p>
          </table:table-cell>
          <table:table-cell office:value-type="float" office:value="6.270853" calcext:value-type="float">
            <text:p>6.270853</text:p>
          </table:table-cell>
          <table:table-cell office:value-type="float" office:value="-0.06523" calcext:value-type="float">
            <text:p>-0.065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53" calcext:value-type="float">
            <text:p>7.53</text:p>
          </table:table-cell>
          <table:table-cell office:value-type="float" office:value="0" calcext:value-type="float">
            <text:p>0</text:p>
          </table:table-cell>
          <table:table-cell office:value-type="float" office:value="22.350151" calcext:value-type="float">
            <text:p>22.350151</text:p>
          </table:table-cell>
          <table:table-cell office:value-type="float" office:value="0.007675" calcext:value-type="float">
            <text:p>0.007675</text:p>
          </table:table-cell>
          <table:table-cell office:value-type="float" office:value="-0.153549" calcext:value-type="float">
            <text:p>-0.153549</text:p>
          </table:table-cell>
          <table:table-cell office:value-type="float" office:value="0.039329" calcext:value-type="float">
            <text:p>0.03932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-1.616234" calcext:value-type="float">
            <text:p>-1.616234</text:p>
          </table:table-cell>
          <table:table-cell office:value-type="float" office:value="-3.982459" calcext:value-type="float">
            <text:p>-3.982459</text:p>
          </table:table-cell>
          <table:table-cell office:value-type="float" office:value="3.788039" calcext:value-type="float">
            <text:p>3.788039</text:p>
          </table:table-cell>
          <table:table-cell office:value-type="float" office:value="0.015248" calcext:value-type="float">
            <text:p>0.01524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53" calcext:value-type="float">
            <text:p>7.53</text:p>
          </table:table-cell>
          <table:table-cell office:value-type="float" office:value="2" calcext:value-type="float">
            <text:p>2</text:p>
          </table:table-cell>
          <table:table-cell office:value-type="float" office:value="36.221304" calcext:value-type="float">
            <text:p>36.221304</text:p>
          </table:table-cell>
          <table:table-cell office:value-type="float" office:value="3.631521" calcext:value-type="float">
            <text:p>3.631521</text:p>
          </table:table-cell>
          <table:table-cell office:value-type="float" office:value="6.183106" calcext:value-type="float">
            <text:p>6.183106</text:p>
          </table:table-cell>
          <table:table-cell office:value-type="float" office:value="-0.076618" calcext:value-type="float">
            <text:p>-0.0766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22.340012" calcext:value-type="float">
            <text:p>22.340012</text:p>
          </table:table-cell>
          <table:table-cell office:value-type="float" office:value="0.009861" calcext:value-type="float">
            <text:p>0.009861</text:p>
          </table:table-cell>
          <table:table-cell office:value-type="float" office:value="-0.210367" calcext:value-type="float">
            <text:p>-0.210367</text:p>
          </table:table-cell>
          <table:table-cell office:value-type="float" office:value="0.04542" calcext:value-type="float">
            <text:p>0.0454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-1.442803" calcext:value-type="float">
            <text:p>-1.442803</text:p>
          </table:table-cell>
          <table:table-cell office:value-type="float" office:value="-3.986777" calcext:value-type="float">
            <text:p>-3.986777</text:p>
          </table:table-cell>
          <table:table-cell office:value-type="float" office:value="3.935846" calcext:value-type="float">
            <text:p>3.935846</text:p>
          </table:table-cell>
          <table:table-cell office:value-type="float" office:value="0.010035" calcext:value-type="float">
            <text:p>0.01003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56" calcext:value-type="float">
            <text:p>7.56</text:p>
          </table:table-cell>
          <table:table-cell office:value-type="float" office:value="2" calcext:value-type="float">
            <text:p>2</text:p>
          </table:table-cell>
          <table:table-cell office:value-type="float" office:value="36.423056" calcext:value-type="float">
            <text:p>36.423056</text:p>
          </table:table-cell>
          <table:table-cell office:value-type="float" office:value="3.642147" calcext:value-type="float">
            <text:p>3.642147</text:p>
          </table:table-cell>
          <table:table-cell office:value-type="float" office:value="6.150877" calcext:value-type="float">
            <text:p>6.150877</text:p>
          </table:table-cell>
          <table:table-cell office:value-type="float" office:value="-0.067988" calcext:value-type="float">
            <text:p>-0.06798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22.308767" calcext:value-type="float">
            <text:p>22.308767</text:p>
          </table:table-cell>
          <table:table-cell office:value-type="float" office:value="0.00958" calcext:value-type="float">
            <text:p>0.00958</text:p>
          </table:table-cell>
          <table:table-cell office:value-type="float" office:value="-0.372306" calcext:value-type="float">
            <text:p>-0.372306</text:p>
          </table:table-cell>
          <table:table-cell office:value-type="float" office:value="0.04844" calcext:value-type="float">
            <text:p>0.0484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-1.281126" calcext:value-type="float">
            <text:p>-1.281126</text:p>
          </table:table-cell>
          <table:table-cell office:value-type="float" office:value="-3.968304" calcext:value-type="float">
            <text:p>-3.968304</text:p>
          </table:table-cell>
          <table:table-cell office:value-type="float" office:value="4.039385" calcext:value-type="float">
            <text:p>4.039385</text:p>
          </table:table-cell>
          <table:table-cell office:value-type="float" office:value="0.031243" calcext:value-type="float">
            <text:p>0.03124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36.606112" calcext:value-type="float">
            <text:p>36.606112</text:p>
          </table:table-cell>
          <table:table-cell office:value-type="float" office:value="3.646953" calcext:value-type="float">
            <text:p>3.646953</text:p>
          </table:table-cell>
          <table:table-cell office:value-type="float" office:value="6.02343" calcext:value-type="float">
            <text:p>6.02343</text:p>
          </table:table-cell>
          <table:table-cell office:value-type="float" office:value="-0.063725" calcext:value-type="float">
            <text:p>-0.06372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63" calcext:value-type="float">
            <text:p>7.63</text:p>
          </table:table-cell>
          <table:table-cell office:value-type="float" office:value="0" calcext:value-type="float">
            <text:p>0</text:p>
          </table:table-cell>
          <table:table-cell office:value-type="float" office:value="22.275185" calcext:value-type="float">
            <text:p>22.275185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-0.559713" calcext:value-type="float">
            <text:p>-0.559713</text:p>
          </table:table-cell>
          <table:table-cell office:value-type="float" office:value="0.035346" calcext:value-type="float">
            <text:p>0.03534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-1.130332" calcext:value-type="float">
            <text:p>-1.130332</text:p>
          </table:table-cell>
          <table:table-cell office:value-type="float" office:value="-3.963898" calcext:value-type="float">
            <text:p>-3.963898</text:p>
          </table:table-cell>
          <table:table-cell office:value-type="float" office:value="4.117755" calcext:value-type="float">
            <text:p>4.117755</text:p>
          </table:table-cell>
          <table:table-cell office:value-type="float" office:value="0.050116" calcext:value-type="float">
            <text:p>0.05011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63" calcext:value-type="float">
            <text:p>7.63</text:p>
          </table:table-cell>
          <table:table-cell office:value-type="float" office:value="2" calcext:value-type="float">
            <text:p>2</text:p>
          </table:table-cell>
          <table:table-cell office:value-type="float" office:value="36.791493" calcext:value-type="float">
            <text:p>36.791493</text:p>
          </table:table-cell>
          <table:table-cell office:value-type="float" office:value="3.617719" calcext:value-type="float">
            <text:p>3.617719</text:p>
          </table:table-cell>
          <table:table-cell office:value-type="float" office:value="5.890667" calcext:value-type="float">
            <text:p>5.890667</text:p>
          </table:table-cell>
          <table:table-cell office:value-type="float" office:value="-0.077673" calcext:value-type="float">
            <text:p>-0.0776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float" office:value="22.251844" calcext:value-type="float">
            <text:p>22.251844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-0.585039" calcext:value-type="float">
            <text:p>-0.585039</text:p>
          </table:table-cell>
          <table:table-cell office:value-type="float" office:value="0.04821" calcext:value-type="float">
            <text:p>0.0482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office:value-type="float" office:value="-0.981353" calcext:value-type="float">
            <text:p>-0.981353</text:p>
          </table:table-cell>
          <table:table-cell office:value-type="float" office:value="-3.961495" calcext:value-type="float">
            <text:p>-3.961495</text:p>
          </table:table-cell>
          <table:table-cell office:value-type="float" office:value="4.147153" calcext:value-type="float">
            <text:p>4.147153</text:p>
          </table:table-cell>
          <table:table-cell office:value-type="float" office:value="0.045923" calcext:value-type="float">
            <text:p>0.04592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66" calcext:value-type="float">
            <text:p>7.66</text:p>
          </table:table-cell>
          <table:table-cell office:value-type="float" office:value="2" calcext:value-type="float">
            <text:p>2</text:p>
          </table:table-cell>
          <table:table-cell office:value-type="float" office:value="36.983504" calcext:value-type="float">
            <text:p>36.983504</text:p>
          </table:table-cell>
          <table:table-cell office:value-type="float" office:value="3.662403" calcext:value-type="float">
            <text:p>3.662403</text:p>
          </table:table-cell>
          <table:table-cell office:value-type="float" office:value="5.892914" calcext:value-type="float">
            <text:p>5.892914</text:p>
          </table:table-cell>
          <table:table-cell office:value-type="float" office:value="-0.0507" calcext:value-type="float">
            <text:p>-0.050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22.22987" calcext:value-type="float">
            <text:p>22.22987</text:p>
          </table:table-cell>
          <table:table-cell office:value-type="float" office:value="0.008975" calcext:value-type="float">
            <text:p>0.008975</text:p>
          </table:table-cell>
          <table:table-cell office:value-type="float" office:value="-0.59981" calcext:value-type="float">
            <text:p>-0.59981</text:p>
          </table:table-cell>
          <table:table-cell office:value-type="float" office:value="0.051994" calcext:value-type="float">
            <text:p>0.05199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-0.806159" calcext:value-type="float">
            <text:p>-0.806159</text:p>
          </table:table-cell>
          <table:table-cell office:value-type="float" office:value="-3.958337" calcext:value-type="float">
            <text:p>-3.958337</text:p>
          </table:table-cell>
          <table:table-cell office:value-type="float" office:value="4.253627" calcext:value-type="float">
            <text:p>4.253627</text:p>
          </table:table-cell>
          <table:table-cell office:value-type="float" office:value="0.037099" calcext:value-type="float">
            <text:p>0.03709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7" calcext:value-type="float">
            <text:p>7.7</text:p>
          </table:table-cell>
          <table:table-cell office:value-type="float" office:value="2" calcext:value-type="float">
            <text:p>2</text:p>
          </table:table-cell>
          <table:table-cell office:value-type="float" office:value="37.181461" calcext:value-type="float">
            <text:p>37.181461</text:p>
          </table:table-cell>
          <table:table-cell office:value-type="float" office:value="3.67625" calcext:value-type="float">
            <text:p>3.67625</text:p>
          </table:table-cell>
          <table:table-cell office:value-type="float" office:value="5.923474" calcext:value-type="float">
            <text:p>5.923474</text:p>
          </table:table-cell>
          <table:table-cell office:value-type="float" office:value="-0.040287" calcext:value-type="float">
            <text:p>-0.0402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73" calcext:value-type="float">
            <text:p>7.73</text:p>
          </table:table-cell>
          <table:table-cell office:value-type="float" office:value="0" calcext:value-type="float">
            <text:p>0</text:p>
          </table:table-cell>
          <table:table-cell office:value-type="float" office:value="22.208734" calcext:value-type="float">
            <text:p>22.208734</text:p>
          </table:table-cell>
          <table:table-cell office:value-type="float" office:value="0.012405" calcext:value-type="float">
            <text:p>0.012405</text:p>
          </table:table-cell>
          <table:table-cell office:value-type="float" office:value="-0.625672" calcext:value-type="float">
            <text:p>-0.625672</text:p>
          </table:table-cell>
          <table:table-cell office:value-type="float" office:value="0.056319" calcext:value-type="float">
            <text:p>0.05631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73" calcext:value-type="float">
            <text:p>7.73</text:p>
          </table:table-cell>
          <table:table-cell office:value-type="float" office:value="1" calcext:value-type="float">
            <text:p>1</text:p>
          </table:table-cell>
          <table:table-cell office:value-type="float" office:value="-0.639286" calcext:value-type="float">
            <text:p>-0.639286</text:p>
          </table:table-cell>
          <table:table-cell office:value-type="float" office:value="-3.955308" calcext:value-type="float">
            <text:p>-3.955308</text:p>
          </table:table-cell>
          <table:table-cell office:value-type="float" office:value="4.326408" calcext:value-type="float">
            <text:p>4.326408</text:p>
          </table:table-cell>
          <table:table-cell office:value-type="float" office:value="0.029309" calcext:value-type="float">
            <text:p>0.02930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73" calcext:value-type="float">
            <text:p>7.73</text:p>
          </table:table-cell>
          <table:table-cell office:value-type="float" office:value="2" calcext:value-type="float">
            <text:p>2</text:p>
          </table:table-cell>
          <table:table-cell office:value-type="float" office:value="37.381209" calcext:value-type="float">
            <text:p>37.381209</text:p>
          </table:table-cell>
          <table:table-cell office:value-type="float" office:value="3.706898" calcext:value-type="float">
            <text:p>3.706898</text:p>
          </table:table-cell>
          <table:table-cell office:value-type="float" office:value="5.940954" calcext:value-type="float">
            <text:p>5.940954</text:p>
          </table:table-cell>
          <table:table-cell office:value-type="float" office:value="-0.021764" calcext:value-type="float">
            <text:p>-0.02176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22.167552" calcext:value-type="float">
            <text:p>22.167552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-0.709653" calcext:value-type="float">
            <text:p>-0.709653</text:p>
          </table:table-cell>
          <table:table-cell office:value-type="float" office:value="0.054184" calcext:value-type="float">
            <text:p>0.05418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office:value-type="float" office:value="-0.470218" calcext:value-type="float">
            <text:p>-0.470218</text:p>
          </table:table-cell>
          <table:table-cell office:value-type="float" office:value="-3.969868" calcext:value-type="float">
            <text:p>-3.969868</text:p>
          </table:table-cell>
          <table:table-cell office:value-type="float" office:value="4.413079" calcext:value-type="float">
            <text:p>4.413079</text:p>
          </table:table-cell>
          <table:table-cell office:value-type="float" office:value="0.016404" calcext:value-type="float">
            <text:p>0.01640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76" calcext:value-type="float">
            <text:p>7.76</text:p>
          </table:table-cell>
          <table:table-cell office:value-type="float" office:value="2" calcext:value-type="float">
            <text:p>2</text:p>
          </table:table-cell>
          <table:table-cell office:value-type="float" office:value="37.569305" calcext:value-type="float">
            <text:p>37.569305</text:p>
          </table:table-cell>
          <table:table-cell office:value-type="float" office:value="3.651482" calcext:value-type="float">
            <text:p>3.651482</text:p>
          </table:table-cell>
          <table:table-cell office:value-type="float" office:value="5.933948" calcext:value-type="float">
            <text:p>5.933948</text:p>
          </table:table-cell>
          <table:table-cell office:value-type="float" office:value="-0.048672" calcext:value-type="float">
            <text:p>-0.0486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14666" calcext:value-type="float">
            <text:p>22.14666</text:p>
          </table:table-cell>
          <table:table-cell office:value-type="float" office:value="0.001792" calcext:value-type="float">
            <text:p>0.001792</text:p>
          </table:table-cell>
          <table:table-cell office:value-type="float" office:value="-0.794192" calcext:value-type="float">
            <text:p>-0.794192</text:p>
          </table:table-cell>
          <table:table-cell office:value-type="float" office:value="0.051909" calcext:value-type="float">
            <text:p>0.05190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-0.279792" calcext:value-type="float">
            <text:p>-0.279792</text:p>
          </table:table-cell>
          <table:table-cell office:value-type="float" office:value="-3.969025" calcext:value-type="float">
            <text:p>-3.969025</text:p>
          </table:table-cell>
          <table:table-cell office:value-type="float" office:value="4.554258" calcext:value-type="float">
            <text:p>4.554258</text:p>
          </table:table-cell>
          <table:table-cell office:value-type="float" office:value="0.017512" calcext:value-type="float">
            <text:p>0.01751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37.775463" calcext:value-type="float">
            <text:p>37.775463</text:p>
          </table:table-cell>
          <table:table-cell office:value-type="float" office:value="3.655776" calcext:value-type="float">
            <text:p>3.655776</text:p>
          </table:table-cell>
          <table:table-cell office:value-type="float" office:value="5.906423" calcext:value-type="float">
            <text:p>5.906423</text:p>
          </table:table-cell>
          <table:table-cell office:value-type="float" office:value="-0.044038" calcext:value-type="float">
            <text:p>-0.04403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  <table:table-cell office:value-type="float" office:value="22.105157" calcext:value-type="float">
            <text:p>22.105157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-0.986013" calcext:value-type="float">
            <text:p>-0.986013</text:p>
          </table:table-cell>
          <table:table-cell office:value-type="float" office:value="0.042054" calcext:value-type="float">
            <text:p>0.04205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office:value-type="float" office:value="-0.093915" calcext:value-type="float">
            <text:p>-0.093915</text:p>
          </table:table-cell>
          <table:table-cell office:value-type="float" office:value="-3.944545" calcext:value-type="float">
            <text:p>-3.944545</text:p>
          </table:table-cell>
          <table:table-cell office:value-type="float" office:value="4.655535" calcext:value-type="float">
            <text:p>4.655535</text:p>
          </table:table-cell>
          <table:table-cell office:value-type="float" office:value="0.041406" calcext:value-type="float">
            <text:p>0.04140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83" calcext:value-type="float">
            <text:p>7.83</text:p>
          </table:table-cell>
          <table:table-cell office:value-type="float" office:value="2" calcext:value-type="float">
            <text:p>2</text:p>
          </table:table-cell>
          <table:table-cell office:value-type="float" office:value="37.961548" calcext:value-type="float">
            <text:p>37.961548</text:p>
          </table:table-cell>
          <table:table-cell office:value-type="float" office:value="3.681153" calcext:value-type="float">
            <text:p>3.681153</text:p>
          </table:table-cell>
          <table:table-cell office:value-type="float" office:value="5.765981" calcext:value-type="float">
            <text:p>5.765981</text:p>
          </table:table-cell>
          <table:table-cell office:value-type="float" office:value="-0.029482" calcext:value-type="float">
            <text:p>-0.0294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86" calcext:value-type="float">
            <text:p>7.86</text:p>
          </table:table-cell>
          <table:table-cell office:value-type="float" office:value="0" calcext:value-type="float">
            <text:p>0</text:p>
          </table:table-cell>
          <table:table-cell office:value-type="float" office:value="22.050784" calcext:value-type="float">
            <text:p>22.050784</text:p>
          </table:table-cell>
          <table:table-cell office:value-type="float" office:value="-0.006279" calcext:value-type="float">
            <text:p>-0.006279</text:p>
          </table:table-cell>
          <table:table-cell office:value-type="float" office:value="-1.031629" calcext:value-type="float">
            <text:p>-1.031629</text:p>
          </table:table-cell>
          <table:table-cell office:value-type="float" office:value="0.063834" calcext:value-type="float">
            <text:p>0.06383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86" calcext:value-type="float">
            <text:p>7.86</text:p>
          </table:table-cell>
          <table:table-cell office:value-type="float" office:value="1" calcext:value-type="float">
            <text:p>1</text:p>
          </table:table-cell>
          <table:table-cell office:value-type="float" office:value="0.063567" calcext:value-type="float">
            <text:p>0.063567</text:p>
          </table:table-cell>
          <table:table-cell office:value-type="float" office:value="-3.962923" calcext:value-type="float">
            <text:p>-3.962923</text:p>
          </table:table-cell>
          <table:table-cell office:value-type="float" office:value="4.675037" calcext:value-type="float">
            <text:p>4.675037</text:p>
          </table:table-cell>
          <table:table-cell office:value-type="float" office:value="0.020679" calcext:value-type="float">
            <text:p>0.02067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86" calcext:value-type="float">
            <text:p>7.86</text:p>
          </table:table-cell>
          <table:table-cell office:value-type="float" office:value="2" calcext:value-type="float">
            <text:p>2</text:p>
          </table:table-cell>
          <table:table-cell office:value-type="float" office:value="38.142107" calcext:value-type="float">
            <text:p>38.142107</text:p>
          </table:table-cell>
          <table:table-cell office:value-type="float" office:value="3.639138" calcext:value-type="float">
            <text:p>3.639138</text:p>
          </table:table-cell>
          <table:table-cell office:value-type="float" office:value="5.797274" calcext:value-type="float">
            <text:p>5.797274</text:p>
          </table:table-cell>
          <table:table-cell office:value-type="float" office:value="-0.048506" calcext:value-type="float">
            <text:p>-0.04850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21.996573" calcext:value-type="float">
            <text:p>21.996573</text:p>
          </table:table-cell>
          <table:table-cell office:value-type="float" office:value="-0.007951" calcext:value-type="float">
            <text:p>-0.007951</text:p>
          </table:table-cell>
          <table:table-cell office:value-type="float" office:value="-1.18849" calcext:value-type="float">
            <text:p>-1.18849</text:p>
          </table:table-cell>
          <table:table-cell office:value-type="float" office:value="0.055487" calcext:value-type="float">
            <text:p>0.0554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.234614" calcext:value-type="float">
            <text:p>0.234614</text:p>
          </table:table-cell>
          <table:table-cell office:value-type="float" office:value="-3.955459" calcext:value-type="float">
            <text:p>-3.955459</text:p>
          </table:table-cell>
          <table:table-cell office:value-type="float" office:value="4.721548" calcext:value-type="float">
            <text:p>4.721548</text:p>
          </table:table-cell>
          <table:table-cell office:value-type="float" office:value="0.028552" calcext:value-type="float">
            <text:p>0.02855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38.321376" calcext:value-type="float">
            <text:p>38.321376</text:p>
          </table:table-cell>
          <table:table-cell office:value-type="float" office:value="3.645614" calcext:value-type="float">
            <text:p>3.645614</text:p>
          </table:table-cell>
          <table:table-cell office:value-type="float" office:value="5.700837" calcext:value-type="float">
            <text:p>5.700837</text:p>
          </table:table-cell>
          <table:table-cell office:value-type="float" office:value="-0.043023" calcext:value-type="float">
            <text:p>-0.0430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93" calcext:value-type="float">
            <text:p>7.93</text:p>
          </table:table-cell>
          <table:table-cell office:value-type="float" office:value="0" calcext:value-type="float">
            <text:p>0</text:p>
          </table:table-cell>
          <table:table-cell office:value-type="float" office:value="21.96291" calcext:value-type="float">
            <text:p>21.96291</text:p>
          </table:table-cell>
          <table:table-cell office:value-type="float" office:value="-0.016798" calcext:value-type="float">
            <text:p>-0.016798</text:p>
          </table:table-cell>
          <table:table-cell office:value-type="float" office:value="-1.251193" calcext:value-type="float">
            <text:p>-1.251193</text:p>
          </table:table-cell>
          <table:table-cell office:value-type="float" office:value="0.077107" calcext:value-type="float">
            <text:p>0.07710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93" calcext:value-type="float">
            <text:p>7.93</text:p>
          </table:table-cell>
          <table:table-cell office:value-type="float" office:value="1" calcext:value-type="float">
            <text:p>1</text:p>
          </table:table-cell>
          <table:table-cell office:value-type="float" office:value="0.443913" calcext:value-type="float">
            <text:p>0.443913</text:p>
          </table:table-cell>
          <table:table-cell office:value-type="float" office:value="-3.969601" calcext:value-type="float">
            <text:p>-3.969601</text:p>
          </table:table-cell>
          <table:table-cell office:value-type="float" office:value="4.901021" calcext:value-type="float">
            <text:p>4.901021</text:p>
          </table:table-cell>
          <table:table-cell office:value-type="float" office:value="0.021661" calcext:value-type="float">
            <text:p>0.02166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93" calcext:value-type="float">
            <text:p>7.93</text:p>
          </table:table-cell>
          <table:table-cell office:value-type="float" office:value="2" calcext:value-type="float">
            <text:p>2</text:p>
          </table:table-cell>
          <table:table-cell office:value-type="float" office:value="38.526222" calcext:value-type="float">
            <text:p>38.526222</text:p>
          </table:table-cell>
          <table:table-cell office:value-type="float" office:value="3.612754" calcext:value-type="float">
            <text:p>3.612754</text:p>
          </table:table-cell>
          <table:table-cell office:value-type="float" office:value="5.714061" calcext:value-type="float">
            <text:p>5.714061</text:p>
          </table:table-cell>
          <table:table-cell office:value-type="float" office:value="-0.057872" calcext:value-type="float">
            <text:p>-0.0578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21.878694" calcext:value-type="float">
            <text:p>21.878694</text:p>
          </table:table-cell>
          <table:table-cell office:value-type="float" office:value="-0.024922" calcext:value-type="float">
            <text:p>-0.024922</text:p>
          </table:table-cell>
          <table:table-cell office:value-type="float" office:value="-1.506485" calcext:value-type="float">
            <text:p>-1.506485</text:p>
          </table:table-cell>
          <table:table-cell office:value-type="float" office:value="0.078782" calcext:value-type="float">
            <text:p>0.0787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7.96" calcext:value-type="float">
            <text:p>7.96</text:p>
          </table:table-cell>
          <table:table-cell office:value-type="float" office:value="1" calcext:value-type="float">
            <text:p>1</text:p>
          </table:table-cell>
          <table:table-cell office:value-type="float" office:value="0.599265" calcext:value-type="float">
            <text:p>0.599265</text:p>
          </table:table-cell>
          <table:table-cell office:value-type="float" office:value="-3.957657" calcext:value-type="float">
            <text:p>-3.957657</text:p>
          </table:table-cell>
          <table:table-cell office:value-type="float" office:value="4.857961" calcext:value-type="float">
            <text:p>4.857961</text:p>
          </table:table-cell>
          <table:table-cell office:value-type="float" office:value="0.037946" calcext:value-type="float">
            <text:p>0.03794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7.96" calcext:value-type="float">
            <text:p>7.96</text:p>
          </table:table-cell>
          <table:table-cell office:value-type="float" office:value="2" calcext:value-type="float">
            <text:p>2</text:p>
          </table:table-cell>
          <table:table-cell office:value-type="float" office:value="38.681705" calcext:value-type="float">
            <text:p>38.681705</text:p>
          </table:table-cell>
          <table:table-cell office:value-type="float" office:value="3.593293" calcext:value-type="float">
            <text:p>3.593293</text:p>
          </table:table-cell>
          <table:table-cell office:value-type="float" office:value="5.530232" calcext:value-type="float">
            <text:p>5.530232</text:p>
          </table:table-cell>
          <table:table-cell office:value-type="float" office:value="-0.066953" calcext:value-type="float">
            <text:p>-0.06695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.840524" calcext:value-type="float">
            <text:p>21.840524</text:p>
          </table:table-cell>
          <table:table-cell office:value-type="float" office:value="-0.010316" calcext:value-type="float">
            <text:p>-0.010316</text:p>
          </table:table-cell>
          <table:table-cell office:value-type="float" office:value="-1.443461" calcext:value-type="float">
            <text:p>-1.443461</text:p>
          </table:table-cell>
          <table:table-cell office:value-type="float" office:value="0.017657" calcext:value-type="float">
            <text:p>0.0176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831085" calcext:value-type="float">
            <text:p>0.831085</text:p>
          </table:table-cell>
          <table:table-cell office:value-type="float" office:value="-3.951853" calcext:value-type="float">
            <text:p>-3.951853</text:p>
          </table:table-cell>
          <table:table-cell office:value-type="float" office:value="5.11593" calcext:value-type="float">
            <text:p>5.11593</text:p>
          </table:table-cell>
          <table:table-cell office:value-type="float" office:value="0.027342" calcext:value-type="float">
            <text:p>0.02734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.881193" calcext:value-type="float">
            <text:p>38.881193</text:p>
          </table:table-cell>
          <table:table-cell office:value-type="float" office:value="3.634428" calcext:value-type="float">
            <text:p>3.634428</text:p>
          </table:table-cell>
          <table:table-cell office:value-type="float" office:value="5.638239" calcext:value-type="float">
            <text:p>5.638239</text:p>
          </table:table-cell>
          <table:table-cell office:value-type="float" office:value="-0.039623" calcext:value-type="float">
            <text:p>-0.03962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office:value-type="float" office:value="21.786133" calcext:value-type="float">
            <text:p>21.786133</text:p>
          </table:table-cell>
          <table:table-cell office:value-type="float" office:value="-0.026269" calcext:value-type="float">
            <text:p>-0.026269</text:p>
          </table:table-cell>
          <table:table-cell office:value-type="float" office:value="-1.53333" calcext:value-type="float">
            <text:p>-1.53333</text:p>
          </table:table-cell>
          <table:table-cell office:value-type="float" office:value="0.062485" calcext:value-type="float">
            <text:p>0.06248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office:value-type="float" office:value="1.051719" calcext:value-type="float">
            <text:p>1.051719</text:p>
          </table:table-cell>
          <table:table-cell office:value-type="float" office:value="-3.951778" calcext:value-type="float">
            <text:p>-3.951778</text:p>
          </table:table-cell>
          <table:table-cell office:value-type="float" office:value="5.286185" calcext:value-type="float">
            <text:p>5.286185</text:p>
          </table:table-cell>
          <table:table-cell office:value-type="float" office:value="0.029153" calcext:value-type="float">
            <text:p>0.02915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03" calcext:value-type="float">
            <text:p>8.03</text:p>
          </table:table-cell>
          <table:table-cell office:value-type="float" office:value="2" calcext:value-type="float">
            <text:p>2</text:p>
          </table:table-cell>
          <table:table-cell office:value-type="float" office:value="39.071912" calcext:value-type="float">
            <text:p>39.071912</text:p>
          </table:table-cell>
          <table:table-cell office:value-type="float" office:value="3.59929" calcext:value-type="float">
            <text:p>3.59929</text:p>
          </table:table-cell>
          <table:table-cell office:value-type="float" office:value="5.627947" calcext:value-type="float">
            <text:p>5.627947</text:p>
          </table:table-cell>
          <table:table-cell office:value-type="float" office:value="-0.055861" calcext:value-type="float">
            <text:p>-0.05586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office:value-type="float" office:value="21.73458" calcext:value-type="float">
            <text:p>21.73458</text:p>
          </table:table-cell>
          <table:table-cell office:value-type="float" office:value="-0.050118" calcext:value-type="float">
            <text:p>-0.050118</text:p>
          </table:table-cell>
          <table:table-cell office:value-type="float" office:value="-1.536149" calcext:value-type="float">
            <text:p>-1.536149</text:p>
          </table:table-cell>
          <table:table-cell office:value-type="float" office:value="0.123841" calcext:value-type="float">
            <text:p>0.12384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1.250224" calcext:value-type="float">
            <text:p>1.250224</text:p>
          </table:table-cell>
          <table:table-cell office:value-type="float" office:value="-3.970194" calcext:value-type="float">
            <text:p>-3.970194</text:p>
          </table:table-cell>
          <table:table-cell office:value-type="float" office:value="5.390928" calcext:value-type="float">
            <text:p>5.390928</text:p>
          </table:table-cell>
          <table:table-cell office:value-type="float" office:value="0.01107" calcext:value-type="float">
            <text:p>0.0110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06" calcext:value-type="float">
            <text:p>8.06</text:p>
          </table:table-cell>
          <table:table-cell office:value-type="float" office:value="2" calcext:value-type="float">
            <text:p>2</text:p>
          </table:table-cell>
          <table:table-cell office:value-type="float" office:value="39.267439" calcext:value-type="float">
            <text:p>39.267439</text:p>
          </table:table-cell>
          <table:table-cell office:value-type="float" office:value="3.572708" calcext:value-type="float">
            <text:p>3.572708</text:p>
          </table:table-cell>
          <table:table-cell office:value-type="float" office:value="5.703722" calcext:value-type="float">
            <text:p>5.703722</text:p>
          </table:table-cell>
          <table:table-cell office:value-type="float" office:value="-0.065055" calcext:value-type="float">
            <text:p>-0.06505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21.68965" calcext:value-type="float">
            <text:p>21.68965</text:p>
          </table:table-cell>
          <table:table-cell office:value-type="float" office:value="-0.03855" calcext:value-type="float">
            <text:p>-0.03855</text:p>
          </table:table-cell>
          <table:table-cell office:value-type="float" office:value="-1.458847" calcext:value-type="float">
            <text:p>-1.458847</text:p>
          </table:table-cell>
          <table:table-cell office:value-type="float" office:value="0.080335" calcext:value-type="float">
            <text:p>0.08033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1.476845" calcext:value-type="float">
            <text:p>1.476845</text:p>
          </table:table-cell>
          <table:table-cell office:value-type="float" office:value="-3.970321" calcext:value-type="float">
            <text:p>-3.970321</text:p>
          </table:table-cell>
          <table:table-cell office:value-type="float" office:value="5.598724" calcext:value-type="float">
            <text:p>5.598724</text:p>
          </table:table-cell>
          <table:table-cell office:value-type="float" office:value="-0.002692" calcext:value-type="float">
            <text:p>-0.00269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39.468083" calcext:value-type="float">
            <text:p>39.468083</text:p>
          </table:table-cell>
          <table:table-cell office:value-type="float" office:value="3.598297" calcext:value-type="float">
            <text:p>3.598297</text:p>
          </table:table-cell>
          <table:table-cell office:value-type="float" office:value="5.831059" calcext:value-type="float">
            <text:p>5.831059</text:p>
          </table:table-cell>
          <table:table-cell office:value-type="float" office:value="-0.044665" calcext:value-type="float">
            <text:p>-0.0446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21.630235" calcext:value-type="float">
            <text:p>21.63023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-1.509307" calcext:value-type="float">
            <text:p>-1.509307</text:p>
          </table:table-cell>
          <table:table-cell office:value-type="float" office:value="-0.024765" calcext:value-type="float">
            <text:p>-0.0247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13" calcext:value-type="float">
            <text:p>8.13</text:p>
          </table:table-cell>
          <table:table-cell office:value-type="float" office:value="1" calcext:value-type="float">
            <text:p>1</text:p>
          </table:table-cell>
          <table:table-cell office:value-type="float" office:value="1.695462" calcext:value-type="float">
            <text:p>1.695462</text:p>
          </table:table-cell>
          <table:table-cell office:value-type="float" office:value="-3.947131" calcext:value-type="float">
            <text:p>-3.947131</text:p>
          </table:table-cell>
          <table:table-cell office:value-type="float" office:value="5.718546" calcext:value-type="float">
            <text:p>5.718546</text:p>
          </table:table-cell>
          <table:table-cell office:value-type="float" office:value="0.005382" calcext:value-type="float">
            <text:p>0.00538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13" calcext:value-type="float">
            <text:p>8.13</text:p>
          </table:table-cell>
          <table:table-cell office:value-type="float" office:value="2" calcext:value-type="float">
            <text:p>2</text:p>
          </table:table-cell>
          <table:table-cell office:value-type="float" office:value="39.654963" calcext:value-type="float">
            <text:p>39.654963</text:p>
          </table:table-cell>
          <table:table-cell office:value-type="float" office:value="3.652643" calcext:value-type="float">
            <text:p>3.652643</text:p>
          </table:table-cell>
          <table:table-cell office:value-type="float" office:value="5.817282" calcext:value-type="float">
            <text:p>5.817282</text:p>
          </table:table-cell>
          <table:table-cell office:value-type="float" office:value="-0.011445" calcext:value-type="float">
            <text:p>-0.01144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21.575188" calcext:value-type="float">
            <text:p>21.575188</text:p>
          </table:table-cell>
          <table:table-cell office:value-type="float" office:value="0.025257" calcext:value-type="float">
            <text:p>0.025257</text:p>
          </table:table-cell>
          <table:table-cell office:value-type="float" office:value="-1.630972" calcext:value-type="float">
            <text:p>-1.630972</text:p>
          </table:table-cell>
          <table:table-cell office:value-type="float" office:value="-0.077306" calcext:value-type="float">
            <text:p>-0.07730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office:value-type="float" office:value="1.88691" calcext:value-type="float">
            <text:p>1.88691</text:p>
          </table:table-cell>
          <table:table-cell office:value-type="float" office:value="-3.933585" calcext:value-type="float">
            <text:p>-3.933585</text:p>
          </table:table-cell>
          <table:table-cell office:value-type="float" office:value="5.70488" calcext:value-type="float">
            <text:p>5.70488</text:p>
          </table:table-cell>
          <table:table-cell office:value-type="float" office:value="0.014123" calcext:value-type="float">
            <text:p>0.01412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16" calcext:value-type="float">
            <text:p>8.16</text:p>
          </table:table-cell>
          <table:table-cell office:value-type="float" office:value="2" calcext:value-type="float">
            <text:p>2</text:p>
          </table:table-cell>
          <table:table-cell office:value-type="float" office:value="39.848508" calcext:value-type="float">
            <text:p>39.848508</text:p>
          </table:table-cell>
          <table:table-cell office:value-type="float" office:value="3.707925" calcext:value-type="float">
            <text:p>3.707925</text:p>
          </table:table-cell>
          <table:table-cell office:value-type="float" office:value="5.743227" calcext:value-type="float">
            <text:p>5.743227</text:p>
          </table:table-cell>
          <table:table-cell office:value-type="float" office:value="0.020218" calcext:value-type="float">
            <text:p>0.02021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21.520756" calcext:value-type="float">
            <text:p>21.520756</text:p>
          </table:table-cell>
          <table:table-cell office:value-type="float" office:value="0.035534" calcext:value-type="float">
            <text:p>0.035534</text:p>
          </table:table-cell>
          <table:table-cell office:value-type="float" office:value="-1.670138" calcext:value-type="float">
            <text:p>-1.670138</text:p>
          </table:table-cell>
          <table:table-cell office:value-type="float" office:value="-0.091894" calcext:value-type="float">
            <text:p>-0.09189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.101393" calcext:value-type="float">
            <text:p>2.101393</text:p>
          </table:table-cell>
          <table:table-cell office:value-type="float" office:value="-3.932105" calcext:value-type="float">
            <text:p>-3.932105</text:p>
          </table:table-cell>
          <table:table-cell office:value-type="float" office:value="5.797891" calcext:value-type="float">
            <text:p>5.797891</text:p>
          </table:table-cell>
          <table:table-cell office:value-type="float" office:value="0.013103" calcext:value-type="float">
            <text:p>0.01310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40.047441" calcext:value-type="float">
            <text:p>40.047441</text:p>
          </table:table-cell>
          <table:table-cell office:value-type="float" office:value="3.720513" calcext:value-type="float">
            <text:p>3.720513</text:p>
          </table:table-cell>
          <table:table-cell office:value-type="float" office:value="5.771961" calcext:value-type="float">
            <text:p>5.771961</text:p>
          </table:table-cell>
          <table:table-cell office:value-type="float" office:value="0.027325" calcext:value-type="float">
            <text:p>0.02732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23" calcext:value-type="float">
            <text:p>8.23</text:p>
          </table:table-cell>
          <table:table-cell office:value-type="float" office:value="0" calcext:value-type="float">
            <text:p>0</text:p>
          </table:table-cell>
          <table:table-cell office:value-type="float" office:value="21.489988" calcext:value-type="float">
            <text:p>21.489988</text:p>
          </table:table-cell>
          <table:table-cell office:value-type="float" office:value="0.069188" calcext:value-type="float">
            <text:p>0.069188</text:p>
          </table:table-cell>
          <table:table-cell office:value-type="float" office:value="-1.562551" calcext:value-type="float">
            <text:p>-1.562551</text:p>
          </table:table-cell>
          <table:table-cell office:value-type="float" office:value="-0.152166" calcext:value-type="float">
            <text:p>-0.15216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23" calcext:value-type="float">
            <text:p>8.23</text:p>
          </table:table-cell>
          <table:table-cell office:value-type="float" office:value="1" calcext:value-type="float">
            <text:p>1</text:p>
          </table:table-cell>
          <table:table-cell office:value-type="float" office:value="2.330874" calcext:value-type="float">
            <text:p>2.330874</text:p>
          </table:table-cell>
          <table:table-cell office:value-type="float" office:value="-3.941712" calcext:value-type="float">
            <text:p>-3.941712</text:p>
          </table:table-cell>
          <table:table-cell office:value-type="float" office:value="5.979014" calcext:value-type="float">
            <text:p>5.979014</text:p>
          </table:table-cell>
          <table:table-cell office:value-type="float" office:value="-0.001467" calcext:value-type="float">
            <text:p>-0.00146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23" calcext:value-type="float">
            <text:p>8.23</text:p>
          </table:table-cell>
          <table:table-cell office:value-type="float" office:value="2" calcext:value-type="float">
            <text:p>2</text:p>
          </table:table-cell>
          <table:table-cell office:value-type="float" office:value="40.272041" calcext:value-type="float">
            <text:p>40.272041</text:p>
          </table:table-cell>
          <table:table-cell office:value-type="float" office:value="3.748474" calcext:value-type="float">
            <text:p>3.748474</text:p>
          </table:table-cell>
          <table:table-cell office:value-type="float" office:value="5.948692" calcext:value-type="float">
            <text:p>5.948692</text:p>
          </table:table-cell>
          <table:table-cell office:value-type="float" office:value="0.042109" calcext:value-type="float">
            <text:p>0.04210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float" office:value="21.430485" calcext:value-type="float">
            <text:p>21.430485</text:p>
          </table:table-cell>
          <table:table-cell office:value-type="float" office:value="0.012751" calcext:value-type="float">
            <text:p>0.012751</text:p>
          </table:table-cell>
          <table:table-cell office:value-type="float" office:value="-1.568706" calcext:value-type="float">
            <text:p>-1.568706</text:p>
          </table:table-cell>
          <table:table-cell office:value-type="float" office:value="-0.03738" calcext:value-type="float">
            <text:p>-0.0373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26" calcext:value-type="float">
            <text:p>8.26</text:p>
          </table:table-cell>
          <table:table-cell office:value-type="float" office:value="1" calcext:value-type="float">
            <text:p>1</text:p>
          </table:table-cell>
          <table:table-cell office:value-type="float" office:value="2.528285" calcext:value-type="float">
            <text:p>2.528285</text:p>
          </table:table-cell>
          <table:table-cell office:value-type="float" office:value="-3.972172" calcext:value-type="float">
            <text:p>-3.972172</text:p>
          </table:table-cell>
          <table:table-cell office:value-type="float" office:value="6.005453" calcext:value-type="float">
            <text:p>6.005453</text:p>
          </table:table-cell>
          <table:table-cell office:value-type="float" office:value="-0.022774" calcext:value-type="float">
            <text:p>-0.02277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26" calcext:value-type="float">
            <text:p>8.26</text:p>
          </table:table-cell>
          <table:table-cell office:value-type="float" office:value="2" calcext:value-type="float">
            <text:p>2</text:p>
          </table:table-cell>
          <table:table-cell office:value-type="float" office:value="40.474379" calcext:value-type="float">
            <text:p>40.474379</text:p>
          </table:table-cell>
          <table:table-cell office:value-type="float" office:value="3.68687" calcext:value-type="float">
            <text:p>3.68687</text:p>
          </table:table-cell>
          <table:table-cell office:value-type="float" office:value="6.014258" calcext:value-type="float">
            <text:p>6.014258</text:p>
          </table:table-cell>
          <table:table-cell office:value-type="float" office:value="0.008117" calcext:value-type="float">
            <text:p>0.00811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21.358519" calcext:value-type="float">
            <text:p>21.358519</text:p>
          </table:table-cell>
          <table:table-cell office:value-type="float" office:value="-0.00205" calcext:value-type="float">
            <text:p>-0.00205</text:p>
          </table:table-cell>
          <table:table-cell office:value-type="float" office:value="-1.710588" calcext:value-type="float">
            <text:p>-1.710588</text:p>
          </table:table-cell>
          <table:table-cell office:value-type="float" office:value="-0.00834" calcext:value-type="float">
            <text:p>-0.0083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2.701258" calcext:value-type="float">
            <text:p>2.701258</text:p>
          </table:table-cell>
          <table:table-cell office:value-type="float" office:value="-3.99561" calcext:value-type="float">
            <text:p>-3.99561</text:p>
          </table:table-cell>
          <table:table-cell office:value-type="float" office:value="5.891395" calcext:value-type="float">
            <text:p>5.891395</text:p>
          </table:table-cell>
          <table:table-cell office:value-type="float" office:value="-0.033879" calcext:value-type="float">
            <text:p>-0.03387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40.664333" calcext:value-type="float">
            <text:p>40.664333</text:p>
          </table:table-cell>
          <table:table-cell office:value-type="float" office:value="3.674222" calcext:value-type="float">
            <text:p>3.674222</text:p>
          </table:table-cell>
          <table:table-cell office:value-type="float" office:value="5.941456" calcext:value-type="float">
            <text:p>5.941456</text:p>
          </table:table-cell>
          <table:table-cell office:value-type="float" office:value="0.001339" calcext:value-type="float">
            <text:p>0.00133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21.302923" calcext:value-type="float">
            <text:p>21.302923</text:p>
          </table:table-cell>
          <table:table-cell office:value-type="float" office:value="0.038301" calcext:value-type="float">
            <text:p>0.038301</text:p>
          </table:table-cell>
          <table:table-cell office:value-type="float" office:value="-1.748789" calcext:value-type="float">
            <text:p>-1.748789</text:p>
          </table:table-cell>
          <table:table-cell office:value-type="float" office:value="-0.074168" calcext:value-type="float">
            <text:p>-0.07416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 office:value-type="float" office:value="2.934316" calcext:value-type="float">
            <text:p>2.934316</text:p>
          </table:table-cell>
          <table:table-cell office:value-type="float" office:value="-3.970851" calcext:value-type="float">
            <text:p>-3.970851</text:p>
          </table:table-cell>
          <table:table-cell office:value-type="float" office:value="6.01354" calcext:value-type="float">
            <text:p>6.01354</text:p>
          </table:table-cell>
          <table:table-cell office:value-type="float" office:value="-0.018661" calcext:value-type="float">
            <text:p>-0.01866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33" calcext:value-type="float">
            <text:p>8.33</text:p>
          </table:table-cell>
          <table:table-cell office:value-type="float" office:value="2" calcext:value-type="float">
            <text:p>2</text:p>
          </table:table-cell>
          <table:table-cell office:value-type="float" office:value="40.869886" calcext:value-type="float">
            <text:p>40.869886</text:p>
          </table:table-cell>
          <table:table-cell office:value-type="float" office:value="3.715508" calcext:value-type="float">
            <text:p>3.715508</text:p>
          </table:table-cell>
          <table:table-cell office:value-type="float" office:value="5.967819" calcext:value-type="float">
            <text:p>5.967819</text:p>
          </table:table-cell>
          <table:table-cell office:value-type="float" office:value="0.024313" calcext:value-type="float">
            <text:p>0.02431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21.23848" calcext:value-type="float">
            <text:p>21.23848</text:p>
          </table:table-cell>
          <table:table-cell office:value-type="float" office:value="0.062103" calcext:value-type="float">
            <text:p>0.062103</text:p>
          </table:table-cell>
          <table:table-cell office:value-type="float" office:value="-1.813167" calcext:value-type="float">
            <text:p>-1.813167</text:p>
          </table:table-cell>
          <table:table-cell office:value-type="float" office:value="-0.105624" calcext:value-type="float">
            <text:p>-0.10562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36" calcext:value-type="float">
            <text:p>8.36</text:p>
          </table:table-cell>
          <table:table-cell office:value-type="float" office:value="1" calcext:value-type="float">
            <text:p>1</text:p>
          </table:table-cell>
          <table:table-cell office:value-type="float" office:value="3.150813" calcext:value-type="float">
            <text:p>3.150813</text:p>
          </table:table-cell>
          <table:table-cell office:value-type="float" office:value="-3.956502" calcext:value-type="float">
            <text:p>-3.956502</text:p>
          </table:table-cell>
          <table:table-cell office:value-type="float" office:value="6.063878" calcext:value-type="float">
            <text:p>6.063878</text:p>
          </table:table-cell>
          <table:table-cell office:value-type="float" office:value="-0.010446" calcext:value-type="float">
            <text:p>-0.01044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36" calcext:value-type="float">
            <text:p>8.36</text:p>
          </table:table-cell>
          <table:table-cell office:value-type="float" office:value="2" calcext:value-type="float">
            <text:p>2</text:p>
          </table:table-cell>
          <table:table-cell office:value-type="float" office:value="41.06969" calcext:value-type="float">
            <text:p>41.06969</text:p>
          </table:table-cell>
          <table:table-cell office:value-type="float" office:value="3.741897" calcext:value-type="float">
            <text:p>3.741897</text:p>
          </table:table-cell>
          <table:table-cell office:value-type="float" office:value="5.969979" calcext:value-type="float">
            <text:p>5.969979</text:p>
          </table:table-cell>
          <table:table-cell office:value-type="float" office:value="0.037887" calcext:value-type="float">
            <text:p>0.0378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21.183076" calcext:value-type="float">
            <text:p>21.183076</text:p>
          </table:table-cell>
          <table:table-cell office:value-type="float" office:value="0.07362" calcext:value-type="float">
            <text:p>0.07362</text:p>
          </table:table-cell>
          <table:table-cell office:value-type="float" office:value="-1.880158" calcext:value-type="float">
            <text:p>-1.880158</text:p>
          </table:table-cell>
          <table:table-cell office:value-type="float" office:value="-0.114162" calcext:value-type="float">
            <text:p>-0.1141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3.374298" calcext:value-type="float">
            <text:p>3.374298</text:p>
          </table:table-cell>
          <table:table-cell office:value-type="float" office:value="-3.947198" calcext:value-type="float">
            <text:p>-3.947198</text:p>
          </table:table-cell>
          <table:table-cell office:value-type="float" office:value="6.108782" calcext:value-type="float">
            <text:p>6.108782</text:p>
          </table:table-cell>
          <table:table-cell office:value-type="float" office:value="-0.000958" calcext:value-type="float">
            <text:p>-0.00095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41.281461" calcext:value-type="float">
            <text:p>41.281461</text:p>
          </table:table-cell>
          <table:table-cell office:value-type="float" office:value="3.755024" calcext:value-type="float">
            <text:p>3.755024</text:p>
          </table:table-cell>
          <table:table-cell office:value-type="float" office:value="5.970499" calcext:value-type="float">
            <text:p>5.970499</text:p>
          </table:table-cell>
          <table:table-cell office:value-type="float" office:value="0.043158" calcext:value-type="float">
            <text:p>0.04315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  <table:table-cell office:value-type="float" office:value="21.113139" calcext:value-type="float">
            <text:p>21.113139</text:p>
          </table:table-cell>
          <table:table-cell office:value-type="float" office:value="0.015224" calcext:value-type="float">
            <text:p>0.015224</text:p>
          </table:table-cell>
          <table:table-cell office:value-type="float" office:value="-1.947668" calcext:value-type="float">
            <text:p>-1.947668</text:p>
          </table:table-cell>
          <table:table-cell office:value-type="float" office:value="-0.024046" calcext:value-type="float">
            <text:p>-0.02404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3.547599" calcext:value-type="float">
            <text:p>3.547599</text:p>
          </table:table-cell>
          <table:table-cell office:value-type="float" office:value="-3.995622" calcext:value-type="float">
            <text:p>-3.995622</text:p>
          </table:table-cell>
          <table:table-cell office:value-type="float" office:value="6.004328" calcext:value-type="float">
            <text:p>6.004328</text:p>
          </table:table-cell>
          <table:table-cell office:value-type="float" office:value="-0.027104" calcext:value-type="float">
            <text:p>-0.02710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float" office:value="41.48516" calcext:value-type="float">
            <text:p>41.48516</text:p>
          </table:table-cell>
          <table:table-cell office:value-type="float" office:value="3.692713" calcext:value-type="float">
            <text:p>3.692713</text:p>
          </table:table-cell>
          <table:table-cell office:value-type="float" office:value="5.967766" calcext:value-type="float">
            <text:p>5.967766</text:p>
          </table:table-cell>
          <table:table-cell office:value-type="float" office:value="0.007865" calcext:value-type="float">
            <text:p>0.0078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46" calcext:value-type="float">
            <text:p>8.46</text:p>
          </table:table-cell>
          <table:table-cell office:value-type="float" office:value="0" calcext:value-type="float">
            <text:p>0</text:p>
          </table:table-cell>
          <table:table-cell office:value-type="float" office:value="21.050489" calcext:value-type="float">
            <text:p>21.050489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-2.00708" calcext:value-type="float">
            <text:p>-2.00708</text:p>
          </table:table-cell>
          <table:table-cell office:value-type="float" office:value="-0.023576" calcext:value-type="float">
            <text:p>-0.0235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</text:p>
          </table:table-cell>
          <table:table-cell office:value-type="float" office:value="3.762739" calcext:value-type="float">
            <text:p>3.762739</text:p>
          </table:table-cell>
          <table:table-cell office:value-type="float" office:value="-4.001061" calcext:value-type="float">
            <text:p>-4.001061</text:p>
          </table:table-cell>
          <table:table-cell office:value-type="float" office:value="6.031805" calcext:value-type="float">
            <text:p>6.031805</text:p>
          </table:table-cell>
          <table:table-cell office:value-type="float" office:value="-0.024999" calcext:value-type="float">
            <text:p>-0.02499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46" calcext:value-type="float">
            <text:p>8.46</text:p>
          </table:table-cell>
          <table:table-cell office:value-type="float" office:value="2" calcext:value-type="float">
            <text:p>2</text:p>
          </table:table-cell>
          <table:table-cell office:value-type="float" office:value="41.695083" calcext:value-type="float">
            <text:p>41.695083</text:p>
          </table:table-cell>
          <table:table-cell office:value-type="float" office:value="3.690109" calcext:value-type="float">
            <text:p>3.690109</text:p>
          </table:table-cell>
          <table:table-cell office:value-type="float" office:value="5.976795" calcext:value-type="float">
            <text:p>5.976795</text:p>
          </table:table-cell>
          <table:table-cell office:value-type="float" office:value="0.006098" calcext:value-type="float">
            <text:p>0.00609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20.980375" calcext:value-type="float">
            <text:p>20.980375</text:p>
          </table:table-cell>
          <table:table-cell office:value-type="float" office:value="-0.006592" calcext:value-type="float">
            <text:p>-0.006592</text:p>
          </table:table-cell>
          <table:table-cell office:value-type="float" office:value="-2.05047" calcext:value-type="float">
            <text:p>-2.05047</text:p>
          </table:table-cell>
          <table:table-cell office:value-type="float" office:value="0.007083" calcext:value-type="float">
            <text:p>0.00708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3.972101" calcext:value-type="float">
            <text:p>3.972101</text:p>
          </table:table-cell>
          <table:table-cell office:value-type="float" office:value="-4.014676" calcext:value-type="float">
            <text:p>-4.014676</text:p>
          </table:table-cell>
          <table:table-cell office:value-type="float" office:value="6.054982" calcext:value-type="float">
            <text:p>6.054982</text:p>
          </table:table-cell>
          <table:table-cell office:value-type="float" office:value="-0.02934" calcext:value-type="float">
            <text:p>-0.0293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41.901362" calcext:value-type="float">
            <text:p>41.901362</text:p>
          </table:table-cell>
          <table:table-cell office:value-type="float" office:value="3.659051" calcext:value-type="float">
            <text:p>3.659051</text:p>
          </table:table-cell>
          <table:table-cell office:value-type="float" office:value="6.003279" calcext:value-type="float">
            <text:p>6.003279</text:p>
          </table:table-cell>
          <table:table-cell office:value-type="float" office:value="-0.010296" calcext:value-type="float">
            <text:p>-0.01029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  <table:table-cell office:value-type="float" office:value="20.880939" calcext:value-type="float">
            <text:p>20.880939</text:p>
          </table:table-cell>
          <table:table-cell office:value-type="float" office:value="-0.032764" calcext:value-type="float">
            <text:p>-0.032764</text:p>
          </table:table-cell>
          <table:table-cell office:value-type="float" office:value="-2.203662" calcext:value-type="float">
            <text:p>-2.203662</text:p>
          </table:table-cell>
          <table:table-cell office:value-type="float" office:value="0.038711" calcext:value-type="float">
            <text:p>0.03871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53" calcext:value-type="float">
            <text:p>8.53</text:p>
          </table:table-cell>
          <table:table-cell office:value-type="float" office:value="1" calcext:value-type="float">
            <text:p>1</text:p>
          </table:table-cell>
          <table:table-cell office:value-type="float" office:value="4.142458" calcext:value-type="float">
            <text:p>4.142458</text:p>
          </table:table-cell>
          <table:table-cell office:value-type="float" office:value="-4.04139" calcext:value-type="float">
            <text:p>-4.04139</text:p>
          </table:table-cell>
          <table:table-cell office:value-type="float" office:value="5.928183" calcext:value-type="float">
            <text:p>5.928183</text:p>
          </table:table-cell>
          <table:table-cell office:value-type="float" office:value="-0.042347" calcext:value-type="float">
            <text:p>-0.04234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53" calcext:value-type="float">
            <text:p>8.53</text:p>
          </table:table-cell>
          <table:table-cell office:value-type="float" office:value="2" calcext:value-type="float">
            <text:p>2</text:p>
          </table:table-cell>
          <table:table-cell office:value-type="float" office:value="42.080813" calcext:value-type="float">
            <text:p>42.080813</text:p>
          </table:table-cell>
          <table:table-cell office:value-type="float" office:value="3.623589" calcext:value-type="float">
            <text:p>3.623589</text:p>
          </table:table-cell>
          <table:table-cell office:value-type="float" office:value="5.922997" calcext:value-type="float">
            <text:p>5.922997</text:p>
          </table:table-cell>
          <table:table-cell office:value-type="float" office:value="-0.028522" calcext:value-type="float">
            <text:p>-0.02852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20.800568" calcext:value-type="float">
            <text:p>20.800568</text:p>
          </table:table-cell>
          <table:table-cell office:value-type="float" office:value="-0.025836" calcext:value-type="float">
            <text:p>-0.025836</text:p>
          </table:table-cell>
          <table:table-cell office:value-type="float" office:value="-2.278208" calcext:value-type="float">
            <text:p>-2.278208</text:p>
          </table:table-cell>
          <table:table-cell office:value-type="float" office:value="0.028027" calcext:value-type="float">
            <text:p>0.02802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office:value-type="float" office:value="4.329829" calcext:value-type="float">
            <text:p>4.329829</text:p>
          </table:table-cell>
          <table:table-cell office:value-type="float" office:value="-4.056695" calcext:value-type="float">
            <text:p>-4.056695</text:p>
          </table:table-cell>
          <table:table-cell office:value-type="float" office:value="5.888628" calcext:value-type="float">
            <text:p>5.888628</text:p>
          </table:table-cell>
          <table:table-cell office:value-type="float" office:value="-0.048496" calcext:value-type="float">
            <text:p>-0.04849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56" calcext:value-type="float">
            <text:p>8.56</text:p>
          </table:table-cell>
          <table:table-cell office:value-type="float" office:value="2" calcext:value-type="float">
            <text:p>2</text:p>
          </table:table-cell>
          <table:table-cell office:value-type="float" office:value="42.278797" calcext:value-type="float">
            <text:p>42.278797</text:p>
          </table:table-cell>
          <table:table-cell office:value-type="float" office:value="3.638611" calcext:value-type="float">
            <text:p>3.638611</text:p>
          </table:table-cell>
          <table:table-cell office:value-type="float" office:value="5.914133" calcext:value-type="float">
            <text:p>5.914133</text:p>
          </table:table-cell>
          <table:table-cell office:value-type="float" office:value="-0.018846" calcext:value-type="float">
            <text:p>-0.01884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20.701376" calcext:value-type="float">
            <text:p>20.701376</text:p>
          </table:table-cell>
          <table:table-cell office:value-type="float" office:value="-0.008411" calcext:value-type="float">
            <text:p>-0.008411</text:p>
          </table:table-cell>
          <table:table-cell office:value-type="float" office:value="-2.411436" calcext:value-type="float">
            <text:p>-2.411436</text:p>
          </table:table-cell>
          <table:table-cell office:value-type="float" office:value="0.006438" calcext:value-type="float">
            <text:p>0.00643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4.527158" calcext:value-type="float">
            <text:p>4.527158</text:p>
          </table:table-cell>
          <table:table-cell office:value-type="float" office:value="-4.039571" calcext:value-type="float">
            <text:p>-4.039571</text:p>
          </table:table-cell>
          <table:table-cell office:value-type="float" office:value="5.861548" calcext:value-type="float">
            <text:p>5.861548</text:p>
          </table:table-cell>
          <table:table-cell office:value-type="float" office:value="-0.035472" calcext:value-type="float">
            <text:p>-0.03547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office:value-type="float" office:value="42.459997" calcext:value-type="float">
            <text:p>42.459997</text:p>
          </table:table-cell>
          <table:table-cell office:value-type="float" office:value="3.655019" calcext:value-type="float">
            <text:p>3.655019</text:p>
          </table:table-cell>
          <table:table-cell office:value-type="float" office:value="5.845104" calcext:value-type="float">
            <text:p>5.845104</text:p>
          </table:table-cell>
          <table:table-cell office:value-type="float" office:value="-0.009022" calcext:value-type="float">
            <text:p>-0.00902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63" calcext:value-type="float">
            <text:p>8.63</text:p>
          </table:table-cell>
          <table:table-cell office:value-type="float" office:value="0" calcext:value-type="float">
            <text:p>0</text:p>
          </table:table-cell>
          <table:table-cell office:value-type="float" office:value="20.616443" calcext:value-type="float">
            <text:p>20.616443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2.467631" calcext:value-type="float">
            <text:p>-2.467631</text:p>
          </table:table-cell>
          <table:table-cell office:value-type="float" office:value="-0.011669" calcext:value-type="float">
            <text:p>-0.01166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float" office:value="4.728607" calcext:value-type="float">
            <text:p>4.728607</text:p>
          </table:table-cell>
          <table:table-cell office:value-type="float" office:value="-4.037863" calcext:value-type="float">
            <text:p>-4.037863</text:p>
          </table:table-cell>
          <table:table-cell office:value-type="float" office:value="5.87749" calcext:value-type="float">
            <text:p>5.87749</text:p>
          </table:table-cell>
          <table:table-cell office:value-type="float" office:value="-0.031775" calcext:value-type="float">
            <text:p>-0.03177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63" calcext:value-type="float">
            <text:p>8.63</text:p>
          </table:table-cell>
          <table:table-cell office:value-type="float" office:value="2" calcext:value-type="float">
            <text:p>2</text:p>
          </table:table-cell>
          <table:table-cell office:value-type="float" office:value="42.657526" calcext:value-type="float">
            <text:p>42.657526</text:p>
          </table:table-cell>
          <table:table-cell office:value-type="float" office:value="3.677653" calcext:value-type="float">
            <text:p>3.677653</text:p>
          </table:table-cell>
          <table:table-cell office:value-type="float" office:value="5.851753" calcext:value-type="float">
            <text:p>5.851753</text:p>
          </table:table-cell>
          <table:table-cell office:value-type="float" office:value="0.003775" calcext:value-type="float">
            <text:p>0.00377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  <table:table-cell office:value-type="float" office:value="20.523573" calcext:value-type="float">
            <text:p>20.523573</text:p>
          </table:table-cell>
          <table:table-cell office:value-type="float" office:value="0.045089" calcext:value-type="float">
            <text:p>0.045089</text:p>
          </table:table-cell>
          <table:table-cell office:value-type="float" office:value="-2.473974" calcext:value-type="float">
            <text:p>-2.473974</text:p>
          </table:table-cell>
          <table:table-cell office:value-type="float" office:value="-0.050827" calcext:value-type="float">
            <text:p>-0.05082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66" calcext:value-type="float">
            <text:p>8.66</text:p>
          </table:table-cell>
          <table:table-cell office:value-type="float" office:value="1" calcext:value-type="float">
            <text:p>1</text:p>
          </table:table-cell>
          <table:table-cell office:value-type="float" office:value="4.926454" calcext:value-type="float">
            <text:p>4.926454</text:p>
          </table:table-cell>
          <table:table-cell office:value-type="float" office:value="-4.027227" calcext:value-type="float">
            <text:p>-4.027227</text:p>
          </table:table-cell>
          <table:table-cell office:value-type="float" office:value="5.937642" calcext:value-type="float">
            <text:p>5.937642</text:p>
          </table:table-cell>
          <table:table-cell office:value-type="float" office:value="-0.029441" calcext:value-type="float">
            <text:p>-0.02944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66" calcext:value-type="float">
            <text:p>8.66</text:p>
          </table:table-cell>
          <table:table-cell office:value-type="float" office:value="2" calcext:value-type="float">
            <text:p>2</text:p>
          </table:table-cell>
          <table:table-cell office:value-type="float" office:value="42.848221" calcext:value-type="float">
            <text:p>42.848221</text:p>
          </table:table-cell>
          <table:table-cell office:value-type="float" office:value="3.724182" calcext:value-type="float">
            <text:p>3.724182</text:p>
          </table:table-cell>
          <table:table-cell office:value-type="float" office:value="5.905325" calcext:value-type="float">
            <text:p>5.905325</text:p>
          </table:table-cell>
          <table:table-cell office:value-type="float" office:value="0.028871" calcext:value-type="float">
            <text:p>0.02887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20.441673" calcext:value-type="float">
            <text:p>20.441673</text:p>
          </table:table-cell>
          <table:table-cell office:value-type="float" office:value="0.069955" calcext:value-type="float">
            <text:p>0.069955</text:p>
          </table:table-cell>
          <table:table-cell office:value-type="float" office:value="-2.510565" calcext:value-type="float">
            <text:p>-2.510565</text:p>
          </table:table-cell>
          <table:table-cell office:value-type="float" office:value="-0.073229" calcext:value-type="float">
            <text:p>-0.07322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5.150065" calcext:value-type="float">
            <text:p>5.150065</text:p>
          </table:table-cell>
          <table:table-cell office:value-type="float" office:value="-4.003354" calcext:value-type="float">
            <text:p>-4.003354</text:p>
          </table:table-cell>
          <table:table-cell office:value-type="float" office:value="6.01758" calcext:value-type="float">
            <text:p>6.01758</text:p>
          </table:table-cell>
          <table:table-cell office:value-type="float" office:value="-0.013317" calcext:value-type="float">
            <text:p>-0.01331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43.053151" calcext:value-type="float">
            <text:p>43.053151</text:p>
          </table:table-cell>
          <table:table-cell office:value-type="float" office:value="3.750541" calcext:value-type="float">
            <text:p>3.750541</text:p>
          </table:table-cell>
          <table:table-cell office:value-type="float" office:value="5.934428" calcext:value-type="float">
            <text:p>5.934428</text:p>
          </table:table-cell>
          <table:table-cell office:value-type="float" office:value="0.041506" calcext:value-type="float">
            <text:p>0.04150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73" calcext:value-type="float">
            <text:p>8.73</text:p>
          </table:table-cell>
          <table:table-cell office:value-type="float" office:value="0" calcext:value-type="float">
            <text:p>0</text:p>
          </table:table-cell>
          <table:table-cell office:value-type="float" office:value="20.352316" calcext:value-type="float">
            <text:p>20.352316</text:p>
          </table:table-cell>
          <table:table-cell office:value-type="float" office:value="0.075393" calcext:value-type="float">
            <text:p>0.075393</text:p>
          </table:table-cell>
          <table:table-cell office:value-type="float" office:value="-2.514301" calcext:value-type="float">
            <text:p>-2.514301</text:p>
          </table:table-cell>
          <table:table-cell office:value-type="float" office:value="-0.074877" calcext:value-type="float">
            <text:p>-0.07487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5.345067" calcext:value-type="float">
            <text:p>5.345067</text:p>
          </table:table-cell>
          <table:table-cell office:value-type="float" office:value="-4.019329" calcext:value-type="float">
            <text:p>-4.019329</text:p>
          </table:table-cell>
          <table:table-cell office:value-type="float" office:value="6.051279" calcext:value-type="float">
            <text:p>6.051279</text:p>
          </table:table-cell>
          <table:table-cell office:value-type="float" office:value="-0.025135" calcext:value-type="float">
            <text:p>-0.02513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73" calcext:value-type="float">
            <text:p>8.73</text:p>
          </table:table-cell>
          <table:table-cell office:value-type="float" office:value="2" calcext:value-type="float">
            <text:p>2</text:p>
          </table:table-cell>
          <table:table-cell office:value-type="float" office:value="43.253682" calcext:value-type="float">
            <text:p>43.253682</text:p>
          </table:table-cell>
          <table:table-cell office:value-type="float" office:value="3.760459" calcext:value-type="float">
            <text:p>3.760459</text:p>
          </table:table-cell>
          <table:table-cell office:value-type="float" office:value="5.998374" calcext:value-type="float">
            <text:p>5.998374</text:p>
          </table:table-cell>
          <table:table-cell office:value-type="float" office:value="0.044825" calcext:value-type="float">
            <text:p>0.04482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20.278888" calcext:value-type="float">
            <text:p>20.278888</text:p>
          </table:table-cell>
          <table:table-cell office:value-type="float" office:value="0.040444" calcext:value-type="float">
            <text:p>0.040444</text:p>
          </table:table-cell>
          <table:table-cell office:value-type="float" office:value="-2.510917" calcext:value-type="float">
            <text:p>-2.510917</text:p>
          </table:table-cell>
          <table:table-cell office:value-type="float" office:value="-0.036697" calcext:value-type="float">
            <text:p>-0.03669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.570848" calcext:value-type="float">
            <text:p>5.570848</text:p>
          </table:table-cell>
          <table:table-cell office:value-type="float" office:value="-4.033262" calcext:value-type="float">
            <text:p>-4.033262</text:p>
          </table:table-cell>
          <table:table-cell office:value-type="float" office:value="6.130716" calcext:value-type="float">
            <text:p>6.130716</text:p>
          </table:table-cell>
          <table:table-cell office:value-type="float" office:value="-0.028433" calcext:value-type="float">
            <text:p>-0.02843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76" calcext:value-type="float">
            <text:p>8.76</text:p>
          </table:table-cell>
          <table:table-cell office:value-type="float" office:value="2" calcext:value-type="float">
            <text:p>2</text:p>
          </table:table-cell>
          <table:table-cell office:value-type="float" office:value="43.475417" calcext:value-type="float">
            <text:p>43.475417</text:p>
          </table:table-cell>
          <table:table-cell office:value-type="float" office:value="3.711344" calcext:value-type="float">
            <text:p>3.711344</text:p>
          </table:table-cell>
          <table:table-cell office:value-type="float" office:value="6.071292" calcext:value-type="float">
            <text:p>6.071292</text:p>
          </table:table-cell>
          <table:table-cell office:value-type="float" office:value="0.016371" calcext:value-type="float">
            <text:p>0.01637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20.185232" calcext:value-type="float">
            <text:p>20.185232</text:p>
          </table:table-cell>
          <table:table-cell office:value-type="float" office:value="0.009204" calcext:value-type="float">
            <text:p>0.009204</text:p>
          </table:table-cell>
          <table:table-cell office:value-type="float" office:value="-2.537935" calcext:value-type="float">
            <text:p>-2.537935</text:p>
          </table:table-cell>
          <table:table-cell office:value-type="float" office:value="-0.004272" calcext:value-type="float">
            <text:p>-0.0042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5.765367" calcext:value-type="float">
            <text:p>5.765367</text:p>
          </table:table-cell>
          <table:table-cell office:value-type="float" office:value="-4.065155" calcext:value-type="float">
            <text:p>-4.065155</text:p>
          </table:table-cell>
          <table:table-cell office:value-type="float" office:value="6.134141" calcext:value-type="float">
            <text:p>6.134141</text:p>
          </table:table-cell>
          <table:table-cell office:value-type="float" office:value="-0.046218" calcext:value-type="float">
            <text:p>-0.04621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43.678617" calcext:value-type="float">
            <text:p>43.678617</text:p>
          </table:table-cell>
          <table:table-cell office:value-type="float" office:value="3.674755" calcext:value-type="float">
            <text:p>3.674755</text:p>
          </table:table-cell>
          <table:table-cell office:value-type="float" office:value="6.113612" calcext:value-type="float">
            <text:p>6.113612</text:p>
          </table:table-cell>
          <table:table-cell office:value-type="float" office:value="-0.003282" calcext:value-type="float">
            <text:p>-0.0032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83" calcext:value-type="float">
            <text:p>8.83</text:p>
          </table:table-cell>
          <table:table-cell office:value-type="float" office:value="0" calcext:value-type="float">
            <text:p>0</text:p>
          </table:table-cell>
          <table:table-cell office:value-type="float" office:value="20.075747" calcext:value-type="float">
            <text:p>20.075747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-2.677817" calcext:value-type="float">
            <text:p>-2.677817</text:p>
          </table:table-cell>
          <table:table-cell office:value-type="float" office:value="-0.002757" calcext:value-type="float">
            <text:p>-0.0027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5.961596" calcext:value-type="float">
            <text:p>5.961596</text:p>
          </table:table-cell>
          <table:table-cell office:value-type="float" office:value="-4.064237" calcext:value-type="float">
            <text:p>-4.064237</text:p>
          </table:table-cell>
          <table:table-cell office:value-type="float" office:value="6.077949" calcext:value-type="float">
            <text:p>6.077949</text:p>
          </table:table-cell>
          <table:table-cell office:value-type="float" office:value="-0.042143" calcext:value-type="float">
            <text:p>-0.04214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83" calcext:value-type="float">
            <text:p>8.83</text:p>
          </table:table-cell>
          <table:table-cell office:value-type="float" office:value="2" calcext:value-type="float">
            <text:p>2</text:p>
          </table:table-cell>
          <table:table-cell office:value-type="float" office:value="43.866557" calcext:value-type="float">
            <text:p>43.866557</text:p>
          </table:table-cell>
          <table:table-cell office:value-type="float" office:value="3.666024" calcext:value-type="float">
            <text:p>3.666024</text:p>
          </table:table-cell>
          <table:table-cell office:value-type="float" office:value="6.043099" calcext:value-type="float">
            <text:p>6.043099</text:p>
          </table:table-cell>
          <table:table-cell office:value-type="float" office:value="-0.007948" calcext:value-type="float">
            <text:p>-0.00794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86" calcext:value-type="float">
            <text:p>8.86</text:p>
          </table:table-cell>
          <table:table-cell office:value-type="float" office:value="0" calcext:value-type="float">
            <text:p>0</text:p>
          </table:table-cell>
          <table:table-cell office:value-type="float" office:value="19.977114" calcext:value-type="float">
            <text:p>19.977114</text:p>
          </table:table-cell>
          <table:table-cell office:value-type="float" office:value="0.004663" calcext:value-type="float">
            <text:p>0.004663</text:p>
          </table:table-cell>
          <table:table-cell office:value-type="float" office:value="-2.694248" calcext:value-type="float">
            <text:p>-2.694248</text:p>
          </table:table-cell>
          <table:table-cell office:value-type="float" office:value="0.001091" calcext:value-type="float">
            <text:p>0.00109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6.163794" calcext:value-type="float">
            <text:p>6.163794</text:p>
          </table:table-cell>
          <table:table-cell office:value-type="float" office:value="-4.07622" calcext:value-type="float">
            <text:p>-4.07622</text:p>
          </table:table-cell>
          <table:table-cell office:value-type="float" office:value="6.118095" calcext:value-type="float">
            <text:p>6.118095</text:p>
          </table:table-cell>
          <table:table-cell office:value-type="float" office:value="-0.04857" calcext:value-type="float">
            <text:p>-0.0485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86" calcext:value-type="float">
            <text:p>8.86</text:p>
          </table:table-cell>
          <table:table-cell office:value-type="float" office:value="2" calcext:value-type="float">
            <text:p>2</text:p>
          </table:table-cell>
          <table:table-cell office:value-type="float" office:value="44.067265" calcext:value-type="float">
            <text:p>44.067265</text:p>
          </table:table-cell>
          <table:table-cell office:value-type="float" office:value="3.663735" calcext:value-type="float">
            <text:p>3.663735</text:p>
          </table:table-cell>
          <table:table-cell office:value-type="float" office:value="6.094412" calcext:value-type="float">
            <text:p>6.094412</text:p>
          </table:table-cell>
          <table:table-cell office:value-type="float" office:value="-0.007948" calcext:value-type="float">
            <text:p>-0.00794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19.868552" calcext:value-type="float">
            <text:p>19.868552</text:p>
          </table:table-cell>
          <table:table-cell office:value-type="float" office:value="-0.055308" calcext:value-type="float">
            <text:p>-0.055308</text:p>
          </table:table-cell>
          <table:table-cell office:value-type="float" office:value="-2.841943" calcext:value-type="float">
            <text:p>-2.841943</text:p>
          </table:table-cell>
          <table:table-cell office:value-type="float" office:value="0.055878" calcext:value-type="float">
            <text:p>0.05587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6.353896" calcext:value-type="float">
            <text:p>6.353896</text:p>
          </table:table-cell>
          <table:table-cell office:value-type="float" office:value="-4.111113" calcext:value-type="float">
            <text:p>-4.111113</text:p>
          </table:table-cell>
          <table:table-cell office:value-type="float" office:value="6.020538" calcext:value-type="float">
            <text:p>6.020538</text:p>
          </table:table-cell>
          <table:table-cell office:value-type="float" office:value="-0.061124" calcext:value-type="float">
            <text:p>-0.06112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44.265454" calcext:value-type="float">
            <text:p>44.265454</text:p>
          </table:table-cell>
          <table:table-cell office:value-type="float" office:value="3.574113" calcext:value-type="float">
            <text:p>3.574113</text:p>
          </table:table-cell>
          <table:table-cell office:value-type="float" office:value="6.030874" calcext:value-type="float">
            <text:p>6.030874</text:p>
          </table:table-cell>
          <table:table-cell office:value-type="float" office:value="-0.055834" calcext:value-type="float">
            <text:p>-0.05583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19.760351" calcext:value-type="float">
            <text:p>19.760351</text:p>
          </table:table-cell>
          <table:table-cell office:value-type="float" office:value="-0.024739" calcext:value-type="float">
            <text:p>-0.024739</text:p>
          </table:table-cell>
          <table:table-cell office:value-type="float" office:value="-2.932809" calcext:value-type="float">
            <text:p>-2.932809</text:p>
          </table:table-cell>
          <table:table-cell office:value-type="float" office:value="0.02396" calcext:value-type="float">
            <text:p>0.0239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93" calcext:value-type="float">
            <text:p>8.93</text:p>
          </table:table-cell>
          <table:table-cell office:value-type="float" office:value="1" calcext:value-type="float">
            <text:p>1</text:p>
          </table:table-cell>
          <table:table-cell office:value-type="float" office:value="6.571433" calcext:value-type="float">
            <text:p>6.571433</text:p>
          </table:table-cell>
          <table:table-cell office:value-type="float" office:value="-4.074587" calcext:value-type="float">
            <text:p>-4.074587</text:p>
          </table:table-cell>
          <table:table-cell office:value-type="float" office:value="6.049201" calcext:value-type="float">
            <text:p>6.049201</text:p>
          </table:table-cell>
          <table:table-cell office:value-type="float" office:value="-0.036289" calcext:value-type="float">
            <text:p>-0.03628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93" calcext:value-type="float">
            <text:p>8.93</text:p>
          </table:table-cell>
          <table:table-cell office:value-type="float" office:value="2" calcext:value-type="float">
            <text:p>2</text:p>
          </table:table-cell>
          <table:table-cell office:value-type="float" office:value="44.458765" calcext:value-type="float">
            <text:p>44.458765</text:p>
          </table:table-cell>
          <table:table-cell office:value-type="float" office:value="3.606253" calcext:value-type="float">
            <text:p>3.606253</text:p>
          </table:table-cell>
          <table:table-cell office:value-type="float" office:value="6.000463" calcext:value-type="float">
            <text:p>6.000463</text:p>
          </table:table-cell>
          <table:table-cell office:value-type="float" office:value="-0.035973" calcext:value-type="float">
            <text:p>-0.0359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19.631318" calcext:value-type="float">
            <text:p>19.631318</text:p>
          </table:table-cell>
          <table:table-cell office:value-type="float" office:value="0.024886" calcext:value-type="float">
            <text:p>0.024886</text:p>
          </table:table-cell>
          <table:table-cell office:value-type="float" office:value="-3.141475" calcext:value-type="float">
            <text:p>-3.141475</text:p>
          </table:table-cell>
          <table:table-cell office:value-type="float" office:value="-0.021972" calcext:value-type="float">
            <text:p>-0.0219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6.768426" calcext:value-type="float">
            <text:p>6.768426</text:p>
          </table:table-cell>
          <table:table-cell office:value-type="float" office:value="-4.025924" calcext:value-type="float">
            <text:p>-4.025924</text:p>
          </table:table-cell>
          <table:table-cell office:value-type="float" office:value="5.96031" calcext:value-type="float">
            <text:p>5.96031</text:p>
          </table:table-cell>
          <table:table-cell office:value-type="float" office:value="-0.004653" calcext:value-type="float">
            <text:p>-0.00465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8.96" calcext:value-type="float">
            <text:p>8.96</text:p>
          </table:table-cell>
          <table:table-cell office:value-type="float" office:value="2" calcext:value-type="float">
            <text:p>2</text:p>
          </table:table-cell>
          <table:table-cell office:value-type="float" office:value="44.631965" calcext:value-type="float">
            <text:p>44.631965</text:p>
          </table:table-cell>
          <table:table-cell office:value-type="float" office:value="3.672196" calcext:value-type="float">
            <text:p>3.672196</text:p>
          </table:table-cell>
          <table:table-cell office:value-type="float" office:value="5.843054" calcext:value-type="float">
            <text:p>5.843054</text:p>
          </table:table-cell>
          <table:table-cell office:value-type="float" office:value="0.000203" calcext:value-type="float">
            <text:p>0.00020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508188" calcext:value-type="float">
            <text:p>19.508188</text:p>
          </table:table-cell>
          <table:table-cell office:value-type="float" office:value="-0.018591" calcext:value-type="float">
            <text:p>-0.018591</text:p>
          </table:table-cell>
          <table:table-cell office:value-type="float" office:value="-3.27643" calcext:value-type="float">
            <text:p>-3.27643</text:p>
          </table:table-cell>
          <table:table-cell office:value-type="float" office:value="0.018872" calcext:value-type="float">
            <text:p>0.01887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.947128" calcext:value-type="float">
            <text:p>6.947128</text:p>
          </table:table-cell>
          <table:table-cell office:value-type="float" office:value="-4.056139" calcext:value-type="float">
            <text:p>-4.056139</text:p>
          </table:table-cell>
          <table:table-cell office:value-type="float" office:value="5.864367" calcext:value-type="float">
            <text:p>5.864367</text:p>
          </table:table-cell>
          <table:table-cell office:value-type="float" office:value="-0.017806" calcext:value-type="float">
            <text:p>-0.01780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.819998" calcext:value-type="float">
            <text:p>44.819998</text:p>
          </table:table-cell>
          <table:table-cell office:value-type="float" office:value="3.618349" calcext:value-type="float">
            <text:p>3.618349</text:p>
          </table:table-cell>
          <table:table-cell office:value-type="float" office:value="5.788114" calcext:value-type="float">
            <text:p>5.788114</text:p>
          </table:table-cell>
          <table:table-cell office:value-type="float" office:value="-0.028505" calcext:value-type="float">
            <text:p>-0.02850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  <table:table-cell office:value-type="float" office:value="19.394999" calcext:value-type="float">
            <text:p>19.394999</text:p>
          </table:table-cell>
          <table:table-cell office:value-type="float" office:value="-0.00791" calcext:value-type="float">
            <text:p>-0.00791</text:p>
          </table:table-cell>
          <table:table-cell office:value-type="float" office:value="-3.280596" calcext:value-type="float">
            <text:p>-3.280596</text:p>
          </table:table-cell>
          <table:table-cell office:value-type="float" office:value="0.007962" calcext:value-type="float">
            <text:p>0.0079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office:value-type="float" office:value="7.14148" calcext:value-type="float">
            <text:p>7.14148</text:p>
          </table:table-cell>
          <table:table-cell office:value-type="float" office:value="-4.064694" calcext:value-type="float">
            <text:p>-4.064694</text:p>
          </table:table-cell>
          <table:table-cell office:value-type="float" office:value="5.906924" calcext:value-type="float">
            <text:p>5.906924</text:p>
          </table:table-cell>
          <table:table-cell office:value-type="float" office:value="-0.022959" calcext:value-type="float">
            <text:p>-0.02295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03" calcext:value-type="float">
            <text:p>9.03</text:p>
          </table:table-cell>
          <table:table-cell office:value-type="float" office:value="2" calcext:value-type="float">
            <text:p>2</text:p>
          </table:table-cell>
          <table:table-cell office:value-type="float" office:value="45.016068" calcext:value-type="float">
            <text:p>45.016068</text:p>
          </table:table-cell>
          <table:table-cell office:value-type="float" office:value="3.640735" calcext:value-type="float">
            <text:p>3.640735</text:p>
          </table:table-cell>
          <table:table-cell office:value-type="float" office:value="5.845911" calcext:value-type="float">
            <text:p>5.845911</text:p>
          </table:table-cell>
          <table:table-cell office:value-type="float" office:value="-0.014529" calcext:value-type="float">
            <text:p>-0.01452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06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office:value-type="float" office:value="19.279065" calcext:value-type="float">
            <text:p>19.279065</text:p>
          </table:table-cell>
          <table:table-cell office:value-type="float" office:value="-0.009477" calcext:value-type="float">
            <text:p>-0.009477</text:p>
          </table:table-cell>
          <table:table-cell office:value-type="float" office:value="-3.30108" calcext:value-type="float">
            <text:p>-3.30108</text:p>
          </table:table-cell>
          <table:table-cell office:value-type="float" office:value="0.00879" calcext:value-type="float">
            <text:p>0.0087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06" calcext:value-type="float">
            <text:p>9.06</text:p>
          </table:table-cell>
          <table:table-cell office:value-type="float" office:value="1" calcext:value-type="float">
            <text:p>1</text:p>
          </table:table-cell>
          <table:table-cell office:value-type="float" office:value="7.346" calcext:value-type="float">
            <text:p>7.346</text:p>
          </table:table-cell>
          <table:table-cell office:value-type="float" office:value="-4.063064" calcext:value-type="float">
            <text:p>-4.063064</text:p>
          </table:table-cell>
          <table:table-cell office:value-type="float" office:value="5.96163" calcext:value-type="float">
            <text:p>5.96163</text:p>
          </table:table-cell>
          <table:table-cell office:value-type="float" office:value="-0.021144" calcext:value-type="float">
            <text:p>-0.02114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06" calcext:value-type="float">
            <text:p>9.06</text:p>
          </table:table-cell>
          <table:table-cell office:value-type="float" office:value="2" calcext:value-type="float">
            <text:p>2</text:p>
          </table:table-cell>
          <table:table-cell office:value-type="float" office:value="45.212934" calcext:value-type="float">
            <text:p>45.212934</text:p>
          </table:table-cell>
          <table:table-cell office:value-type="float" office:value="3.636421" calcext:value-type="float">
            <text:p>3.636421</text:p>
          </table:table-cell>
          <table:table-cell office:value-type="float" office:value="5.89327" calcext:value-type="float">
            <text:p>5.89327</text:p>
          </table:table-cell>
          <table:table-cell office:value-type="float" office:value="-0.015258" calcext:value-type="float">
            <text:p>-0.01525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9.147415" calcext:value-type="float">
            <text:p>19.147415</text:p>
          </table:table-cell>
          <table:table-cell office:value-type="float" office:value="-0.035812" calcext:value-type="float">
            <text:p>-0.035812</text:p>
          </table:table-cell>
          <table:table-cell office:value-type="float" office:value="-3.446452" calcext:value-type="float">
            <text:p>-3.446452</text:p>
          </table:table-cell>
          <table:table-cell office:value-type="float" office:value="0.03074" calcext:value-type="float">
            <text:p>0.0307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7.528808" calcext:value-type="float">
            <text:p>7.528808</text:p>
          </table:table-cell>
          <table:table-cell office:value-type="float" office:value="-4.078796" calcext:value-type="float">
            <text:p>-4.078796</text:p>
          </table:table-cell>
          <table:table-cell office:value-type="float" office:value="5.875303" calcext:value-type="float">
            <text:p>5.875303</text:p>
          </table:table-cell>
          <table:table-cell office:value-type="float" office:value="-0.026096" calcext:value-type="float">
            <text:p>-0.02609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45.397981" calcext:value-type="float">
            <text:p>45.397981</text:p>
          </table:table-cell>
          <table:table-cell office:value-type="float" office:value="3.603166" calcext:value-type="float">
            <text:p>3.603166</text:p>
          </table:table-cell>
          <table:table-cell office:value-type="float" office:value="5.823067" calcext:value-type="float">
            <text:p>5.823067</text:p>
          </table:table-cell>
          <table:table-cell office:value-type="float" office:value="-0.032401" calcext:value-type="float">
            <text:p>-0.03240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13" calcext:value-type="float">
            <text:p>9.13</text:p>
          </table:table-cell>
          <table:table-cell office:value-type="float" office:value="0" calcext:value-type="float">
            <text:p>0</text:p>
          </table:table-cell>
          <table:table-cell office:value-type="float" office:value="19.023627" calcext:value-type="float">
            <text:p>19.023627</text:p>
          </table:table-cell>
          <table:table-cell office:value-type="float" office:value="-0.028485" calcext:value-type="float">
            <text:p>-0.028485</text:p>
          </table:table-cell>
          <table:table-cell office:value-type="float" office:value="-3.529049" calcext:value-type="float">
            <text:p>-3.529049</text:p>
          </table:table-cell>
          <table:table-cell office:value-type="float" office:value="0.021742" calcext:value-type="float">
            <text:p>0.02174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13" calcext:value-type="float">
            <text:p>9.13</text:p>
          </table:table-cell>
          <table:table-cell office:value-type="float" office:value="1" calcext:value-type="float">
            <text:p>1</text:p>
          </table:table-cell>
          <table:table-cell office:value-type="float" office:value="7.733278" calcext:value-type="float">
            <text:p>7.733278</text:p>
          </table:table-cell>
          <table:table-cell office:value-type="float" office:value="-4.066257" calcext:value-type="float">
            <text:p>-4.066257</text:p>
          </table:table-cell>
          <table:table-cell office:value-type="float" office:value="5.881724" calcext:value-type="float">
            <text:p>5.881724</text:p>
          </table:table-cell>
          <table:table-cell office:value-type="float" office:value="-0.015468" calcext:value-type="float">
            <text:p>-0.01546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13" calcext:value-type="float">
            <text:p>9.13</text:p>
          </table:table-cell>
          <table:table-cell office:value-type="float" office:value="2" calcext:value-type="float">
            <text:p>2</text:p>
          </table:table-cell>
          <table:table-cell office:value-type="float" office:value="45.59096" calcext:value-type="float">
            <text:p>45.59096</text:p>
          </table:table-cell>
          <table:table-cell office:value-type="float" office:value="3.606926" calcext:value-type="float">
            <text:p>3.606926</text:p>
          </table:table-cell>
          <table:table-cell office:value-type="float" office:value="5.805868" calcext:value-type="float">
            <text:p>5.805868</text:p>
          </table:table-cell>
          <table:table-cell office:value-type="float" office:value="-0.028625" calcext:value-type="float">
            <text:p>-0.02862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16" calcext:value-type="float">
            <text:p>9.16</text:p>
          </table:table-cell>
          <table:table-cell office:value-type="float" office:value="0" calcext:value-type="float">
            <text:p>0</text:p>
          </table:table-cell>
          <table:table-cell office:value-type="float" office:value="18.885478" calcext:value-type="float">
            <text:p>18.885478</text:p>
          </table:table-cell>
          <table:table-cell office:value-type="float" office:value="-0.0718" calcext:value-type="float">
            <text:p>-0.0718</text:p>
          </table:table-cell>
          <table:table-cell office:value-type="float" office:value="-3.66981" calcext:value-type="float">
            <text:p>-3.66981</text:p>
          </table:table-cell>
          <table:table-cell office:value-type="float" office:value="0.055889" calcext:value-type="float">
            <text:p>0.05588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office:value-type="float" office:value="7.913495" calcext:value-type="float">
            <text:p>7.913495</text:p>
          </table:table-cell>
          <table:table-cell office:value-type="float" office:value="-4.093228" calcext:value-type="float">
            <text:p>-4.093228</text:p>
          </table:table-cell>
          <table:table-cell office:value-type="float" office:value="5.795057" calcext:value-type="float">
            <text:p>5.795057</text:p>
          </table:table-cell>
          <table:table-cell office:value-type="float" office:value="-0.026371" calcext:value-type="float">
            <text:p>-0.02637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16" calcext:value-type="float">
            <text:p>9.16</text:p>
          </table:table-cell>
          <table:table-cell office:value-type="float" office:value="2" calcext:value-type="float">
            <text:p>2</text:p>
          </table:table-cell>
          <table:table-cell office:value-type="float" office:value="45.775213" calcext:value-type="float">
            <text:p>45.775213</text:p>
          </table:table-cell>
          <table:table-cell office:value-type="float" office:value="3.549056" calcext:value-type="float">
            <text:p>3.549056</text:p>
          </table:table-cell>
          <table:table-cell office:value-type="float" office:value="5.748077" calcext:value-type="float">
            <text:p>5.748077</text:p>
          </table:table-cell>
          <table:table-cell office:value-type="float" office:value="-0.058363" calcext:value-type="float">
            <text:p>-0.05836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18.766794" calcext:value-type="float">
            <text:p>18.766794</text:p>
          </table:table-cell>
          <table:table-cell office:value-type="float" office:value="-0.016858" calcext:value-type="float">
            <text:p>-0.016858</text:p>
          </table:table-cell>
          <table:table-cell office:value-type="float" office:value="-3.652853" calcext:value-type="float">
            <text:p>-3.652853</text:p>
          </table:table-cell>
          <table:table-cell office:value-type="float" office:value="0.004887" calcext:value-type="float">
            <text:p>0.00488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8.134494" calcext:value-type="float">
            <text:p>8.134494</text:p>
          </table:table-cell>
          <table:table-cell office:value-type="float" office:value="-4.049092" calcext:value-type="float">
            <text:p>-4.049092</text:p>
          </table:table-cell>
          <table:table-cell office:value-type="float" office:value="5.914021" calcext:value-type="float">
            <text:p>5.914021</text:p>
          </table:table-cell>
          <table:table-cell office:value-type="float" office:value="-0.00124" calcext:value-type="float">
            <text:p>-0.0012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45.974643" calcext:value-type="float">
            <text:p>45.974643</text:p>
          </table:table-cell>
          <table:table-cell office:value-type="float" office:value="3.610603" calcext:value-type="float">
            <text:p>3.610603</text:p>
          </table:table-cell>
          <table:table-cell office:value-type="float" office:value="5.810561" calcext:value-type="float">
            <text:p>5.810561</text:p>
          </table:table-cell>
          <table:table-cell office:value-type="float" office:value="-0.021653" calcext:value-type="float">
            <text:p>-0.02165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23" calcext:value-type="float">
            <text:p>9.23</text:p>
          </table:table-cell>
          <table:table-cell office:value-type="float" office:value="0" calcext:value-type="float">
            <text:p>0</text:p>
          </table:table-cell>
          <table:table-cell office:value-type="float" office:value="18.613867" calcext:value-type="float">
            <text:p>18.613867</text:p>
          </table:table-cell>
          <table:table-cell office:value-type="float" office:value="-0.011829" calcext:value-type="float">
            <text:p>-0.011829</text:p>
          </table:table-cell>
          <table:table-cell office:value-type="float" office:value="-3.82597" calcext:value-type="float">
            <text:p>-3.82597</text:p>
          </table:table-cell>
          <table:table-cell office:value-type="float" office:value="0.000206" calcext:value-type="float">
            <text:p>0.00020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23" calcext:value-type="float">
            <text:p>9.23</text:p>
          </table:table-cell>
          <table:table-cell office:value-type="float" office:value="1" calcext:value-type="float">
            <text:p>1</text:p>
          </table:table-cell>
          <table:table-cell office:value-type="float" office:value="8.309535" calcext:value-type="float">
            <text:p>8.309535</text:p>
          </table:table-cell>
          <table:table-cell office:value-type="float" office:value="-4.04175" calcext:value-type="float">
            <text:p>-4.04175</text:p>
          </table:table-cell>
          <table:table-cell office:value-type="float" office:value="5.812556" calcext:value-type="float">
            <text:p>5.812556</text:p>
          </table:table-cell>
          <table:table-cell office:value-type="float" office:value="0.004534" calcext:value-type="float">
            <text:p>0.00453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23" calcext:value-type="float">
            <text:p>9.23</text:p>
          </table:table-cell>
          <table:table-cell office:value-type="float" office:value="2" calcext:value-type="float">
            <text:p>2</text:p>
          </table:table-cell>
          <table:table-cell office:value-type="float" office:value="46.144859" calcext:value-type="float">
            <text:p>46.144859</text:p>
          </table:table-cell>
          <table:table-cell office:value-type="float" office:value="3.6221" calcext:value-type="float">
            <text:p>3.6221</text:p>
          </table:table-cell>
          <table:table-cell office:value-type="float" office:value="5.701182" calcext:value-type="float">
            <text:p>5.701182</text:p>
          </table:table-cell>
          <table:table-cell office:value-type="float" office:value="-0.014384" calcext:value-type="float">
            <text:p>-0.01438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  <table:table-cell office:value-type="float" office:value="18.476013" calcext:value-type="float">
            <text:p>18.476013</text:p>
          </table:table-cell>
          <table:table-cell office:value-type="float" office:value="0.014463" calcext:value-type="float">
            <text:p>0.014463</text:p>
          </table:table-cell>
          <table:table-cell office:value-type="float" office:value="-3.894234" calcext:value-type="float">
            <text:p>-3.894234</text:p>
          </table:table-cell>
          <table:table-cell office:value-type="float" office:value="-0.021826" calcext:value-type="float">
            <text:p>-0.02182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office:value-type="float" office:value="8.515046" calcext:value-type="float">
            <text:p>8.515046</text:p>
          </table:table-cell>
          <table:table-cell office:value-type="float" office:value="-4.006642" calcext:value-type="float">
            <text:p>-4.006642</text:p>
          </table:table-cell>
          <table:table-cell office:value-type="float" office:value="5.847545" calcext:value-type="float">
            <text:p>5.847545</text:p>
          </table:table-cell>
          <table:table-cell office:value-type="float" office:value="0.024634" calcext:value-type="float">
            <text:p>0.024634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26" calcext:value-type="float">
            <text:p>9.26</text:p>
          </table:table-cell>
          <table:table-cell office:value-type="float" office:value="2" calcext:value-type="float">
            <text:p>2</text:p>
          </table:table-cell>
          <table:table-cell office:value-type="float" office:value="46.331843" calcext:value-type="float">
            <text:p>46.331843</text:p>
          </table:table-cell>
          <table:table-cell office:value-type="float" office:value="3.643707" calcext:value-type="float">
            <text:p>3.643707</text:p>
          </table:table-cell>
          <table:table-cell office:value-type="float" office:value="5.694216" calcext:value-type="float">
            <text:p>5.694216</text:p>
          </table:table-cell>
          <table:table-cell office:value-type="float" office:value="-0.001567" calcext:value-type="float">
            <text:p>-0.00156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18.339374" calcext:value-type="float">
            <text:p>18.339374</text:p>
          </table:table-cell>
          <table:table-cell office:value-type="float" office:value="0.014361" calcext:value-type="float">
            <text:p>0.014361</text:p>
          </table:table-cell>
          <table:table-cell office:value-type="float" office:value="-3.9272" calcext:value-type="float">
            <text:p>-3.9272</text:p>
          </table:table-cell>
          <table:table-cell office:value-type="float" office:value="-0.020542" calcext:value-type="float">
            <text:p>-0.02054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8.707424" calcext:value-type="float">
            <text:p>8.707424</text:p>
          </table:table-cell>
          <table:table-cell office:value-type="float" office:value="-4.009952" calcext:value-type="float">
            <text:p>-4.009952</text:p>
          </table:table-cell>
          <table:table-cell office:value-type="float" office:value="5.870669" calcext:value-type="float">
            <text:p>5.870669</text:p>
          </table:table-cell>
          <table:table-cell office:value-type="float" office:value="0.020963" calcext:value-type="float">
            <text:p>0.02096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46.52322" calcext:value-type="float">
            <text:p>46.52322</text:p>
          </table:table-cell>
          <table:table-cell office:value-type="float" office:value="3.649183" calcext:value-type="float">
            <text:p>3.649183</text:p>
          </table:table-cell>
          <table:table-cell office:value-type="float" office:value="5.727765" calcext:value-type="float">
            <text:p>5.727765</text:p>
          </table:table-cell>
          <table:table-cell office:value-type="float" office:value="0.002181" calcext:value-type="float">
            <text:p>0.00218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18.197597" calcext:value-type="float">
            <text:p>18.197597</text:p>
          </table:table-cell>
          <table:table-cell office:value-type="float" office:value="-0.007752" calcext:value-type="float">
            <text:p>-0.007752</text:p>
          </table:table-cell>
          <table:table-cell office:value-type="float" office:value="-3.947698" calcext:value-type="float">
            <text:p>-3.947698</text:p>
          </table:table-cell>
          <table:table-cell office:value-type="float" office:value="-0.001802" calcext:value-type="float">
            <text:p>-0.00180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8.899862" calcext:value-type="float">
            <text:p>8.899862</text:p>
          </table:table-cell>
          <table:table-cell office:value-type="float" office:value="-4.023953" calcext:value-type="float">
            <text:p>-4.023953</text:p>
          </table:table-cell>
          <table:table-cell office:value-type="float" office:value="5.906789" calcext:value-type="float">
            <text:p>5.906789</text:p>
          </table:table-cell>
          <table:table-cell office:value-type="float" office:value="0.010998" calcext:value-type="float">
            <text:p>0.01099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33" calcext:value-type="float">
            <text:p>9.33</text:p>
          </table:table-cell>
          <table:table-cell office:value-type="float" office:value="2" calcext:value-type="float">
            <text:p>2</text:p>
          </table:table-cell>
          <table:table-cell office:value-type="float" office:value="46.713219" calcext:value-type="float">
            <text:p>46.713219</text:p>
          </table:table-cell>
          <table:table-cell office:value-type="float" office:value="3.618158" calcext:value-type="float">
            <text:p>3.618158</text:p>
          </table:table-cell>
          <table:table-cell office:value-type="float" office:value="5.779884" calcext:value-type="float">
            <text:p>5.779884</text:p>
          </table:table-cell>
          <table:table-cell office:value-type="float" office:value="-0.013425" calcext:value-type="float">
            <text:p>-0.01342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18.061315" calcext:value-type="float">
            <text:p>18.061315</text:p>
          </table:table-cell>
          <table:table-cell office:value-type="float" office:value="-0.021987" calcext:value-type="float">
            <text:p>-0.021987</text:p>
          </table:table-cell>
          <table:table-cell office:value-type="float" office:value="-3.998694" calcext:value-type="float">
            <text:p>-3.998694</text:p>
          </table:table-cell>
          <table:table-cell office:value-type="float" office:value="0.009195" calcext:value-type="float">
            <text:p>0.00919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9.100527" calcext:value-type="float">
            <text:p>9.100527</text:p>
          </table:table-cell>
          <table:table-cell office:value-type="float" office:value="-4.028325" calcext:value-type="float">
            <text:p>-4.028325</text:p>
          </table:table-cell>
          <table:table-cell office:value-type="float" office:value="5.92141" calcext:value-type="float">
            <text:p>5.92141</text:p>
          </table:table-cell>
          <table:table-cell office:value-type="float" office:value="0.008888" calcext:value-type="float">
            <text:p>0.008888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36" calcext:value-type="float">
            <text:p>9.36</text:p>
          </table:table-cell>
          <table:table-cell office:value-type="float" office:value="2" calcext:value-type="float">
            <text:p>2</text:p>
          </table:table-cell>
          <table:table-cell office:value-type="float" office:value="46.910501" calcext:value-type="float">
            <text:p>46.910501</text:p>
          </table:table-cell>
          <table:table-cell office:value-type="float" office:value="3.600529" calcext:value-type="float">
            <text:p>3.600529</text:p>
          </table:table-cell>
          <table:table-cell office:value-type="float" office:value="5.799351" calcext:value-type="float">
            <text:p>5.799351</text:p>
          </table:table-cell>
          <table:table-cell office:value-type="float" office:value="-0.021576" calcext:value-type="float">
            <text:p>-0.0215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7.931897" calcext:value-type="float">
            <text:p>17.931897</text:p>
          </table:table-cell>
          <table:table-cell office:value-type="float" office:value="-0.004104" calcext:value-type="float">
            <text:p>-0.004104</text:p>
          </table:table-cell>
          <table:table-cell office:value-type="float" office:value="-4.045177" calcext:value-type="float">
            <text:p>-4.045177</text:p>
          </table:table-cell>
          <table:table-cell office:value-type="float" office:value="-0.005435" calcext:value-type="float">
            <text:p>-0.00543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9.317456" calcext:value-type="float">
            <text:p>9.317456</text:p>
          </table:table-cell>
          <table:table-cell office:value-type="float" office:value="-4.006311" calcext:value-type="float">
            <text:p>-4.006311</text:p>
          </table:table-cell>
          <table:table-cell office:value-type="float" office:value="5.965519" calcext:value-type="float">
            <text:p>5.965519</text:p>
          </table:table-cell>
          <table:table-cell office:value-type="float" office:value="0.02233" calcext:value-type="float">
            <text:p>0.0223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47.115166" calcext:value-type="float">
            <text:p>47.115166</text:p>
          </table:table-cell>
          <table:table-cell office:value-type="float" office:value="3.616566" calcext:value-type="float">
            <text:p>3.616566</text:p>
          </table:table-cell>
          <table:table-cell office:value-type="float" office:value="5.816143" calcext:value-type="float">
            <text:p>5.816143</text:p>
          </table:table-cell>
          <table:table-cell office:value-type="float" office:value="-0.011358" calcext:value-type="float">
            <text:p>-0.01135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  <table:table-cell office:value-type="float" office:value="17.790654" calcext:value-type="float">
            <text:p>17.790654</text:p>
          </table:table-cell>
          <table:table-cell office:value-type="float" office:value="-0.025742" calcext:value-type="float">
            <text:p>-0.025742</text:p>
          </table:table-cell>
          <table:table-cell office:value-type="float" office:value="-4.129687" calcext:value-type="float">
            <text:p>-4.129687</text:p>
          </table:table-cell>
          <table:table-cell office:value-type="float" office:value="0.010846" calcext:value-type="float">
            <text:p>0.01084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43" calcext:value-type="float">
            <text:p>9.43</text:p>
          </table:table-cell>
          <table:table-cell office:value-type="float" office:value="1" calcext:value-type="float">
            <text:p>1</text:p>
          </table:table-cell>
          <table:table-cell office:value-type="float" office:value="9.518747" calcext:value-type="float">
            <text:p>9.518747</text:p>
          </table:table-cell>
          <table:table-cell office:value-type="float" office:value="-4.01297" calcext:value-type="float">
            <text:p>-4.01297</text:p>
          </table:table-cell>
          <table:table-cell office:value-type="float" office:value="5.947826" calcext:value-type="float">
            <text:p>5.947826</text:p>
          </table:table-cell>
          <table:table-cell office:value-type="float" office:value="0.019656" calcext:value-type="float">
            <text:p>0.01965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43" calcext:value-type="float">
            <text:p>9.43</text:p>
          </table:table-cell>
          <table:table-cell office:value-type="float" office:value="2" calcext:value-type="float">
            <text:p>2</text:p>
          </table:table-cell>
          <table:table-cell office:value-type="float" office:value="47.31262" calcext:value-type="float">
            <text:p>47.31262</text:p>
          </table:table-cell>
          <table:table-cell office:value-type="float" office:value="3.583474" calcext:value-type="float">
            <text:p>3.583474</text:p>
          </table:table-cell>
          <table:table-cell office:value-type="float" office:value="5.805182" calcext:value-type="float">
            <text:p>5.805182</text:p>
          </table:table-cell>
          <table:table-cell office:value-type="float" office:value="-0.028357" calcext:value-type="float">
            <text:p>-0.02835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46" calcext:value-type="float">
            <text:p>9.46</text:p>
          </table:table-cell>
          <table:table-cell office:value-type="float" office:value="0" calcext:value-type="float">
            <text:p>0</text:p>
          </table:table-cell>
          <table:table-cell office:value-type="float" office:value="17.63446" calcext:value-type="float">
            <text:p>17.63446</text:p>
          </table:table-cell>
          <table:table-cell office:value-type="float" office:value="-0.023819" calcext:value-type="float">
            <text:p>-0.023819</text:p>
          </table:table-cell>
          <table:table-cell office:value-type="float" office:value="-4.23201" calcext:value-type="float">
            <text:p>-4.23201</text:p>
          </table:table-cell>
          <table:table-cell office:value-type="float" office:value="0.008462" calcext:value-type="float">
            <text:p>0.00846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float" office:value="9.704555" calcext:value-type="float">
            <text:p>9.704555</text:p>
          </table:table-cell>
          <table:table-cell office:value-type="float" office:value="-4.011499" calcext:value-type="float">
            <text:p>-4.011499</text:p>
          </table:table-cell>
          <table:table-cell office:value-type="float" office:value="5.907119" calcext:value-type="float">
            <text:p>5.907119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46" calcext:value-type="float">
            <text:p>9.46</text:p>
          </table:table-cell>
          <table:table-cell office:value-type="float" office:value="2" calcext:value-type="float">
            <text:p>2</text:p>
          </table:table-cell>
          <table:table-cell office:value-type="float" office:value="47.495461" calcext:value-type="float">
            <text:p>47.495461</text:p>
          </table:table-cell>
          <table:table-cell office:value-type="float" office:value="3.589741" calcext:value-type="float">
            <text:p>3.589741</text:p>
          </table:table-cell>
          <table:table-cell office:value-type="float" office:value="5.767789" calcext:value-type="float">
            <text:p>5.767789</text:p>
          </table:table-cell>
          <table:table-cell office:value-type="float" office:value="-0.023031" calcext:value-type="float">
            <text:p>-0.02303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7.484709" calcext:value-type="float">
            <text:p>17.484709</text:p>
          </table:table-cell>
          <table:table-cell office:value-type="float" office:value="-0.052925" calcext:value-type="float">
            <text:p>-0.052925</text:p>
          </table:table-cell>
          <table:table-cell office:value-type="float" office:value="-4.273089" calcext:value-type="float">
            <text:p>-4.273089</text:p>
          </table:table-cell>
          <table:table-cell office:value-type="float" office:value="0.029078" calcext:value-type="float">
            <text:p>0.02907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9.896863" calcext:value-type="float">
            <text:p>9.896863</text:p>
          </table:table-cell>
          <table:table-cell office:value-type="float" office:value="-4.032861" calcext:value-type="float">
            <text:p>-4.032861</text:p>
          </table:table-cell>
          <table:table-cell office:value-type="float" office:value="5.914887" calcext:value-type="float">
            <text:p>5.914887</text:p>
          </table:table-cell>
          <table:table-cell office:value-type="float" office:value="0.006757" calcext:value-type="float">
            <text:p>0.00675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47.688986" calcext:value-type="float">
            <text:p>47.688986</text:p>
          </table:table-cell>
          <table:table-cell office:value-type="float" office:value="3.554487" calcext:value-type="float">
            <text:p>3.554487</text:p>
          </table:table-cell>
          <table:table-cell office:value-type="float" office:value="5.801087" calcext:value-type="float">
            <text:p>5.801087</text:p>
          </table:table-cell>
          <table:table-cell office:value-type="float" office:value="-0.039747" calcext:value-type="float">
            <text:p>-0.03974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53" calcext:value-type="float">
            <text:p>9.53</text:p>
          </table:table-cell>
          <table:table-cell office:value-type="float" office:value="0" calcext:value-type="float">
            <text:p>0</text:p>
          </table:table-cell>
          <table:table-cell office:value-type="float" office:value="17.346793" calcext:value-type="float">
            <text:p>17.346793</text:p>
          </table:table-cell>
          <table:table-cell office:value-type="float" office:value="-0.004964" calcext:value-type="float">
            <text:p>-0.004964</text:p>
          </table:table-cell>
          <table:table-cell office:value-type="float" office:value="-4.255109" calcext:value-type="float">
            <text:p>-4.255109</text:p>
          </table:table-cell>
          <table:table-cell office:value-type="float" office:value="-0.008143" calcext:value-type="float">
            <text:p>-0.00814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10.114064" calcext:value-type="float">
            <text:p>10.114064</text:p>
          </table:table-cell>
          <table:table-cell office:value-type="float" office:value="-4.000083" calcext:value-type="float">
            <text:p>-4.000083</text:p>
          </table:table-cell>
          <table:table-cell office:value-type="float" office:value="6.019489" calcext:value-type="float">
            <text:p>6.019489</text:p>
          </table:table-cell>
          <table:table-cell office:value-type="float" office:value="0.022422" calcext:value-type="float">
            <text:p>0.022422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53" calcext:value-type="float">
            <text:p>9.53</text:p>
          </table:table-cell>
          <table:table-cell office:value-type="float" office:value="2" calcext:value-type="float">
            <text:p>2</text:p>
          </table:table-cell>
          <table:table-cell office:value-type="float" office:value="47.892162" calcext:value-type="float">
            <text:p>47.892162</text:p>
          </table:table-cell>
          <table:table-cell office:value-type="float" office:value="3.60793" calcext:value-type="float">
            <text:p>3.60793</text:p>
          </table:table-cell>
          <table:table-cell office:value-type="float" office:value="5.871056" calcext:value-type="float">
            <text:p>5.871056</text:p>
          </table:table-cell>
          <table:table-cell office:value-type="float" office:value="-0.00768" calcext:value-type="float">
            <text:p>-0.0076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7.20591" calcext:value-type="float">
            <text:p>17.20591</text:p>
          </table:table-cell>
          <table:table-cell office:value-type="float" office:value="-0.003723" calcext:value-type="float">
            <text:p>-0.003723</text:p>
          </table:table-cell>
          <table:table-cell office:value-type="float" office:value="-4.298941" calcext:value-type="float">
            <text:p>-4.298941</text:p>
          </table:table-cell>
          <table:table-cell office:value-type="float" office:value="-0.0088" calcext:value-type="float">
            <text:p>-0.008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56" calcext:value-type="float">
            <text:p>9.56</text:p>
          </table:table-cell>
          <table:table-cell office:value-type="float" office:value="1" calcext:value-type="float">
            <text:p>1</text:p>
          </table:table-cell>
          <table:table-cell office:value-type="float" office:value="10.327602" calcext:value-type="float">
            <text:p>10.327602</text:p>
          </table:table-cell>
          <table:table-cell office:value-type="float" office:value="-3.990733" calcext:value-type="float">
            <text:p>-3.990733</text:p>
          </table:table-cell>
          <table:table-cell office:value-type="float" office:value="6.05321" calcext:value-type="float">
            <text:p>6.05321</text:p>
          </table:table-cell>
          <table:table-cell office:value-type="float" office:value="0.026979" calcext:value-type="float">
            <text:p>0.02697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56" calcext:value-type="float">
            <text:p>9.56</text:p>
          </table:table-cell>
          <table:table-cell office:value-type="float" office:value="2" calcext:value-type="float">
            <text:p>2</text:p>
          </table:table-cell>
          <table:table-cell office:value-type="float" office:value="48.097506" calcext:value-type="float">
            <text:p>48.097506</text:p>
          </table:table-cell>
          <table:table-cell office:value-type="float" office:value="3.602135" calcext:value-type="float">
            <text:p>3.602135</text:p>
          </table:table-cell>
          <table:table-cell office:value-type="float" office:value="5.895169" calcext:value-type="float">
            <text:p>5.895169</text:p>
          </table:table-cell>
          <table:table-cell office:value-type="float" office:value="-0.009649" calcext:value-type="float">
            <text:p>-0.00964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7.056885" calcext:value-type="float">
            <text:p>17.05688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-4.380565" calcext:value-type="float">
            <text:p>-4.380565</text:p>
          </table:table-cell>
          <table:table-cell office:value-type="float" office:value="-0.016282" calcext:value-type="float">
            <text:p>-0.01628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10.53549" calcext:value-type="float">
            <text:p>10.53549</text:p>
          </table:table-cell>
          <table:table-cell office:value-type="float" office:value="-3.977175" calcext:value-type="float">
            <text:p>-3.977175</text:p>
          </table:table-cell>
          <table:table-cell office:value-type="float" office:value="6.050714" calcext:value-type="float">
            <text:p>6.050714</text:p>
          </table:table-cell>
          <table:table-cell office:value-type="float" office:value="0.033985" calcext:value-type="float">
            <text:p>0.033985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float" office:value="48.296349" calcext:value-type="float">
            <text:p>48.296349</text:p>
          </table:table-cell>
          <table:table-cell office:value-type="float" office:value="3.608028" calcext:value-type="float">
            <text:p>3.608028</text:p>
          </table:table-cell>
          <table:table-cell office:value-type="float" office:value="5.878882" calcext:value-type="float">
            <text:p>5.878882</text:p>
          </table:table-cell>
          <table:table-cell office:value-type="float" office:value="-0.005444" calcext:value-type="float">
            <text:p>-0.00544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  <table:table-cell office:value-type="float" office:value="16.892979" calcext:value-type="float">
            <text:p>16.892979</text:p>
          </table:table-cell>
          <table:table-cell office:value-type="float" office:value="0.012071" calcext:value-type="float">
            <text:p>0.012071</text:p>
          </table:table-cell>
          <table:table-cell office:value-type="float" office:value="-4.477176" calcext:value-type="float">
            <text:p>-4.477176</text:p>
          </table:table-cell>
          <table:table-cell office:value-type="float" office:value="-0.018571" calcext:value-type="float">
            <text:p>-0.01857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10.727264" calcext:value-type="float">
            <text:p>10.727264</text:p>
          </table:table-cell>
          <table:table-cell office:value-type="float" office:value="-3.972307" calcext:value-type="float">
            <text:p>-3.972307</text:p>
          </table:table-cell>
          <table:table-cell office:value-type="float" office:value="6.020333" calcext:value-type="float">
            <text:p>6.020333</text:p>
          </table:table-cell>
          <table:table-cell office:value-type="float" office:value="0.034583" calcext:value-type="float">
            <text:p>0.03458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63" calcext:value-type="float">
            <text:p>9.63</text:p>
          </table:table-cell>
          <table:table-cell office:value-type="float" office:value="2" calcext:value-type="float">
            <text:p>2</text:p>
          </table:table-cell>
          <table:table-cell office:value-type="float" office:value="48.482718" calcext:value-type="float">
            <text:p>48.482718</text:p>
          </table:table-cell>
          <table:table-cell office:value-type="float" office:value="3.610147" calcext:value-type="float">
            <text:p>3.610147</text:p>
          </table:table-cell>
          <table:table-cell office:value-type="float" office:value="5.848517" calcext:value-type="float">
            <text:p>5.848517</text:p>
          </table:table-cell>
          <table:table-cell office:value-type="float" office:value="-0.00336" calcext:value-type="float">
            <text:p>-0.0033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16.754705" calcext:value-type="float">
            <text:p>16.754705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-4.450907" calcext:value-type="float">
            <text:p>-4.450907</text:p>
          </table:table-cell>
          <table:table-cell office:value-type="float" office:value="-0.016565" calcext:value-type="float">
            <text:p>-0.016565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10.943397" calcext:value-type="float">
            <text:p>10.943397</text:p>
          </table:table-cell>
          <table:table-cell office:value-type="float" office:value="-3.977698" calcext:value-type="float">
            <text:p>-3.977698</text:p>
          </table:table-cell>
          <table:table-cell office:value-type="float" office:value="6.101478" calcext:value-type="float">
            <text:p>6.101478</text:p>
          </table:table-cell>
          <table:table-cell office:value-type="float" office:value="0.028453" calcext:value-type="float">
            <text:p>0.02845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66" calcext:value-type="float">
            <text:p>9.66</text:p>
          </table:table-cell>
          <table:table-cell office:value-type="float" office:value="2" calcext:value-type="float">
            <text:p>2</text:p>
          </table:table-cell>
          <table:table-cell office:value-type="float" office:value="48.697065" calcext:value-type="float">
            <text:p>48.697065</text:p>
          </table:table-cell>
          <table:table-cell office:value-type="float" office:value="3.613371" calcext:value-type="float">
            <text:p>3.613371</text:p>
          </table:table-cell>
          <table:table-cell office:value-type="float" office:value="5.940987" calcext:value-type="float">
            <text:p>5.940987</text:p>
          </table:table-cell>
          <table:table-cell office:value-type="float" office:value="-0.000469" calcext:value-type="float">
            <text:p>-0.00046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16.609654" calcext:value-type="float">
            <text:p>16.609654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-4.49614" calcext:value-type="float">
            <text:p>-4.49614</text:p>
          </table:table-cell>
          <table:table-cell office:value-type="float" office:value="-0.009442" calcext:value-type="float">
            <text:p>-0.00944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11.15639" calcext:value-type="float">
            <text:p>11.15639</text:p>
          </table:table-cell>
          <table:table-cell office:value-type="float" office:value="-3.983451" calcext:value-type="float">
            <text:p>-3.983451</text:p>
          </table:table-cell>
          <table:table-cell office:value-type="float" office:value="6.11733" calcext:value-type="float">
            <text:p>6.11733</text:p>
          </table:table-cell>
          <table:table-cell office:value-type="float" office:value="0.024419" calcext:value-type="float">
            <text:p>0.02441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7" calcext:value-type="float">
            <text:p>9.7</text:p>
          </table:table-cell>
          <table:table-cell office:value-type="float" office:value="2" calcext:value-type="float">
            <text:p>2</text:p>
          </table:table-cell>
          <table:table-cell office:value-type="float" office:value="48.907529" calcext:value-type="float">
            <text:p>48.907529</text:p>
          </table:table-cell>
          <table:table-cell office:value-type="float" office:value="3.601325" calcext:value-type="float">
            <text:p>3.601325</text:p>
          </table:table-cell>
          <table:table-cell office:value-type="float" office:value="5.964462" calcext:value-type="float">
            <text:p>5.964462</text:p>
          </table:table-cell>
          <table:table-cell office:value-type="float" office:value="-0.00636" calcext:value-type="float">
            <text:p>-0.0063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73" calcext:value-type="float">
            <text:p>9.73</text:p>
          </table:table-cell>
          <table:table-cell office:value-type="float" office:value="0" calcext:value-type="float">
            <text:p>0</text:p>
          </table:table-cell>
          <table:table-cell office:value-type="float" office:value="16.448031" calcext:value-type="float">
            <text:p>16.448031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-4.598336" calcext:value-type="float">
            <text:p>-4.598336</text:p>
          </table:table-cell>
          <table:table-cell office:value-type="float" office:value="-0.003468" calcext:value-type="float">
            <text:p>-0.00346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73" calcext:value-type="float">
            <text:p>9.73</text:p>
          </table:table-cell>
          <table:table-cell office:value-type="float" office:value="1" calcext:value-type="float">
            <text:p>1</text:p>
          </table:table-cell>
          <table:table-cell office:value-type="float" office:value="11.356982" calcext:value-type="float">
            <text:p>11.356982</text:p>
          </table:table-cell>
          <table:table-cell office:value-type="float" office:value="-3.98299" calcext:value-type="float">
            <text:p>-3.98299</text:p>
          </table:table-cell>
          <table:table-cell office:value-type="float" office:value="6.081801" calcext:value-type="float">
            <text:p>6.081801</text:p>
          </table:table-cell>
          <table:table-cell office:value-type="float" office:value="0.024067" calcext:value-type="float">
            <text:p>0.02406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73" calcext:value-type="float">
            <text:p>9.73</text:p>
          </table:table-cell>
          <table:table-cell office:value-type="float" office:value="2" calcext:value-type="float">
            <text:p>2</text:p>
          </table:table-cell>
          <table:table-cell office:value-type="float" office:value="49.103859" calcext:value-type="float">
            <text:p>49.103859</text:p>
          </table:table-cell>
          <table:table-cell office:value-type="float" office:value="3.583571" calcext:value-type="float">
            <text:p>3.583571</text:p>
          </table:table-cell>
          <table:table-cell office:value-type="float" office:value="5.931894" calcext:value-type="float">
            <text:p>5.931894</text:p>
          </table:table-cell>
          <table:table-cell office:value-type="float" office:value="-0.01522" calcext:value-type="float">
            <text:p>-0.0152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  <table:table-cell office:value-type="float" office:value="16.284617" calcext:value-type="float">
            <text:p>16.284617</text:p>
          </table:table-cell>
          <table:table-cell office:value-type="float" office:value="0.005014" calcext:value-type="float">
            <text:p>0.005014</text:p>
          </table:table-cell>
          <table:table-cell office:value-type="float" office:value="-4.736653" calcext:value-type="float">
            <text:p>-4.736653</text:p>
          </table:table-cell>
          <table:table-cell office:value-type="float" office:value="-0.010976" calcext:value-type="float">
            <text:p>-0.010976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76" calcext:value-type="float">
            <text:p>9.76</text:p>
          </table:table-cell>
          <table:table-cell office:value-type="float" office:value="1" calcext:value-type="float">
            <text:p>1</text:p>
          </table:table-cell>
          <table:table-cell office:value-type="float" office:value="11.561969" calcext:value-type="float">
            <text:p>11.561969</text:p>
          </table:table-cell>
          <table:table-cell office:value-type="float" office:value="-3.959721" calcext:value-type="float">
            <text:p>-3.959721</text:p>
          </table:table-cell>
          <table:table-cell office:value-type="float" office:value="6.028499" calcext:value-type="float">
            <text:p>6.028499</text:p>
          </table:table-cell>
          <table:table-cell office:value-type="float" office:value="0.037517" calcext:value-type="float">
            <text:p>0.037517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76" calcext:value-type="float">
            <text:p>9.76</text:p>
          </table:table-cell>
          <table:table-cell office:value-type="float" office:value="2" calcext:value-type="float">
            <text:p>2</text:p>
          </table:table-cell>
          <table:table-cell office:value-type="float" office:value="49.299354" calcext:value-type="float">
            <text:p>49.299354</text:p>
          </table:table-cell>
          <table:table-cell office:value-type="float" office:value="3.592855" calcext:value-type="float">
            <text:p>3.592855</text:p>
          </table:table-cell>
          <table:table-cell office:value-type="float" office:value="5.858609" calcext:value-type="float">
            <text:p>5.858609</text:p>
          </table:table-cell>
          <table:table-cell office:value-type="float" office:value="-0.009534" calcext:value-type="float">
            <text:p>-0.009534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16.127621" calcext:value-type="float">
            <text:p>16.12762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-4.778046" calcext:value-type="float">
            <text:p>-4.778046</text:p>
          </table:table-cell>
          <table:table-cell office:value-type="float" office:value="-0.006988" calcext:value-type="float">
            <text:p>-0.00698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11.769746" calcext:value-type="float">
            <text:p>11.769746</text:p>
          </table:table-cell>
          <table:table-cell office:value-type="float" office:value="-3.962799" calcext:value-type="float">
            <text:p>-3.962799</text:p>
          </table:table-cell>
          <table:table-cell office:value-type="float" office:value="6.04663" calcext:value-type="float">
            <text:p>6.04663</text:p>
          </table:table-cell>
          <table:table-cell office:value-type="float" office:value="0.033953" calcext:value-type="float">
            <text:p>0.03395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49.5043" calcext:value-type="float">
            <text:p>49.5043</text:p>
          </table:table-cell>
          <table:table-cell office:value-type="float" office:value="3.585715" calcext:value-type="float">
            <text:p>3.585715</text:p>
          </table:table-cell>
          <table:table-cell office:value-type="float" office:value="5.884831" calcext:value-type="float">
            <text:p>5.884831</text:p>
          </table:table-cell>
          <table:table-cell office:value-type="float" office:value="-0.012273" calcext:value-type="float">
            <text:p>-0.01227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  <table:table-cell office:value-type="float" office:value="15.969902" calcext:value-type="float">
            <text:p>15.969902</text:p>
          </table:table-cell>
          <table:table-cell office:value-type="float" office:value="-0.008804" calcext:value-type="float">
            <text:p>-0.008804</text:p>
          </table:table-cell>
          <table:table-cell office:value-type="float" office:value="-4.793854" calcext:value-type="float">
            <text:p>-4.793854</text:p>
          </table:table-cell>
          <table:table-cell office:value-type="float" office:value="-0.000778" calcext:value-type="float">
            <text:p>-0.00077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11.976842" calcext:value-type="float">
            <text:p>11.976842</text:p>
          </table:table-cell>
          <table:table-cell office:value-type="float" office:value="-3.974982" calcext:value-type="float">
            <text:p>-3.974982</text:p>
          </table:table-cell>
          <table:table-cell office:value-type="float" office:value="6.082328" calcext:value-type="float">
            <text:p>6.082328</text:p>
          </table:table-cell>
          <table:table-cell office:value-type="float" office:value="0.024746" calcext:value-type="float">
            <text:p>0.02474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83" calcext:value-type="float">
            <text:p>9.83</text:p>
          </table:table-cell>
          <table:table-cell office:value-type="float" office:value="2" calcext:value-type="float">
            <text:p>2</text:p>
          </table:table-cell>
          <table:table-cell office:value-type="float" office:value="49.710823" calcext:value-type="float">
            <text:p>49.710823</text:p>
          </table:table-cell>
          <table:table-cell office:value-type="float" office:value="3.576531" calcext:value-type="float">
            <text:p>3.576531</text:p>
          </table:table-cell>
          <table:table-cell office:value-type="float" office:value="5.936809" calcext:value-type="float">
            <text:p>5.936809</text:p>
          </table:table-cell>
          <table:table-cell office:value-type="float" office:value="-0.015647" calcext:value-type="float">
            <text:p>-0.015647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15.816349" calcext:value-type="float">
            <text:p>15.816349</text:p>
          </table:table-cell>
          <table:table-cell office:value-type="float" office:value="-0.032972" calcext:value-type="float">
            <text:p>-0.032972</text:p>
          </table:table-cell>
          <table:table-cell office:value-type="float" office:value="-4.850421" calcext:value-type="float">
            <text:p>-4.850421</text:p>
          </table:table-cell>
          <table:table-cell office:value-type="float" office:value="0.014751" calcext:value-type="float">
            <text:p>0.014751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86" calcext:value-type="float">
            <text:p>9.86</text:p>
          </table:table-cell>
          <table:table-cell office:value-type="float" office:value="1" calcext:value-type="float">
            <text:p>1</text:p>
          </table:table-cell>
          <table:table-cell office:value-type="float" office:value="12.189972" calcext:value-type="float">
            <text:p>12.189972</text:p>
          </table:table-cell>
          <table:table-cell office:value-type="float" office:value="-3.990868" calcext:value-type="float">
            <text:p>-3.990868</text:p>
          </table:table-cell>
          <table:table-cell office:value-type="float" office:value="6.0796" calcext:value-type="float">
            <text:p>6.0796</text:p>
          </table:table-cell>
          <table:table-cell office:value-type="float" office:value="0.016229" calcext:value-type="float">
            <text:p>0.016229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86" calcext:value-type="float">
            <text:p>9.86</text:p>
          </table:table-cell>
          <table:table-cell office:value-type="float" office:value="2" calcext:value-type="float">
            <text:p>2</text:p>
          </table:table-cell>
          <table:table-cell office:value-type="float" office:value="49.924743" calcext:value-type="float">
            <text:p>49.924743</text:p>
          </table:table-cell>
          <table:table-cell office:value-type="float" office:value="3.54858" calcext:value-type="float">
            <text:p>3.54858</text:p>
          </table:table-cell>
          <table:table-cell office:value-type="float" office:value="5.952126" calcext:value-type="float">
            <text:p>5.952126</text:p>
          </table:table-cell>
          <table:table-cell office:value-type="float" office:value="-0.029469" calcext:value-type="float">
            <text:p>-0.02946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15.645244" calcext:value-type="float">
            <text:p>15.645244</text:p>
          </table:table-cell>
          <table:table-cell office:value-type="float" office:value="-0.037208" calcext:value-type="float">
            <text:p>-0.037208</text:p>
          </table:table-cell>
          <table:table-cell office:value-type="float" office:value="-4.9437" calcext:value-type="float">
            <text:p>-4.9437</text:p>
          </table:table-cell>
          <table:table-cell office:value-type="float" office:value="0.016329" calcext:value-type="float">
            <text:p>0.01632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12.388184" calcext:value-type="float">
            <text:p>12.388184</text:p>
          </table:table-cell>
          <table:table-cell office:value-type="float" office:value="-3.998616" calcext:value-type="float">
            <text:p>-3.998616</text:p>
          </table:table-cell>
          <table:table-cell office:value-type="float" office:value="6.043823" calcext:value-type="float">
            <text:p>6.043823</text:p>
          </table:table-cell>
          <table:table-cell office:value-type="float" office:value="0.011703" calcext:value-type="float">
            <text:p>0.011703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50.121966" calcext:value-type="float">
            <text:p>50.121966</text:p>
          </table:table-cell>
          <table:table-cell office:value-type="float" office:value="3.546936" calcext:value-type="float">
            <text:p>3.546936</text:p>
          </table:table-cell>
          <table:table-cell office:value-type="float" office:value="5.925521" calcext:value-type="float">
            <text:p>5.925521</text:p>
          </table:table-cell>
          <table:table-cell office:value-type="float" office:value="-0.028459" calcext:value-type="float">
            <text:p>-0.028459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  <table:table-cell office:value-type="float" office:value="15.494573" calcext:value-type="float">
            <text:p>15.494573</text:p>
          </table:table-cell>
          <table:table-cell office:value-type="float" office:value="-0.048252" calcext:value-type="float">
            <text:p>-0.048252</text:p>
          </table:table-cell>
          <table:table-cell office:value-type="float" office:value="-4.950099" calcext:value-type="float">
            <text:p>-4.950099</text:p>
          </table:table-cell>
          <table:table-cell office:value-type="float" office:value="0.022258" calcext:value-type="float">
            <text:p>0.022258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12.607453" calcext:value-type="float">
            <text:p>12.607453</text:p>
          </table:table-cell>
          <table:table-cell office:value-type="float" office:value="-4.012043" calcext:value-type="float">
            <text:p>-4.012043</text:p>
          </table:table-cell>
          <table:table-cell office:value-type="float" office:value="6.091467" calcext:value-type="float">
            <text:p>6.091467</text:p>
          </table:table-cell>
          <table:table-cell office:value-type="float" office:value="0.004201" calcext:value-type="float">
            <text:p>0.004201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93" calcext:value-type="float">
            <text:p>9.93</text:p>
          </table:table-cell>
          <table:table-cell office:value-type="float" office:value="2" calcext:value-type="float">
            <text:p>2</text:p>
          </table:table-cell>
          <table:table-cell office:value-type="float" office:value="50.341879" calcext:value-type="float">
            <text:p>50.341879</text:p>
          </table:table-cell>
          <table:table-cell office:value-type="float" office:value="3.547078" calcext:value-type="float">
            <text:p>3.547078</text:p>
          </table:table-cell>
          <table:table-cell office:value-type="float" office:value="5.985567" calcext:value-type="float">
            <text:p>5.985567</text:p>
          </table:table-cell>
          <table:table-cell office:value-type="float" office:value="-0.02613" calcext:value-type="float">
            <text:p>-0.02613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float" office:value="15.306186" calcext:value-type="float">
            <text:p>15.306186</text:p>
          </table:table-cell>
          <table:table-cell office:value-type="float" office:value="-0.074426" calcext:value-type="float">
            <text:p>-0.074426</text:p>
          </table:table-cell>
          <table:table-cell office:value-type="float" office:value="-5.142135" calcext:value-type="float">
            <text:p>-5.142135</text:p>
          </table:table-cell>
          <table:table-cell office:value-type="float" office:value="0.035922" calcext:value-type="float">
            <text:p>0.035922</text:p>
          </table:table-cell>
        </table:table-row>
        <table:table-row table:style-name="ro1" table:visibility="filter">
          <table:table-cell office:value-type="string" calcext:value-type="string">
            <text:p>UKF Estimation</text:p>
          </table:table-cell>
          <table:table-cell office:value-type="float" office:value="9.96" calcext:value-type="float">
            <text:p>9.96</text:p>
          </table:table-cell>
          <table:table-cell office:value-type="float" office:value="1" calcext:value-type="float">
            <text:p>1</text:p>
          </table:table-cell>
          <table:table-cell office:value-type="float" office:value="12.789585" calcext:value-type="float">
            <text:p>12.789585</text:p>
          </table:table-cell>
          <table:table-cell office:value-type="float" office:value="-4.039224" calcext:value-type="float">
            <text:p>-4.039224</text:p>
          </table:table-cell>
          <table:table-cell office:value-type="float" office:value="5.948957" calcext:value-type="float">
            <text:p>5.948957</text:p>
          </table:table-cell>
          <table:table-cell office:value-type="float" office:value="-0.008356" calcext:value-type="float">
            <text:p>-0.008356</text:p>
          </table:table-cell>
        </table:table-row>
        <table:table-row table:style-name="ro1">
          <table:table-cell office:value-type="string" calcext:value-type="string">
            <text:p>UKF Estimation</text:p>
          </table:table-cell>
          <table:table-cell office:value-type="float" office:value="9.96" calcext:value-type="float">
            <text:p>9.96</text:p>
          </table:table-cell>
          <table:table-cell office:value-type="float" office:value="2" calcext:value-type="float">
            <text:p>2</text:p>
          </table:table-cell>
          <table:table-cell office:value-type="float" office:value="50.527954" calcext:value-type="float">
            <text:p>50.527954</text:p>
          </table:table-cell>
          <table:table-cell office:value-type="float" office:value="3.509994" calcext:value-type="float">
            <text:p>3.509994</text:p>
          </table:table-cell>
          <table:table-cell office:value-type="float" office:value="5.869092" calcext:value-type="float">
            <text:p>5.869092</text:p>
          </table:table-cell>
          <table:table-cell office:value-type="float" office:value="-0.045198" calcext:value-type="float">
            <text:p>-0.045198</text:p>
          </table:table-cell>
        </table:table-row>
      </table:table>
      <table:named-expressions/>
      <table:database-ranges>
        <table:database-range table:name="__Anonymous_Sheet_DB__0" table:target-range-address="positionFile.A1:positionFile.G1801" table:display-filter-buttons="true">
          <table:filter>
            <table:filter-and>
              <table:filter-condition table:field-number="2" table:value="2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5T04:39:07.330400436</dc:date>
    <meta:editing-duration>PT9M23S</meta:editing-duration>
    <meta:editing-cycles>1</meta:editing-cycles>
    <meta:document-statistic meta:table-count="1" meta:cell-count="1260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25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06cm" svg:height="8.291cm" xlink:href=".." xlink:type="simple" chart:class="chart:scatter" chart:style-name="ch1">
        <chart:legend chart:legend-position="end" svg:x="15.678cm" svg:y="3.597cm" style:legend-expansion="high" chart:style-name="ch2"/>
        <chart:plot-area chart:style-name="ch3" table:cell-range-address="positionFile.B4:positionFile.B901 positionFile.G4:positionFile.G901 positionFile.G904:positionFile.G1801" chart:data-source-has-labels="row" svg:x="0.284cm" svg:y="0.488cm" svg:width="15.201cm" svg:height="7.634cm">
          <chartooo:coordinate-region svg:x="1.117cm" svg:y="0.687cm" svg:width="14.182cm" svg:height="6.788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ositionFile.G4:positionFile.G901" loext:label-string="groundtruth" chart:class="chart:scatter">
            <chart:domain table:cell-range-address="positionFile.B4:positionFile.B901"/>
            <chart:data-point chart:repeated="300"/>
          </chart:series>
          <chart:series chart:style-name="ch9" chart:values-cell-range-address="positionFile.G904:positionFile.G1801" loext:label-string="ukf_estimate" chart:class="chart:scatter">
            <chart:domain table:cell-range-address="positionFile.B904:positionFile.B1801"/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roundtruth</text:p>
              </table:table-cell>
              <table:table-cell office:value-type="string">
                <text:p>Column B</text:p>
              </table:table-cell>
              <table:table-cell office:value-type="string">
                <text:p>ukf_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sitionFile.B4:positionFile.B901</svg:desc>
                </draw:g>
              </table:table-cell>
              <table:table-cell office:value-type="float" office:value="0">
                <text:p>0</text:p>
                <draw:g>
                  <svg:desc>positionFile.G4:positionFile.G901</svg:desc>
                </draw:g>
              </table:table-cell>
              <table:table-cell office:value-type="float" office:value="0">
                <text:p>0</text:p>
                <draw:g>
                  <svg:desc>positionFile.B904:positionFile.B1801</svg:desc>
                </draw:g>
              </table:table-cell>
              <table:table-cell office:value-type="float" office:value="0">
                <text:p>0</text:p>
                <draw:g>
                  <svg:desc>positionFile.G904:positionFile.G1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69939">
                <text:p>0.069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151126">
                <text:p>0.15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33806">
                <text:p>0.033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24393">
                <text:p>0.024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-0.173143">
                <text:p>-0.173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-0.770177">
                <text:p>-0.770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-0.625004">
                <text:p>-0.625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-0.486669">
                <text:p>-0.486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-0.444853">
                <text:p>-0.444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-0.578806">
                <text:p>-0.578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-0.370496">
                <text:p>-0.370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-0.238764">
                <text:p>-0.238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-0.237692">
                <text:p>-0.237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-0.112105">
                <text:p>-0.112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016667">
                <text:p>0.016667</text:p>
              </table:table-cell>
              <table:table-cell office:value-type="float" office:value="0.5">
                <text:p>0.5</text:p>
              </table:table-cell>
              <table:table-cell office:value-type="float" office:value="-0.111162">
                <text:p>-0.111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">
                <text:p>0.53</text:p>
              </table:table-cell>
              <table:table-cell office:value-type="float" office:value="0.034444">
                <text:p>0.034444</text:p>
              </table:table-cell>
              <table:table-cell office:value-type="float" office:value="0.53">
                <text:p>0.53</text:p>
              </table:table-cell>
              <table:table-cell office:value-type="float" office:value="0.052937">
                <text:p>0.052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">
                <text:p>0.56</text:p>
              </table:table-cell>
              <table:table-cell office:value-type="float" office:value="0.053333">
                <text:p>0.053333</text:p>
              </table:table-cell>
              <table:table-cell office:value-type="float" office:value="0.56">
                <text:p>0.56</text:p>
              </table:table-cell>
              <table:table-cell office:value-type="float" office:value="0.22016">
                <text:p>0.22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0.073333">
                <text:p>0.073333</text:p>
              </table:table-cell>
              <table:table-cell office:value-type="float" office:value="0.6">
                <text:p>0.6</text:p>
              </table:table-cell>
              <table:table-cell office:value-type="float" office:value="0.162406">
                <text:p>0.162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">
                <text:p>0.63</text:p>
              </table:table-cell>
              <table:table-cell office:value-type="float" office:value="0.094444">
                <text:p>0.094444</text:p>
              </table:table-cell>
              <table:table-cell office:value-type="float" office:value="0.63">
                <text:p>0.63</text:p>
              </table:table-cell>
              <table:table-cell office:value-type="float" office:value="0.019716">
                <text:p>0.019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">
                <text:p>0.66</text:p>
              </table:table-cell>
              <table:table-cell office:value-type="float" office:value="0.116667">
                <text:p>0.116667</text:p>
              </table:table-cell>
              <table:table-cell office:value-type="float" office:value="0.66">
                <text:p>0.66</text:p>
              </table:table-cell>
              <table:table-cell office:value-type="float" office:value="0.168641">
                <text:p>0.168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14">
                <text:p>0.14</text:p>
              </table:table-cell>
              <table:table-cell office:value-type="float" office:value="0.7">
                <text:p>0.7</text:p>
              </table:table-cell>
              <table:table-cell office:value-type="float" office:value="0.209761">
                <text:p>0.209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3">
                <text:p>0.73</text:p>
              </table:table-cell>
              <table:table-cell office:value-type="float" office:value="0.164444">
                <text:p>0.164444</text:p>
              </table:table-cell>
              <table:table-cell office:value-type="float" office:value="0.73">
                <text:p>0.73</text:p>
              </table:table-cell>
              <table:table-cell office:value-type="float" office:value="0.132298">
                <text:p>0.132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">
                <text:p>0.76</text:p>
              </table:table-cell>
              <table:table-cell office:value-type="float" office:value="0.19">
                <text:p>0.19</text:p>
              </table:table-cell>
              <table:table-cell office:value-type="float" office:value="0.76">
                <text:p>0.76</text:p>
              </table:table-cell>
              <table:table-cell office:value-type="float" office:value="0.157347">
                <text:p>0.157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216667">
                <text:p>0.216667</text:p>
              </table:table-cell>
              <table:table-cell office:value-type="float" office:value="0.8">
                <text:p>0.8</text:p>
              </table:table-cell>
              <table:table-cell office:value-type="float" office:value="0.113663">
                <text:p>0.113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">
                <text:p>0.83</text:p>
              </table:table-cell>
              <table:table-cell office:value-type="float" office:value="0.244445">
                <text:p>0.244445</text:p>
              </table:table-cell>
              <table:table-cell office:value-type="float" office:value="0.83">
                <text:p>0.83</text:p>
              </table:table-cell>
              <table:table-cell office:value-type="float" office:value="0.139811">
                <text:p>0.139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">
                <text:p>0.86</text:p>
              </table:table-cell>
              <table:table-cell office:value-type="float" office:value="0.273333">
                <text:p>0.273333</text:p>
              </table:table-cell>
              <table:table-cell office:value-type="float" office:value="0.86">
                <text:p>0.86</text:p>
              </table:table-cell>
              <table:table-cell office:value-type="float" office:value="0.176523">
                <text:p>0.1765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303333">
                <text:p>0.303333</text:p>
              </table:table-cell>
              <table:table-cell office:value-type="float" office:value="0.9">
                <text:p>0.9</text:p>
              </table:table-cell>
              <table:table-cell office:value-type="float" office:value="0.368341">
                <text:p>0.368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">
                <text:p>0.93</text:p>
              </table:table-cell>
              <table:table-cell office:value-type="float" office:value="0.334445">
                <text:p>0.334445</text:p>
              </table:table-cell>
              <table:table-cell office:value-type="float" office:value="0.93">
                <text:p>0.93</text:p>
              </table:table-cell>
              <table:table-cell office:value-type="float" office:value="0.181804">
                <text:p>0.181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">
                <text:p>0.96</text:p>
              </table:table-cell>
              <table:table-cell office:value-type="float" office:value="0.366667">
                <text:p>0.366667</text:p>
              </table:table-cell>
              <table:table-cell office:value-type="float" office:value="0.96">
                <text:p>0.96</text:p>
              </table:table-cell>
              <table:table-cell office:value-type="float" office:value="0.292394">
                <text:p>0.292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366667">
                <text:p>0.366667</text:p>
              </table:table-cell>
              <table:table-cell office:value-type="float" office:value="1">
                <text:p>1</text:p>
              </table:table-cell>
              <table:table-cell office:value-type="float" office:value="0.477157">
                <text:p>0.477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3">
                <text:p>1.03</text:p>
              </table:table-cell>
              <table:table-cell office:value-type="float" office:value="0.366667">
                <text:p>0.366667</text:p>
              </table:table-cell>
              <table:table-cell office:value-type="float" office:value="1.03">
                <text:p>1.03</text:p>
              </table:table-cell>
              <table:table-cell office:value-type="float" office:value="0.425694">
                <text:p>0.4256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6">
                <text:p>1.06</text:p>
              </table:table-cell>
              <table:table-cell office:value-type="float" office:value="0.366667">
                <text:p>0.366667</text:p>
              </table:table-cell>
              <table:table-cell office:value-type="float" office:value="1.06">
                <text:p>1.06</text:p>
              </table:table-cell>
              <table:table-cell office:value-type="float" office:value="0.353351">
                <text:p>0.353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">
                <text:p>1.1</text:p>
              </table:table-cell>
              <table:table-cell office:value-type="float" office:value="0.366667">
                <text:p>0.366667</text:p>
              </table:table-cell>
              <table:table-cell office:value-type="float" office:value="1.1">
                <text:p>1.1</text:p>
              </table:table-cell>
              <table:table-cell office:value-type="float" office:value="0.310901">
                <text:p>0.310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3">
                <text:p>1.13</text:p>
              </table:table-cell>
              <table:table-cell office:value-type="float" office:value="0.366667">
                <text:p>0.366667</text:p>
              </table:table-cell>
              <table:table-cell office:value-type="float" office:value="1.13">
                <text:p>1.13</text:p>
              </table:table-cell>
              <table:table-cell office:value-type="float" office:value="0.329179">
                <text:p>0.329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6">
                <text:p>1.16</text:p>
              </table:table-cell>
              <table:table-cell office:value-type="float" office:value="0.366667">
                <text:p>0.366667</text:p>
              </table:table-cell>
              <table:table-cell office:value-type="float" office:value="1.16">
                <text:p>1.16</text:p>
              </table:table-cell>
              <table:table-cell office:value-type="float" office:value="0.269274">
                <text:p>0.269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">
                <text:p>1.2</text:p>
              </table:table-cell>
              <table:table-cell office:value-type="float" office:value="0.366667">
                <text:p>0.366667</text:p>
              </table:table-cell>
              <table:table-cell office:value-type="float" office:value="1.2">
                <text:p>1.2</text:p>
              </table:table-cell>
              <table:table-cell office:value-type="float" office:value="0.243744">
                <text:p>0.243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3">
                <text:p>1.23</text:p>
              </table:table-cell>
              <table:table-cell office:value-type="float" office:value="0.366667">
                <text:p>0.366667</text:p>
              </table:table-cell>
              <table:table-cell office:value-type="float" office:value="1.23">
                <text:p>1.23</text:p>
              </table:table-cell>
              <table:table-cell office:value-type="float" office:value="0.237666">
                <text:p>0.237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6">
                <text:p>1.26</text:p>
              </table:table-cell>
              <table:table-cell office:value-type="float" office:value="0.366667">
                <text:p>0.366667</text:p>
              </table:table-cell>
              <table:table-cell office:value-type="float" office:value="1.26">
                <text:p>1.26</text:p>
              </table:table-cell>
              <table:table-cell office:value-type="float" office:value="0.282491">
                <text:p>0.282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">
                <text:p>1.3</text:p>
              </table:table-cell>
              <table:table-cell office:value-type="float" office:value="0.366667">
                <text:p>0.366667</text:p>
              </table:table-cell>
              <table:table-cell office:value-type="float" office:value="1.3">
                <text:p>1.3</text:p>
              </table:table-cell>
              <table:table-cell office:value-type="float" office:value="0.339105">
                <text:p>0.339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3">
                <text:p>1.33</text:p>
              </table:table-cell>
              <table:table-cell office:value-type="float" office:value="0.366667">
                <text:p>0.366667</text:p>
              </table:table-cell>
              <table:table-cell office:value-type="float" office:value="1.33">
                <text:p>1.33</text:p>
              </table:table-cell>
              <table:table-cell office:value-type="float" office:value="0.35573">
                <text:p>0.35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6">
                <text:p>1.36</text:p>
              </table:table-cell>
              <table:table-cell office:value-type="float" office:value="0.366667">
                <text:p>0.366667</text:p>
              </table:table-cell>
              <table:table-cell office:value-type="float" office:value="1.36">
                <text:p>1.36</text:p>
              </table:table-cell>
              <table:table-cell office:value-type="float" office:value="0.332018">
                <text:p>0.332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">
                <text:p>1.4</text:p>
              </table:table-cell>
              <table:table-cell office:value-type="float" office:value="0.366667">
                <text:p>0.366667</text:p>
              </table:table-cell>
              <table:table-cell office:value-type="float" office:value="1.4">
                <text:p>1.4</text:p>
              </table:table-cell>
              <table:table-cell office:value-type="float" office:value="0.288575">
                <text:p>0.2885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3">
                <text:p>1.43</text:p>
              </table:table-cell>
              <table:table-cell office:value-type="float" office:value="0.366667">
                <text:p>0.366667</text:p>
              </table:table-cell>
              <table:table-cell office:value-type="float" office:value="1.43">
                <text:p>1.43</text:p>
              </table:table-cell>
              <table:table-cell office:value-type="float" office:value="0.330568">
                <text:p>0.3305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6">
                <text:p>1.46</text:p>
              </table:table-cell>
              <table:table-cell office:value-type="float" office:value="0.366667">
                <text:p>0.366667</text:p>
              </table:table-cell>
              <table:table-cell office:value-type="float" office:value="1.46">
                <text:p>1.46</text:p>
              </table:table-cell>
              <table:table-cell office:value-type="float" office:value="0.296476">
                <text:p>0.296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">
                <text:p>1.5</text:p>
              </table:table-cell>
              <table:table-cell office:value-type="float" office:value="0.366667">
                <text:p>0.366667</text:p>
              </table:table-cell>
              <table:table-cell office:value-type="float" office:value="1.5">
                <text:p>1.5</text:p>
              </table:table-cell>
              <table:table-cell office:value-type="float" office:value="0.258382">
                <text:p>0.258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3">
                <text:p>1.53</text:p>
              </table:table-cell>
              <table:table-cell office:value-type="float" office:value="0.366667">
                <text:p>0.366667</text:p>
              </table:table-cell>
              <table:table-cell office:value-type="float" office:value="1.53">
                <text:p>1.53</text:p>
              </table:table-cell>
              <table:table-cell office:value-type="float" office:value="0.346447">
                <text:p>0.346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">
                <text:p>1.56</text:p>
              </table:table-cell>
              <table:table-cell office:value-type="float" office:value="0.366667">
                <text:p>0.366667</text:p>
              </table:table-cell>
              <table:table-cell office:value-type="float" office:value="1.56">
                <text:p>1.56</text:p>
              </table:table-cell>
              <table:table-cell office:value-type="float" office:value="0.354756">
                <text:p>0.3547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">
                <text:p>1.6</text:p>
              </table:table-cell>
              <table:table-cell office:value-type="float" office:value="0.366667">
                <text:p>0.366667</text:p>
              </table:table-cell>
              <table:table-cell office:value-type="float" office:value="1.6">
                <text:p>1.6</text:p>
              </table:table-cell>
              <table:table-cell office:value-type="float" office:value="0.356287">
                <text:p>0.3562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3">
                <text:p>1.63</text:p>
              </table:table-cell>
              <table:table-cell office:value-type="float" office:value="0.366667">
                <text:p>0.366667</text:p>
              </table:table-cell>
              <table:table-cell office:value-type="float" office:value="1.63">
                <text:p>1.63</text:p>
              </table:table-cell>
              <table:table-cell office:value-type="float" office:value="0.373952">
                <text:p>0.3739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6">
                <text:p>1.66</text:p>
              </table:table-cell>
              <table:table-cell office:value-type="float" office:value="0.366667">
                <text:p>0.366667</text:p>
              </table:table-cell>
              <table:table-cell office:value-type="float" office:value="1.66">
                <text:p>1.66</text:p>
              </table:table-cell>
              <table:table-cell office:value-type="float" office:value="0.349484">
                <text:p>0.349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">
                <text:p>1.7</text:p>
              </table:table-cell>
              <table:table-cell office:value-type="float" office:value="0.366667">
                <text:p>0.366667</text:p>
              </table:table-cell>
              <table:table-cell office:value-type="float" office:value="1.7">
                <text:p>1.7</text:p>
              </table:table-cell>
              <table:table-cell office:value-type="float" office:value="0.35817">
                <text:p>0.35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3">
                <text:p>1.73</text:p>
              </table:table-cell>
              <table:table-cell office:value-type="float" office:value="0.366667">
                <text:p>0.366667</text:p>
              </table:table-cell>
              <table:table-cell office:value-type="float" office:value="1.73">
                <text:p>1.73</text:p>
              </table:table-cell>
              <table:table-cell office:value-type="float" office:value="0.357617">
                <text:p>0.357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6">
                <text:p>1.76</text:p>
              </table:table-cell>
              <table:table-cell office:value-type="float" office:value="0.366667">
                <text:p>0.366667</text:p>
              </table:table-cell>
              <table:table-cell office:value-type="float" office:value="1.76">
                <text:p>1.76</text:p>
              </table:table-cell>
              <table:table-cell office:value-type="float" office:value="0.345457">
                <text:p>0.3454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">
                <text:p>1.8</text:p>
              </table:table-cell>
              <table:table-cell office:value-type="float" office:value="0.366667">
                <text:p>0.366667</text:p>
              </table:table-cell>
              <table:table-cell office:value-type="float" office:value="1.8">
                <text:p>1.8</text:p>
              </table:table-cell>
              <table:table-cell office:value-type="float" office:value="0.316183">
                <text:p>0.316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3">
                <text:p>1.83</text:p>
              </table:table-cell>
              <table:table-cell office:value-type="float" office:value="0.366667">
                <text:p>0.366667</text:p>
              </table:table-cell>
              <table:table-cell office:value-type="float" office:value="1.83">
                <text:p>1.83</text:p>
              </table:table-cell>
              <table:table-cell office:value-type="float" office:value="0.300998">
                <text:p>0.300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">
                <text:p>1.86</text:p>
              </table:table-cell>
              <table:table-cell office:value-type="float" office:value="0.366667">
                <text:p>0.366667</text:p>
              </table:table-cell>
              <table:table-cell office:value-type="float" office:value="1.86">
                <text:p>1.86</text:p>
              </table:table-cell>
              <table:table-cell office:value-type="float" office:value="0.268662">
                <text:p>0.268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">
                <text:p>1.9</text:p>
              </table:table-cell>
              <table:table-cell office:value-type="float" office:value="0.366667">
                <text:p>0.366667</text:p>
              </table:table-cell>
              <table:table-cell office:value-type="float" office:value="1.9">
                <text:p>1.9</text:p>
              </table:table-cell>
              <table:table-cell office:value-type="float" office:value="0.317646">
                <text:p>0.3176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3">
                <text:p>1.93</text:p>
              </table:table-cell>
              <table:table-cell office:value-type="float" office:value="0.366667">
                <text:p>0.366667</text:p>
              </table:table-cell>
              <table:table-cell office:value-type="float" office:value="1.93">
                <text:p>1.93</text:p>
              </table:table-cell>
              <table:table-cell office:value-type="float" office:value="0.351808">
                <text:p>0.3518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6">
                <text:p>1.96</text:p>
              </table:table-cell>
              <table:table-cell office:value-type="float" office:value="0.366667">
                <text:p>0.366667</text:p>
              </table:table-cell>
              <table:table-cell office:value-type="float" office:value="1.96">
                <text:p>1.96</text:p>
              </table:table-cell>
              <table:table-cell office:value-type="float" office:value="0.33956">
                <text:p>0.33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366667">
                <text:p>0.366667</text:p>
              </table:table-cell>
              <table:table-cell office:value-type="float" office:value="2">
                <text:p>2</text:p>
              </table:table-cell>
              <table:table-cell office:value-type="float" office:value="0.359671">
                <text:p>0.359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3">
                <text:p>2.03</text:p>
              </table:table-cell>
              <table:table-cell office:value-type="float" office:value="0.366667">
                <text:p>0.366667</text:p>
              </table:table-cell>
              <table:table-cell office:value-type="float" office:value="2.03">
                <text:p>2.03</text:p>
              </table:table-cell>
              <table:table-cell office:value-type="float" office:value="0.368465">
                <text:p>0.368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6">
                <text:p>2.06</text:p>
              </table:table-cell>
              <table:table-cell office:value-type="float" office:value="0.366667">
                <text:p>0.366667</text:p>
              </table:table-cell>
              <table:table-cell office:value-type="float" office:value="2.06">
                <text:p>2.06</text:p>
              </table:table-cell>
              <table:table-cell office:value-type="float" office:value="0.381167">
                <text:p>0.3811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">
                <text:p>2.1</text:p>
              </table:table-cell>
              <table:table-cell office:value-type="float" office:value="0.366667">
                <text:p>0.366667</text:p>
              </table:table-cell>
              <table:table-cell office:value-type="float" office:value="2.1">
                <text:p>2.1</text:p>
              </table:table-cell>
              <table:table-cell office:value-type="float" office:value="0.386436">
                <text:p>0.3864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3">
                <text:p>2.13</text:p>
              </table:table-cell>
              <table:table-cell office:value-type="float" office:value="0.366667">
                <text:p>0.366667</text:p>
              </table:table-cell>
              <table:table-cell office:value-type="float" office:value="2.13">
                <text:p>2.13</text:p>
              </table:table-cell>
              <table:table-cell office:value-type="float" office:value="0.358772">
                <text:p>0.3587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6">
                <text:p>2.16</text:p>
              </table:table-cell>
              <table:table-cell office:value-type="float" office:value="0.366667">
                <text:p>0.366667</text:p>
              </table:table-cell>
              <table:table-cell office:value-type="float" office:value="2.16">
                <text:p>2.16</text:p>
              </table:table-cell>
              <table:table-cell office:value-type="float" office:value="0.355735">
                <text:p>0.355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">
                <text:p>2.2</text:p>
              </table:table-cell>
              <table:table-cell office:value-type="float" office:value="0.366667">
                <text:p>0.366667</text:p>
              </table:table-cell>
              <table:table-cell office:value-type="float" office:value="2.2">
                <text:p>2.2</text:p>
              </table:table-cell>
              <table:table-cell office:value-type="float" office:value="0.352056">
                <text:p>0.3520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3">
                <text:p>2.23</text:p>
              </table:table-cell>
              <table:table-cell office:value-type="float" office:value="0.366667">
                <text:p>0.366667</text:p>
              </table:table-cell>
              <table:table-cell office:value-type="float" office:value="2.23">
                <text:p>2.23</text:p>
              </table:table-cell>
              <table:table-cell office:value-type="float" office:value="0.358054">
                <text:p>0.3580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6">
                <text:p>2.26</text:p>
              </table:table-cell>
              <table:table-cell office:value-type="float" office:value="0.366667">
                <text:p>0.366667</text:p>
              </table:table-cell>
              <table:table-cell office:value-type="float" office:value="2.26">
                <text:p>2.26</text:p>
              </table:table-cell>
              <table:table-cell office:value-type="float" office:value="0.369669">
                <text:p>0.369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">
                <text:p>2.3</text:p>
              </table:table-cell>
              <table:table-cell office:value-type="float" office:value="0.366667">
                <text:p>0.366667</text:p>
              </table:table-cell>
              <table:table-cell office:value-type="float" office:value="2.3">
                <text:p>2.3</text:p>
              </table:table-cell>
              <table:table-cell office:value-type="float" office:value="0.341743">
                <text:p>0.3417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3">
                <text:p>2.33</text:p>
              </table:table-cell>
              <table:table-cell office:value-type="float" office:value="0.366667">
                <text:p>0.366667</text:p>
              </table:table-cell>
              <table:table-cell office:value-type="float" office:value="2.33">
                <text:p>2.33</text:p>
              </table:table-cell>
              <table:table-cell office:value-type="float" office:value="0.308978">
                <text:p>0.3089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6">
                <text:p>2.36</text:p>
              </table:table-cell>
              <table:table-cell office:value-type="float" office:value="0.366667">
                <text:p>0.366667</text:p>
              </table:table-cell>
              <table:table-cell office:value-type="float" office:value="2.36">
                <text:p>2.36</text:p>
              </table:table-cell>
              <table:table-cell office:value-type="float" office:value="0.322976">
                <text:p>0.3229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">
                <text:p>2.4</text:p>
              </table:table-cell>
              <table:table-cell office:value-type="float" office:value="0.366667">
                <text:p>0.366667</text:p>
              </table:table-cell>
              <table:table-cell office:value-type="float" office:value="2.4">
                <text:p>2.4</text:p>
              </table:table-cell>
              <table:table-cell office:value-type="float" office:value="0.30348">
                <text:p>0.30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3">
                <text:p>2.43</text:p>
              </table:table-cell>
              <table:table-cell office:value-type="float" office:value="0.366667">
                <text:p>0.366667</text:p>
              </table:table-cell>
              <table:table-cell office:value-type="float" office:value="2.43">
                <text:p>2.43</text:p>
              </table:table-cell>
              <table:table-cell office:value-type="float" office:value="0.302788">
                <text:p>0.3027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6">
                <text:p>2.46</text:p>
              </table:table-cell>
              <table:table-cell office:value-type="float" office:value="0.366667">
                <text:p>0.366667</text:p>
              </table:table-cell>
              <table:table-cell office:value-type="float" office:value="2.46">
                <text:p>2.46</text:p>
              </table:table-cell>
              <table:table-cell office:value-type="float" office:value="0.343268">
                <text:p>0.3432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366667">
                <text:p>0.366667</text:p>
              </table:table-cell>
              <table:table-cell office:value-type="float" office:value="2.5">
                <text:p>2.5</text:p>
              </table:table-cell>
              <table:table-cell office:value-type="float" office:value="0.365922">
                <text:p>0.365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3">
                <text:p>2.53</text:p>
              </table:table-cell>
              <table:table-cell office:value-type="float" office:value="0.366667">
                <text:p>0.366667</text:p>
              </table:table-cell>
              <table:table-cell office:value-type="float" office:value="2.53">
                <text:p>2.53</text:p>
              </table:table-cell>
              <table:table-cell office:value-type="float" office:value="0.341988">
                <text:p>0.3419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6">
                <text:p>2.56</text:p>
              </table:table-cell>
              <table:table-cell office:value-type="float" office:value="0.366667">
                <text:p>0.366667</text:p>
              </table:table-cell>
              <table:table-cell office:value-type="float" office:value="2.56">
                <text:p>2.56</text:p>
              </table:table-cell>
              <table:table-cell office:value-type="float" office:value="0.334447">
                <text:p>0.334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">
                <text:p>2.6</text:p>
              </table:table-cell>
              <table:table-cell office:value-type="float" office:value="0.366667">
                <text:p>0.366667</text:p>
              </table:table-cell>
              <table:table-cell office:value-type="float" office:value="2.6">
                <text:p>2.6</text:p>
              </table:table-cell>
              <table:table-cell office:value-type="float" office:value="0.331478">
                <text:p>0.3314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3">
                <text:p>2.63</text:p>
              </table:table-cell>
              <table:table-cell office:value-type="float" office:value="0.366667">
                <text:p>0.366667</text:p>
              </table:table-cell>
              <table:table-cell office:value-type="float" office:value="2.63">
                <text:p>2.63</text:p>
              </table:table-cell>
              <table:table-cell office:value-type="float" office:value="0.353037">
                <text:p>0.353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">
                <text:p>2.66</text:p>
              </table:table-cell>
              <table:table-cell office:value-type="float" office:value="0.366667">
                <text:p>0.366667</text:p>
              </table:table-cell>
              <table:table-cell office:value-type="float" office:value="2.66">
                <text:p>2.66</text:p>
              </table:table-cell>
              <table:table-cell office:value-type="float" office:value="0.306008">
                <text:p>0.3060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">
                <text:p>2.7</text:p>
              </table:table-cell>
              <table:table-cell office:value-type="float" office:value="0.366667">
                <text:p>0.366667</text:p>
              </table:table-cell>
              <table:table-cell office:value-type="float" office:value="2.7">
                <text:p>2.7</text:p>
              </table:table-cell>
              <table:table-cell office:value-type="float" office:value="0.307918">
                <text:p>0.3079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">
                <text:p>2.73</text:p>
              </table:table-cell>
              <table:table-cell office:value-type="float" office:value="0.366667">
                <text:p>0.366667</text:p>
              </table:table-cell>
              <table:table-cell office:value-type="float" office:value="2.73">
                <text:p>2.73</text:p>
              </table:table-cell>
              <table:table-cell office:value-type="float" office:value="0.303985">
                <text:p>0.3039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6">
                <text:p>2.76</text:p>
              </table:table-cell>
              <table:table-cell office:value-type="float" office:value="0.366667">
                <text:p>0.366667</text:p>
              </table:table-cell>
              <table:table-cell office:value-type="float" office:value="2.76">
                <text:p>2.76</text:p>
              </table:table-cell>
              <table:table-cell office:value-type="float" office:value="0.339423">
                <text:p>0.3394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">
                <text:p>2.8</text:p>
              </table:table-cell>
              <table:table-cell office:value-type="float" office:value="0.366667">
                <text:p>0.366667</text:p>
              </table:table-cell>
              <table:table-cell office:value-type="float" office:value="2.8">
                <text:p>2.8</text:p>
              </table:table-cell>
              <table:table-cell office:value-type="float" office:value="0.361504">
                <text:p>0.361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3">
                <text:p>2.83</text:p>
              </table:table-cell>
              <table:table-cell office:value-type="float" office:value="0.366667">
                <text:p>0.366667</text:p>
              </table:table-cell>
              <table:table-cell office:value-type="float" office:value="2.83">
                <text:p>2.83</text:p>
              </table:table-cell>
              <table:table-cell office:value-type="float" office:value="0.354483">
                <text:p>0.3544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6">
                <text:p>2.86</text:p>
              </table:table-cell>
              <table:table-cell office:value-type="float" office:value="0.366667">
                <text:p>0.366667</text:p>
              </table:table-cell>
              <table:table-cell office:value-type="float" office:value="2.86">
                <text:p>2.86</text:p>
              </table:table-cell>
              <table:table-cell office:value-type="float" office:value="0.355102">
                <text:p>0.355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">
                <text:p>2.9</text:p>
              </table:table-cell>
              <table:table-cell office:value-type="float" office:value="0.366667">
                <text:p>0.366667</text:p>
              </table:table-cell>
              <table:table-cell office:value-type="float" office:value="2.9">
                <text:p>2.9</text:p>
              </table:table-cell>
              <table:table-cell office:value-type="float" office:value="0.358302">
                <text:p>0.3583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3">
                <text:p>2.93</text:p>
              </table:table-cell>
              <table:table-cell office:value-type="float" office:value="0.366667">
                <text:p>0.366667</text:p>
              </table:table-cell>
              <table:table-cell office:value-type="float" office:value="2.93">
                <text:p>2.93</text:p>
              </table:table-cell>
              <table:table-cell office:value-type="float" office:value="0.347178">
                <text:p>0.3471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6">
                <text:p>2.96</text:p>
              </table:table-cell>
              <table:table-cell office:value-type="float" office:value="0.366667">
                <text:p>0.366667</text:p>
              </table:table-cell>
              <table:table-cell office:value-type="float" office:value="2.96">
                <text:p>2.96</text:p>
              </table:table-cell>
              <table:table-cell office:value-type="float" office:value="0.348215">
                <text:p>0.348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366667">
                <text:p>0.366667</text:p>
              </table:table-cell>
              <table:table-cell office:value-type="float" office:value="3">
                <text:p>3</text:p>
              </table:table-cell>
              <table:table-cell office:value-type="float" office:value="0.335018">
                <text:p>0.335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3">
                <text:p>3.03</text:p>
              </table:table-cell>
              <table:table-cell office:value-type="float" office:value="0.366667">
                <text:p>0.366667</text:p>
              </table:table-cell>
              <table:table-cell office:value-type="float" office:value="3.03">
                <text:p>3.03</text:p>
              </table:table-cell>
              <table:table-cell office:value-type="float" office:value="0.364622">
                <text:p>0.3646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6">
                <text:p>3.06</text:p>
              </table:table-cell>
              <table:table-cell office:value-type="float" office:value="0.366667">
                <text:p>0.366667</text:p>
              </table:table-cell>
              <table:table-cell office:value-type="float" office:value="3.06">
                <text:p>3.06</text:p>
              </table:table-cell>
              <table:table-cell office:value-type="float" office:value="0.35275">
                <text:p>0.352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">
                <text:p>3.1</text:p>
              </table:table-cell>
              <table:table-cell office:value-type="float" office:value="0.366667">
                <text:p>0.366667</text:p>
              </table:table-cell>
              <table:table-cell office:value-type="float" office:value="3.1">
                <text:p>3.1</text:p>
              </table:table-cell>
              <table:table-cell office:value-type="float" office:value="0.372965">
                <text:p>0.3729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3">
                <text:p>3.13</text:p>
              </table:table-cell>
              <table:table-cell office:value-type="float" office:value="0.366667">
                <text:p>0.366667</text:p>
              </table:table-cell>
              <table:table-cell office:value-type="float" office:value="3.13">
                <text:p>3.13</text:p>
              </table:table-cell>
              <table:table-cell office:value-type="float" office:value="0.374082">
                <text:p>0.3740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6">
                <text:p>3.16</text:p>
              </table:table-cell>
              <table:table-cell office:value-type="float" office:value="0.366667">
                <text:p>0.366667</text:p>
              </table:table-cell>
              <table:table-cell office:value-type="float" office:value="3.16">
                <text:p>3.16</text:p>
              </table:table-cell>
              <table:table-cell office:value-type="float" office:value="0.382876">
                <text:p>0.382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">
                <text:p>3.2</text:p>
              </table:table-cell>
              <table:table-cell office:value-type="float" office:value="0.241667">
                <text:p>0.241667</text:p>
              </table:table-cell>
              <table:table-cell office:value-type="float" office:value="3.2">
                <text:p>3.2</text:p>
              </table:table-cell>
              <table:table-cell office:value-type="float" office:value="0.366409">
                <text:p>0.3664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3">
                <text:p>3.23</text:p>
              </table:table-cell>
              <table:table-cell office:value-type="float" office:value="0.116667">
                <text:p>0.116667</text:p>
              </table:table-cell>
              <table:table-cell office:value-type="float" office:value="3.23">
                <text:p>3.23</text:p>
              </table:table-cell>
              <table:table-cell office:value-type="float" office:value="0.339534">
                <text:p>0.339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6">
                <text:p>3.26</text:p>
              </table:table-cell>
              <table:table-cell office:value-type="float" office:value="-0.008334">
                <text:p>-0.008334</text:p>
              </table:table-cell>
              <table:table-cell office:value-type="float" office:value="3.26">
                <text:p>3.26</text:p>
              </table:table-cell>
              <table:table-cell office:value-type="float" office:value="0.283073">
                <text:p>0.2830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">
                <text:p>3.3</text:p>
              </table:table-cell>
              <table:table-cell office:value-type="float" office:value="-0.008334">
                <text:p>-0.008334</text:p>
              </table:table-cell>
              <table:table-cell office:value-type="float" office:value="3.3">
                <text:p>3.3</text:p>
              </table:table-cell>
              <table:table-cell office:value-type="float" office:value="0.238451">
                <text:p>0.2384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3">
                <text:p>3.33</text:p>
              </table:table-cell>
              <table:table-cell office:value-type="float" office:value="-0.008334">
                <text:p>-0.008334</text:p>
              </table:table-cell>
              <table:table-cell office:value-type="float" office:value="3.33">
                <text:p>3.33</text:p>
              </table:table-cell>
              <table:table-cell office:value-type="float" office:value="0.203128">
                <text:p>0.203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6">
                <text:p>3.36</text:p>
              </table:table-cell>
              <table:table-cell office:value-type="float" office:value="-0.008334">
                <text:p>-0.008334</text:p>
              </table:table-cell>
              <table:table-cell office:value-type="float" office:value="3.36">
                <text:p>3.36</text:p>
              </table:table-cell>
              <table:table-cell office:value-type="float" office:value="0.137271">
                <text:p>0.1372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">
                <text:p>3.4</text:p>
              </table:table-cell>
              <table:table-cell office:value-type="float" office:value="-0.008334">
                <text:p>-0.008334</text:p>
              </table:table-cell>
              <table:table-cell office:value-type="float" office:value="3.4">
                <text:p>3.4</text:p>
              </table:table-cell>
              <table:table-cell office:value-type="float" office:value="0.110881">
                <text:p>0.1108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3">
                <text:p>3.43</text:p>
              </table:table-cell>
              <table:table-cell office:value-type="float" office:value="-0.008334">
                <text:p>-0.008334</text:p>
              </table:table-cell>
              <table:table-cell office:value-type="float" office:value="3.43">
                <text:p>3.43</text:p>
              </table:table-cell>
              <table:table-cell office:value-type="float" office:value="0.082624">
                <text:p>0.082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6">
                <text:p>3.46</text:p>
              </table:table-cell>
              <table:table-cell office:value-type="float" office:value="-0.008334">
                <text:p>-0.008334</text:p>
              </table:table-cell>
              <table:table-cell office:value-type="float" office:value="3.46">
                <text:p>3.46</text:p>
              </table:table-cell>
              <table:table-cell office:value-type="float" office:value="0.056814">
                <text:p>0.0568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">
                <text:p>3.5</text:p>
              </table:table-cell>
              <table:table-cell office:value-type="float" office:value="-0.008334">
                <text:p>-0.008334</text:p>
              </table:table-cell>
              <table:table-cell office:value-type="float" office:value="3.5">
                <text:p>3.5</text:p>
              </table:table-cell>
              <table:table-cell office:value-type="float" office:value="0.029762">
                <text:p>0.029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3">
                <text:p>3.53</text:p>
              </table:table-cell>
              <table:table-cell office:value-type="float" office:value="-0.008334">
                <text:p>-0.008334</text:p>
              </table:table-cell>
              <table:table-cell office:value-type="float" office:value="3.53">
                <text:p>3.53</text:p>
              </table:table-cell>
              <table:table-cell office:value-type="float" office:value="0.004981">
                <text:p>0.0049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6">
                <text:p>3.56</text:p>
              </table:table-cell>
              <table:table-cell office:value-type="float" office:value="-0.008334">
                <text:p>-0.008334</text:p>
              </table:table-cell>
              <table:table-cell office:value-type="float" office:value="3.56">
                <text:p>3.56</text:p>
              </table:table-cell>
              <table:table-cell office:value-type="float" office:value="-0.020389">
                <text:p>-0.0203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">
                <text:p>3.6</text:p>
              </table:table-cell>
              <table:table-cell office:value-type="float" office:value="-0.008334">
                <text:p>-0.008334</text:p>
              </table:table-cell>
              <table:table-cell office:value-type="float" office:value="3.6">
                <text:p>3.6</text:p>
              </table:table-cell>
              <table:table-cell office:value-type="float" office:value="-0.032712">
                <text:p>-0.0327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3">
                <text:p>3.63</text:p>
              </table:table-cell>
              <table:table-cell office:value-type="float" office:value="-0.008334">
                <text:p>-0.008334</text:p>
              </table:table-cell>
              <table:table-cell office:value-type="float" office:value="3.63">
                <text:p>3.63</text:p>
              </table:table-cell>
              <table:table-cell office:value-type="float" office:value="-0.041679">
                <text:p>-0.0416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">
                <text:p>3.66</text:p>
              </table:table-cell>
              <table:table-cell office:value-type="float" office:value="-0.008334">
                <text:p>-0.008334</text:p>
              </table:table-cell>
              <table:table-cell office:value-type="float" office:value="3.66">
                <text:p>3.66</text:p>
              </table:table-cell>
              <table:table-cell office:value-type="float" office:value="-0.049001">
                <text:p>-0.049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">
                <text:p>3.7</text:p>
              </table:table-cell>
              <table:table-cell office:value-type="float" office:value="-0.008334">
                <text:p>-0.008334</text:p>
              </table:table-cell>
              <table:table-cell office:value-type="float" office:value="3.7">
                <text:p>3.7</text:p>
              </table:table-cell>
              <table:table-cell office:value-type="float" office:value="-0.083008">
                <text:p>-0.0830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3">
                <text:p>3.73</text:p>
              </table:table-cell>
              <table:table-cell office:value-type="float" office:value="-0.008334">
                <text:p>-0.008334</text:p>
              </table:table-cell>
              <table:table-cell office:value-type="float" office:value="3.73">
                <text:p>3.73</text:p>
              </table:table-cell>
              <table:table-cell office:value-type="float" office:value="-0.088269">
                <text:p>-0.0882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76">
                <text:p>3.76</text:p>
              </table:table-cell>
              <table:table-cell office:value-type="float" office:value="-0.008334">
                <text:p>-0.008334</text:p>
              </table:table-cell>
              <table:table-cell office:value-type="float" office:value="3.76">
                <text:p>3.76</text:p>
              </table:table-cell>
              <table:table-cell office:value-type="float" office:value="-0.095894">
                <text:p>-0.0958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">
                <text:p>3.8</text:p>
              </table:table-cell>
              <table:table-cell office:value-type="float" office:value="-0.008334">
                <text:p>-0.008334</text:p>
              </table:table-cell>
              <table:table-cell office:value-type="float" office:value="3.8">
                <text:p>3.8</text:p>
              </table:table-cell>
              <table:table-cell office:value-type="float" office:value="-0.097325">
                <text:p>-0.097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3">
                <text:p>3.83</text:p>
              </table:table-cell>
              <table:table-cell office:value-type="float" office:value="-0.008334">
                <text:p>-0.008334</text:p>
              </table:table-cell>
              <table:table-cell office:value-type="float" office:value="3.83">
                <text:p>3.83</text:p>
              </table:table-cell>
              <table:table-cell office:value-type="float" office:value="-0.087774">
                <text:p>-0.0877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6">
                <text:p>3.86</text:p>
              </table:table-cell>
              <table:table-cell office:value-type="float" office:value="-0.008334">
                <text:p>-0.008334</text:p>
              </table:table-cell>
              <table:table-cell office:value-type="float" office:value="3.86">
                <text:p>3.86</text:p>
              </table:table-cell>
              <table:table-cell office:value-type="float" office:value="-0.103178">
                <text:p>-0.1031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">
                <text:p>3.9</text:p>
              </table:table-cell>
              <table:table-cell office:value-type="float" office:value="-0.008334">
                <text:p>-0.008334</text:p>
              </table:table-cell>
              <table:table-cell office:value-type="float" office:value="3.9">
                <text:p>3.9</text:p>
              </table:table-cell>
              <table:table-cell office:value-type="float" office:value="-0.106293">
                <text:p>-0.1062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3">
                <text:p>3.93</text:p>
              </table:table-cell>
              <table:table-cell office:value-type="float" office:value="-0.008334">
                <text:p>-0.008334</text:p>
              </table:table-cell>
              <table:table-cell office:value-type="float" office:value="3.93">
                <text:p>3.93</text:p>
              </table:table-cell>
              <table:table-cell office:value-type="float" office:value="-0.084173">
                <text:p>-0.084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6">
                <text:p>3.96</text:p>
              </table:table-cell>
              <table:table-cell office:value-type="float" office:value="-0.008334">
                <text:p>-0.008334</text:p>
              </table:table-cell>
              <table:table-cell office:value-type="float" office:value="3.96">
                <text:p>3.96</text:p>
              </table:table-cell>
              <table:table-cell office:value-type="float" office:value="-0.08363">
                <text:p>-0.083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-0.008334">
                <text:p>-0.008334</text:p>
              </table:table-cell>
              <table:table-cell office:value-type="float" office:value="4">
                <text:p>4</text:p>
              </table:table-cell>
              <table:table-cell office:value-type="float" office:value="-0.07538">
                <text:p>-0.075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3">
                <text:p>4.0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03">
                <text:p>4.03</text:p>
              </table:table-cell>
              <table:table-cell office:value-type="float" office:value="-0.074587">
                <text:p>-0.0745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6">
                <text:p>4.0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06">
                <text:p>4.06</text:p>
              </table:table-cell>
              <table:table-cell office:value-type="float" office:value="-0.075911">
                <text:p>-0.0759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">
                <text:p>4.1</text:p>
              </table:table-cell>
              <table:table-cell office:value-type="float" office:value="-0.008334">
                <text:p>-0.008334</text:p>
              </table:table-cell>
              <table:table-cell office:value-type="float" office:value="4.1">
                <text:p>4.1</text:p>
              </table:table-cell>
              <table:table-cell office:value-type="float" office:value="-0.06666">
                <text:p>-0.066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3">
                <text:p>4.1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13">
                <text:p>4.13</text:p>
              </table:table-cell>
              <table:table-cell office:value-type="float" office:value="-0.056376">
                <text:p>-0.056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6">
                <text:p>4.1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16">
                <text:p>4.16</text:p>
              </table:table-cell>
              <table:table-cell office:value-type="float" office:value="-0.042357">
                <text:p>-0.0423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">
                <text:p>4.2</text:p>
              </table:table-cell>
              <table:table-cell office:value-type="float" office:value="-0.008334">
                <text:p>-0.008334</text:p>
              </table:table-cell>
              <table:table-cell office:value-type="float" office:value="4.2">
                <text:p>4.2</text:p>
              </table:table-cell>
              <table:table-cell office:value-type="float" office:value="-0.029188">
                <text:p>-0.0291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3">
                <text:p>4.2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23">
                <text:p>4.23</text:p>
              </table:table-cell>
              <table:table-cell office:value-type="float" office:value="-0.033687">
                <text:p>-0.0336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26">
                <text:p>4.2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26">
                <text:p>4.26</text:p>
              </table:table-cell>
              <table:table-cell office:value-type="float" office:value="-0.013748">
                <text:p>-0.0137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">
                <text:p>4.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3">
                <text:p>4.3</text:p>
              </table:table-cell>
              <table:table-cell office:value-type="float" office:value="-0.02519">
                <text:p>-0.025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3">
                <text:p>4.3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33">
                <text:p>4.33</text:p>
              </table:table-cell>
              <table:table-cell office:value-type="float" office:value="-0.015652">
                <text:p>-0.0156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36">
                <text:p>4.3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36">
                <text:p>4.36</text:p>
              </table:table-cell>
              <table:table-cell office:value-type="float" office:value="-0.015325">
                <text:p>-0.0153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">
                <text:p>4.4</text:p>
              </table:table-cell>
              <table:table-cell office:value-type="float" office:value="-0.008334">
                <text:p>-0.008334</text:p>
              </table:table-cell>
              <table:table-cell office:value-type="float" office:value="4.4">
                <text:p>4.4</text:p>
              </table:table-cell>
              <table:table-cell office:value-type="float" office:value="-0.024865">
                <text:p>-0.0248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3">
                <text:p>4.4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43">
                <text:p>4.43</text:p>
              </table:table-cell>
              <table:table-cell office:value-type="float" office:value="-0.022479">
                <text:p>-0.0224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6">
                <text:p>4.4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46">
                <text:p>4.46</text:p>
              </table:table-cell>
              <table:table-cell office:value-type="float" office:value="-0.020236">
                <text:p>-0.020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">
                <text:p>4.5</text:p>
              </table:table-cell>
              <table:table-cell office:value-type="float" office:value="-0.008334">
                <text:p>-0.008334</text:p>
              </table:table-cell>
              <table:table-cell office:value-type="float" office:value="4.5">
                <text:p>4.5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3">
                <text:p>4.5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53">
                <text:p>4.53</text:p>
              </table:table-cell>
              <table:table-cell office:value-type="float" office:value="0.006121">
                <text:p>0.0061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6">
                <text:p>4.5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56">
                <text:p>4.56</text:p>
              </table:table-cell>
              <table:table-cell office:value-type="float" office:value="0.020819">
                <text:p>0.0208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">
                <text:p>4.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6">
                <text:p>4.6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3">
                <text:p>4.6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63">
                <text:p>4.63</text:p>
              </table:table-cell>
              <table:table-cell office:value-type="float" office:value="0.007741">
                <text:p>0.0077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6">
                <text:p>4.6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66">
                <text:p>4.66</text:p>
              </table:table-cell>
              <table:table-cell office:value-type="float" office:value="0.005064">
                <text:p>0.0050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">
                <text:p>4.7</text:p>
              </table:table-cell>
              <table:table-cell office:value-type="float" office:value="-0.008334">
                <text:p>-0.008334</text:p>
              </table:table-cell>
              <table:table-cell office:value-type="float" office:value="4.7">
                <text:p>4.7</text:p>
              </table:table-cell>
              <table:table-cell office:value-type="float" office:value="0.004223">
                <text:p>0.0042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3">
                <text:p>4.7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73">
                <text:p>4.73</text:p>
              </table:table-cell>
              <table:table-cell office:value-type="float" office:value="0.027553">
                <text:p>0.0275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6">
                <text:p>4.7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76">
                <text:p>4.76</text:p>
              </table:table-cell>
              <table:table-cell office:value-type="float" office:value="0.05466">
                <text:p>0.054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">
                <text:p>4.8</text:p>
              </table:table-cell>
              <table:table-cell office:value-type="float" office:value="-0.008334">
                <text:p>-0.008334</text:p>
              </table:table-cell>
              <table:table-cell office:value-type="float" office:value="4.8">
                <text:p>4.8</text:p>
              </table:table-cell>
              <table:table-cell office:value-type="float" office:value="0.038854">
                <text:p>0.0388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3">
                <text:p>4.8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83">
                <text:p>4.83</text:p>
              </table:table-cell>
              <table:table-cell office:value-type="float" office:value="0.028335">
                <text:p>0.0283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86">
                <text:p>4.8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86">
                <text:p>4.86</text:p>
              </table:table-cell>
              <table:table-cell office:value-type="float" office:value="0.012677">
                <text:p>0.0126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">
                <text:p>4.9</text:p>
              </table:table-cell>
              <table:table-cell office:value-type="float" office:value="-0.008334">
                <text:p>-0.008334</text:p>
              </table:table-cell>
              <table:table-cell office:value-type="float" office:value="4.9">
                <text:p>4.9</text:p>
              </table:table-cell>
              <table:table-cell office:value-type="float" office:value="0.010541">
                <text:p>0.0105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3">
                <text:p>4.93</text:p>
              </table:table-cell>
              <table:table-cell office:value-type="float" office:value="-0.008334">
                <text:p>-0.008334</text:p>
              </table:table-cell>
              <table:table-cell office:value-type="float" office:value="4.93">
                <text:p>4.93</text:p>
              </table:table-cell>
              <table:table-cell office:value-type="float" office:value="0.004065">
                <text:p>0.0040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6">
                <text:p>4.96</text:p>
              </table:table-cell>
              <table:table-cell office:value-type="float" office:value="-0.008334">
                <text:p>-0.008334</text:p>
              </table:table-cell>
              <table:table-cell office:value-type="float" office:value="4.96">
                <text:p>4.96</text:p>
              </table:table-cell>
              <table:table-cell office:value-type="float" office:value="0.005761">
                <text:p>0.0057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-0.008334">
                <text:p>-0.008334</text:p>
              </table:table-cell>
              <table:table-cell office:value-type="float" office:value="5">
                <text:p>5</text:p>
              </table:table-cell>
              <table:table-cell office:value-type="float" office:value="-0.000042">
                <text:p>-0.0000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3">
                <text:p>5.0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03">
                <text:p>5.03</text:p>
              </table:table-cell>
              <table:table-cell office:value-type="float" office:value="0.013225">
                <text:p>0.013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6">
                <text:p>5.0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06">
                <text:p>5.06</text:p>
              </table:table-cell>
              <table:table-cell office:value-type="float" office:value="0.022977">
                <text:p>0.0229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">
                <text:p>5.1</text:p>
              </table:table-cell>
              <table:table-cell office:value-type="float" office:value="-0.008334">
                <text:p>-0.008334</text:p>
              </table:table-cell>
              <table:table-cell office:value-type="float" office:value="5.1">
                <text:p>5.1</text:p>
              </table:table-cell>
              <table:table-cell office:value-type="float" office:value="0.030172">
                <text:p>0.0301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3">
                <text:p>5.1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13">
                <text:p>5.13</text:p>
              </table:table-cell>
              <table:table-cell office:value-type="float" office:value="-0.001166">
                <text:p>-0.0011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6">
                <text:p>5.1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16">
                <text:p>5.16</text:p>
              </table:table-cell>
              <table:table-cell office:value-type="float" office:value="-0.006389">
                <text:p>-0.0063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">
                <text:p>5.2</text:p>
              </table:table-cell>
              <table:table-cell office:value-type="float" office:value="-0.008334">
                <text:p>-0.008334</text:p>
              </table:table-cell>
              <table:table-cell office:value-type="float" office:value="5.2">
                <text:p>5.2</text:p>
              </table:table-cell>
              <table:table-cell office:value-type="float" office:value="-0.006302">
                <text:p>-0.0063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3">
                <text:p>5.2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23">
                <text:p>5.23</text:p>
              </table:table-cell>
              <table:table-cell office:value-type="float" office:value="-0.001715">
                <text:p>-0.0017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26">
                <text:p>5.2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26">
                <text:p>5.26</text:p>
              </table:table-cell>
              <table:table-cell office:value-type="float" office:value="-0.003544">
                <text:p>-0.0035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">
                <text:p>5.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3">
                <text:p>5.3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3">
                <text:p>5.3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33">
                <text:p>5.33</text:p>
              </table:table-cell>
              <table:table-cell office:value-type="float" office:value="-0.009561">
                <text:p>-0.0095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36">
                <text:p>5.3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36">
                <text:p>5.36</text:p>
              </table:table-cell>
              <table:table-cell office:value-type="float" office:value="-0.003655">
                <text:p>-0.00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">
                <text:p>5.4</text:p>
              </table:table-cell>
              <table:table-cell office:value-type="float" office:value="-0.008334">
                <text:p>-0.008334</text:p>
              </table:table-cell>
              <table:table-cell office:value-type="float" office:value="5.4">
                <text:p>5.4</text:p>
              </table:table-cell>
              <table:table-cell office:value-type="float" office:value="-0.014923">
                <text:p>-0.0149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3">
                <text:p>5.4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43">
                <text:p>5.43</text:p>
              </table:table-cell>
              <table:table-cell office:value-type="float" office:value="-0.008226">
                <text:p>-0.0082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46">
                <text:p>5.4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46">
                <text:p>5.46</text:p>
              </table:table-cell>
              <table:table-cell office:value-type="float" office:value="-0.009898">
                <text:p>-0.0098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">
                <text:p>5.5</text:p>
              </table:table-cell>
              <table:table-cell office:value-type="float" office:value="-0.008334">
                <text:p>-0.008334</text:p>
              </table:table-cell>
              <table:table-cell office:value-type="float" office:value="5.5">
                <text:p>5.5</text:p>
              </table:table-cell>
              <table:table-cell office:value-type="float" office:value="-0.001623">
                <text:p>-0.0016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3">
                <text:p>5.5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53">
                <text:p>5.53</text:p>
              </table:table-cell>
              <table:table-cell office:value-type="float" office:value="0.005704">
                <text:p>0.0057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56">
                <text:p>5.5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56">
                <text:p>5.56</text:p>
              </table:table-cell>
              <table:table-cell office:value-type="float" office:value="0.010669">
                <text:p>0.0106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">
                <text:p>5.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6">
                <text:p>5.6</text:p>
              </table:table-cell>
              <table:table-cell office:value-type="float" office:value="0.003763">
                <text:p>0.0037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3">
                <text:p>5.6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63">
                <text:p>5.63</text:p>
              </table:table-cell>
              <table:table-cell office:value-type="float" office:value="0.002245">
                <text:p>0.0022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66">
                <text:p>5.6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66">
                <text:p>5.66</text:p>
              </table:table-cell>
              <table:table-cell office:value-type="float" office:value="-0.020928">
                <text:p>-0.0209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">
                <text:p>5.7</text:p>
              </table:table-cell>
              <table:table-cell office:value-type="float" office:value="-0.008334">
                <text:p>-0.008334</text:p>
              </table:table-cell>
              <table:table-cell office:value-type="float" office:value="5.7">
                <text:p>5.7</text:p>
              </table:table-cell>
              <table:table-cell office:value-type="float" office:value="-0.001155">
                <text:p>-0.0011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3">
                <text:p>5.7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73">
                <text:p>5.73</text:p>
              </table:table-cell>
              <table:table-cell office:value-type="float" office:value="-0.019616">
                <text:p>-0.0196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76">
                <text:p>5.7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76">
                <text:p>5.76</text:p>
              </table:table-cell>
              <table:table-cell office:value-type="float" office:value="-0.01289">
                <text:p>-0.012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">
                <text:p>5.8</text:p>
              </table:table-cell>
              <table:table-cell office:value-type="float" office:value="-0.008334">
                <text:p>-0.008334</text:p>
              </table:table-cell>
              <table:table-cell office:value-type="float" office:value="5.8">
                <text:p>5.8</text:p>
              </table:table-cell>
              <table:table-cell office:value-type="float" office:value="-0.042593">
                <text:p>-0.0425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3">
                <text:p>5.8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83">
                <text:p>5.83</text:p>
              </table:table-cell>
              <table:table-cell office:value-type="float" office:value="-0.048965">
                <text:p>-0.0489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86">
                <text:p>5.8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86">
                <text:p>5.86</text:p>
              </table:table-cell>
              <table:table-cell office:value-type="float" office:value="-0.028196">
                <text:p>-0.0281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">
                <text:p>5.9</text:p>
              </table:table-cell>
              <table:table-cell office:value-type="float" office:value="-0.008334">
                <text:p>-0.008334</text:p>
              </table:table-cell>
              <table:table-cell office:value-type="float" office:value="5.9">
                <text:p>5.9</text:p>
              </table:table-cell>
              <table:table-cell office:value-type="float" office:value="-0.008912">
                <text:p>-0.008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3">
                <text:p>5.93</text:p>
              </table:table-cell>
              <table:table-cell office:value-type="float" office:value="-0.008334">
                <text:p>-0.008334</text:p>
              </table:table-cell>
              <table:table-cell office:value-type="float" office:value="5.93">
                <text:p>5.93</text:p>
              </table:table-cell>
              <table:table-cell office:value-type="float" office:value="-0.009852">
                <text:p>-0.0098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96">
                <text:p>5.96</text:p>
              </table:table-cell>
              <table:table-cell office:value-type="float" office:value="-0.008334">
                <text:p>-0.008334</text:p>
              </table:table-cell>
              <table:table-cell office:value-type="float" office:value="5.96">
                <text:p>5.96</text:p>
              </table:table-cell>
              <table:table-cell office:value-type="float" office:value="-0.007174">
                <text:p>-0.0071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">
                <text:p>6</text:p>
              </table:table-cell>
              <table:table-cell office:value-type="float" office:value="-0.008334">
                <text:p>-0.008334</text:p>
              </table:table-cell>
              <table:table-cell office:value-type="float" office:value="6">
                <text:p>6</text:p>
              </table:table-cell>
              <table:table-cell office:value-type="float" office:value="-0.009813">
                <text:p>-0.009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3">
                <text:p>6.0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03">
                <text:p>6.03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06">
                <text:p>6.0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06">
                <text:p>6.06</text:p>
              </table:table-cell>
              <table:table-cell office:value-type="float" office:value="-0.005755">
                <text:p>-0.0057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">
                <text:p>6.1</text:p>
              </table:table-cell>
              <table:table-cell office:value-type="float" office:value="-0.008334">
                <text:p>-0.008334</text:p>
              </table:table-cell>
              <table:table-cell office:value-type="float" office:value="6.1">
                <text:p>6.1</text:p>
              </table:table-cell>
              <table:table-cell office:value-type="float" office:value="-0.005324">
                <text:p>-0.0053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3">
                <text:p>6.1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13">
                <text:p>6.13</text:p>
              </table:table-cell>
              <table:table-cell office:value-type="float" office:value="-0.041116">
                <text:p>-0.041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16">
                <text:p>6.1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16">
                <text:p>6.16</text:p>
              </table:table-cell>
              <table:table-cell office:value-type="float" office:value="-0.061466">
                <text:p>-0.0614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">
                <text:p>6.2</text:p>
              </table:table-cell>
              <table:table-cell office:value-type="float" office:value="-0.008334">
                <text:p>-0.008334</text:p>
              </table:table-cell>
              <table:table-cell office:value-type="float" office:value="6.2">
                <text:p>6.2</text:p>
              </table:table-cell>
              <table:table-cell office:value-type="float" office:value="-0.066721">
                <text:p>-0.0667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3">
                <text:p>6.2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23">
                <text:p>6.23</text:p>
              </table:table-cell>
              <table:table-cell office:value-type="float" office:value="-0.05365">
                <text:p>-0.053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26">
                <text:p>6.2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26">
                <text:p>6.26</text:p>
              </table:table-cell>
              <table:table-cell office:value-type="float" office:value="-0.051656">
                <text:p>-0.0516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">
                <text:p>6.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3">
                <text:p>6.3</text:p>
              </table:table-cell>
              <table:table-cell office:value-type="float" office:value="-0.046995">
                <text:p>-0.0469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3">
                <text:p>6.3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33">
                <text:p>6.33</text:p>
              </table:table-cell>
              <table:table-cell office:value-type="float" office:value="-0.038408">
                <text:p>-0.0384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36">
                <text:p>6.3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36">
                <text:p>6.36</text:p>
              </table:table-cell>
              <table:table-cell office:value-type="float" office:value="-0.053268">
                <text:p>-0.053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">
                <text:p>6.4</text:p>
              </table:table-cell>
              <table:table-cell office:value-type="float" office:value="-0.008334">
                <text:p>-0.008334</text:p>
              </table:table-cell>
              <table:table-cell office:value-type="float" office:value="6.4">
                <text:p>6.4</text:p>
              </table:table-cell>
              <table:table-cell office:value-type="float" office:value="-0.056757">
                <text:p>-0.0567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3">
                <text:p>6.4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43">
                <text:p>6.43</text:p>
              </table:table-cell>
              <table:table-cell office:value-type="float" office:value="-0.045215">
                <text:p>-0.0452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46">
                <text:p>6.4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46">
                <text:p>6.46</text:p>
              </table:table-cell>
              <table:table-cell office:value-type="float" office:value="-0.05316">
                <text:p>-0.053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">
                <text:p>6.5</text:p>
              </table:table-cell>
              <table:table-cell office:value-type="float" office:value="-0.008334">
                <text:p>-0.008334</text:p>
              </table:table-cell>
              <table:table-cell office:value-type="float" office:value="6.5">
                <text:p>6.5</text:p>
              </table:table-cell>
              <table:table-cell office:value-type="float" office:value="-0.028742">
                <text:p>-0.0287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3">
                <text:p>6.5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53">
                <text:p>6.53</text:p>
              </table:table-cell>
              <table:table-cell office:value-type="float" office:value="-0.03305">
                <text:p>-0.033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56">
                <text:p>6.5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56">
                <text:p>6.56</text:p>
              </table:table-cell>
              <table:table-cell office:value-type="float" office:value="-0.030776">
                <text:p>-0.0307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">
                <text:p>6.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6">
                <text:p>6.6</text:p>
              </table:table-cell>
              <table:table-cell office:value-type="float" office:value="-0.029247">
                <text:p>-0.029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3">
                <text:p>6.6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63">
                <text:p>6.63</text:p>
              </table:table-cell>
              <table:table-cell office:value-type="float" office:value="-0.020583">
                <text:p>-0.0205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6">
                <text:p>6.6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66">
                <text:p>6.66</text:p>
              </table:table-cell>
              <table:table-cell office:value-type="float" office:value="0.001208">
                <text:p>0.0012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">
                <text:p>6.7</text:p>
              </table:table-cell>
              <table:table-cell office:value-type="float" office:value="-0.008334">
                <text:p>-0.008334</text:p>
              </table:table-cell>
              <table:table-cell office:value-type="float" office:value="6.7">
                <text:p>6.7</text:p>
              </table:table-cell>
              <table:table-cell office:value-type="float" office:value="0.016428">
                <text:p>0.0164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3">
                <text:p>6.7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73">
                <text:p>6.73</text:p>
              </table:table-cell>
              <table:table-cell office:value-type="float" office:value="-0.015066">
                <text:p>-0.0150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76">
                <text:p>6.7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76">
                <text:p>6.76</text:p>
              </table:table-cell>
              <table:table-cell office:value-type="float" office:value="-0.000833">
                <text:p>-0.0008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">
                <text:p>6.8</text:p>
              </table:table-cell>
              <table:table-cell office:value-type="float" office:value="-0.008334">
                <text:p>-0.008334</text:p>
              </table:table-cell>
              <table:table-cell office:value-type="float" office:value="6.8">
                <text:p>6.8</text:p>
              </table:table-cell>
              <table:table-cell office:value-type="float" office:value="0.018241">
                <text:p>0.0182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3">
                <text:p>6.8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83">
                <text:p>6.83</text:p>
              </table:table-cell>
              <table:table-cell office:value-type="float" office:value="0.025984">
                <text:p>0.0259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86">
                <text:p>6.8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86">
                <text:p>6.86</text:p>
              </table:table-cell>
              <table:table-cell office:value-type="float" office:value="0.037053">
                <text:p>0.0370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">
                <text:p>6.9</text:p>
              </table:table-cell>
              <table:table-cell office:value-type="float" office:value="-0.008334">
                <text:p>-0.008334</text:p>
              </table:table-cell>
              <table:table-cell office:value-type="float" office:value="6.9">
                <text:p>6.9</text:p>
              </table:table-cell>
              <table:table-cell office:value-type="float" office:value="0.048562">
                <text:p>0.0485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3">
                <text:p>6.93</text:p>
              </table:table-cell>
              <table:table-cell office:value-type="float" office:value="-0.008334">
                <text:p>-0.008334</text:p>
              </table:table-cell>
              <table:table-cell office:value-type="float" office:value="6.93">
                <text:p>6.93</text:p>
              </table:table-cell>
              <table:table-cell office:value-type="float" office:value="0.036785">
                <text:p>0.0367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96">
                <text:p>6.96</text:p>
              </table:table-cell>
              <table:table-cell office:value-type="float" office:value="-0.008334">
                <text:p>-0.008334</text:p>
              </table:table-cell>
              <table:table-cell office:value-type="float" office:value="6.96">
                <text:p>6.96</text:p>
              </table:table-cell>
              <table:table-cell office:value-type="float" office:value="0.069187">
                <text:p>0.0691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">
                <text:p>7</text:p>
              </table:table-cell>
              <table:table-cell office:value-type="float" office:value="-0.008334">
                <text:p>-0.008334</text:p>
              </table:table-cell>
              <table:table-cell office:value-type="float" office:value="7">
                <text:p>7</text:p>
              </table:table-cell>
              <table:table-cell office:value-type="float" office:value="0.074639">
                <text:p>0.0746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3">
                <text:p>7.0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03">
                <text:p>7.03</text:p>
              </table:table-cell>
              <table:table-cell office:value-type="float" office:value="0.061429">
                <text:p>0.0614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06">
                <text:p>7.0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06">
                <text:p>7.06</text:p>
              </table:table-cell>
              <table:table-cell office:value-type="float" office:value="0.036082">
                <text:p>0.036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">
                <text:p>7.1</text:p>
              </table:table-cell>
              <table:table-cell office:value-type="float" office:value="-0.008334">
                <text:p>-0.008334</text:p>
              </table:table-cell>
              <table:table-cell office:value-type="float" office:value="7.1">
                <text:p>7.1</text:p>
              </table:table-cell>
              <table:table-cell office:value-type="float" office:value="0.019198">
                <text:p>0.0191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3">
                <text:p>7.1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13">
                <text:p>7.13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6">
                <text:p>7.1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16">
                <text:p>7.16</text:p>
              </table:table-cell>
              <table:table-cell office:value-type="float" office:value="0.018329">
                <text:p>0.0183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">
                <text:p>7.2</text:p>
              </table:table-cell>
              <table:table-cell office:value-type="float" office:value="-0.008334">
                <text:p>-0.008334</text:p>
              </table:table-cell>
              <table:table-cell office:value-type="float" office:value="7.2">
                <text:p>7.2</text:p>
              </table:table-cell>
              <table:table-cell office:value-type="float" office:value="0.020277">
                <text:p>0.0202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3">
                <text:p>7.2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23">
                <text:p>7.23</text:p>
              </table:table-cell>
              <table:table-cell office:value-type="float" office:value="-0.00814">
                <text:p>-0.008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26">
                <text:p>7.2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26">
                <text:p>7.26</text:p>
              </table:table-cell>
              <table:table-cell office:value-type="float" office:value="-0.029332">
                <text:p>-0.029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">
                <text:p>7.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3">
                <text:p>7.3</text:p>
              </table:table-cell>
              <table:table-cell office:value-type="float" office:value="-0.027963">
                <text:p>-0.027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3">
                <text:p>7.3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33">
                <text:p>7.33</text:p>
              </table:table-cell>
              <table:table-cell office:value-type="float" office:value="-0.034376">
                <text:p>-0.0343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36">
                <text:p>7.3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36">
                <text:p>7.36</text:p>
              </table:table-cell>
              <table:table-cell office:value-type="float" office:value="-0.05133">
                <text:p>-0.051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">
                <text:p>7.4</text:p>
              </table:table-cell>
              <table:table-cell office:value-type="float" office:value="-0.008334">
                <text:p>-0.008334</text:p>
              </table:table-cell>
              <table:table-cell office:value-type="float" office:value="7.4">
                <text:p>7.4</text:p>
              </table:table-cell>
              <table:table-cell office:value-type="float" office:value="-0.024376">
                <text:p>-0.0243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3">
                <text:p>7.4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43">
                <text:p>7.43</text:p>
              </table:table-cell>
              <table:table-cell office:value-type="float" office:value="-0.03248">
                <text:p>-0.03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46">
                <text:p>7.4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46">
                <text:p>7.46</text:p>
              </table:table-cell>
              <table:table-cell office:value-type="float" office:value="-0.048018">
                <text:p>-0.0480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">
                <text:p>7.5</text:p>
              </table:table-cell>
              <table:table-cell office:value-type="float" office:value="-0.008334">
                <text:p>-0.008334</text:p>
              </table:table-cell>
              <table:table-cell office:value-type="float" office:value="7.5">
                <text:p>7.5</text:p>
              </table:table-cell>
              <table:table-cell office:value-type="float" office:value="-0.06523">
                <text:p>-0.065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3">
                <text:p>7.5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53">
                <text:p>7.53</text:p>
              </table:table-cell>
              <table:table-cell office:value-type="float" office:value="-0.076618">
                <text:p>-0.0766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56">
                <text:p>7.5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56">
                <text:p>7.56</text:p>
              </table:table-cell>
              <table:table-cell office:value-type="float" office:value="-0.067988">
                <text:p>-0.0679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">
                <text:p>7.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6">
                <text:p>7.6</text:p>
              </table:table-cell>
              <table:table-cell office:value-type="float" office:value="-0.063725">
                <text:p>-0.063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3">
                <text:p>7.6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63">
                <text:p>7.63</text:p>
              </table:table-cell>
              <table:table-cell office:value-type="float" office:value="-0.077673">
                <text:p>-0.0776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66">
                <text:p>7.6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66">
                <text:p>7.66</text:p>
              </table:table-cell>
              <table:table-cell office:value-type="float" office:value="-0.0507">
                <text:p>-0.05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">
                <text:p>7.7</text:p>
              </table:table-cell>
              <table:table-cell office:value-type="float" office:value="-0.008334">
                <text:p>-0.008334</text:p>
              </table:table-cell>
              <table:table-cell office:value-type="float" office:value="7.7">
                <text:p>7.7</text:p>
              </table:table-cell>
              <table:table-cell office:value-type="float" office:value="-0.040287">
                <text:p>-0.0402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3">
                <text:p>7.7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73">
                <text:p>7.73</text:p>
              </table:table-cell>
              <table:table-cell office:value-type="float" office:value="-0.021764">
                <text:p>-0.0217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76">
                <text:p>7.7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76">
                <text:p>7.76</text:p>
              </table:table-cell>
              <table:table-cell office:value-type="float" office:value="-0.048672">
                <text:p>-0.0486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">
                <text:p>7.8</text:p>
              </table:table-cell>
              <table:table-cell office:value-type="float" office:value="-0.008334">
                <text:p>-0.008334</text:p>
              </table:table-cell>
              <table:table-cell office:value-type="float" office:value="7.8">
                <text:p>7.8</text:p>
              </table:table-cell>
              <table:table-cell office:value-type="float" office:value="-0.044038">
                <text:p>-0.0440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3">
                <text:p>7.8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83">
                <text:p>7.83</text:p>
              </table:table-cell>
              <table:table-cell office:value-type="float" office:value="-0.029482">
                <text:p>-0.0294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86">
                <text:p>7.8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86">
                <text:p>7.86</text:p>
              </table:table-cell>
              <table:table-cell office:value-type="float" office:value="-0.048506">
                <text:p>-0.0485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">
                <text:p>7.9</text:p>
              </table:table-cell>
              <table:table-cell office:value-type="float" office:value="-0.008334">
                <text:p>-0.008334</text:p>
              </table:table-cell>
              <table:table-cell office:value-type="float" office:value="7.9">
                <text:p>7.9</text:p>
              </table:table-cell>
              <table:table-cell office:value-type="float" office:value="-0.043023">
                <text:p>-0.0430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3">
                <text:p>7.93</text:p>
              </table:table-cell>
              <table:table-cell office:value-type="float" office:value="-0.008334">
                <text:p>-0.008334</text:p>
              </table:table-cell>
              <table:table-cell office:value-type="float" office:value="7.93">
                <text:p>7.93</text:p>
              </table:table-cell>
              <table:table-cell office:value-type="float" office:value="-0.057872">
                <text:p>-0.0578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96">
                <text:p>7.96</text:p>
              </table:table-cell>
              <table:table-cell office:value-type="float" office:value="-0.008334">
                <text:p>-0.008334</text:p>
              </table:table-cell>
              <table:table-cell office:value-type="float" office:value="7.96">
                <text:p>7.96</text:p>
              </table:table-cell>
              <table:table-cell office:value-type="float" office:value="-0.066953">
                <text:p>-0.0669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">
                <text:p>8</text:p>
              </table:table-cell>
              <table:table-cell office:value-type="float" office:value="-0.008334">
                <text:p>-0.008334</text:p>
              </table:table-cell>
              <table:table-cell office:value-type="float" office:value="8">
                <text:p>8</text:p>
              </table:table-cell>
              <table:table-cell office:value-type="float" office:value="-0.039623">
                <text:p>-0.0396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3">
                <text:p>8.0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03">
                <text:p>8.03</text:p>
              </table:table-cell>
              <table:table-cell office:value-type="float" office:value="-0.055861">
                <text:p>-0.055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06">
                <text:p>8.0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06">
                <text:p>8.06</text:p>
              </table:table-cell>
              <table:table-cell office:value-type="float" office:value="-0.065055">
                <text:p>-0.065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">
                <text:p>8.1</text:p>
              </table:table-cell>
              <table:table-cell office:value-type="float" office:value="-0.008334">
                <text:p>-0.008334</text:p>
              </table:table-cell>
              <table:table-cell office:value-type="float" office:value="8.1">
                <text:p>8.1</text:p>
              </table:table-cell>
              <table:table-cell office:value-type="float" office:value="-0.044665">
                <text:p>-0.0446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3">
                <text:p>8.1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13">
                <text:p>8.13</text:p>
              </table:table-cell>
              <table:table-cell office:value-type="float" office:value="-0.011445">
                <text:p>-0.0114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16">
                <text:p>8.1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16">
                <text:p>8.16</text:p>
              </table:table-cell>
              <table:table-cell office:value-type="float" office:value="0.020218">
                <text:p>0.0202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">
                <text:p>8.2</text:p>
              </table:table-cell>
              <table:table-cell office:value-type="float" office:value="-0.008334">
                <text:p>-0.008334</text:p>
              </table:table-cell>
              <table:table-cell office:value-type="float" office:value="8.2">
                <text:p>8.2</text:p>
              </table:table-cell>
              <table:table-cell office:value-type="float" office:value="0.027325">
                <text:p>0.0273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3">
                <text:p>8.2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23">
                <text:p>8.23</text:p>
              </table:table-cell>
              <table:table-cell office:value-type="float" office:value="0.042109">
                <text:p>0.0421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26">
                <text:p>8.2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26">
                <text:p>8.26</text:p>
              </table:table-cell>
              <table:table-cell office:value-type="float" office:value="0.008117">
                <text:p>0.0081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">
                <text:p>8.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3">
                <text:p>8.3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3">
                <text:p>8.3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33">
                <text:p>8.33</text:p>
              </table:table-cell>
              <table:table-cell office:value-type="float" office:value="0.024313">
                <text:p>0.0243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36">
                <text:p>8.3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36">
                <text:p>8.36</text:p>
              </table:table-cell>
              <table:table-cell office:value-type="float" office:value="0.037887">
                <text:p>0.0378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">
                <text:p>8.4</text:p>
              </table:table-cell>
              <table:table-cell office:value-type="float" office:value="-0.008334">
                <text:p>-0.008334</text:p>
              </table:table-cell>
              <table:table-cell office:value-type="float" office:value="8.4">
                <text:p>8.4</text:p>
              </table:table-cell>
              <table:table-cell office:value-type="float" office:value="0.043158">
                <text:p>0.0431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3">
                <text:p>8.4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43">
                <text:p>8.43</text:p>
              </table:table-cell>
              <table:table-cell office:value-type="float" office:value="0.007865">
                <text:p>0.0078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46">
                <text:p>8.4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46">
                <text:p>8.46</text:p>
              </table:table-cell>
              <table:table-cell office:value-type="float" office:value="0.006098">
                <text:p>0.0060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">
                <text:p>8.5</text:p>
              </table:table-cell>
              <table:table-cell office:value-type="float" office:value="-0.008334">
                <text:p>-0.008334</text:p>
              </table:table-cell>
              <table:table-cell office:value-type="float" office:value="8.5">
                <text:p>8.5</text:p>
              </table:table-cell>
              <table:table-cell office:value-type="float" office:value="-0.010296">
                <text:p>-0.0102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3">
                <text:p>8.5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53">
                <text:p>8.53</text:p>
              </table:table-cell>
              <table:table-cell office:value-type="float" office:value="-0.028522">
                <text:p>-0.0285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56">
                <text:p>8.5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56">
                <text:p>8.56</text:p>
              </table:table-cell>
              <table:table-cell office:value-type="float" office:value="-0.018846">
                <text:p>-0.0188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">
                <text:p>8.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6">
                <text:p>8.6</text:p>
              </table:table-cell>
              <table:table-cell office:value-type="float" office:value="-0.009022">
                <text:p>-0.0090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3">
                <text:p>8.6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63">
                <text:p>8.63</text:p>
              </table:table-cell>
              <table:table-cell office:value-type="float" office:value="0.003775">
                <text:p>0.0037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66">
                <text:p>8.6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66">
                <text:p>8.66</text:p>
              </table:table-cell>
              <table:table-cell office:value-type="float" office:value="0.028871">
                <text:p>0.0288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">
                <text:p>8.7</text:p>
              </table:table-cell>
              <table:table-cell office:value-type="float" office:value="-0.008334">
                <text:p>-0.008334</text:p>
              </table:table-cell>
              <table:table-cell office:value-type="float" office:value="8.7">
                <text:p>8.7</text:p>
              </table:table-cell>
              <table:table-cell office:value-type="float" office:value="0.041506">
                <text:p>0.0415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3">
                <text:p>8.7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73">
                <text:p>8.73</text:p>
              </table:table-cell>
              <table:table-cell office:value-type="float" office:value="0.044825">
                <text:p>0.0448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76">
                <text:p>8.7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76">
                <text:p>8.76</text:p>
              </table:table-cell>
              <table:table-cell office:value-type="float" office:value="0.016371">
                <text:p>0.016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">
                <text:p>8.8</text:p>
              </table:table-cell>
              <table:table-cell office:value-type="float" office:value="-0.008334">
                <text:p>-0.008334</text:p>
              </table:table-cell>
              <table:table-cell office:value-type="float" office:value="8.8">
                <text:p>8.8</text:p>
              </table:table-cell>
              <table:table-cell office:value-type="float" office:value="-0.003282">
                <text:p>-0.0032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3">
                <text:p>8.8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83">
                <text:p>8.83</text:p>
              </table:table-cell>
              <table:table-cell office:value-type="float" office:value="-0.007948">
                <text:p>-0.0079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86">
                <text:p>8.8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86">
                <text:p>8.86</text:p>
              </table:table-cell>
              <table:table-cell office:value-type="float" office:value="-0.007948">
                <text:p>-0.0079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">
                <text:p>8.9</text:p>
              </table:table-cell>
              <table:table-cell office:value-type="float" office:value="-0.008334">
                <text:p>-0.008334</text:p>
              </table:table-cell>
              <table:table-cell office:value-type="float" office:value="8.9">
                <text:p>8.9</text:p>
              </table:table-cell>
              <table:table-cell office:value-type="float" office:value="-0.055834">
                <text:p>-0.0558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3">
                <text:p>8.93</text:p>
              </table:table-cell>
              <table:table-cell office:value-type="float" office:value="-0.008334">
                <text:p>-0.008334</text:p>
              </table:table-cell>
              <table:table-cell office:value-type="float" office:value="8.93">
                <text:p>8.93</text:p>
              </table:table-cell>
              <table:table-cell office:value-type="float" office:value="-0.035973">
                <text:p>-0.0359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96">
                <text:p>8.96</text:p>
              </table:table-cell>
              <table:table-cell office:value-type="float" office:value="-0.008334">
                <text:p>-0.008334</text:p>
              </table:table-cell>
              <table:table-cell office:value-type="float" office:value="8.96">
                <text:p>8.96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">
                <text:p>9</text:p>
              </table:table-cell>
              <table:table-cell office:value-type="float" office:value="-0.008334">
                <text:p>-0.008334</text:p>
              </table:table-cell>
              <table:table-cell office:value-type="float" office:value="9">
                <text:p>9</text:p>
              </table:table-cell>
              <table:table-cell office:value-type="float" office:value="-0.028505">
                <text:p>-0.0285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3">
                <text:p>9.0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03">
                <text:p>9.03</text:p>
              </table:table-cell>
              <table:table-cell office:value-type="float" office:value="-0.014529">
                <text:p>-0.0145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06">
                <text:p>9.0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06">
                <text:p>9.06</text:p>
              </table:table-cell>
              <table:table-cell office:value-type="float" office:value="-0.015258">
                <text:p>-0.0152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">
                <text:p>9.1</text:p>
              </table:table-cell>
              <table:table-cell office:value-type="float" office:value="-0.008334">
                <text:p>-0.008334</text:p>
              </table:table-cell>
              <table:table-cell office:value-type="float" office:value="9.1">
                <text:p>9.1</text:p>
              </table:table-cell>
              <table:table-cell office:value-type="float" office:value="-0.032401">
                <text:p>-0.0324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3">
                <text:p>9.1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13">
                <text:p>9.13</text:p>
              </table:table-cell>
              <table:table-cell office:value-type="float" office:value="-0.028625">
                <text:p>-0.028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16">
                <text:p>9.1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16">
                <text:p>9.16</text:p>
              </table:table-cell>
              <table:table-cell office:value-type="float" office:value="-0.058363">
                <text:p>-0.0583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">
                <text:p>9.2</text:p>
              </table:table-cell>
              <table:table-cell office:value-type="float" office:value="-0.008334">
                <text:p>-0.008334</text:p>
              </table:table-cell>
              <table:table-cell office:value-type="float" office:value="9.2">
                <text:p>9.2</text:p>
              </table:table-cell>
              <table:table-cell office:value-type="float" office:value="-0.021653">
                <text:p>-0.0216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3">
                <text:p>9.2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23">
                <text:p>9.23</text:p>
              </table:table-cell>
              <table:table-cell office:value-type="float" office:value="-0.014384">
                <text:p>-0.0143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26">
                <text:p>9.2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26">
                <text:p>9.26</text:p>
              </table:table-cell>
              <table:table-cell office:value-type="float" office:value="-0.001567">
                <text:p>-0.0015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">
                <text:p>9.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3">
                <text:p>9.3</text:p>
              </table:table-cell>
              <table:table-cell office:value-type="float" office:value="0.002181">
                <text:p>0.0021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3">
                <text:p>9.3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33">
                <text:p>9.33</text:p>
              </table:table-cell>
              <table:table-cell office:value-type="float" office:value="-0.013425">
                <text:p>-0.0134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36">
                <text:p>9.3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36">
                <text:p>9.36</text:p>
              </table:table-cell>
              <table:table-cell office:value-type="float" office:value="-0.021576">
                <text:p>-0.0215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">
                <text:p>9.4</text:p>
              </table:table-cell>
              <table:table-cell office:value-type="float" office:value="-0.008334">
                <text:p>-0.008334</text:p>
              </table:table-cell>
              <table:table-cell office:value-type="float" office:value="9.4">
                <text:p>9.4</text:p>
              </table:table-cell>
              <table:table-cell office:value-type="float" office:value="-0.011358">
                <text:p>-0.0113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3">
                <text:p>9.4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43">
                <text:p>9.43</text:p>
              </table:table-cell>
              <table:table-cell office:value-type="float" office:value="-0.028357">
                <text:p>-0.0283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46">
                <text:p>9.4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46">
                <text:p>9.46</text:p>
              </table:table-cell>
              <table:table-cell office:value-type="float" office:value="-0.023031">
                <text:p>-0.0230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">
                <text:p>9.5</text:p>
              </table:table-cell>
              <table:table-cell office:value-type="float" office:value="-0.008334">
                <text:p>-0.008334</text:p>
              </table:table-cell>
              <table:table-cell office:value-type="float" office:value="9.5">
                <text:p>9.5</text:p>
              </table:table-cell>
              <table:table-cell office:value-type="float" office:value="-0.039747">
                <text:p>-0.0397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3">
                <text:p>9.5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53">
                <text:p>9.53</text:p>
              </table:table-cell>
              <table:table-cell office:value-type="float" office:value="-0.00768">
                <text:p>-0.00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56">
                <text:p>9.5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56">
                <text:p>9.56</text:p>
              </table:table-cell>
              <table:table-cell office:value-type="float" office:value="-0.009649">
                <text:p>-0.0096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">
                <text:p>9.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6">
                <text:p>9.6</text:p>
              </table:table-cell>
              <table:table-cell office:value-type="float" office:value="-0.005444">
                <text:p>-0.0054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3">
                <text:p>9.6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63">
                <text:p>9.63</text:p>
              </table:table-cell>
              <table:table-cell office:value-type="float" office:value="-0.00336">
                <text:p>-0.003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66">
                <text:p>9.6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66">
                <text:p>9.66</text:p>
              </table:table-cell>
              <table:table-cell office:value-type="float" office:value="-0.000469">
                <text:p>-0.0004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">
                <text:p>9.7</text:p>
              </table:table-cell>
              <table:table-cell office:value-type="float" office:value="-0.008334">
                <text:p>-0.008334</text:p>
              </table:table-cell>
              <table:table-cell office:value-type="float" office:value="9.7">
                <text:p>9.7</text:p>
              </table:table-cell>
              <table:table-cell office:value-type="float" office:value="-0.00636">
                <text:p>-0.006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3">
                <text:p>9.7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73">
                <text:p>9.73</text:p>
              </table:table-cell>
              <table:table-cell office:value-type="float" office:value="-0.01522">
                <text:p>-0.015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76">
                <text:p>9.7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76">
                <text:p>9.76</text:p>
              </table:table-cell>
              <table:table-cell office:value-type="float" office:value="-0.009534">
                <text:p>-0.0095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">
                <text:p>9.8</text:p>
              </table:table-cell>
              <table:table-cell office:value-type="float" office:value="-0.008334">
                <text:p>-0.008334</text:p>
              </table:table-cell>
              <table:table-cell office:value-type="float" office:value="9.8">
                <text:p>9.8</text:p>
              </table:table-cell>
              <table:table-cell office:value-type="float" office:value="-0.012273">
                <text:p>-0.0122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3">
                <text:p>9.8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83">
                <text:p>9.83</text:p>
              </table:table-cell>
              <table:table-cell office:value-type="float" office:value="-0.015647">
                <text:p>-0.0156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86">
                <text:p>9.8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86">
                <text:p>9.86</text:p>
              </table:table-cell>
              <table:table-cell office:value-type="float" office:value="-0.029469">
                <text:p>-0.0294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">
                <text:p>9.9</text:p>
              </table:table-cell>
              <table:table-cell office:value-type="float" office:value="-0.008334">
                <text:p>-0.008334</text:p>
              </table:table-cell>
              <table:table-cell office:value-type="float" office:value="9.9">
                <text:p>9.9</text:p>
              </table:table-cell>
              <table:table-cell office:value-type="float" office:value="-0.028459">
                <text:p>-0.0284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3">
                <text:p>9.93</text:p>
              </table:table-cell>
              <table:table-cell office:value-type="float" office:value="-0.008334">
                <text:p>-0.008334</text:p>
              </table:table-cell>
              <table:table-cell office:value-type="float" office:value="9.93">
                <text:p>9.93</text:p>
              </table:table-cell>
              <table:table-cell office:value-type="float" office:value="-0.02613">
                <text:p>-0.026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96">
                <text:p>9.96</text:p>
              </table:table-cell>
              <table:table-cell office:value-type="float" office:value="-0.008334">
                <text:p>-0.008334</text:p>
              </table:table-cell>
              <table:table-cell office:value-type="float" office:value="9.96">
                <text:p>9.96</text:p>
              </table:table-cell>
              <table:table-cell office:value-type="float" office:value="-0.045198">
                <text:p>-0.045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